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68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0000">
      <style:table-cell-properties fo:background-color="#ffe994" fo:border="0.74pt solid #000000"/>
    </style:style>
    <style:style style:name="ce5" style:family="table-cell" style:parent-style-name="Default" style:data-style-name="N10000"/>
    <style:style style:name="ce9" style:family="table-cell" style:parent-style-name="Default" style:data-style-name="N10000">
      <style:table-cell-properties fo:background-color="#b4c7dc" fo:border="0.74pt solid #000000"/>
    </style:style>
    <style:style style:name="ce10" style:family="table-cell" style:parent-style-name="Default" style:data-style-name="N10000">
      <style:table-cell-properties fo:background-color="#afd095" fo:border="0.74pt solid #000000"/>
    </style:style>
    <style:style style:name="ce8" style:family="table-cell" style:parent-style-name="Default" style:data-style-name="N10061"/>
  </office:automatic-styles>
  <office:body>
    <office:spreadsheet>
      <table:calculation-settings table:automatic-find-labels="false" table:use-regular-expressions="false" table:use-wildcards="true"/>
      <table:table table:name="Data ma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3" table:default-cell-style-name="ce5"/>
        <table:table-column table:style-name="co11" table:default-cell-style-name="ce5"/>
        <table:table-column table:style-name="co12" table:number-columns-repeated="1009" table:default-cell-style-name="ce5"/>
        <table:table-row table:style-name="ro1">
          <table:table-cell table:style-name="ce1" office:value-type="string" calcext:value-type="string">
            <text:p>ransac_trans</text:p>
          </table:table-cell>
          <table:table-cell table:style-name="ce1" office:value-type="string" calcext:value-type="string">
            <text:p>ransac_thresh</text:p>
          </table:table-cell>
          <table:table-cell table:style-name="ce1" office:value-type="string" calcext:value-type="string">
            <text:p>ransac_iter</text:p>
          </table:table-cell>
          <table:table-cell table:style-name="ce1" office:value-type="string" calcext:value-type="string">
            <text:p>ransac_conf</text:p>
          </table:table-cell>
          <table:table-cell table:style-name="ce1" office:value-type="string" calcext:value-type="string">
            <text:p>median_rat</text:p>
          </table:table-cell>
          <table:table-cell table:style-name="ce1" office:value-type="string" calcext:value-type="string">
            <text:p>descriptors</text:p>
          </table:table-cell>
          <table:table-cell table:style-name="ce1" office:value-type="string" calcext:value-type="string">
            <text:p>gen_mean</text:p>
          </table:table-cell>
          <table:table-cell table:style-name="ce1" office:value-type="string" calcext:value-type="string">
            <text:p>gen_low</text:p>
          </table:table-cell>
          <table:table-cell table:style-name="ce1" office:value-type="string" calcext:value-type="string">
            <text:p>imp_mean</text:p>
          </table:table-cell>
          <table:table-cell table:style-name="ce1" office:value-type="string" calcext:value-type="string">
            <text:p>imp_high</text:p>
          </table:table-cell>
          <table:table-cell table:style-name="ce1" office:value-type="string" calcext:value-type="string">
            <text:p>eer_pcnt</text:p>
          </table:table-cell>
          <table:table-cell table:style-name="ce1" office:value-type="string" calcext:value-type="string">
            <text:p>eer_val</text:p>
          </table:table-cell>
          <table:table-cell table:style-name="ce1" office:value-type="string" calcext:value-type="string">
            <text:p>frr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time(ms)</text:p>
          </table:table-cell>
          <table:table-cell table:style-name="ce9" office:value-type="string" calcext:value-type="string">
            <text:p>gm/im</text:p>
          </table:table-cell>
          <table:table-cell table:style-name="ce9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Nota: descriptors = grayscale, scoring max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style-name="ce10" office:value-type="float" office:value="3.50634888622622" calcext:value-type="float">
            <text:p>3.5063488862262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style-name="ce10" office:value-type="float" office:value="3.55819820841365" calcext:value-type="float">
            <text:p>3.5581982084136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style-name="ce10" office:value-type="float" office:value="3.6086087836066" calcext:value-type="float">
            <text:p>3.6086087836066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style-name="ce10" office:value-type="float" office:value="3.62080414555781" calcext:value-type="float">
            <text:p>3.6208041455578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style-name="ce10" office:value-type="float" office:value="2.89222133325347" calcext:value-type="float">
            <text:p>2.89222133325347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style-name="ce10" office:value-type="float" office:value="2.90498898524372" calcext:value-type="float">
            <text:p>2.90498898524372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style-name="ce10" office:value-type="float" office:value="2.88726316589678" calcext:value-type="float">
            <text:p>2.88726316589678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style-name="ce10" office:value-type="float" office:value="2.81978596145473" calcext:value-type="float">
            <text:p>2.81978596145473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style-name="ce10" office:value-type="float" office:value="3.91217925551138" calcext:value-type="float">
            <text:p>3.91217925551138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style-name="ce10" office:value-type="float" office:value="3.97917736236523" calcext:value-type="float">
            <text:p>3.9791773623652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style-name="ce10" office:value-type="float" office:value="4.05872824106626" calcext:value-type="float">
            <text:p>4.0587282410662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style-name="ce10" office:value-type="float" office:value="4.12695544633966" calcext:value-type="float">
            <text:p>4.1269554463396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style-name="ce10" office:value-type="float" office:value="4.20291074771101" calcext:value-type="float">
            <text:p>4.20291074771101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style-name="ce10" office:value-type="float" office:value="4.27008225454474" calcext:value-type="float">
            <text:p>4.27008225454474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style-name="ce10" office:value-type="float" office:value="4.36306966385828" calcext:value-type="float">
            <text:p>4.36306966385828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style-name="ce10" office:value-type="float" office:value="4.4609226458521" calcext:value-type="float">
            <text:p>4.4609226458521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style-name="ce10" office:value-type="float" office:value="3.41905140856279" calcext:value-type="float">
            <text:p>3.41905140856279</text:p>
          </table:table-cell>
          <table:table-cell table:style-name="ce10" office:value-type="float" office:value="1.12962746074039" calcext:value-type="float">
            <text:p>1.12962746074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style-name="ce10" office:value-type="float" office:value="3.45988468097778" calcext:value-type="float">
            <text:p>3.45988468097778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style-name="ce10" office:value-type="float" office:value="3.50111361048627" calcext:value-type="float">
            <text:p>3.50111361048627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style-name="ce10" office:value-type="float" office:value="3.52248069116746" calcext:value-type="float">
            <text:p>3.522480691167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style-name="ce10" office:value-type="float" office:value="4.7099318720247" calcext:value-type="float">
            <text:p>4.7099318720247</text:p>
          </table:table-cell>
          <table:table-cell table:style-name="ce10" office:value-type="float" office:value="1.27489139506516" calcext:value-type="float">
            <text:p>1.274891395065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style-name="ce10" office:value-type="float" office:value="4.7793963958233" calcext:value-type="float">
            <text:p>4.7793963958233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style-name="ce10" office:value-type="float" office:value="4.89442749377609" calcext:value-type="float">
            <text:p>4.89442749377609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style-name="ce10" office:value-type="float" office:value="5.0389729036271" calcext:value-type="float">
            <text:p>5.0389729036271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style-name="ce10" office:value-type="float" office:value="5.24987190321872" calcext:value-type="float">
            <text:p>5.24987190321872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style-name="ce10" office:value-type="float" office:value="5.25397163734705" calcext:value-type="float">
            <text:p>5.25397163734705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style-name="ce10" office:value-type="float" office:value="5.28915856952788" calcext:value-type="float">
            <text:p>5.28915856952788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style-name="ce10" office:value-type="float" office:value="5.39091728412898" calcext:value-type="float">
            <text:p>5.39091728412898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style-name="ce10" office:value-type="float" office:value="4.17006403494436" calcext:value-type="float">
            <text:p>4.17006403494436</text:p>
          </table:table-cell>
          <table:table-cell table:style-name="ce10" office:value-type="float" office:value="1.3449307864821" calcext:value-type="float">
            <text:p>1.34493078648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style-name="ce10" office:value-type="float" office:value="4.17462750993555" calcext:value-type="float">
            <text:p>4.17462750993555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style-name="ce10" office:value-type="float" office:value="4.20023153368514" calcext:value-type="float">
            <text:p>4.20023153368514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style-name="ce10" office:value-type="float" office:value="4.26678053734651" calcext:value-type="float">
            <text:p>4.2667805373465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style-name="ce10" office:value-type="float" office:value="5.92729006136598" calcext:value-type="float">
            <text:p>5.92729006136598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style-name="ce10" office:value-type="float" office:value="5.92890342987529" calcext:value-type="float">
            <text:p>5.92890342987529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style-name="ce10" office:value-type="float" office:value="5.95926436558213" calcext:value-type="float">
            <text:p>5.95926436558213</text:p>
          </table:table-cell>
          <table:table-cell table:style-name="ce10" office:value-type="float" office:value="1.42712366270496" calcext:value-type="float">
            <text:p>1.42712366270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style-name="ce10" office:value-type="float" office:value="6.07259662263296" calcext:value-type="float">
            <text:p>6.0725966226329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office:value-type="float" office:value="35284335" calcext:value-type="float">
            <text:p>35284335</text:p>
          </table:table-cell>
          <table:table-cell office:value-type="float" office:value="588.07225" calcext:value-type="float">
            <text:p>588.07225</text:p>
          </table:table-cell>
          <table:table-cell office:value-type="float" office:value="9.80120416666667" calcext:value-type="float">
            <text:p>9.801204166666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1673" calcext:value-type="float">
            <text:p>291673</text:p>
          </table:table-cell>
          <table:table-cell table:style-name="ce10" office:value-type="float" office:value="5.24987190321872" calcext:value-type="float">
            <text:p>5.24987190321872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62" calcext:value-type="float">
            <text:p>288962</text:p>
          </table:table-cell>
          <table:table-cell table:style-name="ce10" office:value-type="float" office:value="5.25397163734705" calcext:value-type="float">
            <text:p>5.25397163734705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0260" calcext:value-type="float">
            <text:p>290260</text:p>
          </table:table-cell>
          <table:table-cell table:style-name="ce10" office:value-type="float" office:value="5.28915856952788" calcext:value-type="float">
            <text:p>5.28915856952788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356" calcext:value-type="float">
            <text:p>275356</text:p>
          </table:table-cell>
          <table:table-cell table:style-name="ce10" office:value-type="float" office:value="5.39091728412898" calcext:value-type="float">
            <text:p>5.39091728412898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3284" calcext:value-type="float">
            <text:p>293284</text:p>
          </table:table-cell>
          <table:table-cell table:style-name="ce10" office:value-type="float" office:value="4.17006403494436" calcext:value-type="float">
            <text:p>4.17006403494436</text:p>
          </table:table-cell>
          <table:table-cell table:style-name="ce10" office:value-type="float" office:value="1.3449307864821" calcext:value-type="float">
            <text:p>1.34493078648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341" calcext:value-type="float">
            <text:p>289341</text:p>
          </table:table-cell>
          <table:table-cell table:style-name="ce10" office:value-type="float" office:value="4.17462750993555" calcext:value-type="float">
            <text:p>4.17462750993555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027" calcext:value-type="float">
            <text:p>282027</text:p>
          </table:table-cell>
          <table:table-cell table:style-name="ce10" office:value-type="float" office:value="4.20023153368514" calcext:value-type="float">
            <text:p>4.20023153368514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656" calcext:value-type="float">
            <text:p>274656</text:p>
          </table:table-cell>
          <table:table-cell table:style-name="ce10" office:value-type="float" office:value="4.26678053734651" calcext:value-type="float">
            <text:p>4.2667805373465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155" calcext:value-type="float">
            <text:p>280155</text:p>
          </table:table-cell>
          <table:table-cell table:style-name="ce10" office:value-type="float" office:value="5.92729006136598" calcext:value-type="float">
            <text:p>5.92729006136598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6175" calcext:value-type="float">
            <text:p>286175</text:p>
          </table:table-cell>
          <table:table-cell table:style-name="ce10" office:value-type="float" office:value="5.92890342987529" calcext:value-type="float">
            <text:p>5.92890342987529</text:p>
          </table:table-cell>
          <table:table-cell table:style-name="ce10" office:value-type="float" office:value="1.43237764600347" calcext:value-type="float">
            <text:p>1.43237764600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759" calcext:value-type="float">
            <text:p>283759</text:p>
          </table:table-cell>
          <table:table-cell table:style-name="ce10" office:value-type="float" office:value="5.95926436558213" calcext:value-type="float">
            <text:p>5.95926436558213</text:p>
          </table:table-cell>
          <table:table-cell table:style-name="ce10" office:value-type="float" office:value="1.42712366270496" calcext:value-type="float">
            <text:p>1.42712366270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4019" calcext:value-type="float">
            <text:p>274019</text:p>
          </table:table-cell>
          <table:table-cell table:style-name="ce10" office:value-type="float" office:value="6.07259662263296" calcext:value-type="float">
            <text:p>6.0725966226329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9539" calcext:value-type="float">
            <text:p>339539</text:p>
          </table:table-cell>
          <table:table-cell table:style-name="ce10" office:value-type="float" office:value="4.20291074771101" calcext:value-type="float">
            <text:p>4.20291074771101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9859" calcext:value-type="float">
            <text:p>309859</text:p>
          </table:table-cell>
          <table:table-cell table:style-name="ce10" office:value-type="float" office:value="4.27008225454474" calcext:value-type="float">
            <text:p>4.27008225454474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795" calcext:value-type="float">
            <text:p>289795</text:p>
          </table:table-cell>
          <table:table-cell table:style-name="ce10" office:value-type="float" office:value="4.36306966385828" calcext:value-type="float">
            <text:p>4.36306966385828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67" calcext:value-type="float">
            <text:p>275667</text:p>
          </table:table-cell>
          <table:table-cell table:style-name="ce10" office:value-type="float" office:value="4.4609226458521" calcext:value-type="float">
            <text:p>4.4609226458521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354" calcext:value-type="float">
            <text:p>349354</text:p>
          </table:table-cell>
          <table:table-cell table:style-name="ce10" office:value-type="float" office:value="3.41905140856279" calcext:value-type="float">
            <text:p>3.41905140856279</text:p>
          </table:table-cell>
          <table:table-cell table:style-name="ce10" office:value-type="float" office:value="1.12962746074039" calcext:value-type="float">
            <text:p>1.129627460740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490" calcext:value-type="float">
            <text:p>308490</text:p>
          </table:table-cell>
          <table:table-cell table:style-name="ce10" office:value-type="float" office:value="3.45988468097778" calcext:value-type="float">
            <text:p>3.45988468097778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5668" calcext:value-type="float">
            <text:p>285668</text:p>
          </table:table-cell>
          <table:table-cell table:style-name="ce10" office:value-type="float" office:value="3.50111361048627" calcext:value-type="float">
            <text:p>3.50111361048627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688" calcext:value-type="float">
            <text:p>283688</text:p>
          </table:table-cell>
          <table:table-cell table:style-name="ce10" office:value-type="float" office:value="3.52248069116746" calcext:value-type="float">
            <text:p>3.522480691167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0729" calcext:value-type="float">
            <text:p>330729</text:p>
          </table:table-cell>
          <table:table-cell table:style-name="ce10" office:value-type="float" office:value="4.7099318720247" calcext:value-type="float">
            <text:p>4.7099318720247</text:p>
          </table:table-cell>
          <table:table-cell table:style-name="ce10" office:value-type="float" office:value="1.27489139506516" calcext:value-type="float">
            <text:p>1.274891395065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056" calcext:value-type="float">
            <text:p>308056</text:p>
          </table:table-cell>
          <table:table-cell table:style-name="ce10" office:value-type="float" office:value="4.7793963958233" calcext:value-type="float">
            <text:p>4.7793963958233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9463" calcext:value-type="float">
            <text:p>289463</text:p>
          </table:table-cell>
          <table:table-cell table:style-name="ce10" office:value-type="float" office:value="4.89442749377609" calcext:value-type="float">
            <text:p>4.89442749377609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1534" calcext:value-type="float">
            <text:p>281534</text:p>
          </table:table-cell>
          <table:table-cell table:style-name="ce10" office:value-type="float" office:value="5.0389729036271" calcext:value-type="float">
            <text:p>5.0389729036271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46470" calcext:value-type="float">
            <text:p>4046470</text:p>
          </table:table-cell>
          <table:table-cell table:style-name="ce10" office:value-type="float" office:value="3.50634888622622" calcext:value-type="float">
            <text:p>3.5063488862262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4960" calcext:value-type="float">
            <text:p>2334960</text:p>
          </table:table-cell>
          <table:table-cell table:style-name="ce10" office:value-type="float" office:value="3.55819820841365" calcext:value-type="float">
            <text:p>3.5581982084136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10" calcext:value-type="float">
            <text:p>1372910</text:p>
          </table:table-cell>
          <table:table-cell table:style-name="ce10" office:value-type="float" office:value="3.6086087836066" calcext:value-type="float">
            <text:p>3.6086087836066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7660" calcext:value-type="float">
            <text:p>847660</text:p>
          </table:table-cell>
          <table:table-cell table:style-name="ce10" office:value-type="float" office:value="3.62080414555781" calcext:value-type="float">
            <text:p>3.6208041455578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8480" calcext:value-type="float">
            <text:p>4498480</text:p>
          </table:table-cell>
          <table:table-cell table:style-name="ce10" office:value-type="float" office:value="2.89222133325347" calcext:value-type="float">
            <text:p>2.89222133325347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540" calcext:value-type="float">
            <text:p>2416540</text:p>
          </table:table-cell>
          <table:table-cell table:style-name="ce10" office:value-type="float" office:value="2.90498898524372" calcext:value-type="float">
            <text:p>2.90498898524372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3810" calcext:value-type="float">
            <text:p>1473810</text:p>
          </table:table-cell>
          <table:table-cell table:style-name="ce10" office:value-type="float" office:value="2.88726316589678" calcext:value-type="float">
            <text:p>2.88726316589678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5680" calcext:value-type="float">
            <text:p>865680</text:p>
          </table:table-cell>
          <table:table-cell table:style-name="ce10" office:value-type="float" office:value="2.81978596145473" calcext:value-type="float">
            <text:p>2.81978596145473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34710" calcext:value-type="float">
            <text:p>4034710</text:p>
          </table:table-cell>
          <table:table-cell table:style-name="ce10" office:value-type="float" office:value="3.91217925551138" calcext:value-type="float">
            <text:p>3.91217925551138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2200" calcext:value-type="float">
            <text:p>2382200</text:p>
          </table:table-cell>
          <table:table-cell table:style-name="ce10" office:value-type="float" office:value="3.97917736236523" calcext:value-type="float">
            <text:p>3.9791773623652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72920" calcext:value-type="float">
            <text:p>1372920</text:p>
          </table:table-cell>
          <table:table-cell table:style-name="ce10" office:value-type="float" office:value="4.05872824106626" calcext:value-type="float">
            <text:p>4.0587282410662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0450" calcext:value-type="float">
            <text:p>840450</text:p>
          </table:table-cell>
          <table:table-cell table:style-name="ce10" office:value-type="float" office:value="4.12695544633966" calcext:value-type="float">
            <text:p>4.1269554463396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33548299" calcext:value-type="float">
            <text:p>33548299</text:p>
          </table:table-cell>
          <table:table-cell office:value-type="float" office:value="559.138316666667" calcext:value-type="float">
            <text:p>559.138316666667</text:p>
          </table:table-cell>
          <table:table-cell office:value-type="float" office:value="9.31897194444445" calcext:value-type="float">
            <text:p>9.3189719444444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503" calcext:value-type="float">
            <text:p>0.07950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2" calcext:value-type="float">
            <text:p>0.015077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471" calcext:value-type="float">
            <text:p>304471</text:p>
          </table:table-cell>
          <table:table-cell table:style-name="ce10" office:value-type="float" office:value="5.27306131111878" calcext:value-type="float">
            <text:p>5.2730613111187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4688" calcext:value-type="float">
            <text:p>0.079468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29" calcext:value-type="float">
            <text:p>0.0150529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04950" calcext:value-type="float">
            <text:p>304950</text:p>
          </table:table-cell>
          <table:table-cell table:style-name="ce10" office:value-type="float" office:value="5.27930166280252" calcext:value-type="float">
            <text:p>5.27930166280252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92783" calcext:value-type="float">
            <text:p>0.0792783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69" calcext:value-type="float">
            <text:p>0.014896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88318" calcext:value-type="float">
            <text:p>388318</text:p>
          </table:table-cell>
          <table:table-cell table:style-name="ce10" office:value-type="float" office:value="5.32179849498889" calcext:value-type="float">
            <text:p>5.32179849498889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9041" calcext:value-type="float">
            <text:p>0.0789041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319308" calcext:value-type="float">
            <text:p>319308</text:p>
          </table:table-cell>
          <table:table-cell table:style-name="ce10" office:value-type="float" office:value="5.42721444980947" calcext:value-type="float">
            <text:p>5.42721444980947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5348" calcext:value-type="float">
            <text:p>0.056534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44189" calcext:value-type="float">
            <text:p>344189</text:p>
          </table:table-cell>
          <table:table-cell table:style-name="ce10" office:value-type="float" office:value="4.19074304690743" calcext:value-type="float">
            <text:p>4.19074304690743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4752" calcext:value-type="float">
            <text:p>0.05647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9" calcext:value-type="float">
            <text:p>0.0134559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331978" calcext:value-type="float">
            <text:p>331978</text:p>
          </table:table-cell>
          <table:table-cell table:style-name="ce10" office:value-type="float" office:value="4.19705853937678" calcext:value-type="float">
            <text:p>4.19705853937678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62272" calcext:value-type="float">
            <text:p>0.056227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4" calcext:value-type="float">
            <text:p>0.013308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98058" calcext:value-type="float">
            <text:p>298058</text:p>
          </table:table-cell>
          <table:table-cell table:style-name="ce10" office:value-type="float" office:value="4.22494063899492" calcext:value-type="float">
            <text:p>4.2249406389949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866" calcext:value-type="float">
            <text:p>0.055786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287195" calcext:value-type="float">
            <text:p>287195</text:p>
          </table:table-cell>
          <table:table-cell table:style-name="ce10" office:value-type="float" office:value="4.29173911036573" calcext:value-type="float">
            <text:p>4.29173911036573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688" calcext:value-type="float">
            <text:p>0.0989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5" calcext:value-type="float">
            <text:p>0.0166395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9344" calcext:value-type="float">
            <text:p>299344</text:p>
          </table:table-cell>
          <table:table-cell table:style-name="ce10" office:value-type="float" office:value="5.9478229514108" calcext:value-type="float">
            <text:p>5.94782295141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949" calcext:value-type="float">
            <text:p>0.098949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2304" calcext:value-type="float">
            <text:p>292304</text:p>
          </table:table-cell>
          <table:table-cell table:style-name="ce10" office:value-type="float" office:value="5.95070994280766" calcext:value-type="float">
            <text:p>5.95070994280766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8127" calcext:value-type="float">
            <text:p>0.098812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6" calcext:value-type="float">
            <text:p>0.016497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91797" calcext:value-type="float">
            <text:p>291797</text:p>
          </table:table-cell>
          <table:table-cell table:style-name="ce10" office:value-type="float" office:value="5.98951968771215" calcext:value-type="float">
            <text:p>5.98951968771215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457" calcext:value-type="float">
            <text:p>0.09845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" calcext:value-type="float">
            <text:p>0.01611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285516" calcext:value-type="float">
            <text:p>285516</text:p>
          </table:table-cell>
          <table:table-cell table:style-name="ce10" office:value-type="float" office:value="6.11154562383612" calcext:value-type="float">
            <text:p>6.11154562383612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3678" calcext:value-type="float">
            <text:p>0.087367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158" calcext:value-type="float">
            <text:p>358158</text:p>
          </table:table-cell>
          <table:table-cell table:style-name="ce10" office:value-type="float" office:value="4.21993276531618" calcext:value-type="float">
            <text:p>4.219932765316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9516" calcext:value-type="float">
            <text:p>0.08695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8" calcext:value-type="float">
            <text:p>0.020263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26838" calcext:value-type="float">
            <text:p>326838</text:p>
          </table:table-cell>
          <table:table-cell table:style-name="ce10" office:value-type="float" office:value="4.2909819481045" calcext:value-type="float">
            <text:p>4.2909819481045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283" calcext:value-type="float">
            <text:p>0.086228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3" calcext:value-type="float">
            <text:p>0.019670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02214" calcext:value-type="float">
            <text:p>302214</text:p>
          </table:table-cell>
          <table:table-cell table:style-name="ce10" office:value-type="float" office:value="4.38367996421" calcext:value-type="float">
            <text:p>4.38367996421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617" calcext:value-type="float">
            <text:p>0.085061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79" calcext:value-type="float">
            <text:p>0.01898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293314" calcext:value-type="float">
            <text:p>293314</text:p>
          </table:table-cell>
          <table:table-cell table:style-name="ce10" office:value-type="float" office:value="4.47978449433587" calcext:value-type="float">
            <text:p>4.47978449433587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7842" calcext:value-type="float">
            <text:p>0.064784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65977" calcext:value-type="float">
            <text:p>365977</text:p>
          </table:table-cell>
          <table:table-cell table:style-name="ce10" office:value-type="float" office:value="3.43444078650911" calcext:value-type="float">
            <text:p>3.43444078650911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2267" calcext:value-type="float">
            <text:p>0.064226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29472" calcext:value-type="float">
            <text:p>329472</text:p>
          </table:table-cell>
          <table:table-cell table:style-name="ce10" office:value-type="float" office:value="3.47641136671177" calcext:value-type="float">
            <text:p>3.47641136671177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195" calcext:value-type="float">
            <text:p>0.063319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301297" calcext:value-type="float">
            <text:p>301297</text:p>
          </table:table-cell>
          <table:table-cell table:style-name="ce10" office:value-type="float" office:value="3.51657780739753" calcext:value-type="float">
            <text:p>3.51657780739753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7203" calcext:value-type="float">
            <text:p>0.061720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072" calcext:value-type="float">
            <text:p>0.632072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289674" calcext:value-type="float">
            <text:p>289674</text:p>
          </table:table-cell>
          <table:table-cell table:style-name="ce10" office:value-type="float" office:value="3.53361844892538" calcext:value-type="float">
            <text:p>3.53361844892538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50775" calcext:value-type="float">
            <text:p>350775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6" calcext:value-type="float">
            <text:p>0.0220256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26539" calcext:value-type="float">
            <text:p>326539</text:p>
          </table:table-cell>
          <table:table-cell table:style-name="ce10" office:value-type="float" office:value="4.81208230422781" calcext:value-type="float">
            <text:p>4.8120823042278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306694" calcext:value-type="float">
            <text:p>306694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91176" calcext:value-type="float">
            <text:p>291176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92198" calcext:value-type="float">
            <text:p>0.089219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1" calcext:value-type="float">
            <text:p>0.0252951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296680" calcext:value-type="float">
            <text:p>4296680</text:p>
          </table:table-cell>
          <table:table-cell table:style-name="ce10" office:value-type="float" office:value="3.52715743365316" calcext:value-type="float">
            <text:p>3.52715743365316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83958" calcext:value-type="float">
            <text:p>0.0883958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59" calcext:value-type="float">
            <text:p>0.0246959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2425400" calcext:value-type="float">
            <text:p>2425400</text:p>
          </table:table-cell>
          <table:table-cell table:style-name="ce10" office:value-type="float" office:value="3.57937147461724" calcext:value-type="float">
            <text:p>3.57937147461724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302" calcext:value-type="float">
            <text:p>0.0871302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5" calcext:value-type="float">
            <text:p>0.0240255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1404600" calcext:value-type="float">
            <text:p>1404600</text:p>
          </table:table-cell>
          <table:table-cell table:style-name="ce10" office:value-type="float" office:value="3.62657176749703" calcext:value-type="float">
            <text:p>3.62657176749703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418" calcext:value-type="float">
            <text:p>0.084741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1" calcext:value-type="float">
            <text:p>0.0233121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857225" calcext:value-type="float">
            <text:p>857225</text:p>
          </table:table-cell>
          <table:table-cell table:style-name="ce10" office:value-type="float" office:value="3.63509936899722" calcext:value-type="float">
            <text:p>3.6350993689972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79119" calcext:value-type="float">
            <text:p>0.0679119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59" calcext:value-type="float">
            <text:p>0.023375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099010" calcext:value-type="float">
            <text:p>4099010</text:p>
          </table:table-cell>
          <table:table-cell table:style-name="ce10" office:value-type="float" office:value="2.90521006677818" calcext:value-type="float">
            <text:p>2.90521006677818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035" calcext:value-type="float">
            <text:p>0.066703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2" calcext:value-type="float">
            <text:p>0.022879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618" calcext:value-type="float">
            <text:p>0.620618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2298130" calcext:value-type="float">
            <text:p>2298130</text:p>
          </table:table-cell>
          <table:table-cell table:style-name="ce10" office:value-type="float" office:value="2.91546470156299" calcext:value-type="float">
            <text:p>2.91546470156299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46826" calcext:value-type="float">
            <text:p>0.064682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9" calcext:value-type="float">
            <text:p>0.022362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114" calcext:value-type="float">
            <text:p>0.633114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1313300" calcext:value-type="float">
            <text:p>1313300</text:p>
          </table:table-cell>
          <table:table-cell table:style-name="ce10" office:value-type="float" office:value="2.89240661989277" calcext:value-type="float">
            <text:p>2.89240661989277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5706" calcext:value-type="float">
            <text:p>0.061570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0816" calcext:value-type="float">
            <text:p>0.650816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793992" calcext:value-type="float">
            <text:p>793992</text:p>
          </table:table-cell>
          <table:table-cell table:style-name="ce10" office:value-type="float" office:value="2.82194467997342" calcext:value-type="float">
            <text:p>2.82194467997342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6648" calcext:value-type="float">
            <text:p>0.106648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08" calcext:value-type="float">
            <text:p>0.0271308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053620" calcext:value-type="float">
            <text:p>4053620</text:p>
          </table:table-cell>
          <table:table-cell table:style-name="ce10" office:value-type="float" office:value="3.93088298170345" calcext:value-type="float">
            <text:p>3.93088298170345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5936" calcext:value-type="float">
            <text:p>0.1059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2545450" calcext:value-type="float">
            <text:p>2545450</text:p>
          </table:table-cell>
          <table:table-cell table:style-name="ce10" office:value-type="float" office:value="3.99823367565303" calcext:value-type="float">
            <text:p>3.99823367565303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952" calcext:value-type="float">
            <text:p>0.10495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5" calcext:value-type="float">
            <text:p>0.0257445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1352020" calcext:value-type="float">
            <text:p>1352020</text:p>
          </table:table-cell>
          <table:table-cell table:style-name="ce10" office:value-type="float" office:value="4.07667657169493" calcext:value-type="float">
            <text:p>4.07667657169493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166" calcext:value-type="float">
            <text:p>0.10316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9" calcext:value-type="float">
            <text:p>0.0249059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798954" calcext:value-type="float">
            <text:p>798954</text:p>
          </table:table-cell>
          <table:table-cell table:style-name="ce10" office:value-type="float" office:value="4.14223135883465" calcext:value-type="float">
            <text:p>4.14223135883465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33827937" calcext:value-type="float">
            <text:p>33827937</text:p>
          </table:table-cell>
          <table:table-cell office:value-type="float" office:value="563.79895" calcext:value-type="float">
            <text:p>563.79895</text:p>
          </table:table-cell>
          <table:table-cell office:value-type="float" office:value="9.39664916666667" calcext:value-type="float">
            <text:p>9.396649166666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9112" calcext:value-type="float">
            <text:p>0.08591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125" calcext:value-type="float">
            <text:p>0.0252125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89790" calcext:value-type="float">
            <text:p>7189790</text:p>
          </table:table-cell>
          <table:table-cell table:style-name="ce10" office:value-type="float" office:value="3.40748438274665" calcext:value-type="float">
            <text:p>3.40748438274665</text:p>
          </table:table-cell>
          <table:table-cell table:style-name="ce10" office:value-type="float" office:value="1.21271897774179" calcext:value-type="float">
            <text:p>1.212718977741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637" calcext:value-type="float">
            <text:p>0.024663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81420" calcext:value-type="float">
            <text:p>4481420</text:p>
          </table:table-cell>
          <table:table-cell table:style-name="ce10" office:value-type="float" office:value="3.45740095768275" calcext:value-type="float">
            <text:p>3.45740095768275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374" calcext:value-type="float">
            <text:p>0.08437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128" calcext:value-type="float">
            <text:p>0.0240128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040" calcext:value-type="float">
            <text:p>2783040</text:p>
          </table:table-cell>
          <table:table-cell table:style-name="ce10" office:value-type="float" office:value="3.51370935501066" calcext:value-type="float">
            <text:p>3.51370935501066</text:p>
          </table:table-cell>
          <table:table-cell table:style-name="ce10" office:value-type="float" office:value="1.19802044092379" calcext:value-type="float">
            <text:p>1.198020440923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6673" calcext:value-type="float">
            <text:p>0.08266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072" calcext:value-type="float">
            <text:p>0.023307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65680" calcext:value-type="float">
            <text:p>1865680</text:p>
          </table:table-cell>
          <table:table-cell table:style-name="ce10" office:value-type="float" office:value="3.54685676529141" calcext:value-type="float">
            <text:p>3.54685676529141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0637" calcext:value-type="float">
            <text:p>0.0660637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023335" calcext:value-type="float">
            <text:p>0.023335</text:p>
          </table:table-cell>
          <table:table-cell office:value-type="float" office:value="0.0283019" calcext:value-type="float">
            <text:p>0.0283019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56930" calcext:value-type="float">
            <text:p>7756930</text:p>
          </table:table-cell>
          <table:table-cell table:style-name="ce10" office:value-type="float" office:value="2.83109920719949" calcext:value-type="float">
            <text:p>2.83109920719949</text:p>
          </table:table-cell>
          <table:table-cell table:style-name="ce10" office:value-type="float" office:value="1.17169814445282" calcext:value-type="float">
            <text:p>1.171698144452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2204" calcext:value-type="float">
            <text:p>0.065220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651" calcext:value-type="float">
            <text:p>0.0228651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53070" calcext:value-type="float">
            <text:p>4653070</text:p>
          </table:table-cell>
          <table:table-cell table:style-name="ce10" office:value-type="float" office:value="2.85239950842113" calcext:value-type="float">
            <text:p>2.85239950842113</text:p>
          </table:table-cell>
          <table:table-cell table:style-name="ce10" office:value-type="float" office:value="1.24843051824218" calcext:value-type="float">
            <text:p>1.248430518242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7832" calcext:value-type="float">
            <text:p>0.063783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588" calcext:value-type="float">
            <text:p>0.022358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1620" calcext:value-type="float">
            <text:p>2871620</text:p>
          </table:table-cell>
          <table:table-cell table:style-name="ce10" office:value-type="float" office:value="2.852711236739" calcext:value-type="float">
            <text:p>2.852711236739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3244" calcext:value-type="float">
            <text:p>0.061324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75" calcext:value-type="float">
            <text:p>0.021817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2100" calcext:value-type="float">
            <text:p>1792100</text:p>
          </table:table-cell>
          <table:table-cell table:style-name="ce10" office:value-type="float" office:value="2.81078950383866" calcext:value-type="float">
            <text:p>2.81078950383866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649" calcext:value-type="float">
            <text:p>0.102649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69907" calcext:value-type="float">
            <text:p>0.026990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30150" calcext:value-type="float">
            <text:p>6830150</text:p>
          </table:table-cell>
          <table:table-cell table:style-name="ce10" office:value-type="float" office:value="3.80312478001682" calcext:value-type="float">
            <text:p>3.80312478001682</text:p>
          </table:table-cell>
          <table:table-cell table:style-name="ce10" office:value-type="float" office:value="1.19169702145459" calcext:value-type="float">
            <text:p>1.191697021454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083" calcext:value-type="float">
            <text:p>0.102083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387" calcext:value-type="float">
            <text:p>0.0264387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31210" calcext:value-type="float">
            <text:p>4431210</text:p>
          </table:table-cell>
          <table:table-cell table:style-name="ce10" office:value-type="float" office:value="3.86112025175217" calcext:value-type="float">
            <text:p>3.86112025175217</text:p>
          </table:table-cell>
          <table:table-cell table:style-name="ce10" office:value-type="float" office:value="1.29395101008165" calcext:value-type="float">
            <text:p>1.293951010081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309" calcext:value-type="float">
            <text:p>0.101309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217" calcext:value-type="float">
            <text:p>0.0257217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61150" calcext:value-type="float">
            <text:p>2761150</text:p>
          </table:table-cell>
          <table:table-cell table:style-name="ce10" office:value-type="float" office:value="3.9386587978244" calcext:value-type="float">
            <text:p>3.9386587978244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9437" calcext:value-type="float">
            <text:p>0.099943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8958" calcext:value-type="float">
            <text:p>0.02489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88210" calcext:value-type="float">
            <text:p>1788210</text:p>
          </table:table-cell>
          <table:table-cell table:style-name="ce10" office:value-type="float" office:value="4.01448035411596" calcext:value-type="float">
            <text:p>4.01448035411596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8043" calcext:value-type="float">
            <text:p>0.083804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56" calcext:value-type="float">
            <text:p>0.020415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3814" calcext:value-type="float">
            <text:p>713814</text:p>
          </table:table-cell>
          <table:table-cell table:style-name="ce10" office:value-type="float" office:value="4.10491486902173" calcext:value-type="float">
            <text:p>4.10491486902173</text:p>
          </table:table-cell>
          <table:table-cell table:style-name="ce10" office:value-type="float" office:value="1.23103615696579" calcext:value-type="float">
            <text:p>1.231036156965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4985" calcext:value-type="float">
            <text:p>0.083498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1412" calcext:value-type="float">
            <text:p>0.0201412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4395" calcext:value-type="float">
            <text:p>764395</text:p>
          </table:table-cell>
          <table:table-cell table:style-name="ce10" office:value-type="float" office:value="4.1456566639525" calcext:value-type="float">
            <text:p>4.1456566639525</text:p>
          </table:table-cell>
          <table:table-cell table:style-name="ce10" office:value-type="float" office:value="1.22563992256399" calcext:value-type="float">
            <text:p>1.225639922563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9504" calcext:value-type="float">
            <text:p>0.08295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4598" calcext:value-type="float">
            <text:p>694598</text:p>
          </table:table-cell>
          <table:table-cell table:style-name="ce10" office:value-type="float" office:value="4.22569536423841" calcext:value-type="float">
            <text:p>4.22569536423841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042" calcext:value-type="float">
            <text:p>0.08204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725" calcext:value-type="float">
            <text:p>0.018972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0738" calcext:value-type="float">
            <text:p>670738</text:p>
          </table:table-cell>
          <table:table-cell table:style-name="ce10" office:value-type="float" office:value="4.32425879562525" calcext:value-type="float">
            <text:p>4.32425879562525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526" calcext:value-type="float">
            <text:p>0.062526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0186981" calcext:value-type="float">
            <text:p>0.0186981</text:p>
          </table:table-cell>
          <table:table-cell office:value-type="float" office:value="0.0227273" calcext:value-type="float">
            <text:p>0.022727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4459" calcext:value-type="float">
            <text:p>754459</text:p>
          </table:table-cell>
          <table:table-cell table:style-name="ce10" office:value-type="float" office:value="3.34397612591654" calcext:value-type="float">
            <text:p>3.34397612591654</text:p>
          </table:table-cell>
          <table:table-cell table:style-name="ce10" office:value-type="float" office:value="1.12272945081979" calcext:value-type="float">
            <text:p>1.122729450819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106" calcext:value-type="float">
            <text:p>0.06210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125" calcext:value-type="float">
            <text:p>0.0184125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8261" calcext:value-type="float">
            <text:p>748261</text:p>
          </table:table-cell>
          <table:table-cell table:style-name="ce10" office:value-type="float" office:value="3.37303462321792" calcext:value-type="float">
            <text:p>3.37303462321792</text:p>
          </table:table-cell>
          <table:table-cell table:style-name="ce10" office:value-type="float" office:value="1.2777768194442" calcext:value-type="float">
            <text:p>1.27777681944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4579" calcext:value-type="float">
            <text:p>0.0614579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58" calcext:value-type="float">
            <text:p>0.0179858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2179" calcext:value-type="float">
            <text:p>702179</text:p>
          </table:table-cell>
          <table:table-cell table:style-name="ce10" office:value-type="float" office:value="3.41702342959446" calcext:value-type="float">
            <text:p>3.41702342959446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3704" calcext:value-type="float">
            <text:p>0.060370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06" calcext:value-type="float">
            <text:p>0.017460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6024" calcext:value-type="float">
            <text:p>706024</text:p>
          </table:table-cell>
          <table:table-cell table:style-name="ce10" office:value-type="float" office:value="3.45752150556109" calcext:value-type="float">
            <text:p>3.45752150556109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715" calcext:value-type="float">
            <text:p>0.101715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3287" calcext:value-type="float">
            <text:p>723287</text:p>
          </table:table-cell>
          <table:table-cell table:style-name="ce10" office:value-type="float" office:value="4.61667294538424" calcext:value-type="float">
            <text:p>4.61667294538424</text:p>
          </table:table-cell>
          <table:table-cell table:style-name="ce10" office:value-type="float" office:value="1.30588522588523" calcext:value-type="float">
            <text:p>1.30588522588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467" calcext:value-type="float">
            <text:p>0.101467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18138" calcext:value-type="float">
            <text:p>0.0218138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43" calcext:value-type="float">
            <text:p>712443</text:p>
          </table:table-cell>
          <table:table-cell table:style-name="ce10" office:value-type="float" office:value="4.65150501058963" calcext:value-type="float">
            <text:p>4.65150501058963</text:p>
          </table:table-cell>
          <table:table-cell table:style-name="ce10" office:value-type="float" office:value="1.35460372960373" calcext:value-type="float">
            <text:p>1.354603729603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014" calcext:value-type="float">
            <text:p>0.0213014</text:p>
          </table:table-cell>
          <table:table-cell office:value-type="float" office:value="0.0289256" calcext:value-type="float">
            <text:p>0.02892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769" calcext:value-type="float">
            <text:p>686769</text:p>
          </table:table-cell>
          <table:table-cell table:style-name="ce10" office:value-type="float" office:value="4.74086210296037" calcext:value-type="float">
            <text:p>4.74086210296037</text:p>
          </table:table-cell>
          <table:table-cell table:style-name="ce10" office:value-type="float" office:value="1.35950292809941" calcext:value-type="float">
            <text:p>1.359502928099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48" calcext:value-type="float">
            <text:p>0.10024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55" calcext:value-type="float">
            <text:p>0.020555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5485" calcext:value-type="float">
            <text:p>675485</text:p>
          </table:table-cell>
          <table:table-cell table:style-name="ce10" office:value-type="float" office:value="4.87706154220384" calcext:value-type="float">
            <text:p>4.87706154220384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7" calcext:value-type="float">
            <text:p>0.0147167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04227" calcext:value-type="float">
            <text:p>704227</text:p>
          </table:table-cell>
          <table:table-cell table:style-name="ce10" office:value-type="float" office:value="5.12862258522631" calcext:value-type="float">
            <text:p>5.12862258522631</text:p>
          </table:table-cell>
          <table:table-cell table:style-name="ce10" office:value-type="float" office:value="1.26569221182293" calcext:value-type="float">
            <text:p>1.26569221182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764" calcext:value-type="float">
            <text:p>0.075476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7163" calcext:value-type="float">
            <text:p>0.014716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590" calcext:value-type="float">
            <text:p>687590</text:p>
          </table:table-cell>
          <table:table-cell table:style-name="ce10" office:value-type="float" office:value="5.12876198500982" calcext:value-type="float">
            <text:p>5.12876198500982</text:p>
          </table:table-cell>
          <table:table-cell table:style-name="ce10" office:value-type="float" office:value="1.26569221182293" calcext:value-type="float">
            <text:p>1.2656922118229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4356" calcext:value-type="float">
            <text:p>0.0754356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6882" calcext:value-type="float">
            <text:p>0.014688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8705" calcext:value-type="float">
            <text:p>678705</text:p>
          </table:table-cell>
          <table:table-cell table:style-name="ce10" office:value-type="float" office:value="5.13579608120805" calcext:value-type="float">
            <text:p>5.13579608120805</text:p>
          </table:table-cell>
          <table:table-cell table:style-name="ce10" office:value-type="float" office:value="1.27092078804926" calcext:value-type="float">
            <text:p>1.27092078804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2165" calcext:value-type="float">
            <text:p>0.0752165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4752" calcext:value-type="float">
            <text:p>0.014475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047" calcext:value-type="float">
            <text:p>687047</text:p>
          </table:table-cell>
          <table:table-cell table:style-name="ce10" office:value-type="float" office:value="5.19623217641207" calcext:value-type="float">
            <text:p>5.19623217641207</text:p>
          </table:table-cell>
          <table:table-cell table:style-name="ce10" office:value-type="float" office:value="1.3969565363768" calcext:value-type="float">
            <text:p>1.39695653637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9612" calcext:value-type="float">
            <text:p>0.053961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2523" calcext:value-type="float">
            <text:p>0.013252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5354" calcext:value-type="float">
            <text:p>695354</text:p>
          </table:table-cell>
          <table:table-cell table:style-name="ce10" office:value-type="float" office:value="4.07183658685662" calcext:value-type="float">
            <text:p>4.07183658685662</text:p>
          </table:table-cell>
          <table:table-cell table:style-name="ce10" office:value-type="float" office:value="1.33908586074327" calcext:value-type="float">
            <text:p>1.339085860743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9574" calcext:value-type="float">
            <text:p>0.0539574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2513" calcext:value-type="float">
            <text:p>0.01325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9768" calcext:value-type="float">
            <text:p>689768</text:p>
          </table:table-cell>
          <table:table-cell table:style-name="ce10" office:value-type="float" office:value="4.07185710081275" calcext:value-type="float">
            <text:p>4.07185710081275</text:p>
          </table:table-cell>
          <table:table-cell table:style-name="ce10" office:value-type="float" office:value="1.34483054483055" calcext:value-type="float">
            <text:p>1.344830544830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8557" calcext:value-type="float">
            <text:p>0.053855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043" calcext:value-type="float">
            <text:p>0.013204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6675" calcext:value-type="float">
            <text:p>686675</text:p>
          </table:table-cell>
          <table:table-cell table:style-name="ce10" office:value-type="float" office:value="4.07864862203979" calcext:value-type="float">
            <text:p>4.07864862203979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5932" calcext:value-type="float">
            <text:p>0.053593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716" calcext:value-type="float">
            <text:p>0.012971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6262" calcext:value-type="float">
            <text:p>676262</text:p>
          </table:table-cell>
          <table:table-cell table:style-name="ce10" office:value-type="float" office:value="4.13157975885781" calcext:value-type="float">
            <text:p>4.13157975885781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5482" calcext:value-type="float">
            <text:p>635482</text:p>
          </table:table-cell>
          <table:table-cell table:style-name="ce10" office:value-type="float" office:value="5.81209586099784" calcext:value-type="float">
            <text:p>5.81209586099784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287" calcext:value-type="float">
            <text:p>0.093928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609" calcext:value-type="float">
            <text:p>0.016160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87964" calcext:value-type="float">
            <text:p>687964</text:p>
          </table:table-cell>
          <table:table-cell table:style-name="ce10" office:value-type="float" office:value="5.81209586099784" calcext:value-type="float">
            <text:p>5.81209586099784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9189" calcext:value-type="float">
            <text:p>0.093918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78" calcext:value-type="float">
            <text:p>0.0161478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" calcext:value-type="float">
            <text:p>0.1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12464" calcext:value-type="float">
            <text:p>712464</text:p>
          </table:table-cell>
          <table:table-cell table:style-name="ce10" office:value-type="float" office:value="5.81620406495002" calcext:value-type="float">
            <text:p>5.81620406495002</text:p>
          </table:table-cell>
          <table:table-cell table:style-name="ce10" office:value-type="float" office:value="1.30530644514195" calcext:value-type="float">
            <text:p>1.30530644514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7669" calcext:value-type="float">
            <text:p>0.0937669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59752" calcext:value-type="float">
            <text:p>0.0159752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34710" calcext:value-type="float">
            <text:p>834710</text:p>
          </table:table-cell>
          <table:table-cell table:style-name="ce10" office:value-type="float" office:value="5.86952901998097" calcext:value-type="float">
            <text:p>5.86952901998097</text:p>
          </table:table-cell>
          <table:table-cell table:style-name="ce10" office:value-type="float" office:value="1.31057256927297" calcext:value-type="float">
            <text:p>1.31057256927297</text:p>
          </table:table-cell>
          <table:table-cell office:value-type="float" office:value="66133070" calcext:value-type="float">
            <text:p>66133070</text:p>
          </table:table-cell>
          <table:table-cell office:value-type="float" office:value="1102.21783333333" calcext:value-type="float">
            <text:p>1102.21783333333</text:p>
          </table:table-cell>
          <table:table-cell office:value-type="float" office:value="18.3702972222222" calcext:value-type="float">
            <text:p>18.37029722222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7174" calcext:value-type="float">
            <text:p>627174</text:p>
          </table:table-cell>
          <table:table-cell table:style-name="ce10" office:value-type="float" office:value="5.27274114065516" calcext:value-type="float">
            <text:p>5.27274114065516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05288" calcext:value-type="float">
            <text:p>705288</text:p>
          </table:table-cell>
          <table:table-cell table:style-name="ce10" office:value-type="float" office:value="5.27898757722713" calcext:value-type="float">
            <text:p>5.27898757722713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0687" calcext:value-type="float">
            <text:p>690687</text:p>
          </table:table-cell>
          <table:table-cell table:style-name="ce10" office:value-type="float" office:value="5.32147412230651" calcext:value-type="float">
            <text:p>5.32147412230651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67935" calcext:value-type="float">
            <text:p>667935</text:p>
          </table:table-cell>
          <table:table-cell table:style-name="ce10" office:value-type="float" office:value="5.42691868543051" calcext:value-type="float">
            <text:p>5.42691868543051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07457" calcext:value-type="float">
            <text:p>707457</text:p>
          </table:table-cell>
          <table:table-cell table:style-name="ce10" office:value-type="float" office:value="4.19089130048034" calcext:value-type="float">
            <text:p>4.19089130048034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5843" calcext:value-type="float">
            <text:p>715843</text:p>
          </table:table-cell>
          <table:table-cell table:style-name="ce10" office:value-type="float" office:value="4.19723836561186" calcext:value-type="float">
            <text:p>4.1972383656118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9828" calcext:value-type="float">
            <text:p>689828</text:p>
          </table:table-cell>
          <table:table-cell table:style-name="ce10" office:value-type="float" office:value="4.22512266780881" calcext:value-type="float">
            <text:p>4.22512266780881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35982" calcext:value-type="float">
            <text:p>635982</text:p>
          </table:table-cell>
          <table:table-cell table:style-name="ce10" office:value-type="float" office:value="4.2920391426769" calcext:value-type="float">
            <text:p>4.2920391426769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08095" calcext:value-type="float">
            <text:p>708095</text:p>
          </table:table-cell>
          <table:table-cell table:style-name="ce10" office:value-type="float" office:value="5.94767302098608" calcext:value-type="float">
            <text:p>5.947673020986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25459" calcext:value-type="float">
            <text:p>725459</text:p>
          </table:table-cell>
          <table:table-cell table:style-name="ce10" office:value-type="float" office:value="5.95055989223127" calcext:value-type="float">
            <text:p>5.95055989223127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60325" calcext:value-type="float">
            <text:p>660325</text:p>
          </table:table-cell>
          <table:table-cell table:style-name="ce10" office:value-type="float" office:value="5.98930166869723" calcext:value-type="float">
            <text:p>5.98930166869723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39164" calcext:value-type="float">
            <text:p>639164</text:p>
          </table:table-cell>
          <table:table-cell table:style-name="ce10" office:value-type="float" office:value="6.11131387994016" calcext:value-type="float">
            <text:p>6.1113138799401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2106" calcext:value-type="float">
            <text:p>742106</text:p>
          </table:table-cell>
          <table:table-cell table:style-name="ce10" office:value-type="float" office:value="4.22031434146718" calcext:value-type="float">
            <text:p>4.220314341467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45018" calcext:value-type="float">
            <text:p>745018</text:p>
          </table:table-cell>
          <table:table-cell table:style-name="ce10" office:value-type="float" office:value="4.2913456935733" calcext:value-type="float">
            <text:p>4.2913456935733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695000" calcext:value-type="float">
            <text:p>695000</text:p>
          </table:table-cell>
          <table:table-cell table:style-name="ce10" office:value-type="float" office:value="4.38403700973539" calcext:value-type="float">
            <text:p>4.38403700973539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72437" calcext:value-type="float">
            <text:p>672437</text:p>
          </table:table-cell>
          <table:table-cell table:style-name="ce10" office:value-type="float" office:value="4.4801769538656" calcext:value-type="float">
            <text:p>4.4801769538656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2016" calcext:value-type="float">
            <text:p>742016</text:p>
          </table:table-cell>
          <table:table-cell table:style-name="ce10" office:value-type="float" office:value="3.43454681362024" calcext:value-type="float">
            <text:p>3.43454681362024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45359" calcext:value-type="float">
            <text:p>745359</text:p>
          </table:table-cell>
          <table:table-cell table:style-name="ce10" office:value-type="float" office:value="3.47651962110961" calcext:value-type="float">
            <text:p>3.47651962110961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37574" calcext:value-type="float">
            <text:p>737574</text:p>
          </table:table-cell>
          <table:table-cell table:style-name="ce10" office:value-type="float" office:value="3.51668888148395" calcext:value-type="float">
            <text:p>3.51668888148395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705064" calcext:value-type="float">
            <text:p>705064</text:p>
          </table:table-cell>
          <table:table-cell table:style-name="ce10" office:value-type="float" office:value="3.53424822232146" calcext:value-type="float">
            <text:p>3.534248222321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38010" calcext:value-type="float">
            <text:p>738010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40891" calcext:value-type="float">
            <text:p>740891</text:p>
          </table:table-cell>
          <table:table-cell table:style-name="ce10" office:value-type="float" office:value="4.81203860926731" calcext:value-type="float">
            <text:p>4.8120386092673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8945" calcext:value-type="float">
            <text:p>668945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97005" calcext:value-type="float">
            <text:p>697005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472300" calcext:value-type="float">
            <text:p>8472300</text:p>
          </table:table-cell>
          <table:table-cell table:style-name="ce10" office:value-type="float" office:value="3.52690629052152" calcext:value-type="float">
            <text:p>3.5269062905215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986960" calcext:value-type="float">
            <text:p>4986960</text:p>
          </table:table-cell>
          <table:table-cell table:style-name="ce10" office:value-type="float" office:value="3.57896015549077" calcext:value-type="float">
            <text:p>3.57896015549077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851530" calcext:value-type="float">
            <text:p>2851530</text:p>
          </table:table-cell>
          <table:table-cell table:style-name="ce10" office:value-type="float" office:value="3.62615293686734" calcext:value-type="float">
            <text:p>3.62615293686734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2300" calcext:value-type="float">
            <text:p>1792300</text:p>
          </table:table-cell>
          <table:table-cell table:style-name="ce10" office:value-type="float" office:value="3.63457760314342" calcext:value-type="float">
            <text:p>3.6345776031434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48350" calcext:value-type="float">
            <text:p>8648350</text:p>
          </table:table-cell>
          <table:table-cell table:style-name="ce10" office:value-type="float" office:value="2.90503080082136" calcext:value-type="float">
            <text:p>2.90503080082136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845980" calcext:value-type="float">
            <text:p>4845980</text:p>
          </table:table-cell>
          <table:table-cell table:style-name="ce10" office:value-type="float" office:value="2.91488301550323" calcext:value-type="float">
            <text:p>2.91488301550323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25410" calcext:value-type="float">
            <text:p>2825410</text:p>
          </table:table-cell>
          <table:table-cell table:style-name="ce10" office:value-type="float" office:value="2.89169610517372" calcext:value-type="float">
            <text:p>2.89169610517372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24470" calcext:value-type="float">
            <text:p>1724470</text:p>
          </table:table-cell>
          <table:table-cell table:style-name="ce10" office:value-type="float" office:value="2.82121217676661" calcext:value-type="float">
            <text:p>2.82121217676661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059620" calcext:value-type="float">
            <text:p>8059620</text:p>
          </table:table-cell>
          <table:table-cell table:style-name="ce10" office:value-type="float" office:value="3.93033798975342" calcext:value-type="float">
            <text:p>3.93033798975342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11340" calcext:value-type="float">
            <text:p>4811340</text:p>
          </table:table-cell>
          <table:table-cell table:style-name="ce10" office:value-type="float" office:value="3.99770528802787" calcext:value-type="float">
            <text:p>3.99770528802787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753560" calcext:value-type="float">
            <text:p>2753560</text:p>
          </table:table-cell>
          <table:table-cell table:style-name="ce10" office:value-type="float" office:value="4.07616443251516" calcext:value-type="float">
            <text:p>4.0761644325151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805850" calcext:value-type="float">
            <text:p>1805850</text:p>
          </table:table-cell>
          <table:table-cell table:style-name="ce10" office:value-type="float" office:value="4.1417661749472" calcext:value-type="float">
            <text:p>4.1417661749472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office:value-type="float" office:value="70380332" calcext:value-type="float">
            <text:p>70380332</text:p>
          </table:table-cell>
          <table:table-cell office:value-type="float" office:value="1173.00553333333" calcext:value-type="float">
            <text:p>1173.00553333333</text:p>
          </table:table-cell>
          <table:table-cell office:value-type="float" office:value="19.5500922222222" calcext:value-type="float">
            <text:p>19.55009222222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987" calcext:value-type="float">
            <text:p>0.07949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773" calcext:value-type="float">
            <text:p>0.015077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22245" calcext:value-type="float">
            <text:p>622245</text:p>
          </table:table-cell>
          <table:table-cell table:style-name="ce10" office:value-type="float" office:value="5.27274114065516" calcext:value-type="float">
            <text:p>5.27274114065516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4646" calcext:value-type="float">
            <text:p>0.0794646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53" calcext:value-type="float">
            <text:p>0.015053</text:p>
          </table:table-cell>
          <table:table-cell office:value-type="float" office:value="0.021164" calcext:value-type="float">
            <text:p>0.0211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739796" calcext:value-type="float">
            <text:p>739796</text:p>
          </table:table-cell>
          <table:table-cell table:style-name="ce10" office:value-type="float" office:value="5.27898757722713" calcext:value-type="float">
            <text:p>5.27898757722713</text:p>
          </table:table-cell>
          <table:table-cell table:style-name="ce10" office:value-type="float" office:value="1.27513179695737" calcext:value-type="float">
            <text:p>1.275131796957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9274" calcext:value-type="float">
            <text:p>0.079274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97" calcext:value-type="float">
            <text:p>0.01489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47046" calcext:value-type="float">
            <text:p>647046</text:p>
          </table:table-cell>
          <table:table-cell table:style-name="ce10" office:value-type="float" office:value="5.32147412230651" calcext:value-type="float">
            <text:p>5.32147412230651</text:p>
          </table:table-cell>
          <table:table-cell table:style-name="ce10" office:value-type="float" office:value="1.27637047837424" calcext:value-type="float">
            <text:p>1.27637047837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8998" calcext:value-type="float">
            <text:p>0.0788998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86" calcext:value-type="float">
            <text:p>0.014538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561611" calcext:value-type="float">
            <text:p>0.561611</text:p>
          </table:table-cell>
          <table:table-cell office:value-type="float" office:value="0.000252176" calcext:value-type="float">
            <text:p>0.000252176</text:p>
          </table:table-cell>
          <table:table-cell office:value-type="float" office:value="699063" calcext:value-type="float">
            <text:p>699063</text:p>
          </table:table-cell>
          <table:table-cell table:style-name="ce10" office:value-type="float" office:value="5.42691868543051" calcext:value-type="float">
            <text:p>5.42691868543051</text:p>
          </table:table-cell>
          <table:table-cell table:style-name="ce10" office:value-type="float" office:value="1.4027741305592" calcext:value-type="float">
            <text:p>1.40277413055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5368" calcext:value-type="float">
            <text:p>0.0565368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904" calcext:value-type="float">
            <text:p>0.0134904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22798" calcext:value-type="float">
            <text:p>722798</text:p>
          </table:table-cell>
          <table:table-cell table:style-name="ce10" office:value-type="float" office:value="4.19089130048034" calcext:value-type="float">
            <text:p>4.19089130048034</text:p>
          </table:table-cell>
          <table:table-cell table:style-name="ce10" office:value-type="float" office:value="1.35080040213441" calcext:value-type="float">
            <text:p>1.350800402134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4772" calcext:value-type="float">
            <text:p>0.056477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558" calcext:value-type="float">
            <text:p>0.01345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711960" calcext:value-type="float">
            <text:p>711960</text:p>
          </table:table-cell>
          <table:table-cell table:style-name="ce10" office:value-type="float" office:value="4.19723836561186" calcext:value-type="float">
            <text:p>4.1972383656118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62292" calcext:value-type="float">
            <text:p>0.0562292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83" calcext:value-type="float">
            <text:p>0.013308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90759" calcext:value-type="float">
            <text:p>690759</text:p>
          </table:table-cell>
          <table:table-cell table:style-name="ce10" office:value-type="float" office:value="4.22512266780881" calcext:value-type="float">
            <text:p>4.22512266780881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905" calcext:value-type="float">
            <text:p>0.05579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86" calcext:value-type="float">
            <text:p>0.0129986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0000148339" calcext:value-type="float">
            <text:p>1.48339E-05</text:p>
          </table:table-cell>
          <table:table-cell office:value-type="float" office:value="686504" calcext:value-type="float">
            <text:p>686504</text:p>
          </table:table-cell>
          <table:table-cell table:style-name="ce10" office:value-type="float" office:value="4.2920391426769" calcext:value-type="float">
            <text:p>4.2920391426769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669" calcext:value-type="float">
            <text:p>0.098966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6396" calcext:value-type="float">
            <text:p>0.0166396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71243" calcext:value-type="float">
            <text:p>671243</text:p>
          </table:table-cell>
          <table:table-cell table:style-name="ce10" office:value-type="float" office:value="5.94767302098608" calcext:value-type="float">
            <text:p>5.94767302098608</text:p>
          </table:table-cell>
          <table:table-cell table:style-name="ce10" office:value-type="float" office:value="1.43209948148062" calcext:value-type="float">
            <text:p>1.4320994814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471" calcext:value-type="float">
            <text:p>0.098947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282" calcext:value-type="float">
            <text:p>0.0166282</text:p>
          </table:table-cell>
          <table:table-cell office:value-type="float" office:value="0.0246914" calcext:value-type="float">
            <text:p>0.0246914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713340" calcext:value-type="float">
            <text:p>713340</text:p>
          </table:table-cell>
          <table:table-cell table:style-name="ce10" office:value-type="float" office:value="5.95055989223127" calcext:value-type="float">
            <text:p>5.95055989223127</text:p>
          </table:table-cell>
          <table:table-cell table:style-name="ce10" office:value-type="float" office:value="1.43827253981383" calcext:value-type="float">
            <text:p>1.438272539813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8109" calcext:value-type="float">
            <text:p>0.09881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979" calcext:value-type="float">
            <text:p>0.0164979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86520" calcext:value-type="float">
            <text:p>686520</text:p>
          </table:table-cell>
          <table:table-cell table:style-name="ce10" office:value-type="float" office:value="5.98930166869723" calcext:value-type="float">
            <text:p>5.98930166869723</text:p>
          </table:table-cell>
          <table:table-cell table:style-name="ce10" office:value-type="float" office:value="1.44467226357564" calcext:value-type="float">
            <text:p>1.44467226357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4551" calcext:value-type="float">
            <text:p>0.098455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103" calcext:value-type="float">
            <text:p>0.016110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51024" calcext:value-type="float">
            <text:p>0.51024</text:p>
          </table:table-cell>
          <table:table-cell office:value-type="float" office:value="0.000662579" calcext:value-type="float">
            <text:p>0.000662579</text:p>
          </table:table-cell>
          <table:table-cell office:value-type="float" office:value="641256" calcext:value-type="float">
            <text:p>641256</text:p>
          </table:table-cell>
          <table:table-cell table:style-name="ce10" office:value-type="float" office:value="6.11131387994016" calcext:value-type="float">
            <text:p>6.11131387994016</text:p>
          </table:table-cell>
          <table:table-cell table:style-name="ce10" office:value-type="float" office:value="1.34009055912225" calcext:value-type="float">
            <text:p>1.340090559122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757" calcext:value-type="float">
            <text:p>0.087375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7036" calcext:value-type="float">
            <text:p>0.0207036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1498" calcext:value-type="float">
            <text:p>761498</text:p>
          </table:table-cell>
          <table:table-cell table:style-name="ce10" office:value-type="float" office:value="4.22031434146718" calcext:value-type="float">
            <text:p>4.22031434146718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9594" calcext:value-type="float">
            <text:p>0.08695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639" calcext:value-type="float">
            <text:p>0.020263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62157" calcext:value-type="float">
            <text:p>762157</text:p>
          </table:table-cell>
          <table:table-cell table:style-name="ce10" office:value-type="float" office:value="4.2913456935733" calcext:value-type="float">
            <text:p>4.2913456935733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362" calcext:value-type="float">
            <text:p>0.086236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705" calcext:value-type="float">
            <text:p>0.0196705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717867" calcext:value-type="float">
            <text:p>717867</text:p>
          </table:table-cell>
          <table:table-cell table:style-name="ce10" office:value-type="float" office:value="4.38403700973539" calcext:value-type="float">
            <text:p>4.38403700973539</text:p>
          </table:table-cell>
          <table:table-cell table:style-name="ce10" office:value-type="float" office:value="1.22542162925546" calcext:value-type="float">
            <text:p>1.225421629255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696" calcext:value-type="float">
            <text:p>0.0850696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8" calcext:value-type="float">
            <text:p>0.01898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583465" calcext:value-type="float">
            <text:p>0.000583465</text:p>
          </table:table-cell>
          <table:table-cell office:value-type="float" office:value="682078" calcext:value-type="float">
            <text:p>682078</text:p>
          </table:table-cell>
          <table:table-cell table:style-name="ce10" office:value-type="float" office:value="4.4801769538656" calcext:value-type="float">
            <text:p>4.4801769538656</text:p>
          </table:table-cell>
          <table:table-cell table:style-name="ce10" office:value-type="float" office:value="1.40041512448109" calcext:value-type="float">
            <text:p>1.4004151244810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862" calcext:value-type="float">
            <text:p>0.0647862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631" calcext:value-type="float">
            <text:p>0.0188631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800416" calcext:value-type="float">
            <text:p>800416</text:p>
          </table:table-cell>
          <table:table-cell table:style-name="ce10" office:value-type="float" office:value="3.43454681362024" calcext:value-type="float">
            <text:p>3.43454681362024</text:p>
          </table:table-cell>
          <table:table-cell table:style-name="ce10" office:value-type="float" office:value="1.13488322158132" calcext:value-type="float">
            <text:p>1.134883221581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2287" calcext:value-type="float">
            <text:p>0.064228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5" calcext:value-type="float">
            <text:p>0.01847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66407" calcext:value-type="float">
            <text:p>766407</text:p>
          </table:table-cell>
          <table:table-cell table:style-name="ce10" office:value-type="float" office:value="3.47651962110961" calcext:value-type="float">
            <text:p>3.47651962110961</text:p>
          </table:table-cell>
          <table:table-cell table:style-name="ce10" office:value-type="float" office:value="1.28348082087021" calcext:value-type="float">
            <text:p>1.283480820870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215" calcext:value-type="float">
            <text:p>0.063321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6" calcext:value-type="float">
            <text:p>0.018006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628254" calcext:value-type="float">
            <text:p>0.628254</text:p>
          </table:table-cell>
          <table:table-cell office:value-type="float" office:value="0.000133505" calcext:value-type="float">
            <text:p>0.000133505</text:p>
          </table:table-cell>
          <table:table-cell office:value-type="float" office:value="725513" calcext:value-type="float">
            <text:p>725513</text:p>
          </table:table-cell>
          <table:table-cell table:style-name="ce10" office:value-type="float" office:value="3.51668888148395" calcext:value-type="float">
            <text:p>3.51668888148395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7313" calcext:value-type="float">
            <text:p>0.06173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6" calcext:value-type="float">
            <text:p>0.0174666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.632419" calcext:value-type="float">
            <text:p>0.632419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89524" calcext:value-type="float">
            <text:p>689524</text:p>
          </table:table-cell>
          <table:table-cell table:style-name="ce10" office:value-type="float" office:value="3.53424822232146" calcext:value-type="float">
            <text:p>3.53424822232146</text:p>
          </table:table-cell>
          <table:table-cell table:style-name="ce10" office:value-type="float" office:value="1.27682412371257" calcext:value-type="float">
            <text:p>1.276824123712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6404" calcext:value-type="float">
            <text:p>0.106404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0224608" calcext:value-type="float">
            <text:p>0.0224608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64260" calcext:value-type="float">
            <text:p>764260</text:p>
          </table:table-cell>
          <table:table-cell table:style-name="ce10" office:value-type="float" office:value="4.7373201310728" calcext:value-type="float">
            <text:p>4.7373201310728</text:p>
          </table:table-cell>
          <table:table-cell table:style-name="ce10" office:value-type="float" office:value="1.26893355258113" calcext:value-type="float">
            <text:p>1.268933552581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258" calcext:value-type="float">
            <text:p>0.022025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55073" calcext:value-type="float">
            <text:p>755073</text:p>
          </table:table-cell>
          <table:table-cell table:style-name="ce10" office:value-type="float" office:value="4.81203860926731" calcext:value-type="float">
            <text:p>4.81203860926731</text:p>
          </table:table-cell>
          <table:table-cell table:style-name="ce10" office:value-type="float" office:value="1.35865330211462" calcext:value-type="float">
            <text:p>1.35865330211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37" calcext:value-type="float">
            <text:p>0.10537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744" calcext:value-type="float">
            <text:p>0.021374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717185" calcext:value-type="float">
            <text:p>717185</text:p>
          </table:table-cell>
          <table:table-cell table:style-name="ce10" office:value-type="float" office:value="4.92972902163336" calcext:value-type="float">
            <text:p>4.92972902163336</text:p>
          </table:table-cell>
          <table:table-cell table:style-name="ce10" office:value-type="float" office:value="1.36514292697141" calcext:value-type="float">
            <text:p>1.365142926971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419" calcext:value-type="float">
            <text:p>0.10441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802" calcext:value-type="float">
            <text:p>0.0205802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666374" calcext:value-type="float">
            <text:p>666374</text:p>
          </table:table-cell>
          <table:table-cell table:style-name="ce10" office:value-type="float" office:value="5.07376021613007" calcext:value-type="float">
            <text:p>5.07376021613007</text:p>
          </table:table-cell>
          <table:table-cell table:style-name="ce10" office:value-type="float" office:value="1.27466838746684" calcext:value-type="float">
            <text:p>1.274668387466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92138" calcext:value-type="float">
            <text:p>0.0892138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952" calcext:value-type="float">
            <text:p>0.0252952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531413" calcext:value-type="float">
            <text:p>0.531413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8629130" calcext:value-type="float">
            <text:p>8629130</text:p>
          </table:table-cell>
          <table:table-cell table:style-name="ce10" office:value-type="float" office:value="3.52690629052152" calcext:value-type="float">
            <text:p>3.52690629052152</text:p>
          </table:table-cell>
          <table:table-cell table:style-name="ce10" office:value-type="float" office:value="1.21805936839611" calcext:value-type="float">
            <text:p>1.218059368396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8386" calcext:value-type="float">
            <text:p>0.08838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6" calcext:value-type="float">
            <text:p>0.024696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32911" calcext:value-type="float">
            <text:p>0.000632911</text:p>
          </table:table-cell>
          <table:table-cell office:value-type="float" office:value="4777330" calcext:value-type="float">
            <text:p>4777330</text:p>
          </table:table-cell>
          <table:table-cell table:style-name="ce10" office:value-type="float" office:value="3.57896015549077" calcext:value-type="float">
            <text:p>3.57896015549077</text:p>
          </table:table-cell>
          <table:table-cell table:style-name="ce10" office:value-type="float" office:value="1.20186738685341" calcext:value-type="float">
            <text:p>1.201867386853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05" calcext:value-type="float">
            <text:p>0.087120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56" calcext:value-type="float">
            <text:p>0.0240256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535231" calcext:value-type="float">
            <text:p>0.535231</text:p>
          </table:table-cell>
          <table:table-cell office:value-type="float" office:value="0.000627967" calcext:value-type="float">
            <text:p>0.000627967</text:p>
          </table:table-cell>
          <table:table-cell office:value-type="float" office:value="2773950" calcext:value-type="float">
            <text:p>2773950</text:p>
          </table:table-cell>
          <table:table-cell table:style-name="ce10" office:value-type="float" office:value="3.62615293686734" calcext:value-type="float">
            <text:p>3.62615293686734</text:p>
          </table:table-cell>
          <table:table-cell table:style-name="ce10" office:value-type="float" office:value="1.20141650600563" calcext:value-type="float">
            <text:p>1.201416506005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3" calcext:value-type="float">
            <text:p>0.08473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22" calcext:value-type="float">
            <text:p>0.023312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44603" calcext:value-type="float">
            <text:p>0.544603</text:p>
          </table:table-cell>
          <table:table-cell office:value-type="float" office:value="0.000573576" calcext:value-type="float">
            <text:p>0.000573576</text:p>
          </table:table-cell>
          <table:table-cell office:value-type="float" office:value="1793050" calcext:value-type="float">
            <text:p>1793050</text:p>
          </table:table-cell>
          <table:table-cell table:style-name="ce10" office:value-type="float" office:value="3.63457760314342" calcext:value-type="float">
            <text:p>3.63457760314342</text:p>
          </table:table-cell>
          <table:table-cell table:style-name="ce10" office:value-type="float" office:value="1.31286075239899" calcext:value-type="float">
            <text:p>1.3128607523989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7908" calcext:value-type="float">
            <text:p>0.067908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19924" calcext:value-type="float">
            <text:p>0.619924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8676460" calcext:value-type="float">
            <text:p>8676460</text:p>
          </table:table-cell>
          <table:table-cell table:style-name="ce10" office:value-type="float" office:value="2.90503080082136" calcext:value-type="float">
            <text:p>2.90503080082136</text:p>
          </table:table-cell>
          <table:table-cell table:style-name="ce10" office:value-type="float" office:value="1.17140975238252" calcext:value-type="float">
            <text:p>1.17140975238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66899" calcext:value-type="float">
            <text:p>0.0666899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91" calcext:value-type="float">
            <text:p>0.022879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000187896" calcext:value-type="float">
            <text:p>0.000187896</text:p>
          </table:table-cell>
          <table:table-cell office:value-type="float" office:value="4702100" calcext:value-type="float">
            <text:p>4702100</text:p>
          </table:table-cell>
          <table:table-cell table:style-name="ce10" office:value-type="float" office:value="2.91488301550323" calcext:value-type="float">
            <text:p>2.91488301550323</text:p>
          </table:table-cell>
          <table:table-cell table:style-name="ce10" office:value-type="float" office:value="1.25405420454071" calcext:value-type="float">
            <text:p>1.254054204540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4667" calcext:value-type="float">
            <text:p>0.0646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3" calcext:value-type="float">
            <text:p>0.02236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82951" calcext:value-type="float">
            <text:p>0.000182951</text:p>
          </table:table-cell>
          <table:table-cell office:value-type="float" office:value="2896320" calcext:value-type="float">
            <text:p>2896320</text:p>
          </table:table-cell>
          <table:table-cell table:style-name="ce10" office:value-type="float" office:value="2.89169610517372" calcext:value-type="float">
            <text:p>2.89169610517372</text:p>
          </table:table-cell>
          <table:table-cell table:style-name="ce10" office:value-type="float" office:value="1.24737166421766" calcext:value-type="float">
            <text:p>1.2473716642176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5549" calcext:value-type="float">
            <text:p>0.0615549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6" calcext:value-type="float">
            <text:p>0.0218186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651163" calcext:value-type="float">
            <text:p>0.65116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1789390" calcext:value-type="float">
            <text:p>1789390</text:p>
          </table:table-cell>
          <table:table-cell table:style-name="ce10" office:value-type="float" office:value="2.82121217676661" calcext:value-type="float">
            <text:p>2.82121217676661</text:p>
          </table:table-cell>
          <table:table-cell table:style-name="ce10" office:value-type="float" office:value="1.23620850362085" calcext:value-type="float">
            <text:p>1.23620850362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6634" calcext:value-type="float">
            <text:p>0.10663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31" calcext:value-type="float">
            <text:p>0.027131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.48976" calcext:value-type="float">
            <text:p>0.48976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8382540" calcext:value-type="float">
            <text:p>8382540</text:p>
          </table:table-cell>
          <table:table-cell table:style-name="ce10" office:value-type="float" office:value="3.93033798975342" calcext:value-type="float">
            <text:p>3.93033798975342</text:p>
          </table:table-cell>
          <table:table-cell table:style-name="ce10" office:value-type="float" office:value="1.19681405441205" calcext:value-type="float">
            <text:p>1.196814054412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22" calcext:value-type="float">
            <text:p>0.10592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57" calcext:value-type="float">
            <text:p>0.0264957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102354" calcext:value-type="float">
            <text:p>0.00102354</text:p>
          </table:table-cell>
          <table:table-cell office:value-type="float" office:value="4872100" calcext:value-type="float">
            <text:p>4872100</text:p>
          </table:table-cell>
          <table:table-cell table:style-name="ce10" office:value-type="float" office:value="3.99770528802787" calcext:value-type="float">
            <text:p>3.99770528802787</text:p>
          </table:table-cell>
          <table:table-cell table:style-name="ce10" office:value-type="float" office:value="1.29943266761222" calcext:value-type="float">
            <text:p>1.299432667612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938" calcext:value-type="float">
            <text:p>0.104938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43" calcext:value-type="float">
            <text:p>0.025744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2854060" calcext:value-type="float">
            <text:p>2854060</text:p>
          </table:table-cell>
          <table:table-cell table:style-name="ce10" office:value-type="float" office:value="4.07616443251516" calcext:value-type="float">
            <text:p>4.07616443251516</text:p>
          </table:table-cell>
          <table:table-cell table:style-name="ce10" office:value-type="float" office:value="1.30567147976101" calcext:value-type="float">
            <text:p>1.305671479761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494967" calcext:value-type="float">
            <text:p>0.494967</text:p>
          </table:table-cell>
          <table:table-cell office:value-type="float" office:value="0.000988924" calcext:value-type="float">
            <text:p>0.000988924</text:p>
          </table:table-cell>
          <table:table-cell office:value-type="float" office:value="1719180" calcext:value-type="float">
            <text:p>1719180</text:p>
          </table:table-cell>
          <table:table-cell table:style-name="ce10" office:value-type="float" office:value="4.1417661749472" calcext:value-type="float">
            <text:p>4.1417661749472</text:p>
          </table:table-cell>
          <table:table-cell table:style-name="ce10" office:value-type="float" office:value="1.23377787337779" calcext:value-type="float">
            <text:p>1.2337778733777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52163" calcext:value-type="float">
            <text:p>752163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office:value-type="string" calcext:value-type="string" table:number-columns-spanned="4" table:number-rows-spanned="1">
            <text:p>Nota: descriptors = original, scoring max</text:p>
          </table:table-cell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82685" calcext:value-type="float">
            <text:p>982685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7549" calcext:value-type="float">
            <text:p>917549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918638" calcext:value-type="float">
            <text:p>918638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2129" calcext:value-type="float">
            <text:p>912129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90272" calcext:value-type="float">
            <text:p>890272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4954" calcext:value-type="float">
            <text:p>874954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707" calcext:value-type="float">
            <text:p>835707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036" calcext:value-type="float">
            <text:p>861036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724" calcext:value-type="float">
            <text:p>859724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311" calcext:value-type="float">
            <text:p>850311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366" calcext:value-type="float">
            <text:p>835366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4828" calcext:value-type="float">
            <text:p>974828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9636" calcext:value-type="float">
            <text:p>909636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377" calcext:value-type="float">
            <text:p>864377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526" calcext:value-type="float">
            <text:p>839526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6694" calcext:value-type="float">
            <text:p>986694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439" calcext:value-type="float">
            <text:p>912439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72246" calcext:value-type="float">
            <text:p>872246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84817" calcext:value-type="float">
            <text:p>884817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148" calcext:value-type="float">
            <text:p>962148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6877" calcext:value-type="float">
            <text:p>906877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5979" calcext:value-type="float">
            <text:p>865979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8790" calcext:value-type="float">
            <text:p>838790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58700" calcext:value-type="float">
            <text:p>109587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91870" calcext:value-type="float">
            <text:p>629187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2910" calcext:value-type="float">
            <text:p>358291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970" calcext:value-type="float">
            <text:p>222497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308100" calcext:value-type="float">
            <text:p>113081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432070" calcext:value-type="float">
            <text:p>643207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702500" calcext:value-type="float">
            <text:p>370250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5960" calcext:value-type="float">
            <text:p>229596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47100" calcext:value-type="float">
            <text:p>108471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97270" calcext:value-type="float">
            <text:p>619727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97780" calcext:value-type="float">
            <text:p>359778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44410" calcext:value-type="float">
            <text:p>224441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92128" calcext:value-type="float">
            <text:p>892128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2444" calcext:value-type="float">
            <text:p>872444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65551" calcext:value-type="float">
            <text:p>865551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7232" calcext:value-type="float">
            <text:p>837232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915622" calcext:value-type="float">
            <text:p>915622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970" calcext:value-type="float">
            <text:p>876970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6441" calcext:value-type="float">
            <text:p>856441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5610" calcext:value-type="float">
            <text:p>835610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1344" calcext:value-type="float">
            <text:p>861344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9912" calcext:value-type="float">
            <text:p>859912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2654" calcext:value-type="float">
            <text:p>852654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7427" calcext:value-type="float">
            <text:p>837427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9392" calcext:value-type="float">
            <text:p>979392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52066" calcext:value-type="float">
            <text:p>952066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07101" calcext:value-type="float">
            <text:p>907101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051" calcext:value-type="float">
            <text:p>839051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422" calcext:value-type="float">
            <text:p>987422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2665" calcext:value-type="float">
            <text:p>912665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5064" calcext:value-type="float">
            <text:p>865064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8998" calcext:value-type="float">
            <text:p>838998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2706" calcext:value-type="float">
            <text:p>962706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7355" calcext:value-type="float">
            <text:p>907355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4740" calcext:value-type="float">
            <text:p>864740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41028" calcext:value-type="float">
            <text:p>841028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1033000" calcext:value-type="float">
            <text:p>110330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214770" calcext:value-type="float">
            <text:p>621477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589010" calcext:value-type="float">
            <text:p>358901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55880" calcext:value-type="float">
            <text:p>225588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28800" calcext:value-type="float">
            <text:p>112288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55850" calcext:value-type="float">
            <text:p>625585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5240" calcext:value-type="float">
            <text:p>360524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65560" calcext:value-type="float">
            <text:p>226556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746700" calcext:value-type="float">
            <text:p>107467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4856970" calcext:value-type="float">
            <text:p>485697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2770560" calcext:value-type="float">
            <text:p>277056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1718900" calcext:value-type="float">
            <text:p>171890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784" calcext:value-type="float">
            <text:p>0.078578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1" calcext:value-type="float">
            <text:p>0.11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795184" calcext:value-type="float">
            <text:p>795184</text:p>
          </table:table-cell>
          <table:table-cell table:style-name="ce10" office:value-type="float" office:value="5.21502286347618" calcext:value-type="float">
            <text:p>5.21502286347618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5287" calcext:value-type="float">
            <text:p>0.0785287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377" calcext:value-type="float">
            <text:p>0.0150377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74540" calcext:value-type="float">
            <text:p>874540</text:p>
          </table:table-cell>
          <table:table-cell table:style-name="ce10" office:value-type="float" office:value="5.22212173404177" calcext:value-type="float">
            <text:p>5.22212173404177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83133" calcext:value-type="float">
            <text:p>0.0783133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704" calcext:value-type="float">
            <text:p>0.0148704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53117" calcext:value-type="float">
            <text:p>853117</text:p>
          </table:table-cell>
          <table:table-cell table:style-name="ce10" office:value-type="float" office:value="5.26638826124381" calcext:value-type="float">
            <text:p>5.26638826124381</text:p>
          </table:table-cell>
          <table:table-cell table:style-name="ce10" office:value-type="float" office:value="1.28164316653403" calcext:value-type="float">
            <text:p>1.281643166534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395" calcext:value-type="float">
            <text:p>0.0779395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37" calcext:value-type="float">
            <text:p>0.0145037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202729" calcext:value-type="float">
            <text:p>0.000202729</text:p>
          </table:table-cell>
          <table:table-cell office:value-type="float" office:value="835630" calcext:value-type="float">
            <text:p>835630</text:p>
          </table:table-cell>
          <table:table-cell table:style-name="ce10" office:value-type="float" office:value="5.37376669401601" calcext:value-type="float">
            <text:p>5.37376669401601</text:p>
          </table:table-cell>
          <table:table-cell table:style-name="ce10" office:value-type="float" office:value="1.52777125927664" calcext:value-type="float">
            <text:p>1.527771259276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8052" calcext:value-type="float">
            <text:p>0.0558052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5047" calcext:value-type="float">
            <text:p>0.013504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84220" calcext:value-type="float">
            <text:p>884220</text:p>
          </table:table-cell>
          <table:table-cell table:style-name="ce10" office:value-type="float" office:value="4.13227987293313" calcext:value-type="float">
            <text:p>4.13227987293313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7207" calcext:value-type="float">
            <text:p>0.0557207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652" calcext:value-type="float">
            <text:p>0.0134652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76526" calcext:value-type="float">
            <text:p>876526</text:p>
          </table:table-cell>
          <table:table-cell table:style-name="ce10" office:value-type="float" office:value="4.13812642961115" calcext:value-type="float">
            <text:p>4.13812642961115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5106" calcext:value-type="float">
            <text:p>0.0555106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94" calcext:value-type="float">
            <text:p>0.0133094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55861" calcext:value-type="float">
            <text:p>855861</text:p>
          </table:table-cell>
          <table:table-cell table:style-name="ce10" office:value-type="float" office:value="4.17078155288743" calcext:value-type="float">
            <text:p>4.17078155288743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605" calcext:value-type="float">
            <text:p>0.0550605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11" calcext:value-type="float">
            <text:p>0.0129911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6782" calcext:value-type="float">
            <text:p>0.666782</text:p>
          </table:table-cell>
          <table:table-cell office:value-type="float" office:value="0" calcext:value-type="float">
            <text:p>0</text:p>
          </table:table-cell>
          <table:table-cell office:value-type="float" office:value="836879" calcext:value-type="float">
            <text:p>836879</text:p>
          </table:table-cell>
          <table:table-cell table:style-name="ce10" office:value-type="float" office:value="4.23832469921716" calcext:value-type="float">
            <text:p>4.23832469921716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80034" calcext:value-type="float">
            <text:p>0.098003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930" calcext:value-type="float">
            <text:p>860930</text:p>
          </table:table-cell>
          <table:table-cell table:style-name="ce10" office:value-type="float" office:value="5.897318016885" calcext:value-type="float">
            <text:p>5.897318016885</text:p>
          </table:table-cell>
          <table:table-cell table:style-name="ce10" office:value-type="float" office:value="1.42072765823596" calcext:value-type="float">
            <text:p>1.420727658235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9846" calcext:value-type="float">
            <text:p>0.0979846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6008" calcext:value-type="float">
            <text:p>0.0166008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60559" calcext:value-type="float">
            <text:p>860559</text:p>
          </table:table-cell>
          <table:table-cell table:style-name="ce10" office:value-type="float" office:value="5.90240229386536" calcext:value-type="float">
            <text:p>5.90240229386536</text:p>
          </table:table-cell>
          <table:table-cell table:style-name="ce10" office:value-type="float" office:value="1.43292227973187" calcext:value-type="float">
            <text:p>1.432922279731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8225" calcext:value-type="float">
            <text:p>0.0978225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522" calcext:value-type="float">
            <text:p>0.016452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50496" calcext:value-type="float">
            <text:p>850496</text:p>
          </table:table-cell>
          <table:table-cell table:style-name="ce10" office:value-type="float" office:value="5.94586134377165" calcext:value-type="float">
            <text:p>5.94586134377165</text:p>
          </table:table-cell>
          <table:table-cell table:style-name="ce10" office:value-type="float" office:value="1.37850164019541" calcext:value-type="float">
            <text:p>1.378501640195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4913" calcext:value-type="float">
            <text:p>0.09749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89" calcext:value-type="float">
            <text:p>0.0160489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2322" calcext:value-type="float">
            <text:p>0.512322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835717" calcext:value-type="float">
            <text:p>835717</text:p>
          </table:table-cell>
          <table:table-cell table:style-name="ce10" office:value-type="float" office:value="6.07464062957586" calcext:value-type="float">
            <text:p>6.07464062957586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3468" calcext:value-type="float">
            <text:p>0.086346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9" calcext:value-type="float">
            <text:p>0.02067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75144" calcext:value-type="float">
            <text:p>975144</text:p>
          </table:table-cell>
          <table:table-cell table:style-name="ce10" office:value-type="float" office:value="4.17557908989796" calcext:value-type="float">
            <text:p>4.17557908989796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772" calcext:value-type="float">
            <text:p>0.08587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166" calcext:value-type="float">
            <text:p>0.020216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910625" calcext:value-type="float">
            <text:p>910625</text:p>
          </table:table-cell>
          <table:table-cell table:style-name="ce10" office:value-type="float" office:value="4.24785572252505" calcext:value-type="float">
            <text:p>4.24785572252505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257" calcext:value-type="float">
            <text:p>0.08525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94" calcext:value-type="float">
            <text:p>0.019609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64747" calcext:value-type="float">
            <text:p>864747</text:p>
          </table:table-cell>
          <table:table-cell table:style-name="ce10" office:value-type="float" office:value="4.34776178771406" calcext:value-type="float">
            <text:p>4.3477617877140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1598" calcext:value-type="float">
            <text:p>0.0841598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35" calcext:value-type="float">
            <text:p>0.0189235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558742" calcext:value-type="float">
            <text:p>0.000558742</text:p>
          </table:table-cell>
          <table:table-cell office:value-type="float" office:value="839239" calcext:value-type="float">
            <text:p>839239</text:p>
          </table:table-cell>
          <table:table-cell table:style-name="ce10" office:value-type="float" office:value="4.44736967262927" calcext:value-type="float">
            <text:p>4.44736967262927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9172" calcext:value-type="float">
            <text:p>0.0639172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406" calcext:value-type="float">
            <text:p>0.018840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87110" calcext:value-type="float">
            <text:p>987110</text:p>
          </table:table-cell>
          <table:table-cell table:style-name="ce10" office:value-type="float" office:value="3.39252465420422" calcext:value-type="float">
            <text:p>3.39252465420422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103" calcext:value-type="float">
            <text:p>0.063410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416" calcext:value-type="float">
            <text:p>0.0184416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911879" calcext:value-type="float">
            <text:p>911879</text:p>
          </table:table-cell>
          <table:table-cell table:style-name="ce10" office:value-type="float" office:value="3.43843809647753" calcext:value-type="float">
            <text:p>3.43843809647753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6292" calcext:value-type="float">
            <text:p>0.0626292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34" calcext:value-type="float">
            <text:p>0.017983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37973" calcext:value-type="float">
            <text:p>0.637973</text:p>
          </table:table-cell>
          <table:table-cell office:value-type="float" office:value="0.000118671" calcext:value-type="float">
            <text:p>0.000118671</text:p>
          </table:table-cell>
          <table:table-cell office:value-type="float" office:value="864764" calcext:value-type="float">
            <text:p>864764</text:p>
          </table:table-cell>
          <table:table-cell table:style-name="ce10" office:value-type="float" office:value="3.48261174193979" calcext:value-type="float">
            <text:p>3.48261174193979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1104" calcext:value-type="float">
            <text:p>0.061104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5" calcext:value-type="float">
            <text:p>0.017452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097" calcext:value-type="float">
            <text:p>0.641097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39164" calcext:value-type="float">
            <text:p>839164</text:p>
          </table:table-cell>
          <table:table-cell table:style-name="ce10" office:value-type="float" office:value="3.50116029222174" calcext:value-type="float">
            <text:p>3.50116029222174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547" calcext:value-type="float">
            <text:p>0.104547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4229" calcext:value-type="float">
            <text:p>0.0224229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61336" calcext:value-type="float">
            <text:p>961336</text:p>
          </table:table-cell>
          <table:table-cell table:style-name="ce10" office:value-type="float" office:value="4.66251020162423" calcext:value-type="float">
            <text:p>4.66251020162423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098" calcext:value-type="float">
            <text:p>0.104098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656" calcext:value-type="float">
            <text:p>0.02196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908167" calcext:value-type="float">
            <text:p>908167</text:p>
          </table:table-cell>
          <table:table-cell table:style-name="ce10" office:value-type="float" office:value="4.73913756054922" calcext:value-type="float">
            <text:p>4.73913756054922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83" calcext:value-type="float">
            <text:p>0.103483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74" calcext:value-type="float">
            <text:p>0.021297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63856" calcext:value-type="float">
            <text:p>863856</text:p>
          </table:table-cell>
          <table:table-cell table:style-name="ce10" office:value-type="float" office:value="4.85894991876943" calcext:value-type="float">
            <text:p>4.85894991876943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478" calcext:value-type="float">
            <text:p>0.10247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916" calcext:value-type="float">
            <text:p>0.020491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462" calcext:value-type="float">
            <text:p>0.49462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839551" calcext:value-type="float">
            <text:p>839551</text:p>
          </table:table-cell>
          <table:table-cell table:style-name="ce10" office:value-type="float" office:value="5.00097600968202" calcext:value-type="float">
            <text:p>5.00097600968202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667" calcext:value-type="float">
            <text:p>0.08766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538" calcext:value-type="float">
            <text:p>0.0252538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10945500" calcext:value-type="float">
            <text:p>10945500</text:p>
          </table:table-cell>
          <table:table-cell table:style-name="ce10" office:value-type="float" office:value="3.47143796181169" calcext:value-type="float">
            <text:p>3.47143796181169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7905" calcext:value-type="float">
            <text:p>0.0867905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504" calcext:value-type="float">
            <text:p>0.024650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39743" calcext:value-type="float">
            <text:p>0.539743</text:p>
          </table:table-cell>
          <table:table-cell office:value-type="float" office:value="0.000603244" calcext:value-type="float">
            <text:p>0.000603244</text:p>
          </table:table-cell>
          <table:table-cell office:value-type="float" office:value="6191850" calcext:value-type="float">
            <text:p>6191850</text:p>
          </table:table-cell>
          <table:table-cell table:style-name="ce10" office:value-type="float" office:value="3.5208556453445" calcext:value-type="float">
            <text:p>3.5208556453445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28" calcext:value-type="float">
            <text:p>0.08542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63" calcext:value-type="float">
            <text:p>0.0239663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3354" calcext:value-type="float">
            <text:p>0.000593354</text:p>
          </table:table-cell>
          <table:table-cell office:value-type="float" office:value="3616720" calcext:value-type="float">
            <text:p>3616720</text:p>
          </table:table-cell>
          <table:table-cell table:style-name="ce10" office:value-type="float" office:value="3.56450515932789" calcext:value-type="float">
            <text:p>3.56450515932789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1492" calcext:value-type="float">
            <text:p>0.0831492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5" calcext:value-type="float">
            <text:p>0.0232565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329490" calcext:value-type="float">
            <text:p>2329490</text:p>
          </table:table-cell>
          <table:table-cell table:style-name="ce10" office:value-type="float" office:value="3.57531012835121" calcext:value-type="float">
            <text:p>3.57531012835121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7373" calcext:value-type="float">
            <text:p>0.0667373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9" calcext:value-type="float">
            <text:p>0.0233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0337" calcext:value-type="float">
            <text:p>0.630337</text:p>
          </table:table-cell>
          <table:table-cell office:value-type="float" office:value="0.000163172" calcext:value-type="float">
            <text:p>0.000163172</text:p>
          </table:table-cell>
          <table:table-cell office:value-type="float" office:value="11202400" calcext:value-type="float">
            <text:p>11202400</text:p>
          </table:table-cell>
          <table:table-cell table:style-name="ce10" office:value-type="float" office:value="2.857027270003" calcext:value-type="float">
            <text:p>2.857027270003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5173" calcext:value-type="float">
            <text:p>0.06551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33" calcext:value-type="float">
            <text:p>0.0228533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3461" calcext:value-type="float">
            <text:p>0.633461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9780" calcext:value-type="float">
            <text:p>6279780</text:p>
          </table:table-cell>
          <table:table-cell table:style-name="ce10" office:value-type="float" office:value="2.86686386648755" calcext:value-type="float">
            <text:p>2.86686386648755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4533" calcext:value-type="float">
            <text:p>0.063453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9" calcext:value-type="float">
            <text:p>0.0223409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179" calcext:value-type="float">
            <text:p>0.643179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598800" calcext:value-type="float">
            <text:p>3598800</text:p>
          </table:table-cell>
          <table:table-cell table:style-name="ce10" office:value-type="float" office:value="2.84023025034802" calcext:value-type="float">
            <text:p>2.84023025034802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453" calcext:value-type="float">
            <text:p>0.0604453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8740" calcext:value-type="float">
            <text:p>2228740</text:p>
          </table:table-cell>
          <table:table-cell table:style-name="ce10" office:value-type="float" office:value="2.77158866334386" calcext:value-type="float">
            <text:p>2.77158866334386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747" calcext:value-type="float">
            <text:p>0.0270747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10813700" calcext:value-type="float">
            <text:p>10813700</text:p>
          </table:table-cell>
          <table:table-cell table:style-name="ce10" office:value-type="float" office:value="3.87003364764891" calcext:value-type="float">
            <text:p>3.87003364764891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84" calcext:value-type="float">
            <text:p>0.10398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58" calcext:value-type="float">
            <text:p>0.026425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0108" calcext:value-type="float">
            <text:p>0.490108</text:p>
          </table:table-cell>
          <table:table-cell office:value-type="float" office:value="0.000969146" calcext:value-type="float">
            <text:p>0.000969146</text:p>
          </table:table-cell>
          <table:table-cell office:value-type="float" office:value="6134890" calcext:value-type="float">
            <text:p>6134890</text:p>
          </table:table-cell>
          <table:table-cell table:style-name="ce10" office:value-type="float" office:value="3.93494236692929" calcext:value-type="float">
            <text:p>3.93494236692929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796" calcext:value-type="float">
            <text:p>0.10279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35" calcext:value-type="float">
            <text:p>0.0256635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1149" calcext:value-type="float">
            <text:p>0.491149</text:p>
          </table:table-cell>
          <table:table-cell office:value-type="float" office:value="0.000959256" calcext:value-type="float">
            <text:p>0.000959256</text:p>
          </table:table-cell>
          <table:table-cell office:value-type="float" office:value="3565900" calcext:value-type="float">
            <text:p>3565900</text:p>
          </table:table-cell>
          <table:table-cell table:style-name="ce10" office:value-type="float" office:value="4.00553315019386" calcext:value-type="float">
            <text:p>4.00553315019386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227" calcext:value-type="float">
            <text:p>0.10122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29" calcext:value-type="float">
            <text:p>0.02482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091" calcext:value-type="float">
            <text:p>0.498091</text:p>
          </table:table-cell>
          <table:table-cell office:value-type="float" office:value="0.000919699" calcext:value-type="float">
            <text:p>0.000919699</text:p>
          </table:table-cell>
          <table:table-cell office:value-type="float" office:value="2223320" calcext:value-type="float">
            <text:p>2223320</text:p>
          </table:table-cell>
          <table:table-cell table:style-name="ce10" office:value-type="float" office:value="4.07796832763295" calcext:value-type="float">
            <text:p>4.07796832763295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5225" calcext:value-type="float">
            <text:p>865225</text:p>
          </table:table-cell>
          <table:table-cell table:style-name="ce10" office:value-type="float" office:value="5.18885020205181" calcext:value-type="float">
            <text:p>5.18885020205181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2541" calcext:value-type="float">
            <text:p>862541</text:p>
          </table:table-cell>
          <table:table-cell table:style-name="ce10" office:value-type="float" office:value="5.19395890831033" calcext:value-type="float">
            <text:p>5.19395890831033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2576" calcext:value-type="float">
            <text:p>852576</text:p>
          </table:table-cell>
          <table:table-cell table:style-name="ce10" office:value-type="float" office:value="5.23145168890265" calcext:value-type="float">
            <text:p>5.23145168890265</text:p>
          </table:table-cell>
          <table:table-cell table:style-name="ce10" office:value-type="float" office:value="1.27626071478473" calcext:value-type="float">
            <text:p>1.276260714784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35834" calcext:value-type="float">
            <text:p>835834</text:p>
          </table:table-cell>
          <table:table-cell table:style-name="ce10" office:value-type="float" office:value="5.33563901685471" calcext:value-type="float">
            <text:p>5.33563901685471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4679" calcext:value-type="float">
            <text:p>874679</text:p>
          </table:table-cell>
          <table:table-cell table:style-name="ce10" office:value-type="float" office:value="4.11307412628923" calcext:value-type="float">
            <text:p>4.11307412628923</text:p>
          </table:table-cell>
          <table:table-cell table:style-name="ce10" office:value-type="float" office:value="1.35652275652276" calcext:value-type="float">
            <text:p>1.35652275652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0081" calcext:value-type="float">
            <text:p>870081</text:p>
          </table:table-cell>
          <table:table-cell table:style-name="ce10" office:value-type="float" office:value="4.1175775062652" calcext:value-type="float">
            <text:p>4.117577506265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53853" calcext:value-type="float">
            <text:p>853853</text:p>
          </table:table-cell>
          <table:table-cell table:style-name="ce10" office:value-type="float" office:value="4.1476913132042" calcext:value-type="float">
            <text:p>4.1476913132042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35712" calcext:value-type="float">
            <text:p>835712</text:p>
          </table:table-cell>
          <table:table-cell table:style-name="ce10" office:value-type="float" office:value="4.21602334139094" calcext:value-type="float">
            <text:p>4.21602334139094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483" calcext:value-type="float">
            <text:p>855483</text:p>
          </table:table-cell>
          <table:table-cell table:style-name="ce10" office:value-type="float" office:value="5.88072163951858" calcext:value-type="float">
            <text:p>5.88072163951858</text:p>
          </table:table-cell>
          <table:table-cell table:style-name="ce10" office:value-type="float" office:value="1.36682461682462" calcext:value-type="float">
            <text:p>1.3668246168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5390" calcext:value-type="float">
            <text:p>855390</text:p>
          </table:table-cell>
          <table:table-cell table:style-name="ce10" office:value-type="float" office:value="5.88392803163126" calcext:value-type="float">
            <text:p>5.88392803163126</text:p>
          </table:table-cell>
          <table:table-cell table:style-name="ce10" office:value-type="float" office:value="1.37266248758908" calcext:value-type="float">
            <text:p>1.372662487589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7470" calcext:value-type="float">
            <text:p>847470</text:p>
          </table:table-cell>
          <table:table-cell table:style-name="ce10" office:value-type="float" office:value="5.918084996255" calcext:value-type="float">
            <text:p>5.918084996255</text:p>
          </table:table-cell>
          <table:table-cell table:style-name="ce10" office:value-type="float" office:value="1.35944469355486" calcext:value-type="float">
            <text:p>1.359444693554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34420" calcext:value-type="float">
            <text:p>834420</text:p>
          </table:table-cell>
          <table:table-cell table:style-name="ce10" office:value-type="float" office:value="6.03919832933329" calcext:value-type="float">
            <text:p>6.03919832933329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66073" calcext:value-type="float">
            <text:p>966073</text:p>
          </table:table-cell>
          <table:table-cell table:style-name="ce10" office:value-type="float" office:value="4.15751298849072" calcext:value-type="float">
            <text:p>4.15751298849072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08400" calcext:value-type="float">
            <text:p>908400</text:p>
          </table:table-cell>
          <table:table-cell table:style-name="ce10" office:value-type="float" office:value="4.22617215528119" calcext:value-type="float">
            <text:p>4.22617215528119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5309" calcext:value-type="float">
            <text:p>865309</text:p>
          </table:table-cell>
          <table:table-cell table:style-name="ce10" office:value-type="float" office:value="4.32481383250026" calcext:value-type="float">
            <text:p>4.3248138325002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39333" calcext:value-type="float">
            <text:p>839333</text:p>
          </table:table-cell>
          <table:table-cell table:style-name="ce10" office:value-type="float" office:value="4.4241796455921" calcext:value-type="float">
            <text:p>4.4241796455921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81538" calcext:value-type="float">
            <text:p>981538</text:p>
          </table:table-cell>
          <table:table-cell table:style-name="ce10" office:value-type="float" office:value="3.37645059351515" calcext:value-type="float">
            <text:p>3.37645059351515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10847" calcext:value-type="float">
            <text:p>910847</text:p>
          </table:table-cell>
          <table:table-cell table:style-name="ce10" office:value-type="float" office:value="3.42119907146266" calcext:value-type="float">
            <text:p>3.42119907146266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65236" calcext:value-type="float">
            <text:p>865236</text:p>
          </table:table-cell>
          <table:table-cell table:style-name="ce10" office:value-type="float" office:value="3.46697549229512" calcext:value-type="float">
            <text:p>3.46697549229512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38755" calcext:value-type="float">
            <text:p>838755</text:p>
          </table:table-cell>
          <table:table-cell table:style-name="ce10" office:value-type="float" office:value="3.49148531417243" calcext:value-type="float">
            <text:p>3.49148531417243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52192" calcext:value-type="float">
            <text:p>952192</text:p>
          </table:table-cell>
          <table:table-cell table:style-name="ce10" office:value-type="float" office:value="4.64344126768494" calcext:value-type="float">
            <text:p>4.64344126768494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04149" calcext:value-type="float">
            <text:p>904149</text:p>
          </table:table-cell>
          <table:table-cell table:style-name="ce10" office:value-type="float" office:value="4.7143110981516" calcext:value-type="float">
            <text:p>4.7143110981516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64586" calcext:value-type="float">
            <text:p>864586</text:p>
          </table:table-cell>
          <table:table-cell table:style-name="ce10" office:value-type="float" office:value="4.83200578610208" calcext:value-type="float">
            <text:p>4.83200578610208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39859" calcext:value-type="float">
            <text:p>839859</text:p>
          </table:table-cell>
          <table:table-cell table:style-name="ce10" office:value-type="float" office:value="4.97398654914248" calcext:value-type="float">
            <text:p>4.97398654914248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0783200" calcext:value-type="float">
            <text:p>10783200</text:p>
          </table:table-cell>
          <table:table-cell table:style-name="ce10" office:value-type="float" office:value="3.45075314984176" calcext:value-type="float">
            <text:p>3.45075314984176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585410" calcext:value-type="float">
            <text:p>6585410</text:p>
          </table:table-cell>
          <table:table-cell table:style-name="ce10" office:value-type="float" office:value="3.50044628367413" calcext:value-type="float">
            <text:p>3.50044628367413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705860" calcext:value-type="float">
            <text:p>3705860</text:p>
          </table:table-cell>
          <table:table-cell table:style-name="ce10" office:value-type="float" office:value="3.54713879175812" calcext:value-type="float">
            <text:p>3.54713879175812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8790" calcext:value-type="float">
            <text:p>2228790</text:p>
          </table:table-cell>
          <table:table-cell table:style-name="ce10" office:value-type="float" office:value="3.56357686800452" calcext:value-type="float">
            <text:p>3.56357686800452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53100" calcext:value-type="float">
            <text:p>11153100</text:p>
          </table:table-cell>
          <table:table-cell table:style-name="ce10" office:value-type="float" office:value="2.84777722117324" calcext:value-type="float">
            <text:p>2.84777722117324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76460" calcext:value-type="float">
            <text:p>6276460</text:p>
          </table:table-cell>
          <table:table-cell table:style-name="ce10" office:value-type="float" office:value="2.85963023739197" calcext:value-type="float">
            <text:p>2.85963023739197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04970" calcext:value-type="float">
            <text:p>3604970</text:p>
          </table:table-cell>
          <table:table-cell table:style-name="ce10" office:value-type="float" office:value="2.8373946984414" calcext:value-type="float">
            <text:p>2.8373946984414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23440" calcext:value-type="float">
            <text:p>2223440</text:p>
          </table:table-cell>
          <table:table-cell table:style-name="ce10" office:value-type="float" office:value="2.77060282728611" calcext:value-type="float">
            <text:p>2.77060282728611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0586300" calcext:value-type="float">
            <text:p>10586300</text:p>
          </table:table-cell>
          <table:table-cell table:style-name="ce10" office:value-type="float" office:value="3.8505454061724" calcext:value-type="float">
            <text:p>3.8505454061724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118370" calcext:value-type="float">
            <text:p>6118370</text:p>
          </table:table-cell>
          <table:table-cell table:style-name="ce10" office:value-type="float" office:value="3.9148931338448" calcext:value-type="float">
            <text:p>3.9148931338448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560970" calcext:value-type="float">
            <text:p>3560970</text:p>
          </table:table-cell>
          <table:table-cell table:style-name="ce10" office:value-type="float" office:value="3.9856670771437" calcext:value-type="float">
            <text:p>3.9856670771437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19610" calcext:value-type="float">
            <text:p>2219610</text:p>
          </table:table-cell>
          <table:table-cell table:style-name="ce10" office:value-type="float" office:value="4.06102700045927" calcext:value-type="float">
            <text:p>4.06102700045927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8844" calcext:value-type="float">
            <text:p>0.0848844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1802" calcext:value-type="float">
            <text:p>0.0251802</text:p>
          </table:table-cell>
          <table:table-cell office:value-type="float" office:value="0.0305677" calcext:value-type="float">
            <text:p>0.0305677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9664640" calcext:value-type="float">
            <text:p>9664640</text:p>
          </table:table-cell>
          <table:table-cell table:style-name="ce10" office:value-type="float" office:value="3.37107727500179" calcext:value-type="float">
            <text:p>3.37107727500179</text:p>
          </table:table-cell>
          <table:table-cell table:style-name="ce10" office:value-type="float" office:value="1.2125179987386" calcext:value-type="float">
            <text:p>1.21251799873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1731" calcext:value-type="float">
            <text:p>0.084173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22" calcext:value-type="float">
            <text:p>0.024622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5858060" calcext:value-type="float">
            <text:p>5858060</text:p>
          </table:table-cell>
          <table:table-cell table:style-name="ce10" office:value-type="float" office:value="3.41861343513931" calcext:value-type="float">
            <text:p>3.41861343513931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0923" calcext:value-type="float">
            <text:p>0.083092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556" calcext:value-type="float">
            <text:p>0.0239556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50503" calcext:value-type="float">
            <text:p>0.550503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3507070" calcext:value-type="float">
            <text:p>3507070</text:p>
          </table:table-cell>
          <table:table-cell table:style-name="ce10" office:value-type="float" office:value="3.46859606939505" calcext:value-type="float">
            <text:p>3.46859606939505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5005" calcext:value-type="float">
            <text:p>0.081500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27" calcext:value-type="float">
            <text:p>0.0232527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6" calcext:value-type="float">
            <text:p>0.16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553974" calcext:value-type="float">
            <text:p>0.553974</text:p>
          </table:table-cell>
          <table:table-cell office:value-type="float" office:value="0.00052413" calcext:value-type="float">
            <text:p>0.00052413</text:p>
          </table:table-cell>
          <table:table-cell office:value-type="float" office:value="2207870" calcext:value-type="float">
            <text:p>2207870</text:p>
          </table:table-cell>
          <table:table-cell table:style-name="ce10" office:value-type="float" office:value="3.50499081827057" calcext:value-type="float">
            <text:p>3.50499081827057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7632" calcext:value-type="float">
            <text:p>0.0647632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22" calcext:value-type="float">
            <text:p>0.023322</text:p>
          </table:table-cell>
          <table:table-cell office:value-type="float" office:value="0.0280374" calcext:value-type="float">
            <text:p>0.0280374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10107900" calcext:value-type="float">
            <text:p>10107900</text:p>
          </table:table-cell>
          <table:table-cell table:style-name="ce10" office:value-type="float" office:value="2.77691450132922" calcext:value-type="float">
            <text:p>2.77691450132922</text:p>
          </table:table-cell>
          <table:table-cell table:style-name="ce10" office:value-type="float" office:value="1.17757197757198" calcext:value-type="float">
            <text:p>1.1775719775719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9223" calcext:value-type="float">
            <text:p>0.063922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404" calcext:value-type="float">
            <text:p>0.0228404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2856" calcext:value-type="float">
            <text:p>0.00012856</text:p>
          </table:table-cell>
          <table:table-cell office:value-type="float" office:value="6004180" calcext:value-type="float">
            <text:p>6004180</text:p>
          </table:table-cell>
          <table:table-cell table:style-name="ce10" office:value-type="float" office:value="2.7986506365913" calcext:value-type="float">
            <text:p>2.7986506365913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5813" calcext:value-type="float">
            <text:p>0.06258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364" calcext:value-type="float">
            <text:p>0.0223364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6303" calcext:value-type="float">
            <text:p>0.646303</text:p>
          </table:table-cell>
          <table:table-cell office:value-type="float" office:value="0.000123616" calcext:value-type="float">
            <text:p>0.000123616</text:p>
          </table:table-cell>
          <table:table-cell office:value-type="float" office:value="3547900" calcext:value-type="float">
            <text:p>3547900</text:p>
          </table:table-cell>
          <table:table-cell table:style-name="ce10" office:value-type="float" office:value="2.80176304149281" calcext:value-type="float">
            <text:p>2.80176304149281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1265" calcext:value-type="float">
            <text:p>0.060126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78" calcext:value-type="float">
            <text:p>0.0218078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8105" calcext:value-type="float">
            <text:p>0.658105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37870" calcext:value-type="float">
            <text:p>2237870</text:p>
          </table:table-cell>
          <table:table-cell table:style-name="ce10" office:value-type="float" office:value="2.75710984143288" calcext:value-type="float">
            <text:p>2.75710984143288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907" calcext:value-type="float">
            <text:p>0.100907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69483" calcext:value-type="float">
            <text:p>0.0269483</text:p>
          </table:table-cell>
          <table:table-cell office:value-type="float" office:value="0.0340426" calcext:value-type="float">
            <text:p>0.0340426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9362410" calcext:value-type="float">
            <text:p>9362410</text:p>
          </table:table-cell>
          <table:table-cell table:style-name="ce10" office:value-type="float" office:value="3.74446625575639" calcext:value-type="float">
            <text:p>3.74446625575639</text:p>
          </table:table-cell>
          <table:table-cell table:style-name="ce10" office:value-type="float" office:value="1.2255326195739" calcext:value-type="float">
            <text:p>1.22553261957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" calcext:value-type="float">
            <text:p>0.1002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3738" calcext:value-type="float">
            <text:p>0.0263738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5885800" calcext:value-type="float">
            <text:p>5885800</text:p>
          </table:table-cell>
          <table:table-cell table:style-name="ce10" office:value-type="float" office:value="3.80112080928801" calcext:value-type="float">
            <text:p>3.80112080928801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422" calcext:value-type="float">
            <text:p>0.025642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500868" calcext:value-type="float">
            <text:p>0.500868</text:p>
          </table:table-cell>
          <table:table-cell office:value-type="float" office:value="0.000885087" calcext:value-type="float">
            <text:p>0.000885087</text:p>
          </table:table-cell>
          <table:table-cell office:value-type="float" office:value="3548230" calcext:value-type="float">
            <text:p>3548230</text:p>
          </table:table-cell>
          <table:table-cell table:style-name="ce10" office:value-type="float" office:value="3.87318560809915" calcext:value-type="float">
            <text:p>3.87318560809915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108" calcext:value-type="float">
            <text:p>0.098108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129" calcext:value-type="float">
            <text:p>0.024812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503645" calcext:value-type="float">
            <text:p>0.503645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238780" calcext:value-type="float">
            <text:p>2238780</text:p>
          </table:table-cell>
          <table:table-cell table:style-name="ce10" office:value-type="float" office:value="3.95391107045126" calcext:value-type="float">
            <text:p>3.95391107045126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7624" calcext:value-type="float">
            <text:p>0.0827624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4124" calcext:value-type="float">
            <text:p>0.0204124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" calcext:value-type="float">
            <text:p>0.1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31242" calcext:value-type="float">
            <text:p>931242</text:p>
          </table:table-cell>
          <table:table-cell table:style-name="ce10" office:value-type="float" office:value="4.05451588250279" calcext:value-type="float">
            <text:p>4.05451588250279</text:p>
          </table:table-cell>
          <table:table-cell table:style-name="ce10" office:value-type="float" office:value="1.22575255612041" calcext:value-type="float">
            <text:p>1.2257525561204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3865" calcext:value-type="float">
            <text:p>0.082386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1074" calcext:value-type="float">
            <text:p>0.0201074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902541" calcext:value-type="float">
            <text:p>902541</text:p>
          </table:table-cell>
          <table:table-cell table:style-name="ce10" office:value-type="float" office:value="4.09732237882571" calcext:value-type="float">
            <text:p>4.09732237882571</text:p>
          </table:table-cell>
          <table:table-cell table:style-name="ce10" office:value-type="float" office:value="1.23589548318062" calcext:value-type="float">
            <text:p>1.235895483180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8987" calcext:value-type="float">
            <text:p>0.0818987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5742" calcext:value-type="float">
            <text:p>0.0195742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69988" calcext:value-type="float">
            <text:p>869988</text:p>
          </table:table-cell>
          <table:table-cell table:style-name="ce10" office:value-type="float" office:value="4.18401262886861" calcext:value-type="float">
            <text:p>4.18401262886861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10261" calcext:value-type="float">
            <text:p>0.081026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099" calcext:value-type="float">
            <text:p>0.0189099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54669" calcext:value-type="float">
            <text:p>0.554669</text:p>
          </table:table-cell>
          <table:table-cell office:value-type="float" office:value="0.000464794" calcext:value-type="float">
            <text:p>0.000464794</text:p>
          </table:table-cell>
          <table:table-cell office:value-type="float" office:value="846543" calcext:value-type="float">
            <text:p>846543</text:p>
          </table:table-cell>
          <table:table-cell table:style-name="ce10" office:value-type="float" office:value="4.28485079244205" calcext:value-type="float">
            <text:p>4.28485079244205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6777" calcext:value-type="float">
            <text:p>0.0616777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6922" calcext:value-type="float">
            <text:p>0.018692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5" calcext:value-type="float">
            <text:p>0.1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49795" calcext:value-type="float">
            <text:p>949795</text:p>
          </table:table-cell>
          <table:table-cell table:style-name="ce10" office:value-type="float" office:value="3.29964905147602" calcext:value-type="float">
            <text:p>3.29964905147602</text:p>
          </table:table-cell>
          <table:table-cell table:style-name="ce10" office:value-type="float" office:value="1.2668890413887" calcext:value-type="float">
            <text:p>1.26688904138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12535" calcext:value-type="float">
            <text:p>0.061253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3856" calcext:value-type="float">
            <text:p>0.018385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906579" calcext:value-type="float">
            <text:p>906579</text:p>
          </table:table-cell>
          <table:table-cell table:style-name="ce10" office:value-type="float" office:value="3.33160190583935" calcext:value-type="float">
            <text:p>3.33160190583935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7068" calcext:value-type="float">
            <text:p>0.060706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648" calcext:value-type="float">
            <text:p>0.01796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69676" calcext:value-type="float">
            <text:p>869676</text:p>
          </table:table-cell>
          <table:table-cell table:style-name="ce10" office:value-type="float" office:value="3.37920822942643" calcext:value-type="float">
            <text:p>3.37920822942643</text:p>
          </table:table-cell>
          <table:table-cell table:style-name="ce10" office:value-type="float" office:value="1.28804450869792" calcext:value-type="float">
            <text:p>1.288044508697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97218" calcext:value-type="float">
            <text:p>0.059721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472" calcext:value-type="float">
            <text:p>0.017447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52898" calcext:value-type="float">
            <text:p>0.652898</text:p>
          </table:table-cell>
          <table:table-cell office:value-type="float" office:value="0.0000791139" calcext:value-type="float">
            <text:p>7.91139E-05</text:p>
          </table:table-cell>
          <table:table-cell office:value-type="float" office:value="843671" calcext:value-type="float">
            <text:p>843671</text:p>
          </table:table-cell>
          <table:table-cell table:style-name="ce10" office:value-type="float" office:value="3.42300197166307" calcext:value-type="float">
            <text:p>3.42300197166307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54" calcext:value-type="float">
            <text:p>0.10054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0220235" calcext:value-type="float">
            <text:p>0.022023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912707" calcext:value-type="float">
            <text:p>912707</text:p>
          </table:table-cell>
          <table:table-cell table:style-name="ce10" office:value-type="float" office:value="4.56512361795355" calcext:value-type="float">
            <text:p>4.56512361795355</text:p>
          </table:table-cell>
          <table:table-cell table:style-name="ce10" office:value-type="float" office:value="1.31765032659242" calcext:value-type="float">
            <text:p>1.317650326592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255" calcext:value-type="float">
            <text:p>0.10025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7758" calcext:value-type="float">
            <text:p>0.0217758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91567" calcext:value-type="float">
            <text:p>891567</text:p>
          </table:table-cell>
          <table:table-cell table:style-name="ce10" office:value-type="float" office:value="4.60396403346835" calcext:value-type="float">
            <text:p>4.60396403346835</text:p>
          </table:table-cell>
          <table:table-cell table:style-name="ce10" office:value-type="float" office:value="1.35916995973755" calcext:value-type="float">
            <text:p>1.359169959737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7435" calcext:value-type="float">
            <text:p>0.099743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344" calcext:value-type="float">
            <text:p>0.0212344</text:p>
          </table:table-cell>
          <table:table-cell office:value-type="float" office:value="0.0287081" calcext:value-type="float">
            <text:p>0.02870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64777" calcext:value-type="float">
            <text:p>864777</text:p>
          </table:table-cell>
          <table:table-cell table:style-name="ce10" office:value-type="float" office:value="4.6972601062427" calcext:value-type="float">
            <text:p>4.6972601062427</text:p>
          </table:table-cell>
          <table:table-cell table:style-name="ce10" office:value-type="float" office:value="1.36650577864092" calcext:value-type="float">
            <text:p>1.366505778640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89572" calcext:value-type="float">
            <text:p>0.098957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696" calcext:value-type="float">
            <text:p>0.0204696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503992" calcext:value-type="float">
            <text:p>0.503992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841933" calcext:value-type="float">
            <text:p>841933</text:p>
          </table:table-cell>
          <table:table-cell table:style-name="ce10" office:value-type="float" office:value="4.83434947434244" calcext:value-type="float">
            <text:p>4.83434947434244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32" calcext:value-type="float">
            <text:p>0.014713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0347" calcext:value-type="float">
            <text:p>840347</text:p>
          </table:table-cell>
          <table:table-cell table:style-name="ce10" office:value-type="float" office:value="5.07799119158307" calcext:value-type="float">
            <text:p>5.07799119158307</text:p>
          </table:table-cell>
          <table:table-cell table:style-name="ce10" office:value-type="float" office:value="1.2656233863276" calcext:value-type="float">
            <text:p>1.2656233863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7135" calcext:value-type="float">
            <text:p>0.0747135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7126" calcext:value-type="float">
            <text:p>0.014712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2" calcext:value-type="float">
            <text:p>0.12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41068" calcext:value-type="float">
            <text:p>841068</text:p>
          </table:table-cell>
          <table:table-cell table:style-name="ce10" office:value-type="float" office:value="5.07819827902614" calcext:value-type="float">
            <text:p>5.07819827902614</text:p>
          </table:table-cell>
          <table:table-cell table:style-name="ce10" office:value-type="float" office:value="1.2656233863276" calcext:value-type="float">
            <text:p>1.2656233863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6319" calcext:value-type="float">
            <text:p>0.0746319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0146761" calcext:value-type="float">
            <text:p>0.0146761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9039" calcext:value-type="float">
            <text:p>839039</text:p>
          </table:table-cell>
          <table:table-cell table:style-name="ce10" office:value-type="float" office:value="5.08526788451973" calcext:value-type="float">
            <text:p>5.08526788451973</text:p>
          </table:table-cell>
          <table:table-cell table:style-name="ce10" office:value-type="float" office:value="1.27083460416997" calcext:value-type="float">
            <text:p>1.2708346041699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43817" calcext:value-type="float">
            <text:p>0.0743817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4455" calcext:value-type="float">
            <text:p>0.0144455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86949" calcext:value-type="float">
            <text:p>0.586949</text:p>
          </table:table-cell>
          <table:table-cell office:value-type="float" office:value="0.000173062" calcext:value-type="float">
            <text:p>0.000173062</text:p>
          </table:table-cell>
          <table:table-cell office:value-type="float" office:value="833597" calcext:value-type="float">
            <text:p>833597</text:p>
          </table:table-cell>
          <table:table-cell table:style-name="ce10" office:value-type="float" office:value="5.14912602540584" calcext:value-type="float">
            <text:p>5.14912602540584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2215" calcext:value-type="float">
            <text:p>0.0532215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709" calcext:value-type="float">
            <text:p>0.0132709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6757" calcext:value-type="float">
            <text:p>846757</text:p>
          </table:table-cell>
          <table:table-cell table:style-name="ce10" office:value-type="float" office:value="4.01039115659074" calcext:value-type="float">
            <text:p>4.01039115659074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2156" calcext:value-type="float">
            <text:p>0.0532156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2688" calcext:value-type="float">
            <text:p>0.01326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8467" calcext:value-type="float">
            <text:p>848467</text:p>
          </table:table-cell>
          <table:table-cell table:style-name="ce10" office:value-type="float" office:value="4.01058121307127" calcext:value-type="float">
            <text:p>4.01058121307127</text:p>
          </table:table-cell>
          <table:table-cell table:style-name="ce10" office:value-type="float" office:value="1.35057183142723" calcext:value-type="float">
            <text:p>1.350571831427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31069" calcext:value-type="float">
            <text:p>0.0531069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2156" calcext:value-type="float">
            <text:p>0.0132156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45352" calcext:value-type="float">
            <text:p>845352</text:p>
          </table:table-cell>
          <table:table-cell table:style-name="ce10" office:value-type="float" office:value="4.01850086261691" calcext:value-type="float">
            <text:p>4.01850086261691</text:p>
          </table:table-cell>
          <table:table-cell table:style-name="ce10" office:value-type="float" office:value="1.35631966897159" calcext:value-type="float">
            <text:p>1.3563196689715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28247" calcext:value-type="float">
            <text:p>0.0528247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684" calcext:value-type="float">
            <text:p>0.0129684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3" calcext:value-type="float">
            <text:p>0.13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681014" calcext:value-type="float">
            <text:p>0.681014</text:p>
          </table:table-cell>
          <table:table-cell office:value-type="float" office:value="0" calcext:value-type="float">
            <text:p>0</text:p>
          </table:table-cell>
          <table:table-cell office:value-type="float" office:value="838371" calcext:value-type="float">
            <text:p>838371</text:p>
          </table:table-cell>
          <table:table-cell table:style-name="ce10" office:value-type="float" office:value="4.07333981061658" calcext:value-type="float">
            <text:p>4.07333981061658</text:p>
          </table:table-cell>
          <table:table-cell table:style-name="ce10" office:value-type="float" office:value="1.3561285204284" calcext:value-type="float">
            <text:p>1.35612852042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51" calcext:value-type="float">
            <text:p>0.016145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078" calcext:value-type="float">
            <text:p>838078</text:p>
          </table:table-cell>
          <table:table-cell table:style-name="ce10" office:value-type="float" office:value="5.77928287839654" calcext:value-type="float">
            <text:p>5.77928287839654</text:p>
          </table:table-cell>
          <table:table-cell table:style-name="ce10" office:value-type="float" office:value="1.29955396124891" calcext:value-type="float">
            <text:p>1.29955396124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3071" calcext:value-type="float">
            <text:p>0.0933071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1449" calcext:value-type="float">
            <text:p>0.0161449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9645" calcext:value-type="float">
            <text:p>839645</text:p>
          </table:table-cell>
          <table:table-cell table:style-name="ce10" office:value-type="float" office:value="5.77935447107136" calcext:value-type="float">
            <text:p>5.77935447107136</text:p>
          </table:table-cell>
          <table:table-cell table:style-name="ce10" office:value-type="float" office:value="1.29955396124891" calcext:value-type="float">
            <text:p>1.299553961248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2721" calcext:value-type="float">
            <text:p>0.0932721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1256" calcext:value-type="float">
            <text:p>0.0161256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2" calcext:value-type="float">
            <text:p>0.12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8595" calcext:value-type="float">
            <text:p>838595</text:p>
          </table:table-cell>
          <table:table-cell table:style-name="ce10" office:value-type="float" office:value="5.78410105670487" calcext:value-type="float">
            <text:p>5.78410105670487</text:p>
          </table:table-cell>
          <table:table-cell table:style-name="ce10" office:value-type="float" office:value="1.30506707114756" calcext:value-type="float">
            <text:p>1.305067071147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30872" calcext:value-type="float">
            <text:p>0.0930872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59298" calcext:value-type="float">
            <text:p>0.0159298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0529074" calcext:value-type="float">
            <text:p>0.000529074</text:p>
          </table:table-cell>
          <table:table-cell office:value-type="float" office:value="835308" calcext:value-type="float">
            <text:p>835308</text:p>
          </table:table-cell>
          <table:table-cell table:style-name="ce10" office:value-type="float" office:value="5.84358874562141" calcext:value-type="float">
            <text:p>5.84358874562141</text:p>
          </table:table-cell>
          <table:table-cell table:style-name="ce10" office:value-type="float" office:value="1.31030568103057" calcext:value-type="float">
            <text:p>1.3103056810305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1222" calcext:value-type="float">
            <text:p>0.087122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52473" calcext:value-type="float">
            <text:p>0.0252473</text:p>
          </table:table-cell>
          <table:table-cell office:value-type="float" office:value="0.0307018" calcext:value-type="float">
            <text:p>0.0307018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542173" calcext:value-type="float">
            <text:p>0.542173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11616800" calcext:value-type="float">
            <text:p>11616800</text:p>
          </table:table-cell>
          <table:table-cell table:style-name="ce10" office:value-type="float" office:value="3.45075314984176" calcext:value-type="float">
            <text:p>3.45075314984176</text:p>
          </table:table-cell>
          <table:table-cell table:style-name="ce10" office:value-type="float" office:value="1.21783729536971" calcext:value-type="float">
            <text:p>1.217837295369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6279" calcext:value-type="float">
            <text:p>0.08627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648" calcext:value-type="float">
            <text:p>0.0246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6219300" calcext:value-type="float">
            <text:p>6219300</text:p>
          </table:table-cell>
          <table:table-cell table:style-name="ce10" office:value-type="float" office:value="3.50044628367413" calcext:value-type="float">
            <text:p>3.50044628367413</text:p>
          </table:table-cell>
          <table:table-cell table:style-name="ce10" office:value-type="float" office:value="1.20672148070195" calcext:value-type="float">
            <text:p>1.206721480701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0086" calcext:value-type="float">
            <text:p>0.0850086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0239654" calcext:value-type="float">
            <text:p>0.0239654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5" calcext:value-type="float">
            <text:p>0.15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544255" calcext:value-type="float">
            <text:p>0.544255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3589490" calcext:value-type="float">
            <text:p>3589490</text:p>
          </table:table-cell>
          <table:table-cell table:style-name="ce10" office:value-type="float" office:value="3.54713879175812" calcext:value-type="float">
            <text:p>3.54713879175812</text:p>
          </table:table-cell>
          <table:table-cell table:style-name="ce10" office:value-type="float" office:value="1.20621223088873" calcext:value-type="float">
            <text:p>1.20621223088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28749" calcext:value-type="float">
            <text:p>0.0828749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0232561" calcext:value-type="float">
            <text:p>0.023256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17" calcext:value-type="float">
            <text:p>0.17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543908" calcext:value-type="float">
            <text:p>0.000543908</text:p>
          </table:table-cell>
          <table:table-cell office:value-type="float" office:value="2224120" calcext:value-type="float">
            <text:p>2224120</text:p>
          </table:table-cell>
          <table:table-cell table:style-name="ce10" office:value-type="float" office:value="3.56357686800452" calcext:value-type="float">
            <text:p>3.56357686800452</text:p>
          </table:table-cell>
          <table:table-cell table:style-name="ce10" office:value-type="float" office:value="1.3275335369903" calcext:value-type="float">
            <text:p>1.32753353699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65124" calcext:value-type="float">
            <text:p>0.066512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233559" calcext:value-type="float">
            <text:p>0.0233559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631725" calcext:value-type="float">
            <text:p>0.631725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11191800" calcext:value-type="float">
            <text:p>11191800</text:p>
          </table:table-cell>
          <table:table-cell table:style-name="ce10" office:value-type="float" office:value="2.84777722117324" calcext:value-type="float">
            <text:p>2.84777722117324</text:p>
          </table:table-cell>
          <table:table-cell table:style-name="ce10" office:value-type="float" office:value="1.18309918309918" calcext:value-type="float">
            <text:p>1.183099183099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53497" calcext:value-type="float">
            <text:p>0.0653497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28525" calcext:value-type="float">
            <text:p>0.0228525</text:p>
          </table:table-cell>
          <table:table-cell office:value-type="float" office:value="0.0267857" calcext:value-type="float">
            <text:p>0.0267857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634849" calcext:value-type="float">
            <text:p>0.634849</text:p>
          </table:table-cell>
          <table:table-cell office:value-type="float" office:value="0.000158228" calcext:value-type="float">
            <text:p>0.000158228</text:p>
          </table:table-cell>
          <table:table-cell office:value-type="float" office:value="6290000" calcext:value-type="float">
            <text:p>6290000</text:p>
          </table:table-cell>
          <table:table-cell table:style-name="ce10" office:value-type="float" office:value="2.85963023739197" calcext:value-type="float">
            <text:p>2.85963023739197</text:p>
          </table:table-cell>
          <table:table-cell table:style-name="ce10" office:value-type="float" office:value="1.24821521771548" calcext:value-type="float">
            <text:p>1.248215217715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891" calcext:value-type="float">
            <text:p>0.063389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406" calcext:value-type="float">
            <text:p>0.0223406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.643527" calcext:value-type="float">
            <text:p>0.643527</text:p>
          </table:table-cell>
          <table:table-cell office:value-type="float" office:value="0.000138449" calcext:value-type="float">
            <text:p>0.000138449</text:p>
          </table:table-cell>
          <table:table-cell office:value-type="float" office:value="3665520" calcext:value-type="float">
            <text:p>3665520</text:p>
          </table:table-cell>
          <table:table-cell table:style-name="ce10" office:value-type="float" office:value="2.8373946984414" calcext:value-type="float">
            <text:p>2.8373946984414</text:p>
          </table:table-cell>
          <table:table-cell table:style-name="ce10" office:value-type="float" office:value="1.24192539223586" calcext:value-type="float">
            <text:p>1.241925392235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089" calcext:value-type="float">
            <text:p>0.0218089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34742" calcext:value-type="float">
            <text:p>0.0234742</text:p>
          </table:table-cell>
          <table:table-cell office:value-type="float" office:value="0.657758" calcext:value-type="float">
            <text:p>0.657758</text:p>
          </table:table-cell>
          <table:table-cell office:value-type="float" office:value="0.0000988924" calcext:value-type="float">
            <text:p>9.88924E-05</text:p>
          </table:table-cell>
          <table:table-cell office:value-type="float" office:value="2296570" calcext:value-type="float">
            <text:p>2296570</text:p>
          </table:table-cell>
          <table:table-cell table:style-name="ce10" office:value-type="float" office:value="2.77060282728611" calcext:value-type="float">
            <text:p>2.77060282728611</text:p>
          </table:table-cell>
          <table:table-cell table:style-name="ce10" office:value-type="float" office:value="1.23090270309027" calcext:value-type="float">
            <text:p>1.230902703090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4205" calcext:value-type="float">
            <text:p>0.104205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0270624" calcext:value-type="float">
            <text:p>0.0270624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11118800" calcext:value-type="float">
            <text:p>11118800</text:p>
          </table:table-cell>
          <table:table-cell table:style-name="ce10" office:value-type="float" office:value="3.8505454061724" calcext:value-type="float">
            <text:p>3.8505454061724</text:p>
          </table:table-cell>
          <table:table-cell table:style-name="ce10" office:value-type="float" office:value="1.23076701538639" calcext:value-type="float">
            <text:p>1.230767015386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35" calcext:value-type="float">
            <text:p>0.10343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64209" calcext:value-type="float">
            <text:p>0.0264209</text:p>
          </table:table-cell>
          <table:table-cell office:value-type="float" office:value="0.0337553" calcext:value-type="float">
            <text:p>0.0337553</text:p>
          </table:table-cell>
          <table:table-cell office:value-type="float" office:value="0.14" calcext:value-type="float">
            <text:p>0.14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491843" calcext:value-type="float">
            <text:p>0.491843</text:p>
          </table:table-cell>
          <table:table-cell office:value-type="float" office:value="0.000954312" calcext:value-type="float">
            <text:p>0.000954312</text:p>
          </table:table-cell>
          <table:table-cell office:value-type="float" office:value="6418090" calcext:value-type="float">
            <text:p>6418090</text:p>
          </table:table-cell>
          <table:table-cell table:style-name="ce10" office:value-type="float" office:value="3.9148931338448" calcext:value-type="float">
            <text:p>3.9148931338448</text:p>
          </table:table-cell>
          <table:table-cell table:style-name="ce10" office:value-type="float" office:value="1.30970543044713" calcext:value-type="float">
            <text:p>1.309705430447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277" calcext:value-type="float">
            <text:p>0.102277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6612" calcext:value-type="float">
            <text:p>0.0256612</text:p>
          </table:table-cell>
          <table:table-cell office:value-type="float" office:value="0.0329218" calcext:value-type="float">
            <text:p>0.0329218</text:p>
          </table:table-cell>
          <table:table-cell office:value-type="float" office:value="0.15" calcext:value-type="float">
            <text:p>0.15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492537" calcext:value-type="float">
            <text:p>0.492537</text:p>
          </table:table-cell>
          <table:table-cell office:value-type="float" office:value="0.000949367" calcext:value-type="float">
            <text:p>0.000949367</text:p>
          </table:table-cell>
          <table:table-cell office:value-type="float" office:value="3704970" calcext:value-type="float">
            <text:p>3704970</text:p>
          </table:table-cell>
          <table:table-cell table:style-name="ce10" office:value-type="float" office:value="3.9856670771437" calcext:value-type="float">
            <text:p>3.9856670771437</text:p>
          </table:table-cell>
          <table:table-cell table:style-name="ce10" office:value-type="float" office:value="1.30040882428456" calcext:value-type="float">
            <text:p>1.3004088242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8218" calcext:value-type="float">
            <text:p>0.0248218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498438" calcext:value-type="float">
            <text:p>0.498438</text:p>
          </table:table-cell>
          <table:table-cell office:value-type="float" office:value="0.000914755" calcext:value-type="float">
            <text:p>0.000914755</text:p>
          </table:table-cell>
          <table:table-cell office:value-type="float" office:value="2287890" calcext:value-type="float">
            <text:p>2287890</text:p>
          </table:table-cell>
          <table:table-cell table:style-name="ce10" office:value-type="float" office:value="4.06102700045927" calcext:value-type="float">
            <text:p>4.06102700045927</text:p>
          </table:table-cell>
          <table:table-cell table:style-name="ce10" office:value-type="float" office:value="1.23861778657873" calcext:value-type="float">
            <text:p>1.23861778657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8647" calcext:value-type="float">
            <text:p>0.085864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529" calcext:value-type="float">
            <text:p>0.0206529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88902" calcext:value-type="float">
            <text:p>988902</text:p>
          </table:table-cell>
          <table:table-cell table:style-name="ce10" office:value-type="float" office:value="4.15751298849072" calcext:value-type="float">
            <text:p>4.15751298849072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46" calcext:value-type="float">
            <text:p>0.085404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2085" calcext:value-type="float">
            <text:p>0.020208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934299" calcext:value-type="float">
            <text:p>934299</text:p>
          </table:table-cell>
          <table:table-cell table:style-name="ce10" office:value-type="float" office:value="4.22617215528119" calcext:value-type="float">
            <text:p>4.22617215528119</text:p>
          </table:table-cell>
          <table:table-cell table:style-name="ce10" office:value-type="float" office:value="1.24120230010267" calcext:value-type="float">
            <text:p>1.2412023001026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7923" calcext:value-type="float">
            <text:p>0.0847923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019606" calcext:value-type="float">
            <text:p>0.019606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4" calcext:value-type="float">
            <text:p>0.1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88703" calcext:value-type="float">
            <text:p>888703</text:p>
          </table:table-cell>
          <table:table-cell table:style-name="ce10" office:value-type="float" office:value="4.32481383250026" calcext:value-type="float">
            <text:p>4.32481383250026</text:p>
          </table:table-cell>
          <table:table-cell table:style-name="ce10" office:value-type="float" office:value="1.23559372281433" calcext:value-type="float">
            <text:p>1.23559372281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3713" calcext:value-type="float">
            <text:p>0.083713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9217" calcext:value-type="float">
            <text:p>0.0189217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548853" calcext:value-type="float">
            <text:p>0.000548853</text:p>
          </table:table-cell>
          <table:table-cell office:value-type="float" office:value="861409" calcext:value-type="float">
            <text:p>861409</text:p>
          </table:table-cell>
          <table:table-cell table:style-name="ce10" office:value-type="float" office:value="4.4241796455921" calcext:value-type="float">
            <text:p>4.4241796455921</text:p>
          </table:table-cell>
          <table:table-cell table:style-name="ce10" office:value-type="float" office:value="1.40702907309986" calcext:value-type="float">
            <text:p>1.407029073099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5735" calcext:value-type="float">
            <text:p>0.0635735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8285" calcext:value-type="float">
            <text:p>0.0188285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1009160" calcext:value-type="float">
            <text:p>1009160</text:p>
          </table:table-cell>
          <table:table-cell table:style-name="ce10" office:value-type="float" office:value="3.37645059351515" calcext:value-type="float">
            <text:p>3.37645059351515</text:p>
          </table:table-cell>
          <table:table-cell table:style-name="ce10" office:value-type="float" office:value="1.26712731712732" calcext:value-type="float">
            <text:p>1.267127317127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0787" calcext:value-type="float">
            <text:p>0.063078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84376" calcext:value-type="float">
            <text:p>0.0184376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6" calcext:value-type="float">
            <text:p>0.16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929341" calcext:value-type="float">
            <text:p>929341</text:p>
          </table:table-cell>
          <table:table-cell table:style-name="ce10" office:value-type="float" office:value="3.42119907146266" calcext:value-type="float">
            <text:p>3.42119907146266</text:p>
          </table:table-cell>
          <table:table-cell table:style-name="ce10" office:value-type="float" office:value="1.29424944424944" calcext:value-type="float">
            <text:p>1.294249444249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23435" calcext:value-type="float">
            <text:p>0.0623435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79821" calcext:value-type="float">
            <text:p>0.0179821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6" calcext:value-type="float">
            <text:p>0.16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000108782" calcext:value-type="float">
            <text:p>0.000108782</text:p>
          </table:table-cell>
          <table:table-cell office:value-type="float" office:value="878633" calcext:value-type="float">
            <text:p>878633</text:p>
          </table:table-cell>
          <table:table-cell table:style-name="ce10" office:value-type="float" office:value="3.46697549229512" calcext:value-type="float">
            <text:p>3.46697549229512</text:p>
          </table:table-cell>
          <table:table-cell table:style-name="ce10" office:value-type="float" office:value="1.2936732710812" calcext:value-type="float">
            <text:p>1.29367327108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09341" calcext:value-type="float">
            <text:p>0.0609341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74522" calcext:value-type="float">
            <text:p>0.0174522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641444" calcext:value-type="float">
            <text:p>0.641444</text:p>
          </table:table-cell>
          <table:table-cell office:value-type="float" office:value="0.000103837" calcext:value-type="float">
            <text:p>0.000103837</text:p>
          </table:table-cell>
          <table:table-cell office:value-type="float" office:value="849625" calcext:value-type="float">
            <text:p>849625</text:p>
          </table:table-cell>
          <table:table-cell table:style-name="ce10" office:value-type="float" office:value="3.49148531417243" calcext:value-type="float">
            <text:p>3.49148531417243</text:p>
          </table:table-cell>
          <table:table-cell table:style-name="ce10" office:value-type="float" office:value="1.28218732821873" calcext:value-type="float">
            <text:p>1.282187328218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91" calcext:value-type="float">
            <text:p>0.1039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0223778" calcext:value-type="float">
            <text:p>0.0223778</text:p>
          </table:table-cell>
          <table:table-cell office:value-type="float" office:value="0.029661" calcext:value-type="float">
            <text:p>0.029661</text:p>
          </table:table-cell>
          <table:table-cell office:value-type="float" office:value="0.12" calcext:value-type="float">
            <text:p>0.12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64905" calcext:value-type="float">
            <text:p>964905</text:p>
          </table:table-cell>
          <table:table-cell table:style-name="ce10" office:value-type="float" office:value="4.64344126768494" calcext:value-type="float">
            <text:p>4.64344126768494</text:p>
          </table:table-cell>
          <table:table-cell table:style-name="ce10" office:value-type="float" office:value="1.29914896785525" calcext:value-type="float">
            <text:p>1.299148967855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473" calcext:value-type="float">
            <text:p>0.103473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0219487" calcext:value-type="float">
            <text:p>0.0219487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" calcext:value-type="float">
            <text:p>0.1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914160" calcext:value-type="float">
            <text:p>914160</text:p>
          </table:table-cell>
          <table:table-cell table:style-name="ce10" office:value-type="float" office:value="4.7143110981516" calcext:value-type="float">
            <text:p>4.7143110981516</text:p>
          </table:table-cell>
          <table:table-cell table:style-name="ce10" office:value-type="float" office:value="1.37059163435729" calcext:value-type="float">
            <text:p>1.370591634357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2885" calcext:value-type="float">
            <text:p>0.10288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12924" calcext:value-type="float">
            <text:p>0.0212924</text:p>
          </table:table-cell>
          <table:table-cell office:value-type="float" office:value="0.0288066" calcext:value-type="float">
            <text:p>0.028806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71270" calcext:value-type="float">
            <text:p>871270</text:p>
          </table:table-cell>
          <table:table-cell table:style-name="ce10" office:value-type="float" office:value="4.83200578610208" calcext:value-type="float">
            <text:p>4.83200578610208</text:p>
          </table:table-cell>
          <table:table-cell table:style-name="ce10" office:value-type="float" office:value="1.3711943793911" calcext:value-type="float">
            <text:p>1.37119437939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204894" calcext:value-type="float">
            <text:p>0.0204894</text:p>
          </table:table-cell>
          <table:table-cell office:value-type="float" office:value="0.0264317" calcext:value-type="float">
            <text:p>0.0264317</text:p>
          </table:table-cell>
          <table:table-cell office:value-type="float" office:value="0.14" calcext:value-type="float">
            <text:p>0.14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496355" calcext:value-type="float">
            <text:p>0.496355</text:p>
          </table:table-cell>
          <table:table-cell office:value-type="float" office:value="0.000964201" calcext:value-type="float">
            <text:p>0.000964201</text:p>
          </table:table-cell>
          <table:table-cell office:value-type="float" office:value="846294" calcext:value-type="float">
            <text:p>846294</text:p>
          </table:table-cell>
          <table:table-cell table:style-name="ce10" office:value-type="float" office:value="4.97398654914248" calcext:value-type="float">
            <text:p>4.97398654914248</text:p>
          </table:table-cell>
          <table:table-cell table:style-name="ce10" office:value-type="float" office:value="1.27400720107582" calcext:value-type="float">
            <text:p>1.274007201075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412" calcext:value-type="float">
            <text:p>0.0779412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09" calcext:value-type="float">
            <text:p>0.0150209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71173" calcext:value-type="float">
            <text:p>871173</text:p>
          </table:table-cell>
          <table:table-cell table:style-name="ce10" office:value-type="float" office:value="5.18885020205181" calcext:value-type="float">
            <text:p>5.18885020205181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9125" calcext:value-type="float">
            <text:p>0.077912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006" calcext:value-type="float">
            <text:p>0.0150006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68717" calcext:value-type="float">
            <text:p>868717</text:p>
          </table:table-cell>
          <table:table-cell table:style-name="ce10" office:value-type="float" office:value="5.19395890831033" calcext:value-type="float">
            <text:p>5.19395890831033</text:p>
          </table:table-cell>
          <table:table-cell table:style-name="ce10" office:value-type="float" office:value="1.2710950444344" calcext:value-type="float">
            <text:p>1.27109504443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7174" calcext:value-type="float">
            <text:p>0.0777174</text:p>
          </table:table-cell>
          <table:table-cell office:value-type="float" office:value="0.0164609" calcext:value-type="float">
            <text:p>0.0164609</text:p>
          </table:table-cell>
          <table:table-cell office:value-type="float" office:value="0.0148558" calcext:value-type="float">
            <text:p>0.0148558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13" calcext:value-type="float">
            <text:p>0.13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57588" calcext:value-type="float">
            <text:p>857588</text:p>
          </table:table-cell>
          <table:table-cell table:style-name="ce10" office:value-type="float" office:value="5.23145168890265" calcext:value-type="float">
            <text:p>5.23145168890265</text:p>
          </table:table-cell>
          <table:table-cell table:style-name="ce10" office:value-type="float" office:value="1.27626071478473" calcext:value-type="float">
            <text:p>1.276260714784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89" calcext:value-type="float">
            <text:p>0.0773689</text:p>
          </table:table-cell>
          <table:table-cell office:value-type="float" office:value="0.0136364" calcext:value-type="float">
            <text:p>0.0136364</text:p>
          </table:table-cell>
          <table:table-cell office:value-type="float" office:value="0.0145004" calcext:value-type="float">
            <text:p>0.0145004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13" calcext:value-type="float">
            <text:p>0.13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00019284" calcext:value-type="float">
            <text:p>0.00019284</text:p>
          </table:table-cell>
          <table:table-cell office:value-type="float" office:value="842412" calcext:value-type="float">
            <text:p>842412</text:p>
          </table:table-cell>
          <table:table-cell table:style-name="ce10" office:value-type="float" office:value="5.33563901685471" calcext:value-type="float">
            <text:p>5.33563901685471</text:p>
          </table:table-cell>
          <table:table-cell table:style-name="ce10" office:value-type="float" office:value="1.5214352761726" calcext:value-type="float">
            <text:p>1.52143527617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4319" calcext:value-type="float">
            <text:p>0.0554319</text:p>
          </table:table-cell>
          <table:table-cell office:value-type="float" office:value="0.0128205" calcext:value-type="float">
            <text:p>0.0128205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81091" calcext:value-type="float">
            <text:p>881091</text:p>
          </table:table-cell>
          <table:table-cell table:style-name="ce10" office:value-type="float" office:value="4.11307412628923" calcext:value-type="float">
            <text:p>4.11307412628923</text:p>
          </table:table-cell>
          <table:table-cell table:style-name="ce10" office:value-type="float" office:value="1.35652275652276" calcext:value-type="float">
            <text:p>1.356522756522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3703" calcext:value-type="float">
            <text:p>0.0553703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4473" calcext:value-type="float">
            <text:p>0.0134473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4" calcext:value-type="float">
            <text:p>0.1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77050" calcext:value-type="float">
            <text:p>877050</text:p>
          </table:table-cell>
          <table:table-cell table:style-name="ce10" office:value-type="float" office:value="4.1175775062652" calcext:value-type="float">
            <text:p>4.1175775062652</text:p>
          </table:table-cell>
          <table:table-cell table:style-name="ce10" office:value-type="float" office:value="1.36231395895347" calcext:value-type="float">
            <text:p>1.362313958953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1813" calcext:value-type="float">
            <text:p>0.0551813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33041" calcext:value-type="float">
            <text:p>0.0133041</text:p>
          </table:table-cell>
          <table:table-cell office:value-type="float" office:value="0.017316" calcext:value-type="float">
            <text:p>0.017316</text:p>
          </table:table-cell>
          <table:table-cell office:value-type="float" office:value="0.14" calcext:value-type="float">
            <text:p>0.1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60569" calcext:value-type="float">
            <text:p>860569</text:p>
          </table:table-cell>
          <table:table-cell table:style-name="ce10" office:value-type="float" office:value="4.1476913132042" calcext:value-type="float">
            <text:p>4.1476913132042</text:p>
          </table:table-cell>
          <table:table-cell table:style-name="ce10" office:value-type="float" office:value="1.36218818587308" calcext:value-type="float">
            <text:p>1.36218818587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47653" calcext:value-type="float">
            <text:p>0.054765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898" calcext:value-type="float">
            <text:p>0.0129898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4" calcext:value-type="float">
            <text:p>0.14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.668518" calcext:value-type="float">
            <text:p>0.668518</text:p>
          </table:table-cell>
          <table:table-cell office:value-type="float" office:value="0" calcext:value-type="float">
            <text:p>0</text:p>
          </table:table-cell>
          <table:table-cell office:value-type="float" office:value="842210" calcext:value-type="float">
            <text:p>842210</text:p>
          </table:table-cell>
          <table:table-cell table:style-name="ce10" office:value-type="float" office:value="4.21602334139094" calcext:value-type="float">
            <text:p>4.21602334139094</text:p>
          </table:table-cell>
          <table:table-cell table:style-name="ce10" office:value-type="float" office:value="1.36195160650536" calcext:value-type="float">
            <text:p>1.361951606505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333" calcext:value-type="float">
            <text:p>0.09733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165512" calcext:value-type="float">
            <text:p>0.0165512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113" calcext:value-type="float">
            <text:p>863113</text:p>
          </table:table-cell>
          <table:table-cell table:style-name="ce10" office:value-type="float" office:value="5.88072163951858" calcext:value-type="float">
            <text:p>5.88072163951858</text:p>
          </table:table-cell>
          <table:table-cell table:style-name="ce10" office:value-type="float" office:value="1.36682461682462" calcext:value-type="float">
            <text:p>1.366824616824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3237" calcext:value-type="float">
            <text:p>0.097323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406" calcext:value-type="float">
            <text:p>0.0165406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63495" calcext:value-type="float">
            <text:p>863495</text:p>
          </table:table-cell>
          <table:table-cell table:style-name="ce10" office:value-type="float" office:value="5.88392803163126" calcext:value-type="float">
            <text:p>5.88392803163126</text:p>
          </table:table-cell>
          <table:table-cell table:style-name="ce10" office:value-type="float" office:value="1.37266248758908" calcext:value-type="float">
            <text:p>1.372662487589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71862" calcext:value-type="float">
            <text:p>0.097186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64219" calcext:value-type="float">
            <text:p>0.0164219</text:p>
          </table:table-cell>
          <table:table-cell office:value-type="float" office:value="0.0230415" calcext:value-type="float">
            <text:p>0.0230415</text:p>
          </table:table-cell>
          <table:table-cell office:value-type="float" office:value="0.13" calcext:value-type="float">
            <text:p>0.13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57557" calcext:value-type="float">
            <text:p>857557</text:p>
          </table:table-cell>
          <table:table-cell table:style-name="ce10" office:value-type="float" office:value="5.918084996255" calcext:value-type="float">
            <text:p>5.918084996255</text:p>
          </table:table-cell>
          <table:table-cell table:style-name="ce10" office:value-type="float" office:value="1.35944469355486" calcext:value-type="float">
            <text:p>1.359444693554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778" calcext:value-type="float">
            <text:p>0.096877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0160415" calcext:value-type="float">
            <text:p>0.0160415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3" calcext:value-type="float">
            <text:p>0.13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513711" calcext:value-type="float">
            <text:p>0.513711</text:p>
          </table:table-cell>
          <table:table-cell office:value-type="float" office:value="0.00058841" calcext:value-type="float">
            <text:p>0.00058841</text:p>
          </table:table-cell>
          <table:table-cell office:value-type="float" office:value="843463" calcext:value-type="float">
            <text:p>843463</text:p>
          </table:table-cell>
          <table:table-cell table:style-name="ce10" office:value-type="float" office:value="6.03919832933329" calcext:value-type="float">
            <text:p>6.03919832933329</text:p>
          </table:table-cell>
          <table:table-cell table:style-name="ce10" office:value-type="float" office:value="1.32190315719032" calcext:value-type="float">
            <text:p>1.32190315719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58426" calcext:value-type="float">
            <text:p>958426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23498" calcext:value-type="float">
            <text:p>923498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85813" calcext:value-type="float">
            <text:p>0.068581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63566" calcext:value-type="float">
            <text:p>0.0163566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4" calcext:value-type="float">
            <text:p>0.1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38841" calcext:value-type="float">
            <text:p>0.138841</text:p>
          </table:table-cell>
          <table:table-cell office:value-type="float" office:value="0.135685" calcext:value-type="float">
            <text:p>0.135685</text:p>
          </table:table-cell>
          <table:table-cell office:value-type="float" office:value="969386" calcext:value-type="float">
            <text:p>969386</text:p>
          </table:table-cell>
          <table:table-cell table:style-name="ce10" office:value-type="float" office:value="4.19288238386951" calcext:value-type="float">
            <text:p>4.19288238386951</text:p>
          </table:table-cell>
          <table:table-cell table:style-name="ce10" office:value-type="float" office:value="1.49380328362705" calcext:value-type="float">
            <text:p>1.493803283627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19226" calcext:value-type="float">
            <text:p>919226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3068" calcext:value-type="float">
            <text:p>933068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42091" calcext:value-type="float">
            <text:p>0.084209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.0183102" calcext:value-type="float">
            <text:p>0.018310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3" calcext:value-type="float">
            <text:p>0.1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128428" calcext:value-type="float">
            <text:p>0.128428</text:p>
          </table:table-cell>
          <table:table-cell office:value-type="float" office:value="0.133974" calcext:value-type="float">
            <text:p>0.133974</text:p>
          </table:table-cell>
          <table:table-cell office:value-type="float" office:value="935544" calcext:value-type="float">
            <text:p>935544</text:p>
          </table:table-cell>
          <table:table-cell table:style-name="ce10" office:value-type="float" office:value="4.59902677196317" calcext:value-type="float">
            <text:p>4.59902677196317</text:p>
          </table:table-cell>
          <table:table-cell table:style-name="ce10" office:value-type="float" office:value="1.58372632809529" calcext:value-type="float">
            <text:p>1.5837263280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19370" calcext:value-type="float">
            <text:p>101937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64530" calcext:value-type="float">
            <text:p>106453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5734" calcext:value-type="float">
            <text:p>0.07573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2948" calcext:value-type="float">
            <text:p>0.0222948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.14" calcext:value-type="float">
            <text:p>0.1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1033280" calcext:value-type="float">
            <text:p>1033280</text:p>
          </table:table-cell>
          <table:table-cell table:style-name="ce10" office:value-type="float" office:value="3.39693560830328" calcext:value-type="float">
            <text:p>3.39693560830328</text:p>
          </table:table-cell>
          <table:table-cell table:style-name="ce10" office:value-type="float" office:value="1.39399212127118" calcext:value-type="float">
            <text:p>1.39399212127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06840" calcext:value-type="float">
            <text:p>100684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9460" calcext:value-type="float">
            <text:p>102946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04686" calcext:value-type="float">
            <text:p>0.0904686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0245055" calcext:value-type="float">
            <text:p>0.0245055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3" calcext:value-type="float">
            <text:p>0.13</text:p>
          </table:table-cell>
          <table:table-cell office:value-type="float" office:value="0.0299145" calcext:value-type="float">
            <text:p>0.0299145</text:p>
          </table:table-cell>
          <table:table-cell office:value-type="float" office:value="0.129816" calcext:value-type="float">
            <text:p>0.129816</text:p>
          </table:table-cell>
          <table:table-cell office:value-type="float" office:value="0.148072" calcext:value-type="float">
            <text:p>0.148072</text:p>
          </table:table-cell>
          <table:table-cell office:value-type="float" office:value="1022410" calcext:value-type="float">
            <text:p>1022410</text:p>
          </table:table-cell>
          <table:table-cell table:style-name="ce10" office:value-type="float" office:value="3.6917671543123" calcext:value-type="float">
            <text:p>3.6917671543123</text:p>
          </table:table-cell>
          <table:table-cell table:style-name="ce10" office:value-type="float" office:value="1.37321610038439" calcext:value-type="float">
            <text:p>1.373216100384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13880" calcext:value-type="float">
            <text:p>1013880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spanned="4" table:number-rows-spanned="1"/>
          <table:covered-table-cell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979422" calcext:value-type="float">
            <text:p>979422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786" calcext:value-type="float">
            <text:p>0.0550786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696" calcext:value-type="float">
            <text:p>0.0134696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13" calcext:value-type="float">
            <text:p>0.13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41916" calcext:value-type="float">
            <text:p>0.141916</text:p>
          </table:table-cell>
          <table:table-cell office:value-type="float" office:value="1021350" calcext:value-type="float">
            <text:p>1021350</text:p>
          </table:table-cell>
          <table:table-cell table:style-name="ce10" office:value-type="float" office:value="4.08910435350716" calcext:value-type="float">
            <text:p>4.08910435350716</text:p>
          </table:table-cell>
          <table:table-cell table:style-name="ce10" office:value-type="float" office:value="1.35662304376529" calcext:value-type="float">
            <text:p>1.35662304376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955889" calcext:value-type="float">
            <text:p>955889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10080" calcext:value-type="float">
            <text:p>1010080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618" calcext:value-type="float">
            <text:p>0.0773618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93" calcext:value-type="float">
            <text:p>0.0150293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80995" calcext:value-type="float">
            <text:p>0.0180995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07269" calcext:value-type="float">
            <text:p>0.107269</text:p>
          </table:table-cell>
          <table:table-cell office:value-type="float" office:value="1030850" calcext:value-type="float">
            <text:p>1030850</text:p>
          </table:table-cell>
          <table:table-cell table:style-name="ce10" office:value-type="float" office:value="5.14739874777934" calcext:value-type="float">
            <text:p>5.14739874777934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1038920" calcext:value-type="float">
            <text:p>1038920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89372" calcext:value-type="float">
            <text:p>989372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67" calcext:value-type="float">
            <text:p>0.096846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729" calcext:value-type="float">
            <text:p>0.01657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0.114033" calcext:value-type="float">
            <text:p>0.114033</text:p>
          </table:table-cell>
          <table:table-cell office:value-type="float" office:value="960565" calcext:value-type="float">
            <text:p>960565</text:p>
          </table:table-cell>
          <table:table-cell table:style-name="ce10" office:value-type="float" office:value="5.84367853544039" calcext:value-type="float">
            <text:p>5.84367853544039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03240" calcext:value-type="float">
            <text:p>100324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1024750" calcext:value-type="float">
            <text:p>102475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50339" calcext:value-type="float">
            <text:p>0.0550339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435" calcext:value-type="float">
            <text:p>0.0134435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8775" calcext:value-type="float">
            <text:p>0.128775</text:p>
          </table:table-cell>
          <table:table-cell office:value-type="float" office:value="0.144418" calcext:value-type="float">
            <text:p>0.144418</text:p>
          </table:table-cell>
          <table:table-cell office:value-type="float" office:value="979260" calcext:value-type="float">
            <text:p>979260</text:p>
          </table:table-cell>
          <table:table-cell table:style-name="ce10" office:value-type="float" office:value="4.0937181537546" calcext:value-type="float">
            <text:p>4.0937181537546</text:p>
          </table:table-cell>
          <table:table-cell table:style-name="ce10" office:value-type="float" office:value="1.35072812706303" calcext:value-type="float">
            <text:p>1.350728127063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46280" calcext:value-type="float">
            <text:p>104628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35580" calcext:value-type="float">
            <text:p>103558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73404" calcext:value-type="float">
            <text:p>0.0773404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44" calcext:value-type="float">
            <text:p>0.0150144</text:p>
          </table:table-cell>
          <table:table-cell office:value-type="float" office:value="0.0211864" calcext:value-type="float">
            <text:p>0.0211864</text:p>
          </table:table-cell>
          <table:table-cell office:value-type="float" office:value="0.12" calcext:value-type="float">
            <text:p>0.1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15739" calcext:value-type="float">
            <text:p>0.115739</text:p>
          </table:table-cell>
          <table:table-cell office:value-type="float" office:value="1005000" calcext:value-type="float">
            <text:p>1005000</text:p>
          </table:table-cell>
          <table:table-cell table:style-name="ce10" office:value-type="float" office:value="5.1510816283035" calcext:value-type="float">
            <text:p>5.1510816283035</text:p>
          </table:table-cell>
          <table:table-cell table:style-name="ce10" office:value-type="float" office:value="1.27648139780087" calcext:value-type="float">
            <text:p>1.276481397800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999245" calcext:value-type="float">
            <text:p>999245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14620" calcext:value-type="float">
            <text:p>1014620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68409" calcext:value-type="float">
            <text:p>0.09684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5669" calcext:value-type="float">
            <text:p>0.016566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116626" calcext:value-type="float">
            <text:p>0.116626</text:p>
          </table:table-cell>
          <table:table-cell office:value-type="float" office:value="0.113978" calcext:value-type="float">
            <text:p>0.113978</text:p>
          </table:table-cell>
          <table:table-cell office:value-type="float" office:value="1001620" calcext:value-type="float">
            <text:p>1001620</text:p>
          </table:table-cell>
          <table:table-cell table:style-name="ce10" office:value-type="float" office:value="5.84544483276896" calcext:value-type="float">
            <text:p>5.84544483276896</text:p>
          </table:table-cell>
          <table:table-cell table:style-name="ce10" office:value-type="float" office:value="1.43877377168606" calcext:value-type="float">
            <text:p>1.438773771686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33449" calcext:value-type="float">
            <text:p>0.0633449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0188546" calcext:value-type="float">
            <text:p>0.0188546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5" calcext:value-type="float">
            <text:p>0.15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44394" calcext:value-type="float">
            <text:p>0.144394</text:p>
          </table:table-cell>
          <table:table-cell office:value-type="float" office:value="0.145026" calcext:value-type="float">
            <text:p>0.145026</text:p>
          </table:table-cell>
          <table:table-cell office:value-type="float" office:value="872763" calcext:value-type="float">
            <text:p>872763</text:p>
          </table:table-cell>
          <table:table-cell table:style-name="ce10" office:value-type="float" office:value="3.35965228644469" calcext:value-type="float">
            <text:p>3.35965228644469</text:p>
          </table:table-cell>
          <table:table-cell table:style-name="ce10" office:value-type="float" office:value="1.16666246667305" calcext:value-type="float">
            <text:p>1.166662466673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54007" calcext:value-type="float">
            <text:p>0.0854007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865" calcext:value-type="float">
            <text:p>0.0206865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18709" calcext:value-type="float">
            <text:p>0.118709</text:p>
          </table:table-cell>
          <table:table-cell office:value-type="float" office:value="0.136912" calcext:value-type="float">
            <text:p>0.136912</text:p>
          </table:table-cell>
          <table:table-cell office:value-type="float" office:value="1113980" calcext:value-type="float">
            <text:p>1113980</text:p>
          </table:table-cell>
          <table:table-cell table:style-name="ce10" office:value-type="float" office:value="4.12833007033573" calcext:value-type="float">
            <text:p>4.12833007033573</text:p>
          </table:table-cell>
          <table:table-cell table:style-name="ce10" office:value-type="float" office:value="1.24174139867862" calcext:value-type="float">
            <text:p>1.2417413986786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36" calcext:value-type="float">
            <text:p>0.1036</text:p>
          </table:table-cell>
          <table:table-cell office:value-type="float" office:value="0.0239234" calcext:value-type="float">
            <text:p>0.0239234</text:p>
          </table:table-cell>
          <table:table-cell office:value-type="float" office:value="0.0224213" calcext:value-type="float">
            <text:p>0.022421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2" calcext:value-type="float">
            <text:p>0.12</text:p>
          </table:table-cell>
          <table:table-cell office:value-type="float" office:value="0.0262009" calcext:value-type="float">
            <text:p>0.0262009</text:p>
          </table:table-cell>
          <table:table-cell office:value-type="float" office:value="0.119403" calcext:value-type="float">
            <text:p>0.119403</text:p>
          </table:table-cell>
          <table:table-cell office:value-type="float" office:value="0.129722" calcext:value-type="float">
            <text:p>0.129722</text:p>
          </table:table-cell>
          <table:table-cell office:value-type="float" office:value="1097330" calcext:value-type="float">
            <text:p>1097330</text:p>
          </table:table-cell>
          <table:table-cell table:style-name="ce10" office:value-type="float" office:value="4.62060629847511" calcext:value-type="float">
            <text:p>4.62060629847511</text:p>
          </table:table-cell>
          <table:table-cell table:style-name="ce10" office:value-type="float" office:value="1.24510730080173" calcext:value-type="float">
            <text:p>1.2451073008017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1252" calcext:value-type="float">
            <text:p>0.0561252</text:p>
          </table:table-cell>
          <table:table-cell office:value-type="float" office:value="0.0130719" calcext:value-type="float">
            <text:p>0.0130719</text:p>
          </table:table-cell>
          <table:table-cell office:value-type="float" office:value="0.0139489" calcext:value-type="float">
            <text:p>0.0139489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15" calcext:value-type="float">
            <text:p>0.1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48212" calcext:value-type="float">
            <text:p>0.148212</text:p>
          </table:table-cell>
          <table:table-cell office:value-type="float" office:value="0.153501" calcext:value-type="float">
            <text:p>0.153501</text:p>
          </table:table-cell>
          <table:table-cell office:value-type="float" office:value="699440" calcext:value-type="float">
            <text:p>699440</text:p>
          </table:table-cell>
          <table:table-cell table:style-name="ce10" office:value-type="float" office:value="4.02362910337016" calcext:value-type="float">
            <text:p>4.02362910337016</text:p>
          </table:table-cell>
          <table:table-cell table:style-name="ce10" office:value-type="float" office:value="1.42325905185933" calcext:value-type="float">
            <text:p>1.423259051859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56376" calcext:value-type="float">
            <text:p>0.056376</text:p>
          </table:table-cell>
          <table:table-cell office:value-type="float" office:value="0.0133333" calcext:value-type="float">
            <text:p>0.0133333</text:p>
          </table:table-cell>
          <table:table-cell office:value-type="float" office:value="0.0141172" calcext:value-type="float">
            <text:p>0.0141172</text:p>
          </table:table-cell>
          <table:table-cell office:value-type="float" office:value="0.0187793" calcext:value-type="float">
            <text:p>0.0187793</text:p>
          </table:table-cell>
          <table:table-cell office:value-type="float" office:value="0.14" calcext:value-type="float">
            <text:p>0.14</text:p>
          </table:table-cell>
          <table:table-cell office:value-type="float" office:value="0.0172043" calcext:value-type="float">
            <text:p>0.0172043</text:p>
          </table:table-cell>
          <table:table-cell office:value-type="float" office:value="0.139535" calcext:value-type="float">
            <text:p>0.139535</text:p>
          </table:table-cell>
          <table:table-cell office:value-type="float" office:value="0.146944" calcext:value-type="float">
            <text:p>0.146944</text:p>
          </table:table-cell>
          <table:table-cell office:value-type="float" office:value="677687" calcext:value-type="float">
            <text:p>677687</text:p>
          </table:table-cell>
          <table:table-cell table:style-name="ce10" office:value-type="float" office:value="3.99342645850452" calcext:value-type="float">
            <text:p>3.99342645850452</text:p>
          </table:table-cell>
          <table:table-cell table:style-name="ce10" office:value-type="float" office:value="1.40845102112755" calcext:value-type="float">
            <text:p>1.4084510211275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5" calcext:value-type="float">
            <text:p>0.0157485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4436" calcext:value-type="float">
            <text:p>0.124436</text:p>
          </table:table-cell>
          <table:table-cell office:value-type="float" office:value="664252" calcext:value-type="float">
            <text:p>664252</text:p>
          </table:table-cell>
          <table:table-cell table:style-name="ce10" office:value-type="float" office:value="5.02364034669969" calcext:value-type="float">
            <text:p>5.02364034669969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990034" calcext:value-type="float">
            <text:p>0.0990034</text:p>
          </table:table-cell>
          <table:table-cell office:value-type="float" office:value="0.0176991" calcext:value-type="float">
            <text:p>0.0176991</text:p>
          </table:table-cell>
          <table:table-cell office:value-type="float" office:value="0.0173616" calcext:value-type="float">
            <text:p>0.0173616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2" calcext:value-type="float">
            <text:p>0.12</text:p>
          </table:table-cell>
          <table:table-cell office:value-type="float" office:value="0.0217865" calcext:value-type="float">
            <text:p>0.0217865</text:p>
          </table:table-cell>
          <table:table-cell office:value-type="float" office:value="0.120097" calcext:value-type="float">
            <text:p>0.120097</text:p>
          </table:table-cell>
          <table:table-cell office:value-type="float" office:value="0.12811" calcext:value-type="float">
            <text:p>0.12811</text:p>
          </table:table-cell>
          <table:table-cell office:value-type="float" office:value="680229" calcext:value-type="float">
            <text:p>680229</text:p>
          </table:table-cell>
          <table:table-cell table:style-name="ce10" office:value-type="float" office:value="5.7024352594231" calcext:value-type="float">
            <text:p>5.7024352594231</text:p>
          </table:table-cell>
          <table:table-cell table:style-name="ce10" office:value-type="float" office:value="1.43340621839529" calcext:value-type="float">
            <text:p>1.4334062183952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48526" calcext:value-type="float">
            <text:p>0.0648526</text:p>
          </table:table-cell>
          <table:table-cell office:value-type="float" office:value="0.0207039" calcext:value-type="float">
            <text:p>0.0207039</text:p>
          </table:table-cell>
          <table:table-cell office:value-type="float" office:value="0.0197691" calcext:value-type="float">
            <text:p>0.019769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6" calcext:value-type="float">
            <text:p>0.16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59667" calcext:value-type="float">
            <text:p>0.159667</text:p>
          </table:table-cell>
          <table:table-cell office:value-type="float" office:value="0.144086" calcext:value-type="float">
            <text:p>0.144086</text:p>
          </table:table-cell>
          <table:table-cell office:value-type="float" office:value="795686" calcext:value-type="float">
            <text:p>795686</text:p>
          </table:table-cell>
          <table:table-cell table:style-name="ce10" office:value-type="float" office:value="3.28050341189027" calcext:value-type="float">
            <text:p>3.28050341189027</text:p>
          </table:table-cell>
          <table:table-cell table:style-name="ce10" office:value-type="float" office:value="1.22796671158574" calcext:value-type="float">
            <text:p>1.227966711585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73624" calcext:value-type="float">
            <text:p>0.0873624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16821" calcext:value-type="float">
            <text:p>0.0216821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4" calcext:value-type="float">
            <text:p>0.14</text:p>
          </table:table-cell>
          <table:table-cell office:value-type="float" office:value="0.0256959" calcext:value-type="float">
            <text:p>0.0256959</text:p>
          </table:table-cell>
          <table:table-cell office:value-type="float" office:value="0.138146" calcext:value-type="float">
            <text:p>0.138146</text:p>
          </table:table-cell>
          <table:table-cell office:value-type="float" office:value="0.1335" calcext:value-type="float">
            <text:p>0.1335</text:p>
          </table:table-cell>
          <table:table-cell office:value-type="float" office:value="812576" calcext:value-type="float">
            <text:p>812576</text:p>
          </table:table-cell>
          <table:table-cell table:style-name="ce10" office:value-type="float" office:value="4.02924071007882" calcext:value-type="float">
            <text:p>4.02924071007882</text:p>
          </table:table-cell>
          <table:table-cell table:style-name="ce10" office:value-type="float" office:value="1.3194318777637" calcext:value-type="float">
            <text:p>1.31943187776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5937" calcext:value-type="float">
            <text:p>0.105937</text:p>
          </table:table-cell>
          <table:table-cell office:value-type="float" office:value="0.0250522" calcext:value-type="float">
            <text:p>0.0250522</text:p>
          </table:table-cell>
          <table:table-cell office:value-type="float" office:value="0.0234944" calcext:value-type="float">
            <text:p>0.0234944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" calcext:value-type="float">
            <text:p>0.13</text:p>
          </table:table-cell>
          <table:table-cell office:value-type="float" office:value="0.0286396" calcext:value-type="float">
            <text:p>0.0286396</text:p>
          </table:table-cell>
          <table:table-cell office:value-type="float" office:value="0.129469" calcext:value-type="float">
            <text:p>0.129469</text:p>
          </table:table-cell>
          <table:table-cell office:value-type="float" office:value="0.119848" calcext:value-type="float">
            <text:p>0.119848</text:p>
          </table:table-cell>
          <table:table-cell office:value-type="float" office:value="768997" calcext:value-type="float">
            <text:p>768997</text:p>
          </table:table-cell>
          <table:table-cell table:style-name="ce10" office:value-type="float" office:value="4.50903193952601" calcext:value-type="float">
            <text:p>4.50903193952601</text:p>
          </table:table-cell>
          <table:table-cell table:style-name="ce10" office:value-type="float" office:value="1.25298776155388" calcext:value-type="float">
            <text:p>1.252987761553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683153" calcext:value-type="float">
            <text:p>0.0683153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0245223" calcext:value-type="float">
            <text:p>0.0245223</text:p>
          </table:table-cell>
          <table:table-cell office:value-type="float" office:value="0.030303" calcext:value-type="float">
            <text:p>0.030303</text:p>
          </table:table-cell>
          <table:table-cell office:value-type="float" office:value="0.16" calcext:value-type="float">
            <text:p>0.16</text:p>
          </table:table-cell>
          <table:table-cell office:value-type="float" office:value="0.0267261" calcext:value-type="float">
            <text:p>0.0267261</text:p>
          </table:table-cell>
          <table:table-cell office:value-type="float" office:value="0.158973" calcext:value-type="float">
            <text:p>0.158973</text:p>
          </table:table-cell>
          <table:table-cell office:value-type="float" office:value="0.184677" calcext:value-type="float">
            <text:p>0.184677</text:p>
          </table:table-cell>
          <table:table-cell office:value-type="float" office:value="8793580" calcext:value-type="float">
            <text:p>8793580</text:p>
          </table:table-cell>
          <table:table-cell table:style-name="ce10" office:value-type="float" office:value="2.7858439053433" calcext:value-type="float">
            <text:p>2.7858439053433</text:p>
          </table:table-cell>
          <table:table-cell table:style-name="ce10" office:value-type="float" office:value="1.21464646464646" calcext:value-type="float">
            <text:p>1.214646464646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894938" calcext:value-type="float">
            <text:p>0.0894938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0265215" calcext:value-type="float">
            <text:p>0.0265215</text:p>
          </table:table-cell>
          <table:table-cell office:value-type="float" office:value="0.0337349" calcext:value-type="float">
            <text:p>0.0337349</text:p>
          </table:table-cell>
          <table:table-cell office:value-type="float" office:value="0.14" calcext:value-type="float">
            <text:p>0.14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9882" calcext:value-type="float">
            <text:p>0.139882</text:p>
          </table:table-cell>
          <table:table-cell office:value-type="float" office:value="0.152032" calcext:value-type="float">
            <text:p>0.152032</text:p>
          </table:table-cell>
          <table:table-cell office:value-type="float" office:value="8478520" calcext:value-type="float">
            <text:p>8478520</text:p>
          </table:table-cell>
          <table:table-cell table:style-name="ce10" office:value-type="float" office:value="3.3743868182418" calcext:value-type="float">
            <text:p>3.3743868182418</text:p>
          </table:table-cell>
          <table:table-cell table:style-name="ce10" office:value-type="float" office:value="1.30441456803585" calcext:value-type="float">
            <text:p>1.30441456803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106923" calcext:value-type="float">
            <text:p>0.106923</text:p>
          </table:table-cell>
          <table:table-cell office:value-type="float" office:value="0.0292276" calcext:value-type="float">
            <text:p>0.0292276</text:p>
          </table:table-cell>
          <table:table-cell office:value-type="float" office:value="0.028428" calcext:value-type="float">
            <text:p>0.028428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3" calcext:value-type="float">
            <text:p>0.13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9122" calcext:value-type="float">
            <text:p>0.129122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8070900" calcext:value-type="float">
            <text:p>8070900</text:p>
          </table:table-cell>
          <table:table-cell table:style-name="ce10" office:value-type="float" office:value="3.76118615449557" calcext:value-type="float">
            <text:p>3.76118615449557</text:p>
          </table:table-cell>
          <table:table-cell table:style-name="ce10" office:value-type="float" office:value="1.27055591290424" calcext:value-type="float">
            <text:p>1.270555912904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126692" calcext:value-type="float">
            <text:p>0.126692</text:p>
          </table:table-cell>
          <table:table-cell office:value-type="float" office:value="0.105859" calcext:value-type="float">
            <text:p>0.105859</text:p>
          </table:table-cell>
          <table:table-cell office:value-type="float" office:value="340344" calcext:value-type="float">
            <text:p>340344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287747" calcext:value-type="float">
            <text:p>0.287747</text:p>
          </table:table-cell>
          <table:table-cell office:value-type="float" office:value="0.00526108" calcext:value-type="float">
            <text:p>0.00526108</text:p>
          </table:table-cell>
          <table:table-cell office:value-type="float" office:value="339368" calcext:value-type="float">
            <text:p>339368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1148" calcext:value-type="float">
            <text:p>0.0791148</text:p>
          </table:table-cell>
          <table:table-cell office:value-type="float" office:value="0.0169133" calcext:value-type="float">
            <text:p>0.0169133</text:p>
          </table:table-cell>
          <table:table-cell office:value-type="float" office:value="0.0157486" calcext:value-type="float">
            <text:p>0.0157486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12" calcext:value-type="float">
            <text:p>0.1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323499" calcext:value-type="float">
            <text:p>0.323499</text:p>
          </table:table-cell>
          <table:table-cell office:value-type="float" office:value="0.00271954" calcext:value-type="float">
            <text:p>0.00271954</text:p>
          </table:table-cell>
          <table:table-cell office:value-type="float" office:value="318303" calcext:value-type="float">
            <text:p>318303</text:p>
          </table:table-cell>
          <table:table-cell table:style-name="ce10" office:value-type="float" office:value="5.02360844773504" calcext:value-type="float">
            <text:p>5.02360844773504</text:p>
          </table:table-cell>
          <table:table-cell table:style-name="ce10" office:value-type="float" office:value="1.29660089988352" calcext:value-type="float">
            <text:p>1.296600899883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300" calcext:value-type="float">
            <text:p>300</text:p>
          </table:table-cell>
          <table:table-cell office:value-type="float" office:value="0.0793759" calcext:value-type="float">
            <text:p>0.0793759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0153548" calcext:value-type="float">
            <text:p>0.0153548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3" calcext:value-type="float">
            <text:p>0.13</text:p>
          </table:table-cell>
          <table:table-cell office:value-type="float" office:value="0.0181406" calcext:value-type="float">
            <text:p>0.0181406</text:p>
          </table:table-cell>
          <table:table-cell office:value-type="float" office:value="0.463728" calcext:value-type="float">
            <text:p>0.463728</text:p>
          </table:table-cell>
          <table:table-cell office:value-type="float" office:value="0.000598299" calcext:value-type="float">
            <text:p>0.000598299</text:p>
          </table:table-cell>
          <table:table-cell office:value-type="float" office:value="286863" calcext:value-type="float">
            <text:p>286863</text:p>
          </table:table-cell>
          <table:table-cell table:style-name="ce10" office:value-type="float" office:value="5.16945189777789" calcext:value-type="float">
            <text:p>5.16945189777789</text:p>
          </table:table-cell>
          <table:table-cell table:style-name="ce10" office:value-type="float" office:value="1.28763284734904" calcext:value-type="float">
            <text:p>1.2876328473490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02182" calcext:value-type="float">
            <text:p>0.090218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68251" calcext:value-type="float">
            <text:p>0.0168251</text:p>
          </table:table-cell>
          <table:table-cell office:value-type="float" office:value="0.0238663" calcext:value-type="float">
            <text:p>0.0238663</text:p>
          </table:table-cell>
          <table:table-cell office:value-type="float" office:value="0.13" calcext:value-type="float">
            <text:p>0.13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0870253" calcext:value-type="float">
            <text:p>0.000870253</text:p>
          </table:table-cell>
          <table:table-cell office:value-type="float" office:value="269911" calcext:value-type="float">
            <text:p>269911</text:p>
          </table:table-cell>
          <table:table-cell table:style-name="ce10" office:value-type="float" office:value="5.36211969022472" calcext:value-type="float">
            <text:p>5.36211969022472</text:p>
          </table:table-cell>
          <table:table-cell table:style-name="ce10" office:value-type="float" office:value="1.38424373890751" calcext:value-type="float">
            <text:p>1.384243738907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2" calcext:value-type="float">
            <text:p>0.12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0494" calcext:value-type="float">
            <text:p>280494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8233" calcext:value-type="float">
            <text:p>288233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.0998071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74323" calcext:value-type="float">
            <text:p>0.017432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19814" calcext:value-type="float">
            <text:p>0.119814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51305" calcext:value-type="float">
            <text:p>0.00151305</text:p>
          </table:table-cell>
          <table:table-cell office:value-type="float" office:value="308646" calcext:value-type="float">
            <text:p>308646</text:p>
          </table:table-cell>
          <table:table-cell table:style-name="ce10" office:value-type="float" office:value="5.72541202250994" calcext:value-type="float">
            <text:p>5.72541202250994</text:p>
          </table:table-cell>
          <table:table-cell table:style-name="ce10" office:value-type="float" office:value="1.43311883360146" calcext:value-type="float">
            <text:p>1.433118833601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.0983503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74" calcext:value-type="float">
            <text:p>0.0173674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19384" calcext:value-type="float">
            <text:p>0.119384</text:p>
          </table:table-cell>
          <table:table-cell office:value-type="float" office:value="0.0218818" calcext:value-type="float">
            <text:p>0.021881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49328" calcext:value-type="float">
            <text:p>0.00149328</text:p>
          </table:table-cell>
          <table:table-cell office:value-type="float" office:value="322782" calcext:value-type="float">
            <text:p>322782</text:p>
          </table:table-cell>
          <table:table-cell table:style-name="ce10" office:value-type="float" office:value="5.66292594170688" calcext:value-type="float">
            <text:p>5.66292594170688</text:p>
          </table:table-cell>
          <table:table-cell table:style-name="ce10" office:value-type="float" office:value="1.4365798414496" calcext:value-type="float">
            <text:p>1.4365798414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98071" calcext:value-type="float">
            <text:p>0.0998071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74323" calcext:value-type="float">
            <text:p>0.017432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19814" calcext:value-type="float">
            <text:p>0.119814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51305" calcext:value-type="float">
            <text:p>0.00151305</text:p>
          </table:table-cell>
          <table:table-cell office:value-type="float" office:value="294254" calcext:value-type="float">
            <text:p>294254</text:p>
          </table:table-cell>
          <table:table-cell table:style-name="ce10" office:value-type="float" office:value="5.72541202250994" calcext:value-type="float">
            <text:p>5.72541202250994</text:p>
          </table:table-cell>
          <table:table-cell table:style-name="ce10" office:value-type="float" office:value="1.43311883360146" calcext:value-type="float">
            <text:p>1.433118833601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83503" calcext:value-type="float">
            <text:p>0.0983503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74" calcext:value-type="float">
            <text:p>0.0173674</text:p>
          </table:table-cell>
          <table:table-cell office:value-type="float" office:value="0.02537" calcext:value-type="float">
            <text:p>0.02537</text:p>
          </table:table-cell>
          <table:table-cell office:value-type="float" office:value="0.119384" calcext:value-type="float">
            <text:p>0.119384</text:p>
          </table:table-cell>
          <table:table-cell office:value-type="float" office:value="0.0218818" calcext:value-type="float">
            <text:p>0.021881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49328" calcext:value-type="float">
            <text:p>0.00149328</text:p>
          </table:table-cell>
          <table:table-cell office:value-type="float" office:value="271327" calcext:value-type="float">
            <text:p>271327</text:p>
          </table:table-cell>
          <table:table-cell table:style-name="ce10" office:value-type="float" office:value="5.66292594170688" calcext:value-type="float">
            <text:p>5.66292594170688</text:p>
          </table:table-cell>
          <table:table-cell table:style-name="ce10" office:value-type="float" office:value="1.4365798414496" calcext:value-type="float">
            <text:p>1.43657984144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.0805504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87045" calcext:value-type="float">
            <text:p>0.018704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35894" calcext:value-type="float">
            <text:p>0.135894</text:p>
          </table:table-cell>
          <table:table-cell office:value-type="float" office:value="0.0247423" calcext:value-type="float">
            <text:p>0.0247423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70010" calcext:value-type="float">
            <text:p>270010</text:p>
          </table:table-cell>
          <table:table-cell table:style-name="ce10" office:value-type="float" office:value="4.30647170467" calcext:value-type="float">
            <text:p>4.30647170467</text:p>
          </table:table-cell>
          <table:table-cell table:style-name="ce10" office:value-type="float" office:value="1.60688675416047" calcext:value-type="float">
            <text:p>1.60688675416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663336" calcext:value-type="float">
            <text:p>0.0663336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67545" calcext:value-type="float">
            <text:p>0.0167545</text:p>
          </table:table-cell>
          <table:table-cell office:value-type="float" office:value="0.0251572" calcext:value-type="float">
            <text:p>0.0251572</text:p>
          </table:table-cell>
          <table:table-cell office:value-type="float" office:value="0.147543" calcext:value-type="float">
            <text:p>0.147543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502603" calcext:value-type="float">
            <text:p>0.502603</text:p>
          </table:table-cell>
          <table:table-cell office:value-type="float" office:value="0.000514241" calcext:value-type="float">
            <text:p>0.000514241</text:p>
          </table:table-cell>
          <table:table-cell office:value-type="float" office:value="274346" calcext:value-type="float">
            <text:p>274346</text:p>
          </table:table-cell>
          <table:table-cell table:style-name="ce10" office:value-type="float" office:value="3.95915127279238" calcext:value-type="float">
            <text:p>3.95915127279238</text:p>
          </table:table-cell>
          <table:table-cell table:style-name="ce10" office:value-type="float" office:value="1.49056737924823" calcext:value-type="float">
            <text:p>1.490567379248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.0980473</text:p>
          </table:table-cell>
          <table:table-cell office:value-type="float" office:value="0.0213523" calcext:value-type="float">
            <text:p>0.0213523</text:p>
          </table:table-cell>
          <table:table-cell office:value-type="float" office:value="0.021114" calcext:value-type="float">
            <text:p>0.021114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29515" calcext:value-type="float">
            <text:p>0.129515</text:p>
          </table:table-cell>
          <table:table-cell office:value-type="float" office:value="0.0280899" calcext:value-type="float">
            <text:p>0.0280899</text:p>
          </table:table-cell>
          <table:table-cell office:value-type="float" office:value="0.389101" calcext:value-type="float">
            <text:p>0.389101</text:p>
          </table:table-cell>
          <table:table-cell office:value-type="float" office:value="0.00132516" calcext:value-type="float">
            <text:p>0.00132516</text:p>
          </table:table-cell>
          <table:table-cell office:value-type="float" office:value="269254" calcext:value-type="float">
            <text:p>269254</text:p>
          </table:table-cell>
          <table:table-cell table:style-name="ce10" office:value-type="float" office:value="4.6437103343753" calcext:value-type="float">
            <text:p>4.6437103343753</text:p>
          </table:table-cell>
          <table:table-cell table:style-name="ce10" office:value-type="float" office:value="1.55463345869063" calcext:value-type="float">
            <text:p>1.554633458690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80473" calcext:value-type="float">
            <text:p>0.0980473</text:p>
          </table:table-cell>
          <table:table-cell office:value-type="float" office:value="0.0213523" calcext:value-type="float">
            <text:p>0.0213523</text:p>
          </table:table-cell>
          <table:table-cell office:value-type="float" office:value="0.021114" calcext:value-type="float">
            <text:p>0.021114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29515" calcext:value-type="float">
            <text:p>0.129515</text:p>
          </table:table-cell>
          <table:table-cell office:value-type="float" office:value="0.0280899" calcext:value-type="float">
            <text:p>0.0280899</text:p>
          </table:table-cell>
          <table:table-cell office:value-type="float" office:value="0.389101" calcext:value-type="float">
            <text:p>0.389101</text:p>
          </table:table-cell>
          <table:table-cell office:value-type="float" office:value="0.00132516" calcext:value-type="float">
            <text:p>0.00132516</text:p>
          </table:table-cell>
          <table:table-cell office:value-type="float" office:value="289824" calcext:value-type="float">
            <text:p>289824</text:p>
          </table:table-cell>
          <table:table-cell table:style-name="ce10" office:value-type="float" office:value="4.6437103343753" calcext:value-type="float">
            <text:p>4.6437103343753</text:p>
          </table:table-cell>
          <table:table-cell table:style-name="ce10" office:value-type="float" office:value="1.55463345869063" calcext:value-type="float">
            <text:p>1.5546334586906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0712" calcext:value-type="float">
            <text:p>0.0800712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86211" calcext:value-type="float">
            <text:p>0.0186211</text:p>
          </table:table-cell>
          <table:table-cell office:value-type="float" office:value="0.028169" calcext:value-type="float">
            <text:p>0.028169</text:p>
          </table:table-cell>
          <table:table-cell office:value-type="float" office:value="0.134529" calcext:value-type="float">
            <text:p>0.13452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447414" calcext:value-type="float">
            <text:p>0.447414</text:p>
          </table:table-cell>
          <table:table-cell office:value-type="float" office:value="0.000855419" calcext:value-type="float">
            <text:p>0.000855419</text:p>
          </table:table-cell>
          <table:table-cell office:value-type="float" office:value="302358" calcext:value-type="float">
            <text:p>302358</text:p>
          </table:table-cell>
          <table:table-cell table:style-name="ce10" office:value-type="float" office:value="4.30002524018452" calcext:value-type="float">
            <text:p>4.30002524018452</text:p>
          </table:table-cell>
          <table:table-cell table:style-name="ce10" office:value-type="float" office:value="1.60211347711348" calcext:value-type="float">
            <text:p>1.602113477113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766231" calcext:value-type="float">
            <text:p>0.0766231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181044" calcext:value-type="float">
            <text:p>0.018104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35572" calcext:value-type="float">
            <text:p>0.135572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461645" calcext:value-type="float">
            <text:p>0.461645</text:p>
          </table:table-cell>
          <table:table-cell office:value-type="float" office:value="0.000786195" calcext:value-type="float">
            <text:p>0.000786195</text:p>
          </table:table-cell>
          <table:table-cell office:value-type="float" office:value="299050" calcext:value-type="float">
            <text:p>299050</text:p>
          </table:table-cell>
          <table:table-cell table:style-name="ce10" office:value-type="float" office:value="4.23229159762268" calcext:value-type="float">
            <text:p>4.23229159762268</text:p>
          </table:table-cell>
          <table:table-cell table:style-name="ce10" office:value-type="float" office:value="1.56756411892306" calcext:value-type="float">
            <text:p>1.567564118923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805504" calcext:value-type="float">
            <text:p>0.0805504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87045" calcext:value-type="float">
            <text:p>0.018704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35894" calcext:value-type="float">
            <text:p>0.135894</text:p>
          </table:table-cell>
          <table:table-cell office:value-type="float" office:value="0.0247423" calcext:value-type="float">
            <text:p>0.0247423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0875198" calcext:value-type="float">
            <text:p>0.000875198</text:p>
          </table:table-cell>
          <table:table-cell office:value-type="float" office:value="289944" calcext:value-type="float">
            <text:p>289944</text:p>
          </table:table-cell>
          <table:table-cell table:style-name="ce10" office:value-type="float" office:value="4.30647170467" calcext:value-type="float">
            <text:p>4.30647170467</text:p>
          </table:table-cell>
          <table:table-cell table:style-name="ce10" office:value-type="float" office:value="1.60688675416047" calcext:value-type="float">
            <text:p>1.60688675416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400" calcext:value-type="float">
            <text:p>400</text:p>
          </table:table-cell>
          <table:table-cell office:value-type="float" office:value="0.0901786" calcext:value-type="float">
            <text:p>0.0901786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0173026" calcext:value-type="float">
            <text:p>0.0173026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121104" calcext:value-type="float">
            <text:p>0.121104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434224" calcext:value-type="float">
            <text:p>0.434224</text:p>
          </table:table-cell>
          <table:table-cell office:value-type="float" office:value="0.00143394" calcext:value-type="float">
            <text:p>0.00143394</text:p>
          </table:table-cell>
          <table:table-cell office:value-type="float" office:value="330013" calcext:value-type="float">
            <text:p>330013</text:p>
          </table:table-cell>
          <table:table-cell table:style-name="ce10" office:value-type="float" office:value="5.21185255395143" calcext:value-type="float">
            <text:p>5.21185255395143</text:p>
          </table:table-cell>
          <table:table-cell table:style-name="ce10" office:value-type="float" office:value="1.44620262203308" calcext:value-type="float">
            <text:p>1.4462026220330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572" calcext:value-type="float">
            <text:p>0.0920572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6" calcext:value-type="float">
            <text:p>0.017366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308070" calcext:value-type="float">
            <text:p>308070</text:p>
          </table:table-cell>
          <table:table-cell table:style-name="ce10" office:value-type="float" office:value="5.30100195784867" calcext:value-type="float">
            <text:p>5.30100195784867</text:p>
          </table:table-cell>
          <table:table-cell table:style-name="ce10" office:value-type="float" office:value="1.43809739524349" calcext:value-type="float">
            <text:p>1.4380973952434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0.0920491" calcext:value-type="float">
            <text:p>0.0920491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73544" calcext:value-type="float">
            <text:p>0.0173544</text:p>
          </table:table-cell>
          <table:table-cell office:value-type="float" office:value="0.0253968" calcext:value-type="float">
            <text:p>0.0253968</text:p>
          </table:table-cell>
          <table:table-cell office:value-type="float" office:value="0.119102" calcext:value-type="float">
            <text:p>0.119102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8016" calcext:value-type="float">
            <text:p>288016</text:p>
          </table:table-cell>
          <table:table-cell table:style-name="ce10" office:value-type="float" office:value="5.30407850458673" calcext:value-type="float">
            <text:p>5.30407850458673</text:p>
          </table:table-cell>
          <table:table-cell table:style-name="ce10" office:value-type="float" office:value="1.44444444444444" calcext:value-type="float">
            <text:p>1.4444444444444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.091814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43" calcext:value-type="float">
            <text:p>0.0173643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87273" calcext:value-type="float">
            <text:p>287273</text:p>
          </table:table-cell>
          <table:table-cell table:style-name="ce10" office:value-type="float" office:value="5.28755550180543" calcext:value-type="float">
            <text:p>5.28755550180543</text:p>
          </table:table-cell>
          <table:table-cell table:style-name="ce10" office:value-type="float" office:value="1.43718573046433" calcext:value-type="float">
            <text:p>1.43718573046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30068" calcext:value-type="float">
            <text:p>0.0830068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7435" calcext:value-type="float">
            <text:p>0.017435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1989" calcext:value-type="float">
            <text:p>0.121989</text:p>
          </table:table-cell>
          <table:table-cell office:value-type="float" office:value="0.021978" calcext:value-type="float">
            <text:p>0.021978</text:p>
          </table:table-cell>
          <table:table-cell office:value-type="float" office:value="0.455745" calcext:value-type="float">
            <text:p>0.455745</text:p>
          </table:table-cell>
          <table:table-cell office:value-type="float" office:value="0.00134988" calcext:value-type="float">
            <text:p>0.00134988</text:p>
          </table:table-cell>
          <table:table-cell office:value-type="float" office:value="269249" calcext:value-type="float">
            <text:p>269249</text:p>
          </table:table-cell>
          <table:table-cell table:style-name="ce10" office:value-type="float" office:value="4.76092916547175" calcext:value-type="float">
            <text:p>4.76092916547175</text:p>
          </table:table-cell>
          <table:table-cell table:style-name="ce10" office:value-type="float" office:value="1.44904563654564" calcext:value-type="float">
            <text:p>1.449045636545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9199" calcext:value-type="float">
            <text:p>0.0929199</text:p>
          </table:table-cell>
          <table:table-cell office:value-type="float" office:value="0.0177384" calcext:value-type="float">
            <text:p>0.0177384</text:p>
          </table:table-cell>
          <table:table-cell office:value-type="float" office:value="0.0175786" calcext:value-type="float">
            <text:p>0.0175786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4735" calcext:value-type="float">
            <text:p>0.0014735</text:p>
          </table:table-cell>
          <table:table-cell office:value-type="float" office:value="299552" calcext:value-type="float">
            <text:p>299552</text:p>
          </table:table-cell>
          <table:table-cell table:style-name="ce10" office:value-type="float" office:value="5.28596702809097" calcext:value-type="float">
            <text:p>5.28596702809097</text:p>
          </table:table-cell>
          <table:table-cell table:style-name="ce10" office:value-type="float" office:value="1.44550805033148" calcext:value-type="float">
            <text:p>1.445508050331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5867" calcext:value-type="float">
            <text:p>0.0915867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.0171662" calcext:value-type="float">
            <text:p>0.0171662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119448" calcext:value-type="float">
            <text:p>0.11944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435613" calcext:value-type="float">
            <text:p>0.435613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329001" calcext:value-type="float">
            <text:p>329001</text:p>
          </table:table-cell>
          <table:table-cell table:style-name="ce10" office:value-type="float" office:value="5.33529260989619" calcext:value-type="float">
            <text:p>5.33529260989619</text:p>
          </table:table-cell>
          <table:table-cell table:style-name="ce10" office:value-type="float" office:value="1.44328226619035" calcext:value-type="float">
            <text:p>1.44328226619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18147" calcext:value-type="float">
            <text:p>0.0918147</text:p>
          </table:table-cell>
          <table:table-cell office:value-type="float" office:value="0.01766" calcext:value-type="float">
            <text:p>0.01766</text:p>
          </table:table-cell>
          <table:table-cell office:value-type="float" office:value="0.0173643" calcext:value-type="float">
            <text:p>0.0173643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118751" calcext:value-type="float">
            <text:p>0.118751</text:p>
          </table:table-cell>
          <table:table-cell office:value-type="float" office:value="0.0219298" calcext:value-type="float">
            <text:p>0.02192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00149822" calcext:value-type="float">
            <text:p>0.00149822</text:p>
          </table:table-cell>
          <table:table-cell office:value-type="float" office:value="291099" calcext:value-type="float">
            <text:p>291099</text:p>
          </table:table-cell>
          <table:table-cell table:style-name="ce10" office:value-type="float" office:value="5.28755550180543" calcext:value-type="float">
            <text:p>5.28755550180543</text:p>
          </table:table-cell>
          <table:table-cell table:style-name="ce10" office:value-type="float" office:value="1.43718573046433" calcext:value-type="float">
            <text:p>1.437185730464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815008" calcext:value-type="float">
            <text:p>0.0815008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0169401" calcext:value-type="float">
            <text:p>0.0169401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126197" calcext:value-type="float">
            <text:p>0.126197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24604" calcext:value-type="float">
            <text:p>0.00124604</text:p>
          </table:table-cell>
          <table:table-cell office:value-type="float" office:value="261379" calcext:value-type="float">
            <text:p>261379</text:p>
          </table:table-cell>
          <table:table-cell table:style-name="ce10" office:value-type="float" office:value="4.81111681749222" calcext:value-type="float">
            <text:p>4.81111681749222</text:p>
          </table:table-cell>
          <table:table-cell table:style-name="ce10" office:value-type="float" office:value="1.45574002078153" calcext:value-type="float">
            <text:p>1.455740020781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2461" calcext:value-type="float">
            <text:p>0.0922461</text:p>
          </table:table-cell>
          <table:table-cell office:value-type="float" office:value="0.0173536" calcext:value-type="float">
            <text:p>0.0173536</text:p>
          </table:table-cell>
          <table:table-cell office:value-type="float" office:value="0.0170769" calcext:value-type="float">
            <text:p>0.0170769</text:p>
          </table:table-cell>
          <table:table-cell office:value-type="float" office:value="0.025" calcext:value-type="float">
            <text:p>0.025</text:p>
          </table:table-cell>
          <table:table-cell office:value-type="float" office:value="0.12014" calcext:value-type="float">
            <text:p>0.12014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431795" calcext:value-type="float">
            <text:p>0.431795</text:p>
          </table:table-cell>
          <table:table-cell office:value-type="float" office:value="0.00155261" calcext:value-type="float">
            <text:p>0.00155261</text:p>
          </table:table-cell>
          <table:table-cell office:value-type="float" office:value="285515" calcext:value-type="float">
            <text:p>285515</text:p>
          </table:table-cell>
          <table:table-cell table:style-name="ce10" office:value-type="float" office:value="5.40180594838642" calcext:value-type="float">
            <text:p>5.40180594838642</text:p>
          </table:table-cell>
          <table:table-cell table:style-name="ce10" office:value-type="float" office:value="1440.62327125207" calcext:value-type="float">
            <text:p>1440.623271252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20593" calcext:value-type="float">
            <text:p>0.0920593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0167499" calcext:value-type="float">
            <text:p>0.0167499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.121895" calcext:value-type="float">
            <text:p>0.121895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431447" calcext:value-type="float">
            <text:p>0.431447</text:p>
          </table:table-cell>
          <table:table-cell office:value-type="float" office:value="0.00157238" calcext:value-type="float">
            <text:p>0.00157238</text:p>
          </table:table-cell>
          <table:table-cell office:value-type="float" office:value="293883" calcext:value-type="float">
            <text:p>293883</text:p>
          </table:table-cell>
          <table:table-cell table:style-name="ce10" office:value-type="float" office:value="5.49611042453985" calcext:value-type="float">
            <text:p>5.49611042453985</text:p>
          </table:table-cell>
          <table:table-cell table:style-name="ce10" office:value-type="float" office:value="1.43571194071851" calcext:value-type="float">
            <text:p>1.435711940718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71328" calcext:value-type="float">
            <text:p>0.0971328</text:p>
          </table:table-cell>
          <table:table-cell office:value-type="float" office:value="0.0239521" calcext:value-type="float">
            <text:p>0.0239521</text:p>
          </table:table-cell>
          <table:table-cell office:value-type="float" office:value="0.0242953" calcext:value-type="float">
            <text:p>0.0242953</text:p>
          </table:table-cell>
          <table:table-cell office:value-type="float" office:value="0.0350877" calcext:value-type="float">
            <text:p>0.0350877</text:p>
          </table:table-cell>
          <table:table-cell office:value-type="float" office:value="0.138197" calcext:value-type="float">
            <text:p>0.138197</text:p>
          </table:table-cell>
          <table:table-cell office:value-type="float" office:value="0.0292683" calcext:value-type="float">
            <text:p>0.0292683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140721" calcext:value-type="float">
            <text:p>140721</text:p>
          </table:table-cell>
          <table:table-cell table:style-name="ce10" office:value-type="float" office:value="3.99800784513877" calcext:value-type="float">
            <text:p>3.99800784513877</text:p>
          </table:table-cell>
          <table:table-cell table:style-name="ce10" office:value-type="float" office:value="1.46491121864054" calcext:value-type="float">
            <text:p>1.464911218640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0906968" calcext:value-type="float">
            <text:p>0.0906968</text:p>
          </table:table-cell>
          <table:table-cell office:value-type="float" office:value="0.015674" calcext:value-type="float">
            <text:p>0.015674</text:p>
          </table:table-cell>
          <table:table-cell office:value-type="float" office:value="0.0151135" calcext:value-type="float">
            <text:p>0.0151135</text:p>
          </table:table-cell>
          <table:table-cell office:value-type="float" office:value="0.0228571" calcext:value-type="float">
            <text:p>0.022857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2" calcext:value-type="float">
            <text:p>0.02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42899" calcext:value-type="float">
            <text:p>0.00142899</text:p>
          </table:table-cell>
          <table:table-cell office:value-type="float" office:value="450941" calcext:value-type="float">
            <text:p>450941</text:p>
          </table:table-cell>
          <table:table-cell table:style-name="ce10" office:value-type="float" office:value="6.00104542296622" calcext:value-type="float">
            <text:p>6.00104542296622</text:p>
          </table:table-cell>
          <table:table-cell table:style-name="ce10" office:value-type="float" office:value="1.45828123006252" calcext:value-type="float">
            <text:p>1.458281230062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.0935912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136617" calcext:value-type="float">
            <text:p>0.0136617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55" calcext:value-type="float">
            <text:p>0.10805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9767" calcext:value-type="float">
            <text:p>269767</text:p>
          </table:table-cell>
          <table:table-cell table:style-name="ce10" office:value-type="float" office:value="6.85062620318116" calcext:value-type="float">
            <text:p>6.85062620318116</text:p>
          </table:table-cell>
          <table:table-cell table:style-name="ce10" office:value-type="float" office:value="1.53745475941244" calcext:value-type="float">
            <text:p>1.53745475941244</text:p>
          </table:table-cell>
          <table:table-cell table:number-columns-repeated="1007"/>
        </table:table-row>
        <table:table-row table:style-name="ro1" table:number-rows-repeated="10480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bien" table:style-name="ta1">
        <table:table-column table:style-name="co12" table:number-columns-repeated="15" table:default-cell-style-name="ce5"/>
        <table:table-column table:style-name="co12" table:default-cell-style-name="ce8"/>
        <table:table-column table:style-name="co12" table:number-columns-repeated="2" table:default-cell-style-name="ce10"/>
        <table:table-column table:style-name="co12" table:number-columns-repeated="1006" table:default-cell-style-name="Default"/>
        <table:table-row table:style-name="ro1">
          <table:table-cell table:style-name="ce1" office:value-type="string" calcext:value-type="string">
            <text:p>ransac_trans</text:p>
          </table:table-cell>
          <table:table-cell table:style-name="ce1" office:value-type="string" calcext:value-type="string">
            <text:p>ransac_thresh</text:p>
          </table:table-cell>
          <table:table-cell table:style-name="ce1" office:value-type="string" calcext:value-type="string">
            <text:p>ransac_iter</text:p>
          </table:table-cell>
          <table:table-cell table:style-name="ce1" office:value-type="string" calcext:value-type="string">
            <text:p>ransac_conf</text:p>
          </table:table-cell>
          <table:table-cell table:style-name="ce1" office:value-type="string" calcext:value-type="string">
            <text:p>median_rat</text:p>
          </table:table-cell>
          <table:table-cell table:style-name="ce1" office:value-type="string" calcext:value-type="string">
            <text:p>descriptors</text:p>
          </table:table-cell>
          <table:table-cell table:style-name="ce1" office:value-type="string" calcext:value-type="string">
            <text:p>gen_mean</text:p>
          </table:table-cell>
          <table:table-cell table:style-name="ce1" office:value-type="string" calcext:value-type="string">
            <text:p>gen_low</text:p>
          </table:table-cell>
          <table:table-cell table:style-name="ce1" office:value-type="string" calcext:value-type="string">
            <text:p>imp_mean</text:p>
          </table:table-cell>
          <table:table-cell table:style-name="ce1" office:value-type="string" calcext:value-type="string">
            <text:p>imp_high</text:p>
          </table:table-cell>
          <table:table-cell table:style-name="ce1" office:value-type="string" calcext:value-type="string">
            <text:p>eer_pcnt</text:p>
          </table:table-cell>
          <table:table-cell table:style-name="ce1" office:value-type="string" calcext:value-type="string">
            <text:p>eer_val</text:p>
          </table:table-cell>
          <table:table-cell table:style-name="ce1" office:value-type="string" calcext:value-type="string">
            <text:p>frr</text:p>
          </table:table-cell>
          <table:table-cell table:style-name="ce1" office:value-type="string" calcext:value-type="string">
            <text:p>far</text:p>
          </table:table-cell>
          <table:table-cell table:style-name="ce1" office:value-type="string" calcext:value-type="string">
            <text:p>time(ms)</text:p>
          </table:table-cell>
          <table:table-cell table:style-name="ce1" office:value-type="string" calcext:value-type="string">
            <text:p>scoring</text:p>
          </table:table-cell>
          <table:table-cell table:style-name="ce9" office:value-type="string" calcext:value-type="string">
            <text:p>gm/im</text:p>
          </table:table-cell>
          <table:table-cell table:style-name="ce9" office:value-type="string" calcext:value-type="string">
            <text:p>ih/gl</text:p>
          </table:table-cell>
          <table:table-cell table:style-name="ce5"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610498" calcext:value-type="float">
            <text:p>0.0610498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505" calcext:value-type="float">
            <text:p>0.0178505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1347" calcext:value-type="float">
            <text:p>0.521347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office:value-type="string" calcext:value-type="string">
            <text:p>avg</text:p>
          </table:table-cell>
          <table:table-cell office:value-type="float" office:value="3.42006106271533" calcext:value-type="float">
            <text:p>3.42006106271533</text:p>
          </table:table-cell>
          <table:table-cell office:value-type="float" office:value="1.68493007466083" calcext:value-type="float">
            <text:p>1.684930074660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10501" calcext:value-type="float">
            <text:p>0.0610501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9" calcext:value-type="float">
            <text:p>0.01784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1347" calcext:value-type="float">
            <text:p>0.521347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office:value-type="string" calcext:value-type="string">
            <text:p>avg</text:p>
          </table:table-cell>
          <table:table-cell office:value-type="float" office:value="3.42036528657068" calcext:value-type="float">
            <text:p>3.42036528657068</text:p>
          </table:table-cell>
          <table:table-cell office:value-type="float" office:value="1.68493007466083" calcext:value-type="float">
            <text:p>1.684930074660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606719" calcext:value-type="float">
            <text:p>0.060671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205" calcext:value-type="float">
            <text:p>0.0178205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3142" calcext:value-type="float">
            <text:p>0.143142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1694" calcext:value-type="float">
            <text:p>0.521694</text:p>
          </table:table-cell>
          <table:table-cell office:value-type="float" office:value="0.000781246" calcext:value-type="float">
            <text:p>0.000781246</text:p>
          </table:table-cell>
          <table:table-cell table:style-name="ce8" office:value-type="float" office:value="1320000" calcext:value-type="float">
            <text:p>1.32E+06</text:p>
          </table:table-cell>
          <table:table-cell office:value-type="string" calcext:value-type="string">
            <text:p>avg</text:p>
          </table:table-cell>
          <table:table-cell office:value-type="float" office:value="3.40461266518897" calcext:value-type="float">
            <text:p>3.40461266518897</text:p>
          </table:table-cell>
          <table:table-cell office:value-type="float" office:value="1.68493007466083" calcext:value-type="float">
            <text:p>1.684930074660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32578" calcext:value-type="float">
            <text:p>0.0832578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9629" calcext:value-type="float">
            <text:p>0.019629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2208" calcext:value-type="float">
            <text:p>0.442208</text:p>
          </table:table-cell>
          <table:table-cell office:value-type="float" office:value="0.00143888" calcext:value-type="float">
            <text:p>0.00143888</text:p>
          </table:table-cell>
          <table:table-cell table:style-name="ce8" office:value-type="float" office:value="1310000" calcext:value-type="float">
            <text:p>1.31E+06</text:p>
          </table:table-cell>
          <table:table-cell office:value-type="string" calcext:value-type="string">
            <text:p>avg</text:p>
          </table:table-cell>
          <table:table-cell office:value-type="float" office:value="4.24157114473483" calcext:value-type="float">
            <text:p>4.24157114473483</text:p>
          </table:table-cell>
          <table:table-cell office:value-type="float" office:value="1.60259488337335" calcext:value-type="float">
            <text:p>1.602594883373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31968" calcext:value-type="float">
            <text:p>0.0831968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196277" calcext:value-type="float">
            <text:p>0.0196277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2555" calcext:value-type="float">
            <text:p>0.442555</text:p>
          </table:table-cell>
          <table:table-cell office:value-type="float" office:value="0.00143888" calcext:value-type="float">
            <text:p>0.00143888</text:p>
          </table:table-cell>
          <table:table-cell table:style-name="ce8" office:value-type="float" office:value="1320000" calcext:value-type="float">
            <text:p>1.32E+06</text:p>
          </table:table-cell>
          <table:table-cell office:value-type="string" calcext:value-type="string">
            <text:p>avg</text:p>
          </table:table-cell>
          <table:table-cell office:value-type="float" office:value="4.23874422372464" calcext:value-type="float">
            <text:p>4.23874422372464</text:p>
          </table:table-cell>
          <table:table-cell office:value-type="float" office:value="1.6000762001524" calcext:value-type="float">
            <text:p>1.60007620015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24492" calcext:value-type="float">
            <text:p>0.0824492</text:p>
          </table:table-cell>
          <table:table-cell office:value-type="float" office:value="0.0189702" calcext:value-type="float">
            <text:p>0.0189702</text:p>
          </table:table-cell>
          <table:table-cell office:value-type="float" office:value="0.0195789" calcext:value-type="float">
            <text:p>0.0195789</text:p>
          </table:table-cell>
          <table:table-cell office:value-type="float" office:value="0.0301887" calcext:value-type="float">
            <text:p>0.0301887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41415" calcext:value-type="float">
            <text:p>0.00141415</text:p>
          </table:table-cell>
          <table:table-cell table:style-name="ce8" office:value-type="float" office:value="1300000" calcext:value-type="float">
            <text:p>1.30E+06</text:p>
          </table:table-cell>
          <table:table-cell office:value-type="string" calcext:value-type="string">
            <text:p>avg</text:p>
          </table:table-cell>
          <table:table-cell office:value-type="float" office:value="4.21112524196967" calcext:value-type="float">
            <text:p>4.21112524196967</text:p>
          </table:table-cell>
          <table:table-cell office:value-type="float" office:value="1.59137489325363" calcext:value-type="float">
            <text:p>1.5913748932536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1173" calcext:value-type="float">
            <text:p>0.101173</text:p>
          </table:table-cell>
          <table:table-cell office:value-type="float" office:value="0.0213144" calcext:value-type="float">
            <text:p>0.0213144</text:p>
          </table:table-cell>
          <table:table-cell office:value-type="float" office:value="0.0213732" calcext:value-type="float">
            <text:p>0.0213732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0208" calcext:value-type="float">
            <text:p>0.400208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80000" calcext:value-type="float">
            <text:p>1.28E+06</text:p>
          </table:table-cell>
          <table:table-cell office:value-type="string" calcext:value-type="string">
            <text:p>avg</text:p>
          </table:table-cell>
          <table:table-cell office:value-type="float" office:value="4.73363838826194" calcext:value-type="float">
            <text:p>4.73363838826194</text:p>
          </table:table-cell>
          <table:table-cell office:value-type="float" office:value="1.56388638666817" calcext:value-type="float">
            <text:p>1.563886386668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1006" calcext:value-type="float">
            <text:p>0.101006</text:p>
          </table:table-cell>
          <table:table-cell office:value-type="float" office:value="0.0213415" calcext:value-type="float">
            <text:p>0.0213415</text:p>
          </table:table-cell>
          <table:table-cell office:value-type="float" office:value="0.0213699" calcext:value-type="float">
            <text:p>0.021369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0902" calcext:value-type="float">
            <text:p>0.400902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90000" calcext:value-type="float">
            <text:p>1.29E+06</text:p>
          </table:table-cell>
          <table:table-cell office:value-type="string" calcext:value-type="string">
            <text:p>avg</text:p>
          </table:table-cell>
          <table:table-cell office:value-type="float" office:value="4.72655463993748" calcext:value-type="float">
            <text:p>4.72655463993748</text:p>
          </table:table-cell>
          <table:table-cell office:value-type="float" office:value="1.56190052245625" calcext:value-type="float">
            <text:p>1.561900522456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6275" calcext:value-type="float">
            <text:p>0.0996275</text:p>
          </table:table-cell>
          <table:table-cell office:value-type="float" office:value="0.0209581" calcext:value-type="float">
            <text:p>0.0209581</text:p>
          </table:table-cell>
          <table:table-cell office:value-type="float" office:value="0.0212995" calcext:value-type="float">
            <text:p>0.0212995</text:p>
          </table:table-cell>
          <table:table-cell office:value-type="float" office:value="0.033264" calcext:value-type="float">
            <text:p>0.033264</text:p>
          </table:table-cell>
          <table:table-cell office:value-type="float" office:value="0.127126" calcext:value-type="float">
            <text:p>0.127126</text:p>
          </table:table-cell>
          <table:table-cell office:value-type="float" office:value="0.0288809" calcext:value-type="float">
            <text:p>0.0288809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00177017" calcext:value-type="float">
            <text:p>0.00177017</text:p>
          </table:table-cell>
          <table:table-cell table:style-name="ce8" office:value-type="float" office:value="1280000" calcext:value-type="float">
            <text:p>1.28E+06</text:p>
          </table:table-cell>
          <table:table-cell office:value-type="string" calcext:value-type="string">
            <text:p>avg</text:p>
          </table:table-cell>
          <table:table-cell office:value-type="float" office:value="4.67745721730557" calcext:value-type="float">
            <text:p>4.67745721730557</text:p>
          </table:table-cell>
          <table:table-cell office:value-type="float" office:value="1.5871667756142" calcext:value-type="float">
            <text:p>1.587166775614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83872" calcext:value-type="float">
            <text:p>0.0583872</text:p>
          </table:table-cell>
          <table:table-cell office:value-type="float" office:value="0.0140056" calcext:value-type="float">
            <text:p>0.0140056</text:p>
          </table:table-cell>
          <table:table-cell office:value-type="float" office:value="0.0145588" calcext:value-type="float">
            <text:p>0.0145588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3683" calcext:value-type="float">
            <text:p>0.133683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300351" calcext:value-type="float">
            <text:p>300351</text:p>
          </table:table-cell>
          <table:table-cell office:value-type="string" calcext:value-type="string">
            <text:p>avg</text:p>
          </table:table-cell>
          <table:table-cell office:value-type="float" office:value="4.01044042091381" calcext:value-type="float">
            <text:p>4.01044042091381</text:p>
          </table:table-cell>
          <table:table-cell office:value-type="float" office:value="1.61904523904724" calcext:value-type="float">
            <text:p>1.619045239047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3489" calcext:value-type="float">
            <text:p>0.0583489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45576" calcext:value-type="float">
            <text:p>0.0145576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3337" calcext:value-type="float">
            <text:p>0.133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300733" calcext:value-type="float">
            <text:p>300733</text:p>
          </table:table-cell>
          <table:table-cell office:value-type="string" calcext:value-type="string">
            <text:p>avg</text:p>
          </table:table-cell>
          <table:table-cell office:value-type="float" office:value="4.00814007803484" calcext:value-type="float">
            <text:p>4.00814007803484</text:p>
          </table:table-cell>
          <table:table-cell office:value-type="float" office:value="1.62320593856704" calcext:value-type="float">
            <text:p>1.6232059385670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9936" calcext:value-type="float">
            <text:p>0.0579936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145341" calcext:value-type="float">
            <text:p>0.0145341</text:p>
          </table:table-cell>
          <table:table-cell office:value-type="float" office:value="0.0226415" calcext:value-type="float">
            <text:p>0.0226415</text:p>
          </table:table-cell>
          <table:table-cell office:value-type="float" office:value="0.135844" calcext:value-type="float">
            <text:p>0.135844</text:p>
          </table:table-cell>
          <table:table-cell office:value-type="float" office:value="0.0195258" calcext:value-type="float">
            <text:p>0.0195258</text:p>
          </table:table-cell>
          <table:table-cell office:value-type="float" office:value="0.52933" calcext:value-type="float">
            <text:p>0.52933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99639" calcext:value-type="float">
            <text:p>299639</text:p>
          </table:table-cell>
          <table:table-cell office:value-type="string" calcext:value-type="string">
            <text:p>avg</text:p>
          </table:table-cell>
          <table:table-cell office:value-type="float" office:value="3.99017483022685" calcext:value-type="float">
            <text:p>3.99017483022685</text:p>
          </table:table-cell>
          <table:table-cell office:value-type="float" office:value="1.63245515371748" calcext:value-type="float">
            <text:p>1.632455153717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5845" calcext:value-type="float">
            <text:p>0.0815845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3051" calcext:value-type="float">
            <text:p>0.0163051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0222613" calcext:value-type="float">
            <text:p>0.0222613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99180" calcext:value-type="float">
            <text:p>299180</text:p>
          </table:table-cell>
          <table:table-cell office:value-type="string" calcext:value-type="string">
            <text:p>avg</text:p>
          </table:table-cell>
          <table:table-cell office:value-type="float" office:value="5.00361849973321" calcext:value-type="float">
            <text:p>5.00361849973321</text:p>
          </table:table-cell>
          <table:table-cell office:value-type="float" office:value="1.57020823852105" calcext:value-type="float">
            <text:p>1.570208238521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6218" calcext:value-type="float">
            <text:p>0.0816218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163034" calcext:value-type="float">
            <text:p>0.0163034</text:p>
          </table:table-cell>
          <table:table-cell office:value-type="float" office:value="0.0255319" calcext:value-type="float">
            <text:p>0.0255319</text:p>
          </table:table-cell>
          <table:table-cell office:value-type="float" office:value="0.123264" calcext:value-type="float">
            <text:p>0.123264</text:p>
          </table:table-cell>
          <table:table-cell office:value-type="float" office:value="0.0222805" calcext:value-type="float">
            <text:p>0.0222805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97725" calcext:value-type="float">
            <text:p>297725</text:p>
          </table:table-cell>
          <table:table-cell office:value-type="string" calcext:value-type="string">
            <text:p>avg</text:p>
          </table:table-cell>
          <table:table-cell office:value-type="float" office:value="5.00642810702062" calcext:value-type="float">
            <text:p>5.00642810702062</text:p>
          </table:table-cell>
          <table:table-cell office:value-type="float" office:value="1.56656644987115" calcext:value-type="float">
            <text:p>1.566566449871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5916" calcext:value-type="float">
            <text:p>0.0805916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606" calcext:value-type="float">
            <text:p>0.0162606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5401" calcext:value-type="float">
            <text:p>0.125401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99367" calcext:value-type="float">
            <text:p>299367</text:p>
          </table:table-cell>
          <table:table-cell office:value-type="string" calcext:value-type="string">
            <text:p>avg</text:p>
          </table:table-cell>
          <table:table-cell office:value-type="float" office:value="4.95625007687293" calcext:value-type="float">
            <text:p>4.95625007687293</text:p>
          </table:table-cell>
          <table:table-cell office:value-type="float" office:value="1.56687494618762" calcext:value-type="float">
            <text:p>1.566874946187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11" calcext:value-type="float">
            <text:p>0.1011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79818" calcext:value-type="float">
            <text:p>0.017981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25" calcext:value-type="float">
            <text:p>0.025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694" calcext:value-type="float">
            <text:p>295694</text:p>
          </table:table-cell>
          <table:table-cell office:value-type="string" calcext:value-type="string">
            <text:p>avg</text:p>
          </table:table-cell>
          <table:table-cell office:value-type="float" office:value="5.62235148872749" calcext:value-type="float">
            <text:p>5.62235148872749</text:p>
          </table:table-cell>
          <table:table-cell office:value-type="float" office:value="1.55510077451872" calcext:value-type="float">
            <text:p>1.555100774518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962" calcext:value-type="float">
            <text:p>0.100962</text:p>
          </table:table-cell>
          <table:table-cell office:value-type="float" office:value="0.0184237" calcext:value-type="float">
            <text:p>0.0184237</text:p>
          </table:table-cell>
          <table:table-cell office:value-type="float" office:value="0.01798" calcext:value-type="float">
            <text:p>0.0179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6297" calcext:value-type="float">
            <text:p>0.116297</text:p>
          </table:table-cell>
          <table:table-cell office:value-type="float" office:value="0.025" calcext:value-type="float">
            <text:p>0.025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256" calcext:value-type="float">
            <text:p>295256</text:p>
          </table:table-cell>
          <table:table-cell office:value-type="string" calcext:value-type="string">
            <text:p>avg</text:p>
          </table:table-cell>
          <table:table-cell office:value-type="float" office:value="5.61523915461624" calcext:value-type="float">
            <text:p>5.61523915461624</text:p>
          </table:table-cell>
          <table:table-cell office:value-type="float" office:value="1.5507959856055" calcext:value-type="float">
            <text:p>1.55079598560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3661" calcext:value-type="float">
            <text:p>0.0993661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79202" calcext:value-type="float">
            <text:p>0.0179202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1694" calcext:value-type="float">
            <text:p>0.11694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95115" calcext:value-type="float">
            <text:p>295115</text:p>
          </table:table-cell>
          <table:table-cell office:value-type="string" calcext:value-type="string">
            <text:p>avg</text:p>
          </table:table-cell>
          <table:table-cell office:value-type="float" office:value="5.54492137364538" calcext:value-type="float">
            <text:p>5.54492137364538</text:p>
          </table:table-cell>
          <table:table-cell office:value-type="float" office:value="1.58740244453494" calcext:value-type="float">
            <text:p>1.587402444534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6018" calcext:value-type="float">
            <text:p>0.0506018</text:p>
          </table:table-cell>
          <table:table-cell office:value-type="float" office:value="0.0108401" calcext:value-type="float">
            <text:p>0.0108401</text:p>
          </table:table-cell>
          <table:table-cell office:value-type="float" office:value="0.010666" calcext:value-type="float">
            <text:p>0.010666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7692" calcext:value-type="float">
            <text:p>0.117692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77119" calcext:value-type="float">
            <text:p>277119</text:p>
          </table:table-cell>
          <table:table-cell office:value-type="string" calcext:value-type="string">
            <text:p>avg</text:p>
          </table:table-cell>
          <table:table-cell office:value-type="float" office:value="4.74421526345397" calcext:value-type="float">
            <text:p>4.74421526345397</text:p>
          </table:table-cell>
          <table:table-cell office:value-type="float" office:value="1.57692272211511" calcext:value-type="float">
            <text:p>1.576922722115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5795" calcext:value-type="float">
            <text:p>0.0505795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0.0106651" calcext:value-type="float">
            <text:p>0.010665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7672" calcext:value-type="float">
            <text:p>0.117672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77305" calcext:value-type="float">
            <text:p>277305</text:p>
          </table:table-cell>
          <table:table-cell office:value-type="string" calcext:value-type="string">
            <text:p>avg</text:p>
          </table:table-cell>
          <table:table-cell office:value-type="float" office:value="4.74252468331286" calcext:value-type="float">
            <text:p>4.74252468331286</text:p>
          </table:table-cell>
          <table:table-cell office:value-type="float" office:value="1.58974025128572" calcext:value-type="float">
            <text:p>1.589740251285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01769" calcext:value-type="float">
            <text:p>0.0501769</text:p>
          </table:table-cell>
          <table:table-cell office:value-type="float" office:value="0.0106195" calcext:value-type="float">
            <text:p>0.0106195</text:p>
          </table:table-cell>
          <table:table-cell office:value-type="float" office:value="0.0106351" calcext:value-type="float">
            <text:p>0.0106351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75958" calcext:value-type="float">
            <text:p>275958</text:p>
          </table:table-cell>
          <table:table-cell office:value-type="string" calcext:value-type="string">
            <text:p>avg</text:p>
          </table:table-cell>
          <table:table-cell office:value-type="float" office:value="4.71804684488157" calcext:value-type="float">
            <text:p>4.71804684488157</text:p>
          </table:table-cell>
          <table:table-cell office:value-type="float" office:value="1.60625264842978" calcext:value-type="float">
            <text:p>1.6062526484297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7331" calcext:value-type="float">
            <text:p>0.0737331</text:p>
          </table:table-cell>
          <table:table-cell office:value-type="float" office:value="0.0127714" calcext:value-type="float">
            <text:p>0.0127714</text:p>
          </table:table-cell>
          <table:table-cell office:value-type="float" office:value="0.0121787" calcext:value-type="float">
            <text:p>0.0121787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71602" calcext:value-type="float">
            <text:p>271602</text:p>
          </table:table-cell>
          <table:table-cell office:value-type="string" calcext:value-type="string">
            <text:p>avg</text:p>
          </table:table-cell>
          <table:table-cell office:value-type="float" office:value="6.05426687577492" calcext:value-type="float">
            <text:p>6.05426687577492</text:p>
          </table:table-cell>
          <table:table-cell office:value-type="float" office:value="1.54742628059571" calcext:value-type="float">
            <text:p>1.547426280595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871" calcext:value-type="float">
            <text:p>0.0735871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0.0121774" calcext:value-type="float">
            <text:p>0.0121774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7346" calcext:value-type="float">
            <text:p>0.117346</text:p>
          </table:table-cell>
          <table:table-cell office:value-type="float" office:value="0.0171821" calcext:value-type="float">
            <text:p>0.0171821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71858" calcext:value-type="float">
            <text:p>271858</text:p>
          </table:table-cell>
          <table:table-cell office:value-type="string" calcext:value-type="string">
            <text:p>avg</text:p>
          </table:table-cell>
          <table:table-cell office:value-type="float" office:value="6.04292377683249" calcext:value-type="float">
            <text:p>6.04292377683249</text:p>
          </table:table-cell>
          <table:table-cell office:value-type="float" office:value="1.5513741374844" calcext:value-type="float">
            <text:p>1.55137413748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822" calcext:value-type="float">
            <text:p>0.0725822</text:p>
          </table:table-cell>
          <table:table-cell office:value-type="float" office:value="0.0126316" calcext:value-type="float">
            <text:p>0.0126316</text:p>
          </table:table-cell>
          <table:table-cell office:value-type="float" office:value="0.0121379" calcext:value-type="float">
            <text:p>0.012137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8715" calcext:value-type="float">
            <text:p>0.118715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70877" calcext:value-type="float">
            <text:p>270877</text:p>
          </table:table-cell>
          <table:table-cell office:value-type="string" calcext:value-type="string">
            <text:p>avg</text:p>
          </table:table-cell>
          <table:table-cell office:value-type="float" office:value="5.9797988119856" calcext:value-type="float">
            <text:p>5.9797988119856</text:p>
          </table:table-cell>
          <table:table-cell office:value-type="float" office:value="1.55992906678489" calcext:value-type="float">
            <text:p>1.559929066784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8058" calcext:value-type="float">
            <text:p>0.0938058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.0136629" calcext:value-type="float">
            <text:p>0.0136629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8" calcext:value-type="float">
            <text:p>0.10808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8385" calcext:value-type="float">
            <text:p>268385</text:p>
          </table:table-cell>
          <table:table-cell office:value-type="string" calcext:value-type="string">
            <text:p>avg</text:p>
          </table:table-cell>
          <table:table-cell office:value-type="float" office:value="6.86573128691566" calcext:value-type="float">
            <text:p>6.86573128691566</text:p>
          </table:table-cell>
          <table:table-cell office:value-type="float" office:value="1.5393293831558" calcext:value-type="float">
            <text:p>1.53932938315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912" calcext:value-type="float">
            <text:p>0.0935912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136617" calcext:value-type="float">
            <text:p>0.0136617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055" calcext:value-type="float">
            <text:p>0.10805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7851" calcext:value-type="float">
            <text:p>267851</text:p>
          </table:table-cell>
          <table:table-cell office:value-type="string" calcext:value-type="string">
            <text:p>avg</text:p>
          </table:table-cell>
          <table:table-cell office:value-type="float" office:value="6.85062620318116" calcext:value-type="float">
            <text:p>6.85062620318116</text:p>
          </table:table-cell>
          <table:table-cell office:value-type="float" office:value="1.53745475941244" calcext:value-type="float">
            <text:p>1.537454759412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21326" calcext:value-type="float">
            <text:p>0.0921326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3608" calcext:value-type="float">
            <text:p>0.013608</text:p>
          </table:table-cell>
          <table:table-cell office:value-type="float" office:value="0.0223881" calcext:value-type="float">
            <text:p>0.0223881</text:p>
          </table:table-cell>
          <table:table-cell office:value-type="float" office:value="0.10897" calcext:value-type="float">
            <text:p>0.10897</text:p>
          </table:table-cell>
          <table:table-cell office:value-type="float" office:value="0.0195695" calcext:value-type="float">
            <text:p>0.0195695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7183" calcext:value-type="float">
            <text:p>267183</text:p>
          </table:table-cell>
          <table:table-cell office:value-type="string" calcext:value-type="string">
            <text:p>avg</text:p>
          </table:table-cell>
          <table:table-cell office:value-type="float" office:value="6.77047325102881" calcext:value-type="float">
            <text:p>6.77047325102881</text:p>
          </table:table-cell>
          <table:table-cell office:value-type="float" office:value="1.59795153634774" calcext:value-type="float">
            <text:p>1.597951536347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96102" calcext:value-type="float">
            <text:p>0.0596102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9" calcext:value-type="float">
            <text:p>0.017359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535" calcext:value-type="float">
            <text:p>0.145535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88743" calcext:value-type="float">
            <text:p>788743</text:p>
          </table:table-cell>
          <table:table-cell office:value-type="string" calcext:value-type="string">
            <text:p>avg</text:p>
          </table:table-cell>
          <table:table-cell office:value-type="float" office:value="3.43396509015496" calcext:value-type="float">
            <text:p>3.43396509015496</text:p>
          </table:table-cell>
          <table:table-cell office:value-type="float" office:value="1.68513147168667" calcext:value-type="float">
            <text:p>1.68513147168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6492" calcext:value-type="float">
            <text:p>0.0596492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4" calcext:value-type="float">
            <text:p>0.01735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84282" calcext:value-type="float">
            <text:p>784282</text:p>
          </table:table-cell>
          <table:table-cell office:value-type="string" calcext:value-type="string">
            <text:p>avg</text:p>
          </table:table-cell>
          <table:table-cell office:value-type="float" office:value="3.43633053737672" calcext:value-type="float">
            <text:p>3.43633053737672</text:p>
          </table:table-cell>
          <table:table-cell office:value-type="float" office:value="1.68513147168667" calcext:value-type="float">
            <text:p>1.68513147168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94358" calcext:value-type="float">
            <text:p>0.0594358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3334" calcext:value-type="float">
            <text:p>0.017333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14" calcext:value-type="float">
            <text:p>0.146114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3842" calcext:value-type="float">
            <text:p>0.533842</text:p>
          </table:table-cell>
          <table:table-cell office:value-type="float" office:value="0.000721911" calcext:value-type="float">
            <text:p>0.000721911</text:p>
          </table:table-cell>
          <table:table-cell office:value-type="float" office:value="794566" calcext:value-type="float">
            <text:p>794566</text:p>
          </table:table-cell>
          <table:table-cell office:value-type="string" calcext:value-type="string">
            <text:p>avg</text:p>
          </table:table-cell>
          <table:table-cell office:value-type="float" office:value="3.42897527317203" calcext:value-type="float">
            <text:p>3.42897527317203</text:p>
          </table:table-cell>
          <table:table-cell office:value-type="float" office:value="1.69599893152201" calcext:value-type="float">
            <text:p>1.6959989315220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23475" calcext:value-type="float">
            <text:p>0.0823475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0.019072" calcext:value-type="float">
            <text:p>0.019072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0885" calcext:value-type="float">
            <text:p>0.450885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785194" calcext:value-type="float">
            <text:p>785194</text:p>
          </table:table-cell>
          <table:table-cell office:value-type="string" calcext:value-type="string">
            <text:p>avg</text:p>
          </table:table-cell>
          <table:table-cell office:value-type="float" office:value="4.31771707214765" calcext:value-type="float">
            <text:p>4.31771707214765</text:p>
          </table:table-cell>
          <table:table-cell office:value-type="float" office:value="1.61765061765062" calcext:value-type="float">
            <text:p>1.617650617650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301" calcext:value-type="float">
            <text:p>0.082301</text:p>
          </table:table-cell>
          <table:table-cell office:value-type="float" office:value="0.0182927" calcext:value-type="float">
            <text:p>0.0182927</text:p>
          </table:table-cell>
          <table:table-cell office:value-type="float" office:value="0.019071" calcext:value-type="float">
            <text:p>0.01907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232" calcext:value-type="float">
            <text:p>0.451232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786461" calcext:value-type="float">
            <text:p>786461</text:p>
          </table:table-cell>
          <table:table-cell office:value-type="string" calcext:value-type="string">
            <text:p>avg</text:p>
          </table:table-cell>
          <table:table-cell office:value-type="float" office:value="4.31550521734571" calcext:value-type="float">
            <text:p>4.31550521734571</text:p>
          </table:table-cell>
          <table:table-cell office:value-type="float" office:value="1.60784356601267" calcext:value-type="float">
            <text:p>1.607843566012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16594" calcext:value-type="float">
            <text:p>0.0816594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90271" calcext:value-type="float">
            <text:p>0.0190271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8943" calcext:value-type="float">
            <text:p>0.00138943</text:p>
          </table:table-cell>
          <table:table-cell office:value-type="float" office:value="787301" calcext:value-type="float">
            <text:p>787301</text:p>
          </table:table-cell>
          <table:table-cell office:value-type="string" calcext:value-type="string">
            <text:p>avg</text:p>
          </table:table-cell>
          <table:table-cell office:value-type="float" office:value="4.29174177883125" calcext:value-type="float">
            <text:p>4.29174177883125</text:p>
          </table:table-cell>
          <table:table-cell office:value-type="float" office:value="1.60084255444219" calcext:value-type="float">
            <text:p>1.600842554442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443" calcext:value-type="float">
            <text:p>0.100443</text:p>
          </table:table-cell>
          <table:table-cell office:value-type="float" office:value="0.0202247" calcext:value-type="float">
            <text:p>0.0202247</text:p>
          </table:table-cell>
          <table:table-cell office:value-type="float" office:value="0.0207653" calcext:value-type="float">
            <text:p>0.0207653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2985" calcext:value-type="float">
            <text:p>0.402985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82925" calcext:value-type="float">
            <text:p>782925</text:p>
          </table:table-cell>
          <table:table-cell office:value-type="string" calcext:value-type="string">
            <text:p>avg</text:p>
          </table:table-cell>
          <table:table-cell office:value-type="float" office:value="4.83705990281864" calcext:value-type="float">
            <text:p>4.83705990281864</text:p>
          </table:table-cell>
          <table:table-cell office:value-type="float" office:value="1.60360351451443" calcext:value-type="float">
            <text:p>1.603603514514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76" calcext:value-type="float">
            <text:p>0.100276</text:p>
          </table:table-cell>
          <table:table-cell office:value-type="float" office:value="0.0202931" calcext:value-type="float">
            <text:p>0.0202931</text:p>
          </table:table-cell>
          <table:table-cell office:value-type="float" office:value="0.0207635" calcext:value-type="float">
            <text:p>0.0207635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82011" calcext:value-type="float">
            <text:p>782011</text:p>
          </table:table-cell>
          <table:table-cell office:value-type="string" calcext:value-type="string">
            <text:p>avg</text:p>
          </table:table-cell>
          <table:table-cell office:value-type="float" office:value="4.82943627037831" calcext:value-type="float">
            <text:p>4.82943627037831</text:p>
          </table:table-cell>
          <table:table-cell office:value-type="float" office:value="1.59819840241264" calcext:value-type="float">
            <text:p>1.598198402412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77" calcext:value-type="float">
            <text:p>0.0989377</text:p>
          </table:table-cell>
          <table:table-cell office:value-type="float" office:value="0.0198895" calcext:value-type="float">
            <text:p>0.0198895</text:p>
          </table:table-cell>
          <table:table-cell office:value-type="float" office:value="0.0207011" calcext:value-type="float">
            <text:p>0.0207011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26335" calcext:value-type="float">
            <text:p>0.126335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4026" calcext:value-type="float">
            <text:p>0.404026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781470" calcext:value-type="float">
            <text:p>781470</text:p>
          </table:table-cell>
          <table:table-cell office:value-type="string" calcext:value-type="string">
            <text:p>avg</text:p>
          </table:table-cell>
          <table:table-cell office:value-type="float" office:value="4.77934505895822" calcext:value-type="float">
            <text:p>4.77934505895822</text:p>
          </table:table-cell>
          <table:table-cell office:value-type="float" office:value="1.62623494808819" calcext:value-type="float">
            <text:p>1.626234948088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8355" calcext:value-type="float">
            <text:p>0.0578355</text:p>
          </table:table-cell>
          <table:table-cell office:value-type="float" office:value="0.0136054" calcext:value-type="float">
            <text:p>0.0136054</text:p>
          </table:table-cell>
          <table:table-cell office:value-type="float" office:value="0.0141393" calcext:value-type="float">
            <text:p>0.01413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78125" calcext:value-type="float">
            <text:p>278125</text:p>
          </table:table-cell>
          <table:table-cell office:value-type="string" calcext:value-type="string">
            <text:p>avg</text:p>
          </table:table-cell>
          <table:table-cell office:value-type="float" office:value="4.09040758736288" calcext:value-type="float">
            <text:p>4.09040758736288</text:p>
          </table:table-cell>
          <table:table-cell office:value-type="float" office:value="1.62047422347009" calcext:value-type="float">
            <text:p>1.62047422347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7956" calcext:value-type="float">
            <text:p>0.0577956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4138" calcext:value-type="float">
            <text:p>0.014138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77126" calcext:value-type="float">
            <text:p>277126</text:p>
          </table:table-cell>
          <table:table-cell office:value-type="string" calcext:value-type="string">
            <text:p>avg</text:p>
          </table:table-cell>
          <table:table-cell office:value-type="float" office:value="4.08796152213892" calcext:value-type="float">
            <text:p>4.08796152213892</text:p>
          </table:table-cell>
          <table:table-cell office:value-type="float" office:value="1.62794370521251" calcext:value-type="float">
            <text:p>1.627943705212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618" calcext:value-type="float">
            <text:p>0.0574618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0.0141205" calcext:value-type="float">
            <text:p>0.0141205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29677" calcext:value-type="float">
            <text:p>0.529677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77592" calcext:value-type="float">
            <text:p>277592</text:p>
          </table:table-cell>
          <table:table-cell office:value-type="string" calcext:value-type="string">
            <text:p>avg</text:p>
          </table:table-cell>
          <table:table-cell office:value-type="float" office:value="4.06938847774512" calcext:value-type="float">
            <text:p>4.06938847774512</text:p>
          </table:table-cell>
          <table:table-cell office:value-type="float" office:value="1.64647665179139" calcext:value-type="float">
            <text:p>1.646476651791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1714" calcext:value-type="float">
            <text:p>0.0811714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8387" calcext:value-type="float">
            <text:p>0.0158387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15827" calcext:value-type="float">
            <text:p>0.0215827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77217" calcext:value-type="float">
            <text:p>277217</text:p>
          </table:table-cell>
          <table:table-cell office:value-type="string" calcext:value-type="string">
            <text:p>avg</text:p>
          </table:table-cell>
          <table:table-cell office:value-type="float" office:value="5.12487767304135" calcext:value-type="float">
            <text:p>5.12487767304135</text:p>
          </table:table-cell>
          <table:table-cell office:value-type="float" office:value="1.58789209615851" calcext:value-type="float">
            <text:p>1.587892096158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2062" calcext:value-type="float">
            <text:p>0.0812062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58368" calcext:value-type="float">
            <text:p>0.0158368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15827" calcext:value-type="float">
            <text:p>0.0215827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77570" calcext:value-type="float">
            <text:p>277570</text:p>
          </table:table-cell>
          <table:table-cell office:value-type="string" calcext:value-type="string">
            <text:p>avg</text:p>
          </table:table-cell>
          <table:table-cell office:value-type="float" office:value="5.12768993736108" calcext:value-type="float">
            <text:p>5.12768993736108</text:p>
          </table:table-cell>
          <table:table-cell office:value-type="float" office:value="1.57960375920752" calcext:value-type="float">
            <text:p>1.579603759207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1835" calcext:value-type="float">
            <text:p>0.0801835</text:p>
          </table:table-cell>
          <table:table-cell office:value-type="float" office:value="0.0154839" calcext:value-type="float">
            <text:p>0.0154839</text:p>
          </table:table-cell>
          <table:table-cell office:value-type="float" office:value="0.0158009" calcext:value-type="float">
            <text:p>0.0158009</text:p>
          </table:table-cell>
          <table:table-cell office:value-type="float" office:value="0.0248139" calcext:value-type="float">
            <text:p>0.0248139</text:p>
          </table:table-cell>
          <table:table-cell office:value-type="float" office:value="0.129163" calcext:value-type="float">
            <text:p>0.129163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76767" calcext:value-type="float">
            <text:p>276767</text:p>
          </table:table-cell>
          <table:table-cell office:value-type="string" calcext:value-type="string">
            <text:p>avg</text:p>
          </table:table-cell>
          <table:table-cell office:value-type="float" office:value="5.07461600288591" calcext:value-type="float">
            <text:p>5.07461600288591</text:p>
          </table:table-cell>
          <table:table-cell office:value-type="float" office:value="1.60256137019743" calcext:value-type="float">
            <text:p>1.602561370197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657" calcext:value-type="float">
            <text:p>0.100657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962" calcext:value-type="float">
            <text:p>0.017496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6109" calcext:value-type="float">
            <text:p>0.406109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6680" calcext:value-type="float">
            <text:p>276680</text:p>
          </table:table-cell>
          <table:table-cell office:value-type="string" calcext:value-type="string">
            <text:p>avg</text:p>
          </table:table-cell>
          <table:table-cell office:value-type="float" office:value="5.75307781118186" calcext:value-type="float">
            <text:p>5.75307781118186</text:p>
          </table:table-cell>
          <table:table-cell office:value-type="float" office:value="1.5627957507098" calcext:value-type="float">
            <text:p>1.56279575070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21" calcext:value-type="float">
            <text:p>0.100521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947" calcext:value-type="float">
            <text:p>0.0174947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702" calcext:value-type="float">
            <text:p>0.121702</text:p>
          </table:table-cell>
          <table:table-cell office:value-type="float" office:value="0.0241546" calcext:value-type="float">
            <text:p>0.0241546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7229" calcext:value-type="float">
            <text:p>277229</text:p>
          </table:table-cell>
          <table:table-cell office:value-type="string" calcext:value-type="string">
            <text:p>avg</text:p>
          </table:table-cell>
          <table:table-cell office:value-type="float" office:value="5.74579729861044" calcext:value-type="float">
            <text:p>5.74579729861044</text:p>
          </table:table-cell>
          <table:table-cell office:value-type="float" office:value="1.5627957507098" calcext:value-type="float">
            <text:p>1.56279575070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339" calcext:value-type="float">
            <text:p>0.0989339</text:p>
          </table:table-cell>
          <table:table-cell office:value-type="float" office:value="0.0175131" calcext:value-type="float">
            <text:p>0.0175131</text:p>
          </table:table-cell>
          <table:table-cell office:value-type="float" office:value="0.017445" calcext:value-type="float">
            <text:p>0.017445</text:p>
          </table:table-cell>
          <table:table-cell office:value-type="float" office:value="0.0278422" calcext:value-type="float">
            <text:p>0.0278422</text:p>
          </table:table-cell>
          <table:table-cell office:value-type="float" office:value="0.122775" calcext:value-type="float">
            <text:p>0.122775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77017" calcext:value-type="float">
            <text:p>277017</text:p>
          </table:table-cell>
          <table:table-cell office:value-type="string" calcext:value-type="string">
            <text:p>avg</text:p>
          </table:table-cell>
          <table:table-cell office:value-type="float" office:value="5.67118945256521" calcext:value-type="float">
            <text:p>5.67118945256521</text:p>
          </table:table-cell>
          <table:table-cell office:value-type="float" office:value="1.58979278368764" calcext:value-type="float">
            <text:p>1.589792783687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5051" calcext:value-type="float">
            <text:p>0.0505051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809" calcext:value-type="float">
            <text:p>0.010580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70689" calcext:value-type="float">
            <text:p>270689</text:p>
          </table:table-cell>
          <table:table-cell office:value-type="string" calcext:value-type="string">
            <text:p>avg</text:p>
          </table:table-cell>
          <table:table-cell office:value-type="float" office:value="4.77323290079294" calcext:value-type="float">
            <text:p>4.77323290079294</text:p>
          </table:table-cell>
          <table:table-cell office:value-type="float" office:value="1.61418898414384" calcext:value-type="float">
            <text:p>1.614188984143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4842" calcext:value-type="float">
            <text:p>0.0504842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802" calcext:value-type="float">
            <text:p>0.0105802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70047" calcext:value-type="float">
            <text:p>270047</text:p>
          </table:table-cell>
          <table:table-cell office:value-type="string" calcext:value-type="string">
            <text:p>avg</text:p>
          </table:table-cell>
          <table:table-cell office:value-type="float" office:value="4.7715733161944" calcext:value-type="float">
            <text:p>4.7715733161944</text:p>
          </table:table-cell>
          <table:table-cell office:value-type="float" office:value="1.61418898414384" calcext:value-type="float">
            <text:p>1.6141889841438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0085" calcext:value-type="float">
            <text:p>0.050085</text:p>
          </table:table-cell>
          <table:table-cell office:value-type="float" office:value="0.0105079" calcext:value-type="float">
            <text:p>0.0105079</text:p>
          </table:table-cell>
          <table:table-cell office:value-type="float" office:value="0.0105539" calcext:value-type="float">
            <text:p>0.0105539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185" calcext:value-type="float">
            <text:p>0.12185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71257" calcext:value-type="float">
            <text:p>271257</text:p>
          </table:table-cell>
          <table:table-cell office:value-type="string" calcext:value-type="string">
            <text:p>avg</text:p>
          </table:table-cell>
          <table:table-cell office:value-type="float" office:value="4.74563905286198" calcext:value-type="float">
            <text:p>4.74563905286198</text:p>
          </table:table-cell>
          <table:table-cell office:value-type="float" office:value="1.61641241351745" calcext:value-type="float">
            <text:p>1.6164124135174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6824" calcext:value-type="float">
            <text:p>0.0736824</text:p>
          </table:table-cell>
          <table:table-cell office:value-type="float" office:value="0.0125984" calcext:value-type="float">
            <text:p>0.0125984</text:p>
          </table:table-cell>
          <table:table-cell office:value-type="float" office:value="0.0121137" calcext:value-type="float">
            <text:p>0.0121137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7552" calcext:value-type="float">
            <text:p>267552</text:p>
          </table:table-cell>
          <table:table-cell office:value-type="string" calcext:value-type="string">
            <text:p>avg</text:p>
          </table:table-cell>
          <table:table-cell office:value-type="float" office:value="6.0825676713143" calcext:value-type="float">
            <text:p>6.0825676713143</text:p>
          </table:table-cell>
          <table:table-cell office:value-type="float" office:value="1.56558769367539" calcext:value-type="float">
            <text:p>1.565587693675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5371" calcext:value-type="float">
            <text:p>0.0735371</text:p>
          </table:table-cell>
          <table:table-cell office:value-type="float" office:value="0.0125945" calcext:value-type="float">
            <text:p>0.0125945</text:p>
          </table:table-cell>
          <table:table-cell office:value-type="float" office:value="0.0121126" calcext:value-type="float">
            <text:p>0.0121126</text:p>
          </table:table-cell>
          <table:table-cell office:value-type="float" office:value="0.0197239" calcext:value-type="float">
            <text:p>0.0197239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69904" calcext:value-type="float">
            <text:p>269904</text:p>
          </table:table-cell>
          <table:table-cell office:value-type="string" calcext:value-type="string">
            <text:p>avg</text:p>
          </table:table-cell>
          <table:table-cell office:value-type="float" office:value="6.07112428380364" calcext:value-type="float">
            <text:p>6.07112428380364</text:p>
          </table:table-cell>
          <table:table-cell office:value-type="float" office:value="1.56607249196078" calcext:value-type="float">
            <text:p>1.5660724919607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358" calcext:value-type="float">
            <text:p>0.0725358</text:p>
          </table:table-cell>
          <table:table-cell office:value-type="float" office:value="0.0124069" calcext:value-type="float">
            <text:p>0.0124069</text:p>
          </table:table-cell>
          <table:table-cell office:value-type="float" office:value="0.0120742" calcext:value-type="float">
            <text:p>0.0120742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8755" calcext:value-type="float">
            <text:p>0.118755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8403" calcext:value-type="float">
            <text:p>268403</text:p>
          </table:table-cell>
          <table:table-cell office:value-type="string" calcext:value-type="string">
            <text:p>avg</text:p>
          </table:table-cell>
          <table:table-cell office:value-type="float" office:value="6.00750360272316" calcext:value-type="float">
            <text:p>6.00750360272316</text:p>
          </table:table-cell>
          <table:table-cell office:value-type="float" office:value="1.58557738032869" calcext:value-type="float">
            <text:p>1.585577380328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7851" calcext:value-type="float">
            <text:p>0.0937851</text:p>
          </table:table-cell>
          <table:table-cell office:value-type="float" office:value="0.0143678" calcext:value-type="float">
            <text:p>0.0143678</text:p>
          </table:table-cell>
          <table:table-cell office:value-type="float" office:value="0.0136239" calcext:value-type="float">
            <text:p>0.0136239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6209" calcext:value-type="float">
            <text:p>266209</text:p>
          </table:table-cell>
          <table:table-cell office:value-type="string" calcext:value-type="string">
            <text:p>avg</text:p>
          </table:table-cell>
          <table:table-cell office:value-type="float" office:value="6.88386585339" calcext:value-type="float">
            <text:p>6.88386585339</text:p>
          </table:table-cell>
          <table:table-cell office:value-type="float" office:value="1.56404599173151" calcext:value-type="float">
            <text:p>1.564045991731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5705" calcext:value-type="float">
            <text:p>0.0935705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36228" calcext:value-type="float">
            <text:p>0.0136228</text:p>
          </table:table-cell>
          <table:table-cell office:value-type="float" office:value="0.0224719" calcext:value-type="float">
            <text:p>0.0224719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5462" calcext:value-type="float">
            <text:p>265462</text:p>
          </table:table-cell>
          <table:table-cell office:value-type="string" calcext:value-type="string">
            <text:p>avg</text:p>
          </table:table-cell>
          <table:table-cell office:value-type="float" office:value="6.86866870246939" calcext:value-type="float">
            <text:p>6.86866870246939</text:p>
          </table:table-cell>
          <table:table-cell office:value-type="float" office:value="1.54774744991081" calcext:value-type="float">
            <text:p>1.5477474499108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21149" calcext:value-type="float">
            <text:p>0.0921149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35699" calcext:value-type="float">
            <text:p>0.0135699</text:p>
          </table:table-cell>
          <table:table-cell office:value-type="float" office:value="0.0223714" calcext:value-type="float">
            <text:p>0.0223714</text:p>
          </table:table-cell>
          <table:table-cell office:value-type="float" office:value="0.10986" calcext:value-type="float">
            <text:p>0.1098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5669" calcext:value-type="float">
            <text:p>265669</text:p>
          </table:table-cell>
          <table:table-cell office:value-type="string" calcext:value-type="string">
            <text:p>avg</text:p>
          </table:table-cell>
          <table:table-cell office:value-type="float" office:value="6.78817824744471" calcext:value-type="float">
            <text:p>6.78817824744471</text:p>
          </table:table-cell>
          <table:table-cell office:value-type="float" office:value="1.60142307995161" calcext:value-type="float">
            <text:p>1.601423079951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608262" calcext:value-type="float">
            <text:p>0.0608262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9" calcext:value-type="float">
            <text:p>0.01784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.000771357" calcext:value-type="float">
            <text:p>0.000771357</text:p>
          </table:table-cell>
          <table:table-cell table:style-name="ce8" office:value-type="float" office:value="1310000" calcext:value-type="float">
            <text:p>1.31E+06</text:p>
          </table:table-cell>
          <table:table-cell office:value-type="string" calcext:value-type="string">
            <text:p>avg</text:p>
          </table:table-cell>
          <table:table-cell office:value-type="float" office:value="3.4078211664519" calcext:value-type="float">
            <text:p>3.4078211664519</text:p>
          </table:table-cell>
          <table:table-cell office:value-type="float" office:value="1.68493007466083" calcext:value-type="float">
            <text:p>1.684930074660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608376" calcext:value-type="float">
            <text:p>0.0608376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474" calcext:value-type="float">
            <text:p>0.0178474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.000771357" calcext:value-type="float">
            <text:p>0.000771357</text:p>
          </table:table-cell>
          <table:table-cell table:style-name="ce8" office:value-type="float" office:value="1310000" calcext:value-type="float">
            <text:p>1.31E+06</text:p>
          </table:table-cell>
          <table:table-cell office:value-type="string" calcext:value-type="string">
            <text:p>avg</text:p>
          </table:table-cell>
          <table:table-cell office:value-type="float" office:value="3.40876542241447" calcext:value-type="float">
            <text:p>3.40876542241447</text:p>
          </table:table-cell>
          <table:table-cell office:value-type="float" office:value="1.68493007466083" calcext:value-type="float">
            <text:p>1.684930074660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604379" calcext:value-type="float">
            <text:p>0.060437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7819" calcext:value-type="float">
            <text:p>0.017819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3092" calcext:value-type="float">
            <text:p>0.143092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2388" calcext:value-type="float">
            <text:p>0.522388</text:p>
          </table:table-cell>
          <table:table-cell office:value-type="float" office:value="0.000776302" calcext:value-type="float">
            <text:p>0.000776302</text:p>
          </table:table-cell>
          <table:table-cell table:style-name="ce8" office:value-type="float" office:value="1310000" calcext:value-type="float">
            <text:p>1.31E+06</text:p>
          </table:table-cell>
          <table:table-cell office:value-type="string" calcext:value-type="string">
            <text:p>avg</text:p>
          </table:table-cell>
          <table:table-cell office:value-type="float" office:value="3.39176721477075" calcext:value-type="float">
            <text:p>3.39176721477075</text:p>
          </table:table-cell>
          <table:table-cell office:value-type="float" office:value="1.68493007466083" calcext:value-type="float">
            <text:p>1.6849300746608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27491" calcext:value-type="float">
            <text:p>0.0827491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96254" calcext:value-type="float">
            <text:p>0.019625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429" calcext:value-type="float">
            <text:p>0.44429</text:p>
          </table:table-cell>
          <table:table-cell office:value-type="float" office:value="0.00143393" calcext:value-type="float">
            <text:p>0.00143393</text:p>
          </table:table-cell>
          <table:table-cell table:style-name="ce8" office:value-type="float" office:value="1290000" calcext:value-type="float">
            <text:p>1.29E+06</text:p>
          </table:table-cell>
          <table:table-cell office:value-type="string" calcext:value-type="string">
            <text:p>avg</text:p>
          </table:table-cell>
          <table:table-cell office:value-type="float" office:value="4.2164287097333" calcext:value-type="float">
            <text:p>4.2164287097333</text:p>
          </table:table-cell>
          <table:table-cell office:value-type="float" office:value="1.60201718262234" calcext:value-type="float">
            <text:p>1.602017182622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27716" calcext:value-type="float">
            <text:p>0.0827716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196242" calcext:value-type="float">
            <text:p>0.0196242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4637" calcext:value-type="float">
            <text:p>0.444637</text:p>
          </table:table-cell>
          <table:table-cell office:value-type="float" office:value="0.00143393" calcext:value-type="float">
            <text:p>0.00143393</text:p>
          </table:table-cell>
          <table:table-cell table:style-name="ce8" office:value-type="float" office:value="1290000" calcext:value-type="float">
            <text:p>1.29E+06</text:p>
          </table:table-cell>
          <table:table-cell office:value-type="string" calcext:value-type="string">
            <text:p>avg</text:p>
          </table:table-cell>
          <table:table-cell office:value-type="float" office:value="4.21783308364163" calcext:value-type="float">
            <text:p>4.21783308364163</text:p>
          </table:table-cell>
          <table:table-cell office:value-type="float" office:value="1.59949940733215" calcext:value-type="float">
            <text:p>1.599499407332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20334" calcext:value-type="float">
            <text:p>0.0820334</text:p>
          </table:table-cell>
          <table:table-cell office:value-type="float" office:value="0.0189702" calcext:value-type="float">
            <text:p>0.0189702</text:p>
          </table:table-cell>
          <table:table-cell office:value-type="float" office:value="0.0195754" calcext:value-type="float">
            <text:p>0.0195754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49497" calcext:value-type="float">
            <text:p>0.449497</text:p>
          </table:table-cell>
          <table:table-cell office:value-type="float" office:value="0.00139932" calcext:value-type="float">
            <text:p>0.00139932</text:p>
          </table:table-cell>
          <table:table-cell table:style-name="ce8" office:value-type="float" office:value="1310000" calcext:value-type="float">
            <text:p>1.31E+06</text:p>
          </table:table-cell>
          <table:table-cell office:value-type="string" calcext:value-type="string">
            <text:p>avg</text:p>
          </table:table-cell>
          <table:table-cell office:value-type="float" office:value="4.19063722835804" calcext:value-type="float">
            <text:p>4.19063722835804</text:p>
          </table:table-cell>
          <table:table-cell office:value-type="float" office:value="1.59051565086293" calcext:value-type="float">
            <text:p>1.590515650862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586" calcext:value-type="float">
            <text:p>0.100586</text:p>
          </table:table-cell>
          <table:table-cell office:value-type="float" office:value="0.0213144" calcext:value-type="float">
            <text:p>0.0213144</text:p>
          </table:table-cell>
          <table:table-cell office:value-type="float" office:value="0.0213661" calcext:value-type="float">
            <text:p>0.0213661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125" calcext:value-type="float">
            <text:p>0.40125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90000" calcext:value-type="float">
            <text:p>1.29E+06</text:p>
          </table:table-cell>
          <table:table-cell office:value-type="string" calcext:value-type="string">
            <text:p>avg</text:p>
          </table:table-cell>
          <table:table-cell office:value-type="float" office:value="4.70773795872901" calcext:value-type="float">
            <text:p>4.70773795872901</text:p>
          </table:table-cell>
          <table:table-cell office:value-type="float" office:value="1.56388638666817" calcext:value-type="float">
            <text:p>1.563886386668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539" calcext:value-type="float">
            <text:p>0.100539</text:p>
          </table:table-cell>
          <table:table-cell office:value-type="float" office:value="0.0213415" calcext:value-type="float">
            <text:p>0.0213415</text:p>
          </table:table-cell>
          <table:table-cell office:value-type="float" office:value="0.0213629" calcext:value-type="float">
            <text:p>0.021362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1944" calcext:value-type="float">
            <text:p>0.401944</text:p>
          </table:table-cell>
          <table:table-cell office:value-type="float" office:value="0.00180478" calcext:value-type="float">
            <text:p>0.00180478</text:p>
          </table:table-cell>
          <table:table-cell table:style-name="ce8" office:value-type="float" office:value="1280000" calcext:value-type="float">
            <text:p>1.28E+06</text:p>
          </table:table-cell>
          <table:table-cell office:value-type="string" calcext:value-type="string">
            <text:p>avg</text:p>
          </table:table-cell>
          <table:table-cell office:value-type="float" office:value="4.70624306625037" calcext:value-type="float">
            <text:p>4.70624306625037</text:p>
          </table:table-cell>
          <table:table-cell office:value-type="float" office:value="1.56190052245625" calcext:value-type="float">
            <text:p>1.561900522456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90358" calcext:value-type="float">
            <text:p>0.0990358</text:p>
          </table:table-cell>
          <table:table-cell office:value-type="float" office:value="0.0209581" calcext:value-type="float">
            <text:p>0.0209581</text:p>
          </table:table-cell>
          <table:table-cell office:value-type="float" office:value="0.0212928" calcext:value-type="float">
            <text:p>0.0212928</text:p>
          </table:table-cell>
          <table:table-cell office:value-type="float" office:value="0.0332542" calcext:value-type="float">
            <text:p>0.0332542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88809" calcext:value-type="float">
            <text:p>0.0288809</text:p>
          </table:table-cell>
          <table:table-cell office:value-type="float" office:value="0.403332" calcext:value-type="float">
            <text:p>0.403332</text:p>
          </table:table-cell>
          <table:table-cell office:value-type="float" office:value="0.00176028" calcext:value-type="float">
            <text:p>0.00176028</text:p>
          </table:table-cell>
          <table:table-cell table:style-name="ce8" office:value-type="float" office:value="1270000" calcext:value-type="float">
            <text:p>1.27E+06</text:p>
          </table:table-cell>
          <table:table-cell office:value-type="string" calcext:value-type="string">
            <text:p>avg</text:p>
          </table:table-cell>
          <table:table-cell office:value-type="float" office:value="4.65114029155395" calcext:value-type="float">
            <text:p>4.65114029155395</text:p>
          </table:table-cell>
          <table:table-cell office:value-type="float" office:value="1.58669917597492" calcext:value-type="float">
            <text:p>1.586699175974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80658" calcext:value-type="float">
            <text:p>0.0580658</text:p>
          </table:table-cell>
          <table:table-cell office:value-type="float" office:value="0.0140056" calcext:value-type="float">
            <text:p>0.0140056</text:p>
          </table:table-cell>
          <table:table-cell office:value-type="float" office:value="0.0145518" calcext:value-type="float">
            <text:p>0.0145518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3673" calcext:value-type="float">
            <text:p>0.133673</text:p>
          </table:table-cell>
          <table:table-cell office:value-type="float" office:value="0.0195695" calcext:value-type="float">
            <text:p>0.0195695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330399" calcext:value-type="float">
            <text:p>330399</text:p>
          </table:table-cell>
          <table:table-cell office:value-type="string" calcext:value-type="string">
            <text:p>avg</text:p>
          </table:table-cell>
          <table:table-cell office:value-type="float" office:value="3.99028298904603" calcext:value-type="float">
            <text:p>3.99028298904603</text:p>
          </table:table-cell>
          <table:table-cell office:value-type="float" office:value="1.61813131890101" calcext:value-type="float">
            <text:p>1.6181313189010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80184" calcext:value-type="float">
            <text:p>0.0580184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45506" calcext:value-type="float">
            <text:p>0.0145506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3584" calcext:value-type="float">
            <text:p>0.133584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318721" calcext:value-type="float">
            <text:p>318721</text:p>
          </table:table-cell>
          <table:table-cell office:value-type="string" calcext:value-type="string">
            <text:p>avg</text:p>
          </table:table-cell>
          <table:table-cell office:value-type="float" office:value="3.98735447335505" calcext:value-type="float">
            <text:p>3.98735447335505</text:p>
          </table:table-cell>
          <table:table-cell office:value-type="float" office:value="1.62228966978532" calcext:value-type="float">
            <text:p>1.6222896697853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6952" calcext:value-type="float">
            <text:p>0.0576952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145272" calcext:value-type="float">
            <text:p>0.0145272</text:p>
          </table:table-cell>
          <table:table-cell office:value-type="float" office:value="0.0226244" calcext:value-type="float">
            <text:p>0.0226244</text:p>
          </table:table-cell>
          <table:table-cell office:value-type="float" office:value="0.135764" calcext:value-type="float">
            <text:p>0.135764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530719" calcext:value-type="float">
            <text:p>0.530719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334868" calcext:value-type="float">
            <text:p>334868</text:p>
          </table:table-cell>
          <table:table-cell office:value-type="string" calcext:value-type="string">
            <text:p>avg</text:p>
          </table:table-cell>
          <table:table-cell office:value-type="float" office:value="3.97152926923289" calcext:value-type="float">
            <text:p>3.97152926923289</text:p>
          </table:table-cell>
          <table:table-cell office:value-type="float" office:value="1.63122224144892" calcext:value-type="float">
            <text:p>1.631222241448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0285" calcext:value-type="float">
            <text:p>0.0810285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905" calcext:value-type="float">
            <text:p>0.0162905</text:p>
          </table:table-cell>
          <table:table-cell office:value-type="float" office:value="0.0255009" calcext:value-type="float">
            <text:p>0.0255009</text:p>
          </table:table-cell>
          <table:table-cell office:value-type="float" office:value="0.12364" calcext:value-type="float">
            <text:p>0.12364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13586" calcext:value-type="float">
            <text:p>313586</text:p>
          </table:table-cell>
          <table:table-cell office:value-type="string" calcext:value-type="string">
            <text:p>avg</text:p>
          </table:table-cell>
          <table:table-cell office:value-type="float" office:value="4.97397256069488" calcext:value-type="float">
            <text:p>4.97397256069488</text:p>
          </table:table-cell>
          <table:table-cell office:value-type="float" office:value="1.56830174290599" calcext:value-type="float">
            <text:p>1.568301742905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0006" calcext:value-type="float">
            <text:p>0.0810006</text:p>
          </table:table-cell>
          <table:table-cell office:value-type="float" office:value="0.016298" calcext:value-type="float">
            <text:p>0.016298</text:p>
          </table:table-cell>
          <table:table-cell office:value-type="float" office:value="0.0162886" calcext:value-type="float">
            <text:p>0.0162886</text:p>
          </table:table-cell>
          <table:table-cell office:value-type="float" office:value="0.0255009" calcext:value-type="float">
            <text:p>0.0255009</text:p>
          </table:table-cell>
          <table:table-cell office:value-type="float" office:value="0.123596" calcext:value-type="float">
            <text:p>0.123596</text:p>
          </table:table-cell>
          <table:table-cell office:value-type="float" office:value="0.0222613" calcext:value-type="float">
            <text:p>0.0222613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04610" calcext:value-type="float">
            <text:p>304610</text:p>
          </table:table-cell>
          <table:table-cell office:value-type="string" calcext:value-type="string">
            <text:p>avg</text:p>
          </table:table-cell>
          <table:table-cell office:value-type="float" office:value="4.97283990029837" calcext:value-type="float">
            <text:p>4.97283990029837</text:p>
          </table:table-cell>
          <table:table-cell office:value-type="float" office:value="1.56466437599705" calcext:value-type="float">
            <text:p>1.564664375997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0547" calcext:value-type="float">
            <text:p>0.0800547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2451" calcext:value-type="float">
            <text:p>0.0162451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125944" calcext:value-type="float">
            <text:p>0.12594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452968" calcext:value-type="float">
            <text:p>0.4529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346973" calcext:value-type="float">
            <text:p>346973</text:p>
          </table:table-cell>
          <table:table-cell office:value-type="string" calcext:value-type="string">
            <text:p>avg</text:p>
          </table:table-cell>
          <table:table-cell office:value-type="float" office:value="4.92792903706348" calcext:value-type="float">
            <text:p>4.92792903706348</text:p>
          </table:table-cell>
          <table:table-cell office:value-type="float" office:value="1.56488235077059" calcext:value-type="float">
            <text:p>1.5648823507705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292" calcext:value-type="float">
            <text:p>0.100292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7955" calcext:value-type="float">
            <text:p>0.017955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16026" calcext:value-type="float">
            <text:p>0.116026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52668" calcext:value-type="float">
            <text:p>352668</text:p>
          </table:table-cell>
          <table:table-cell office:value-type="string" calcext:value-type="string">
            <text:p>avg</text:p>
          </table:table-cell>
          <table:table-cell office:value-type="float" office:value="5.58574213311055" calcext:value-type="float">
            <text:p>5.58574213311055</text:p>
          </table:table-cell>
          <table:table-cell office:value-type="float" office:value="1.55141051669052" calcext:value-type="float">
            <text:p>1.5514105166905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10021" calcext:value-type="float">
            <text:p>0.10021</text:p>
          </table:table-cell>
          <table:table-cell office:value-type="float" office:value="0.0184237" calcext:value-type="float">
            <text:p>0.0184237</text:p>
          </table:table-cell>
          <table:table-cell office:value-type="float" office:value="0.0179534" calcext:value-type="float">
            <text:p>0.0179534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116278" calcext:value-type="float">
            <text:p>0.116278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41598" calcext:value-type="float">
            <text:p>341598</text:p>
          </table:table-cell>
          <table:table-cell office:value-type="string" calcext:value-type="string">
            <text:p>avg</text:p>
          </table:table-cell>
          <table:table-cell office:value-type="float" office:value="5.58167255227422" calcext:value-type="float">
            <text:p>5.58167255227422</text:p>
          </table:table-cell>
          <table:table-cell office:value-type="float" office:value="1.54637776342429" calcext:value-type="float">
            <text:p>1.5463777634242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6922" calcext:value-type="float">
            <text:p>0.0986922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78929" calcext:value-type="float">
            <text:p>0.0178929</text:p>
          </table:table-cell>
          <table:table-cell office:value-type="float" office:value="0.0283976" calcext:value-type="float">
            <text:p>0.0283976</text:p>
          </table:table-cell>
          <table:table-cell office:value-type="float" office:value="0.117366" calcext:value-type="float">
            <text:p>0.117366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339675" calcext:value-type="float">
            <text:p>339675</text:p>
          </table:table-cell>
          <table:table-cell office:value-type="string" calcext:value-type="string">
            <text:p>avg</text:p>
          </table:table-cell>
          <table:table-cell office:value-type="float" office:value="5.51571852522509" calcext:value-type="float">
            <text:p>5.51571852522509</text:p>
          </table:table-cell>
          <table:table-cell office:value-type="float" office:value="1.584183602314" calcext:value-type="float">
            <text:p>1.5841836023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2668" calcext:value-type="float">
            <text:p>0.0502668</text:p>
          </table:table-cell>
          <table:table-cell office:value-type="float" office:value="0.0108401" calcext:value-type="float">
            <text:p>0.0108401</text:p>
          </table:table-cell>
          <table:table-cell office:value-type="float" office:value="0.0106394" calcext:value-type="float">
            <text:p>0.0106394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1183" calcext:value-type="float">
            <text:p>311183</text:p>
          </table:table-cell>
          <table:table-cell office:value-type="string" calcext:value-type="string">
            <text:p>avg</text:p>
          </table:table-cell>
          <table:table-cell office:value-type="float" office:value="4.72458973250371" calcext:value-type="float">
            <text:p>4.72458973250371</text:p>
          </table:table-cell>
          <table:table-cell office:value-type="float" office:value="1.57356481951274" calcext:value-type="float">
            <text:p>1.5735648195127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759" calcext:value-type="float">
            <text:p>0.0501759</text:p>
          </table:table-cell>
          <table:table-cell office:value-type="float" office:value="0.0107527" calcext:value-type="float">
            <text:p>0.0107527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302417" calcext:value-type="float">
            <text:p>302417</text:p>
          </table:table-cell>
          <table:table-cell office:value-type="string" calcext:value-type="string">
            <text:p>avg</text:p>
          </table:table-cell>
          <table:table-cell office:value-type="float" office:value="4.71653365669327" calcext:value-type="float">
            <text:p>4.71653365669327</text:p>
          </table:table-cell>
          <table:table-cell office:value-type="float" office:value="1.58635505500944" calcext:value-type="float">
            <text:p>1.586355055009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8516" calcext:value-type="float">
            <text:p>0.0498516</text:p>
          </table:table-cell>
          <table:table-cell office:value-type="float" office:value="0.0106195" calcext:value-type="float">
            <text:p>0.0106195</text:p>
          </table:table-cell>
          <table:table-cell office:value-type="float" office:value="0.0106083" calcext:value-type="float">
            <text:p>0.010608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19329" calcext:value-type="float">
            <text:p>0.119329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89789" calcext:value-type="float">
            <text:p>289789</text:p>
          </table:table-cell>
          <table:table-cell office:value-type="string" calcext:value-type="string">
            <text:p>avg</text:p>
          </table:table-cell>
          <table:table-cell office:value-type="float" office:value="4.69930149034247" calcext:value-type="float">
            <text:p>4.69930149034247</text:p>
          </table:table-cell>
          <table:table-cell office:value-type="float" office:value="1.60283440839964" calcext:value-type="float">
            <text:p>1.602834408399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1148" calcext:value-type="float">
            <text:p>0.0731148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0.0121327" calcext:value-type="float">
            <text:p>0.0121327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7623" calcext:value-type="float">
            <text:p>0.11762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96085" calcext:value-type="float">
            <text:p>296085</text:p>
          </table:table-cell>
          <table:table-cell office:value-type="string" calcext:value-type="string">
            <text:p>avg</text:p>
          </table:table-cell>
          <table:table-cell office:value-type="float" office:value="6.0262596124523" calcext:value-type="float">
            <text:p>6.0262596124523</text:p>
          </table:table-cell>
          <table:table-cell office:value-type="float" office:value="1.54425421347212" calcext:value-type="float">
            <text:p>1.544254213472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726" calcext:value-type="float">
            <text:p>0.0729726</text:p>
          </table:table-cell>
          <table:table-cell office:value-type="float" office:value="0.0126582" calcext:value-type="float">
            <text:p>0.0126582</text:p>
          </table:table-cell>
          <table:table-cell office:value-type="float" office:value="0.0121313" calcext:value-type="float">
            <text:p>0.0121313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117558" calcext:value-type="float">
            <text:p>0.117558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6278" calcext:value-type="float">
            <text:p>296278</text:p>
          </table:table-cell>
          <table:table-cell office:value-type="string" calcext:value-type="string">
            <text:p>avg</text:p>
          </table:table-cell>
          <table:table-cell office:value-type="float" office:value="6.01523332206771" calcext:value-type="float">
            <text:p>6.01523332206771</text:p>
          </table:table-cell>
          <table:table-cell office:value-type="float" office:value="1.5540993190185" calcext:value-type="float">
            <text:p>1.55409931901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804" calcext:value-type="float">
            <text:p>0.0719804</text:p>
          </table:table-cell>
          <table:table-cell office:value-type="float" office:value="0.0125984" calcext:value-type="float">
            <text:p>0.0125984</text:p>
          </table:table-cell>
          <table:table-cell office:value-type="float" office:value="0.0120919" calcext:value-type="float">
            <text:p>0.012091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7801" calcext:value-type="float">
            <text:p>0.117801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306688" calcext:value-type="float">
            <text:p>306688</text:p>
          </table:table-cell>
          <table:table-cell office:value-type="string" calcext:value-type="string">
            <text:p>avg</text:p>
          </table:table-cell>
          <table:table-cell office:value-type="float" office:value="5.95277830613882" calcext:value-type="float">
            <text:p>5.95277830613882</text:p>
          </table:table-cell>
          <table:table-cell office:value-type="float" office:value="1.55637223774448" calcext:value-type="float">
            <text:p>1.556372237744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173" calcext:value-type="float">
            <text:p>0.093173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3602" calcext:value-type="float">
            <text:p>0.013602</text:p>
          </table:table-cell>
          <table:table-cell office:value-type="float" office:value="0.0223714" calcext:value-type="float">
            <text:p>0.0223714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8270" calcext:value-type="float">
            <text:p>288270</text:p>
          </table:table-cell>
          <table:table-cell office:value-type="string" calcext:value-type="string">
            <text:p>avg</text:p>
          </table:table-cell>
          <table:table-cell office:value-type="float" office:value="6.84994853697986" calcext:value-type="float">
            <text:p>6.84994853697986</text:p>
          </table:table-cell>
          <table:table-cell office:value-type="float" office:value="1.54082553326308" calcext:value-type="float">
            <text:p>1.540825533263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915" calcext:value-type="float">
            <text:p>0.0929915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136005" calcext:value-type="float">
            <text:p>0.0136005</text:p>
          </table:table-cell>
          <table:table-cell office:value-type="float" office:value="0.0223642" calcext:value-type="float">
            <text:p>0.0223642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69600" calcext:value-type="float">
            <text:p>269600</text:p>
          </table:table-cell>
          <table:table-cell office:value-type="string" calcext:value-type="string">
            <text:p>avg</text:p>
          </table:table-cell>
          <table:table-cell office:value-type="float" office:value="6.83735892062792" calcext:value-type="float">
            <text:p>6.83735892062792</text:p>
          </table:table-cell>
          <table:table-cell office:value-type="float" office:value="1.53674156531299" calcext:value-type="float">
            <text:p>1.536741565312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4711" calcext:value-type="float">
            <text:p>0.0914711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3546" calcext:value-type="float">
            <text:p>0.013546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1842" calcext:value-type="float">
            <text:p>271842</text:p>
          </table:table-cell>
          <table:table-cell office:value-type="string" calcext:value-type="string">
            <text:p>avg</text:p>
          </table:table-cell>
          <table:table-cell office:value-type="float" office:value="6.75262808209066" calcext:value-type="float">
            <text:p>6.75262808209066</text:p>
          </table:table-cell>
          <table:table-cell office:value-type="float" office:value="1.58964348167446" calcext:value-type="float">
            <text:p>1.5896434816744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94895" calcext:value-type="float">
            <text:p>0.0594895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6" calcext:value-type="float">
            <text:p>0.017358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515" calcext:value-type="float">
            <text:p>0.145515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826138" calcext:value-type="float">
            <text:p>826138</text:p>
          </table:table-cell>
          <table:table-cell office:value-type="string" calcext:value-type="string">
            <text:p>avg</text:p>
          </table:table-cell>
          <table:table-cell office:value-type="float" office:value="3.42709089442697" calcext:value-type="float">
            <text:p>3.42709089442697</text:p>
          </table:table-cell>
          <table:table-cell office:value-type="float" office:value="1.68513147168667" calcext:value-type="float">
            <text:p>1.68513147168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95353" calcext:value-type="float">
            <text:p>0.0595353</text:p>
          </table:table-cell>
          <table:table-cell office:value-type="float" office:value="0.0158247" calcext:value-type="float">
            <text:p>0.0158247</text:p>
          </table:table-cell>
          <table:table-cell office:value-type="float" office:value="0.017358" calcext:value-type="float">
            <text:p>0.01735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3148" calcext:value-type="float">
            <text:p>0.533148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811792" calcext:value-type="float">
            <text:p>811792</text:p>
          </table:table-cell>
          <table:table-cell office:value-type="string" calcext:value-type="string">
            <text:p>avg</text:p>
          </table:table-cell>
          <table:table-cell office:value-type="float" office:value="3.42984790874525" calcext:value-type="float">
            <text:p>3.42984790874525</text:p>
          </table:table-cell>
          <table:table-cell office:value-type="float" office:value="1.68513147168667" calcext:value-type="float">
            <text:p>1.685131471686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92579" calcext:value-type="float">
            <text:p>0.0592579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3331" calcext:value-type="float">
            <text:p>0.0173331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99" calcext:value-type="float">
            <text:p>0.146099</text:p>
          </table:table-cell>
          <table:table-cell office:value-type="float" office:value="0.0228833" calcext:value-type="float">
            <text:p>0.0228833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716966" calcext:value-type="float">
            <text:p>0.000716966</text:p>
          </table:table-cell>
          <table:table-cell office:value-type="float" office:value="803270" calcext:value-type="float">
            <text:p>803270</text:p>
          </table:table-cell>
          <table:table-cell office:value-type="string" calcext:value-type="string">
            <text:p>avg</text:p>
          </table:table-cell>
          <table:table-cell office:value-type="float" office:value="3.4187710219176" calcext:value-type="float">
            <text:p>3.4187710219176</text:p>
          </table:table-cell>
          <table:table-cell office:value-type="float" office:value="1.69599893152201" calcext:value-type="float">
            <text:p>1.6959989315220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8893" calcext:value-type="float">
            <text:p>0.0818893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579" calcext:value-type="float">
            <text:p>0.45157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844510" calcext:value-type="float">
            <text:p>844510</text:p>
          </table:table-cell>
          <table:table-cell office:value-type="string" calcext:value-type="string">
            <text:p>avg</text:p>
          </table:table-cell>
          <table:table-cell office:value-type="float" office:value="4.29405256313449" calcext:value-type="float">
            <text:p>4.29405256313449</text:p>
          </table:table-cell>
          <table:table-cell office:value-type="float" office:value="1.61765061765062" calcext:value-type="float">
            <text:p>1.617650617650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19192" calcext:value-type="float">
            <text:p>0.0819192</text:p>
          </table:table-cell>
          <table:table-cell office:value-type="float" office:value="0.0182927" calcext:value-type="float">
            <text:p>0.0182927</text:p>
          </table:table-cell>
          <table:table-cell office:value-type="float" office:value="0.0190694" calcext:value-type="float">
            <text:p>0.0190694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91302" calcext:value-type="float">
            <text:p>791302</text:p>
          </table:table-cell>
          <table:table-cell office:value-type="string" calcext:value-type="string">
            <text:p>avg</text:p>
          </table:table-cell>
          <table:table-cell office:value-type="float" office:value="4.29584570044155" calcext:value-type="float">
            <text:p>4.29584570044155</text:p>
          </table:table-cell>
          <table:table-cell office:value-type="float" office:value="1.60784356601267" calcext:value-type="float">
            <text:p>1.6078435660126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12862" calcext:value-type="float">
            <text:p>0.0812862</text:p>
          </table:table-cell>
          <table:table-cell office:value-type="float" office:value="0.0183727" calcext:value-type="float">
            <text:p>0.0183727</text:p>
          </table:table-cell>
          <table:table-cell office:value-type="float" office:value="0.0190256" calcext:value-type="float">
            <text:p>0.0190256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7954" calcext:value-type="float">
            <text:p>0.00137954</text:p>
          </table:table-cell>
          <table:table-cell office:value-type="float" office:value="796481" calcext:value-type="float">
            <text:p>796481</text:p>
          </table:table-cell>
          <table:table-cell office:value-type="string" calcext:value-type="string">
            <text:p>avg</text:p>
          </table:table-cell>
          <table:table-cell office:value-type="float" office:value="4.27246446892608" calcext:value-type="float">
            <text:p>4.27246446892608</text:p>
          </table:table-cell>
          <table:table-cell office:value-type="float" office:value="1.60084255444219" calcext:value-type="float">
            <text:p>1.600842554442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8799" calcext:value-type="float">
            <text:p>0.0998799</text:p>
          </table:table-cell>
          <table:table-cell office:value-type="float" office:value="0.0202247" calcext:value-type="float">
            <text:p>0.0202247</text:p>
          </table:table-cell>
          <table:table-cell office:value-type="float" office:value="0.0207624" calcext:value-type="float">
            <text:p>0.0207624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824599" calcext:value-type="float">
            <text:p>824599</text:p>
          </table:table-cell>
          <table:table-cell office:value-type="string" calcext:value-type="string">
            <text:p>avg</text:p>
          </table:table-cell>
          <table:table-cell office:value-type="float" office:value="4.81061437984048" calcext:value-type="float">
            <text:p>4.81061437984048</text:p>
          </table:table-cell>
          <table:table-cell office:value-type="float" office:value="1.60360351451443" calcext:value-type="float">
            <text:p>1.603603514514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8304" calcext:value-type="float">
            <text:p>0.0998304</text:p>
          </table:table-cell>
          <table:table-cell office:value-type="float" office:value="0.0202931" calcext:value-type="float">
            <text:p>0.0202931</text:p>
          </table:table-cell>
          <table:table-cell office:value-type="float" office:value="0.0207608" calcext:value-type="float">
            <text:p>0.0207608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28125" calcext:value-type="float">
            <text:p>0.02812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845868" calcext:value-type="float">
            <text:p>845868</text:p>
          </table:table-cell>
          <table:table-cell office:value-type="string" calcext:value-type="string">
            <text:p>avg</text:p>
          </table:table-cell>
          <table:table-cell office:value-type="float" office:value="4.80860082463104" calcext:value-type="float">
            <text:p>4.80860082463104</text:p>
          </table:table-cell>
          <table:table-cell office:value-type="float" office:value="1.59819840241264" calcext:value-type="float">
            <text:p>1.598198402412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3669" calcext:value-type="float">
            <text:p>0.0983669</text:p>
          </table:table-cell>
          <table:table-cell office:value-type="float" office:value="0.0198895" calcext:value-type="float">
            <text:p>0.0198895</text:p>
          </table:table-cell>
          <table:table-cell office:value-type="float" office:value="0.0206983" calcext:value-type="float">
            <text:p>0.0206983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26286" calcext:value-type="float">
            <text:p>0.126286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75039" calcext:value-type="float">
            <text:p>0.00175039</text:p>
          </table:table-cell>
          <table:table-cell office:value-type="float" office:value="835248" calcext:value-type="float">
            <text:p>835248</text:p>
          </table:table-cell>
          <table:table-cell office:value-type="string" calcext:value-type="string">
            <text:p>avg</text:p>
          </table:table-cell>
          <table:table-cell office:value-type="float" office:value="4.75241444949585" calcext:value-type="float">
            <text:p>4.75241444949585</text:p>
          </table:table-cell>
          <table:table-cell office:value-type="float" office:value="1.62623494808819" calcext:value-type="float">
            <text:p>1.626234948088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5351" calcext:value-type="float">
            <text:p>0.0575351</text:p>
          </table:table-cell>
          <table:table-cell office:value-type="float" office:value="0.0136054" calcext:value-type="float">
            <text:p>0.0136054</text:p>
          </table:table-cell>
          <table:table-cell office:value-type="float" office:value="0.0141368" calcext:value-type="float">
            <text:p>0.0141368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419" calcext:value-type="float">
            <text:p>0.534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314212" calcext:value-type="float">
            <text:p>314212</text:p>
          </table:table-cell>
          <table:table-cell office:value-type="string" calcext:value-type="string">
            <text:p>avg</text:p>
          </table:table-cell>
          <table:table-cell office:value-type="float" office:value="4.06988144417407" calcext:value-type="float">
            <text:p>4.06988144417407</text:p>
          </table:table-cell>
          <table:table-cell office:value-type="float" office:value="1.61984212151058" calcext:value-type="float">
            <text:p>1.619842121510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489" calcext:value-type="float">
            <text:p>0.057489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41354" calcext:value-type="float">
            <text:p>0.0141354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6462" calcext:value-type="float">
            <text:p>0.136462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4884" calcext:value-type="float">
            <text:p>0.534884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86162" calcext:value-type="float">
            <text:p>286162</text:p>
          </table:table-cell>
          <table:table-cell office:value-type="string" calcext:value-type="string">
            <text:p>avg</text:p>
          </table:table-cell>
          <table:table-cell office:value-type="float" office:value="4.06702321830298" calcext:value-type="float">
            <text:p>4.06702321830298</text:p>
          </table:table-cell>
          <table:table-cell office:value-type="float" office:value="1.62645294130671" calcext:value-type="float">
            <text:p>1.626452941306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1837" calcext:value-type="float">
            <text:p>0.0571837</text:p>
          </table:table-cell>
          <table:table-cell office:value-type="float" office:value="0.0133779" calcext:value-type="float">
            <text:p>0.0133779</text:p>
          </table:table-cell>
          <table:table-cell office:value-type="float" office:value="0.0141181" calcext:value-type="float">
            <text:p>0.0141181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1066" calcext:value-type="float">
            <text:p>0.531066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324275" calcext:value-type="float">
            <text:p>324275</text:p>
          </table:table-cell>
          <table:table-cell office:value-type="string" calcext:value-type="string">
            <text:p>avg</text:p>
          </table:table-cell>
          <table:table-cell office:value-type="float" office:value="4.05038213357321" calcext:value-type="float">
            <text:p>4.05038213357321</text:p>
          </table:table-cell>
          <table:table-cell office:value-type="float" office:value="1.64647665179139" calcext:value-type="float">
            <text:p>1.6464766517913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6275" calcext:value-type="float">
            <text:p>0.0806275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8331" calcext:value-type="float">
            <text:p>0.0158331</text:p>
          </table:table-cell>
          <table:table-cell office:value-type="float" office:value="0.0248668" calcext:value-type="float">
            <text:p>0.0248668</text:p>
          </table:table-cell>
          <table:table-cell office:value-type="float" office:value="0.127225" calcext:value-type="float">
            <text:p>0.12722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314327" calcext:value-type="float">
            <text:p>314327</text:p>
          </table:table-cell>
          <table:table-cell office:value-type="string" calcext:value-type="string">
            <text:p>avg</text:p>
          </table:table-cell>
          <table:table-cell office:value-type="float" office:value="5.09233820287878" calcext:value-type="float">
            <text:p>5.09233820287878</text:p>
          </table:table-cell>
          <table:table-cell office:value-type="float" office:value="1.58733036295625" calcext:value-type="float">
            <text:p>1.587330362956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5969" calcext:value-type="float">
            <text:p>0.0805969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248668" calcext:value-type="float">
            <text:p>0.0248668</text:p>
          </table:table-cell>
          <table:table-cell office:value-type="float" office:value="0.127176" calcext:value-type="float">
            <text:p>0.127176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93967" calcext:value-type="float">
            <text:p>293967</text:p>
          </table:table-cell>
          <table:table-cell office:value-type="string" calcext:value-type="string">
            <text:p>avg</text:p>
          </table:table-cell>
          <table:table-cell office:value-type="float" office:value="5.09104863212285" calcext:value-type="float">
            <text:p>5.09104863212285</text:p>
          </table:table-cell>
          <table:table-cell office:value-type="float" office:value="1.57904495808992" calcext:value-type="float">
            <text:p>1.579044958089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658" calcext:value-type="float">
            <text:p>0.079658</text:p>
          </table:table-cell>
          <table:table-cell office:value-type="float" office:value="0.0154839" calcext:value-type="float">
            <text:p>0.0154839</text:p>
          </table:table-cell>
          <table:table-cell office:value-type="float" office:value="0.0157949" calcext:value-type="float">
            <text:p>0.0157949</text:p>
          </table:table-cell>
          <table:table-cell office:value-type="float" office:value="0.0248139" calcext:value-type="float">
            <text:p>0.0248139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0.0214477" calcext:value-type="float">
            <text:p>0.0214477</text:p>
          </table:table-cell>
          <table:table-cell office:value-type="float" office:value="0.452968" calcext:value-type="float">
            <text:p>0.4529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95060" calcext:value-type="float">
            <text:p>295060</text:p>
          </table:table-cell>
          <table:table-cell office:value-type="string" calcext:value-type="string">
            <text:p>avg</text:p>
          </table:table-cell>
          <table:table-cell office:value-type="float" office:value="5.043273461687" calcext:value-type="float">
            <text:p>5.043273461687</text:p>
          </table:table-cell>
          <table:table-cell office:value-type="float" office:value="1.60256137019743" calcext:value-type="float">
            <text:p>1.602561370197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8672" calcext:value-type="float">
            <text:p>0.099867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863" calcext:value-type="float">
            <text:p>0.0174863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121331" calcext:value-type="float">
            <text:p>0.121331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79117" calcext:value-type="float">
            <text:p>279117</text:p>
          </table:table-cell>
          <table:table-cell office:value-type="string" calcext:value-type="string">
            <text:p>avg</text:p>
          </table:table-cell>
          <table:table-cell office:value-type="float" office:value="5.71116817165438" calcext:value-type="float">
            <text:p>5.71116817165438</text:p>
          </table:table-cell>
          <table:table-cell office:value-type="float" office:value="1.5627957507098" calcext:value-type="float">
            <text:p>1.562795750709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7882" calcext:value-type="float">
            <text:p>0.0997882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74849" calcext:value-type="float">
            <text:p>0.0174849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241379" calcext:value-type="float">
            <text:p>0.0241379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78027" calcext:value-type="float">
            <text:p>278027</text:p>
          </table:table-cell>
          <table:table-cell office:value-type="string" calcext:value-type="string">
            <text:p>avg</text:p>
          </table:table-cell>
          <table:table-cell office:value-type="float" office:value="5.70710727542051" calcext:value-type="float">
            <text:p>5.70710727542051</text:p>
          </table:table-cell>
          <table:table-cell office:value-type="float" office:value="1.56175414820996" calcext:value-type="float">
            <text:p>1.561754148209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2804" calcext:value-type="float">
            <text:p>0.0982804</text:p>
          </table:table-cell>
          <table:table-cell office:value-type="float" office:value="0.0175131" calcext:value-type="float">
            <text:p>0.0175131</text:p>
          </table:table-cell>
          <table:table-cell office:value-type="float" office:value="0.0174348" calcext:value-type="float">
            <text:p>0.0174348</text:p>
          </table:table-cell>
          <table:table-cell office:value-type="float" office:value="0.027833" calcext:value-type="float">
            <text:p>0.027833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24024" calcext:value-type="float">
            <text:p>0.024024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85157" calcext:value-type="float">
            <text:p>285157</text:p>
          </table:table-cell>
          <table:table-cell office:value-type="string" calcext:value-type="string">
            <text:p>avg</text:p>
          </table:table-cell>
          <table:table-cell office:value-type="float" office:value="5.63702480097277" calcext:value-type="float">
            <text:p>5.63702480097277</text:p>
          </table:table-cell>
          <table:table-cell office:value-type="float" office:value="1.58926746264225" calcext:value-type="float">
            <text:p>1.589267462642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1965" calcext:value-type="float">
            <text:p>0.0501965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689" calcext:value-type="float">
            <text:p>0.0105689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0139" calcext:value-type="float">
            <text:p>0.120139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5780" calcext:value-type="float">
            <text:p>315780</text:p>
          </table:table-cell>
          <table:table-cell office:value-type="string" calcext:value-type="string">
            <text:p>avg</text:p>
          </table:table-cell>
          <table:table-cell office:value-type="float" office:value="4.74945358551978" calcext:value-type="float">
            <text:p>4.74945358551978</text:p>
          </table:table-cell>
          <table:table-cell office:value-type="float" office:value="1.61075601244215" calcext:value-type="float">
            <text:p>1.610756012442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10568" calcext:value-type="float">
            <text:p>0.010568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0134" calcext:value-type="float">
            <text:p>0.120134</text:p>
          </table:table-cell>
          <table:table-cell office:value-type="float" office:value="0.0146699" calcext:value-type="float">
            <text:p>0.0146699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99196" calcext:value-type="float">
            <text:p>299196</text:p>
          </table:table-cell>
          <table:table-cell office:value-type="string" calcext:value-type="string">
            <text:p>avg</text:p>
          </table:table-cell>
          <table:table-cell office:value-type="float" office:value="4.7413890991673" calcext:value-type="float">
            <text:p>4.7413890991673</text:p>
          </table:table-cell>
          <table:table-cell office:value-type="float" office:value="1.61075601244215" calcext:value-type="float">
            <text:p>1.610756012442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7826" calcext:value-type="float">
            <text:p>0.0497826</text:p>
          </table:table-cell>
          <table:table-cell office:value-type="float" office:value="0.0105079" calcext:value-type="float">
            <text:p>0.0105079</text:p>
          </table:table-cell>
          <table:table-cell office:value-type="float" office:value="0.0105417" calcext:value-type="float">
            <text:p>0.0105417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121875" calcext:value-type="float">
            <text:p>0.121875</text:p>
          </table:table-cell>
          <table:table-cell office:value-type="float" office:value="0.0145985" calcext:value-type="float">
            <text:p>0.0145985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310092" calcext:value-type="float">
            <text:p>310092</text:p>
          </table:table-cell>
          <table:table-cell office:value-type="string" calcext:value-type="string">
            <text:p>avg</text:p>
          </table:table-cell>
          <table:table-cell office:value-type="float" office:value="4.72244514641851" calcext:value-type="float">
            <text:p>4.72244514641851</text:p>
          </table:table-cell>
          <table:table-cell office:value-type="float" office:value="1.61299593639072" calcext:value-type="float">
            <text:p>1.612995936390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0811" calcext:value-type="float">
            <text:p>0.0730811</text:p>
          </table:table-cell>
          <table:table-cell office:value-type="float" office:value="0.0125945" calcext:value-type="float">
            <text:p>0.0125945</text:p>
          </table:table-cell>
          <table:table-cell office:value-type="float" office:value="0.0120828" calcext:value-type="float">
            <text:p>0.0120828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828" calcext:value-type="float">
            <text:p>0.11828</text:p>
          </table:table-cell>
          <table:table-cell office:value-type="float" office:value="0.0170068" calcext:value-type="float">
            <text:p>0.0170068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71624" calcext:value-type="float">
            <text:p>271624</text:p>
          </table:table-cell>
          <table:table-cell office:value-type="string" calcext:value-type="string">
            <text:p>avg</text:p>
          </table:table-cell>
          <table:table-cell office:value-type="float" office:value="6.04835799649088" calcext:value-type="float">
            <text:p>6.04835799649088</text:p>
          </table:table-cell>
          <table:table-cell office:value-type="float" office:value="1.55991901226726" calcext:value-type="float">
            <text:p>1.559919012267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396" calcext:value-type="float">
            <text:p>0.0729396</text:p>
          </table:table-cell>
          <table:table-cell office:value-type="float" office:value="0.0125786" calcext:value-type="float">
            <text:p>0.0125786</text:p>
          </table:table-cell>
          <table:table-cell office:value-type="float" office:value="0.0120816" calcext:value-type="float">
            <text:p>0.0120816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8206" calcext:value-type="float">
            <text:p>0.118206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76808" calcext:value-type="float">
            <text:p>276808</text:p>
          </table:table-cell>
          <table:table-cell office:value-type="string" calcext:value-type="string">
            <text:p>avg</text:p>
          </table:table-cell>
          <table:table-cell office:value-type="float" office:value="6.03724672228844" calcext:value-type="float">
            <text:p>6.03724672228844</text:p>
          </table:table-cell>
          <table:table-cell office:value-type="float" office:value="1.56189083045808" calcext:value-type="float">
            <text:p>1.561890830458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533" calcext:value-type="float">
            <text:p>0.0719533</text:p>
          </table:table-cell>
          <table:table-cell office:value-type="float" office:value="0.0124069" calcext:value-type="float">
            <text:p>0.0124069</text:p>
          </table:table-cell>
          <table:table-cell office:value-type="float" office:value="0.0120429" calcext:value-type="float">
            <text:p>0.012042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8137" calcext:value-type="float">
            <text:p>0.118137</text:p>
          </table:table-cell>
          <table:table-cell office:value-type="float" office:value="0.0169697" calcext:value-type="float">
            <text:p>0.0169697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3683" calcext:value-type="float">
            <text:p>293683</text:p>
          </table:table-cell>
          <table:table-cell office:value-type="string" calcext:value-type="string">
            <text:p>avg</text:p>
          </table:table-cell>
          <table:table-cell office:value-type="float" office:value="5.97474860706308" calcext:value-type="float">
            <text:p>5.97474860706308</text:p>
          </table:table-cell>
          <table:table-cell office:value-type="float" office:value="1.58039478032385" calcext:value-type="float">
            <text:p>1.5803947803238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1561" calcext:value-type="float">
            <text:p>0.0931561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35749" calcext:value-type="float">
            <text:p>0.0135749</text:p>
          </table:table-cell>
          <table:table-cell office:value-type="float" office:value="0.0223642" calcext:value-type="float">
            <text:p>0.0223642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8449" calcext:value-type="float">
            <text:p>288449</text:p>
          </table:table-cell>
          <table:table-cell office:value-type="string" calcext:value-type="string">
            <text:p>avg</text:p>
          </table:table-cell>
          <table:table-cell office:value-type="float" office:value="6.86237836006158" calcext:value-type="float">
            <text:p>6.86237836006158</text:p>
          </table:table-cell>
          <table:table-cell office:value-type="float" office:value="1.56549556549557" calcext:value-type="float">
            <text:p>1.5654955654955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9746" calcext:value-type="float">
            <text:p>0.0929746</text:p>
          </table:table-cell>
          <table:table-cell office:value-type="float" office:value="0.0142857" calcext:value-type="float">
            <text:p>0.0142857</text:p>
          </table:table-cell>
          <table:table-cell office:value-type="float" office:value="0.0135736" calcext:value-type="float">
            <text:p>0.0135736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5458" calcext:value-type="float">
            <text:p>285458</text:p>
          </table:table-cell>
          <table:table-cell office:value-type="string" calcext:value-type="string">
            <text:p>avg</text:p>
          </table:table-cell>
          <table:table-cell office:value-type="float" office:value="6.8496640537514" calcext:value-type="float">
            <text:p>6.8496640537514</text:p>
          </table:table-cell>
          <table:table-cell office:value-type="float" office:value="1.56424956424956" calcext:value-type="float">
            <text:p>1.5642495642495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4558" calcext:value-type="float">
            <text:p>0.0914558</text:p>
          </table:table-cell>
          <table:table-cell office:value-type="float" office:value="0.0139697" calcext:value-type="float">
            <text:p>0.0139697</text:p>
          </table:table-cell>
          <table:table-cell office:value-type="float" office:value="0.0135194" calcext:value-type="float">
            <text:p>0.0135194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715" calcext:value-type="float">
            <text:p>0.110715</text:p>
          </table:table-cell>
          <table:table-cell office:value-type="float" office:value="0.0193939" calcext:value-type="float">
            <text:p>0.0193939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8345" calcext:value-type="float">
            <text:p>27834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5451" calcext:value-type="float">
            <text:p>0.0575451</text:p>
          </table:table-cell>
          <table:table-cell office:value-type="float" office:value="0.0151134" calcext:value-type="float">
            <text:p>0.0151134</text:p>
          </table:table-cell>
          <table:table-cell office:value-type="float" office:value="0.0168734" calcext:value-type="float">
            <text:p>0.016873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83656" calcext:value-type="float">
            <text:p>58365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6703" calcext:value-type="float">
            <text:p>0.0576703</text:p>
          </table:table-cell>
          <table:table-cell office:value-type="float" office:value="0.0151899" calcext:value-type="float">
            <text:p>0.0151899</text:p>
          </table:table-cell>
          <table:table-cell office:value-type="float" office:value="0.0168731" calcext:value-type="float">
            <text:p>0.016873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644" calcext:value-type="float">
            <text:p>0.545644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15707" calcext:value-type="float">
            <text:p>51570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322" calcext:value-type="float">
            <text:p>0.0574322</text:p>
          </table:table-cell>
          <table:table-cell office:value-type="float" office:value="0.0152439" calcext:value-type="float">
            <text:p>0.0152439</text:p>
          </table:table-cell>
          <table:table-cell office:value-type="float" office:value="0.0168501" calcext:value-type="float">
            <text:p>0.0168501</text:p>
          </table:table-cell>
          <table:table-cell office:value-type="float" office:value="0.0258481" calcext:value-type="float">
            <text:p>0.0258481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516126" calcext:value-type="float">
            <text:p>51612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1028" calcext:value-type="float">
            <text:p>0.081028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8" calcext:value-type="float">
            <text:p>0.0184618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516335" calcext:value-type="float">
            <text:p>51633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9922" calcext:value-type="float">
            <text:p>0.0809922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" calcext:value-type="float">
            <text:p>0.01846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517007" calcext:value-type="float">
            <text:p>51700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802967" calcext:value-type="float">
            <text:p>0.0802967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179" calcext:value-type="float">
            <text:p>0.0184179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0951" calcext:value-type="float">
            <text:p>0.460951</text:p>
          </table:table-cell>
          <table:table-cell office:value-type="float" office:value="0.00135482" calcext:value-type="float">
            <text:p>0.00135482</text:p>
          </table:table-cell>
          <table:table-cell office:value-type="float" office:value="515316" calcext:value-type="float">
            <text:p>51531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4445" calcext:value-type="float">
            <text:p>0.0994445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200756" calcext:value-type="float">
            <text:p>0.0200756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4944" calcext:value-type="float">
            <text:p>51494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2934" calcext:value-type="float">
            <text:p>0.0992934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0074" calcext:value-type="float">
            <text:p>0.020074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7710" calcext:value-type="float">
            <text:p>51771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9027" calcext:value-type="float">
            <text:p>0.0979027</text:p>
          </table:table-cell>
          <table:table-cell office:value-type="float" office:value="0.0193103" calcext:value-type="float">
            <text:p>0.0193103</text:p>
          </table:table-cell>
          <table:table-cell office:value-type="float" office:value="0.0200162" calcext:value-type="float">
            <text:p>0.0200162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0904" calcext:value-type="float">
            <text:p>0.13090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515175" calcext:value-type="float">
            <text:p>51517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69448" calcext:value-type="float">
            <text:p>0.0569448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15" calcext:value-type="float">
            <text:p>0.013691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64912" calcext:value-type="float">
            <text:p>26491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69169" calcext:value-type="float">
            <text:p>0.0569169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01" calcext:value-type="float">
            <text:p>0.0136901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64898" calcext:value-type="float">
            <text:p>26489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66567" calcext:value-type="float">
            <text:p>0.0566567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675" calcext:value-type="float">
            <text:p>0.013675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2454" calcext:value-type="float">
            <text:p>0.532454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64320" calcext:value-type="float">
            <text:p>26432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5632" calcext:value-type="float">
            <text:p>0.0805632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618" calcext:value-type="float">
            <text:p>0.0152618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29445" calcext:value-type="float">
            <text:p>0.129445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48455" calcext:value-type="float">
            <text:p>0.44845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4045" calcext:value-type="float">
            <text:p>26404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6008" calcext:value-type="float">
            <text:p>0.0806008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97" calcext:value-type="float">
            <text:p>0.015259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29416" calcext:value-type="float">
            <text:p>0.129416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48802" calcext:value-type="float">
            <text:p>0.44880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3201" calcext:value-type="float">
            <text:p>26320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5232" calcext:value-type="float">
            <text:p>0.0795232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0152346" calcext:value-type="float">
            <text:p>0.0152346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63605" calcext:value-type="float">
            <text:p>26360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100077" calcext:value-type="float">
            <text:p>0.10007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876" calcext:value-type="float">
            <text:p>0.016876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125193" calcext:value-type="float">
            <text:p>0.125193</text:p>
          </table:table-cell>
          <table:table-cell office:value-type="float" office:value="0.0231788" calcext:value-type="float">
            <text:p>0.0231788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818" calcext:value-type="float">
            <text:p>26381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9353" calcext:value-type="float">
            <text:p>0.0999353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0168739" calcext:value-type="float">
            <text:p>0.0168739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232" calcext:value-type="float">
            <text:p>0.125232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4731" calcext:value-type="float">
            <text:p>26473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83722" calcext:value-type="float">
            <text:p>0.0983722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68329" calcext:value-type="float">
            <text:p>0.0168329</text:p>
          </table:table-cell>
          <table:table-cell office:value-type="float" office:value="0.0268714" calcext:value-type="float">
            <text:p>0.0268714</text:p>
          </table:table-cell>
          <table:table-cell office:value-type="float" office:value="0.126914" calcext:value-type="float">
            <text:p>0.126914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410274" calcext:value-type="float">
            <text:p>0.41027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487" calcext:value-type="float">
            <text:p>26348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02473" calcext:value-type="float">
            <text:p>0.050247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826" calcext:value-type="float">
            <text:p>0.0103826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63727" calcext:value-type="float">
            <text:p>26372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02293" calcext:value-type="float">
            <text:p>0.050229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819" calcext:value-type="float">
            <text:p>0.0103819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62490" calcext:value-type="float">
            <text:p>26249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8398" calcext:value-type="float">
            <text:p>0.0498398</text:p>
          </table:table-cell>
          <table:table-cell office:value-type="float" office:value="0.00995025" calcext:value-type="float">
            <text:p>0.00995025</text:p>
          </table:table-cell>
          <table:table-cell office:value-type="float" office:value="0.0103616" calcext:value-type="float">
            <text:p>0.0103616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128644" calcext:value-type="float">
            <text:p>0.128644</text:p>
          </table:table-cell>
          <table:table-cell office:value-type="float" office:value="0.0141844" calcext:value-type="float">
            <text:p>0.0141844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62199" calcext:value-type="float">
            <text:p>26219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4752" calcext:value-type="float">
            <text:p>0.0734752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18876" calcext:value-type="float">
            <text:p>0.011887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61777" calcext:value-type="float">
            <text:p>26177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33243" calcext:value-type="float">
            <text:p>0.0733243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18867" calcext:value-type="float">
            <text:p>0.0118867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74200" calcext:value-type="float">
            <text:p>2742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23289" calcext:value-type="float">
            <text:p>0.0723289</text:p>
          </table:table-cell>
          <table:table-cell office:value-type="float" office:value="0.0116414" calcext:value-type="float">
            <text:p>0.0116414</text:p>
          </table:table-cell>
          <table:table-cell office:value-type="float" office:value="0.011852" calcext:value-type="float">
            <text:p>0.01185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121029" calcext:value-type="float">
            <text:p>0.121029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86470" calcext:value-type="float">
            <text:p>2864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6304" calcext:value-type="float">
            <text:p>0.0936304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4179" calcext:value-type="float">
            <text:p>0.0134179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68547" calcext:value-type="float">
            <text:p>26854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4141" calcext:value-type="float">
            <text:p>0.0934141</text:p>
          </table:table-cell>
          <table:table-cell office:value-type="float" office:value="0.0138313" calcext:value-type="float">
            <text:p>0.0138313</text:p>
          </table:table-cell>
          <table:table-cell office:value-type="float" office:value="0.0134173" calcext:value-type="float">
            <text:p>0.0134173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726" calcext:value-type="float">
            <text:p>0.109726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93227" calcext:value-type="float">
            <text:p>29322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9471" calcext:value-type="float">
            <text:p>0.0919471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33694" calcext:value-type="float">
            <text:p>0.0133694</text:p>
          </table:table-cell>
          <table:table-cell office:value-type="float" office:value="0.0221729" calcext:value-type="float">
            <text:p>0.0221729</text:p>
          </table:table-cell>
          <table:table-cell office:value-type="float" office:value="0.112886" calcext:value-type="float">
            <text:p>0.112886</text:p>
          </table:table-cell>
          <table:table-cell office:value-type="float" office:value="0.0191847" calcext:value-type="float">
            <text:p>0.0191847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66533" calcext:value-type="float">
            <text:p>26653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621" calcext:value-type="float">
            <text:p>0.054562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64007" calcext:value-type="float">
            <text:p>0.016400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90211" calcext:value-type="float">
            <text:p>39021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0.0145278" calcext:value-type="float">
            <text:p>0.0145278</text:p>
          </table:table-cell>
          <table:table-cell office:value-type="float" office:value="0.0164006" calcext:value-type="float">
            <text:p>0.016400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09499" calcext:value-type="float">
            <text:p>40949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365" calcext:value-type="float">
            <text:p>0.0545365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.0163827" calcext:value-type="float">
            <text:p>0.016382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89573" calcext:value-type="float">
            <text:p>38957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86074" calcext:value-type="float">
            <text:p>0.0786074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59" calcext:value-type="float">
            <text:p>0.0178059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71017" calcext:value-type="float">
            <text:p>0.471017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90452" calcext:value-type="float">
            <text:p>39045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85686" calcext:value-type="float">
            <text:p>0.0785686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45" calcext:value-type="float">
            <text:p>0.0178045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69629" calcext:value-type="float">
            <text:p>0.469629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89800" calcext:value-type="float">
            <text:p>3898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0628" calcext:value-type="float">
            <text:p>0.0780628</text:p>
          </table:table-cell>
          <table:table-cell office:value-type="float" office:value="0.0164159" calcext:value-type="float">
            <text:p>0.0164159</text:p>
          </table:table-cell>
          <table:table-cell office:value-type="float" office:value="0.0177706" calcext:value-type="float">
            <text:p>0.0177706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0323" calcext:value-type="float">
            <text:p>0.470323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89687" calcext:value-type="float">
            <text:p>38968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76411" calcext:value-type="float">
            <text:p>0.0976411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8" calcext:value-type="float">
            <text:p>0.019318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87915" calcext:value-type="float">
            <text:p>38791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75422" calcext:value-type="float">
            <text:p>0.0975422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7" calcext:value-type="float">
            <text:p>0.019317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1729" calcext:value-type="float">
            <text:p>0.421729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89545" calcext:value-type="float">
            <text:p>38954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61511" calcext:value-type="float">
            <text:p>0.0961511</text:p>
          </table:table-cell>
          <table:table-cell office:value-type="float" office:value="0.0181347" calcext:value-type="float">
            <text:p>0.0181347</text:p>
          </table:table-cell>
          <table:table-cell office:value-type="float" office:value="0.0192653" calcext:value-type="float">
            <text:p>0.0192653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2423" calcext:value-type="float">
            <text:p>0.422423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89203" calcext:value-type="float">
            <text:p>38920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53457" calcext:value-type="float">
            <text:p>0.0553457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3241" calcext:value-type="float">
            <text:p>0.013241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915" calcext:value-type="float">
            <text:p>0.146915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57493" calcext:value-type="float">
            <text:p>25749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53309" calcext:value-type="float">
            <text:p>0.0553309</text:p>
          </table:table-cell>
          <table:table-cell office:value-type="float" office:value="0.0119474" calcext:value-type="float">
            <text:p>0.0119474</text:p>
          </table:table-cell>
          <table:table-cell office:value-type="float" office:value="0.0132405" calcext:value-type="float">
            <text:p>0.0132405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865" calcext:value-type="float">
            <text:p>0.146865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57620" calcext:value-type="float">
            <text:p>25762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51406" calcext:value-type="float">
            <text:p>0.0551406</text:p>
          </table:table-cell>
          <table:table-cell office:value-type="float" office:value="0.0118694" calcext:value-type="float">
            <text:p>0.0118694</text:p>
          </table:table-cell>
          <table:table-cell office:value-type="float" office:value="0.0132313" calcext:value-type="float">
            <text:p>0.0132313</text:p>
          </table:table-cell>
          <table:table-cell office:value-type="float" office:value="0.0205479" calcext:value-type="float">
            <text:p>0.0205479</text:p>
          </table:table-cell>
          <table:table-cell office:value-type="float" office:value="0.146262" calcext:value-type="float">
            <text:p>0.14626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57995" calcext:value-type="float">
            <text:p>25799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95787" calcext:value-type="float">
            <text:p>0.0795787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79" calcext:value-type="float">
            <text:p>0.0146379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1013" calcext:value-type="float">
            <text:p>0.131013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9362" calcext:value-type="float">
            <text:p>25936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96128" calcext:value-type="float">
            <text:p>0.0796128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57" calcext:value-type="float">
            <text:p>0.0146357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83" calcext:value-type="float">
            <text:p>0.130983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8208" calcext:value-type="float">
            <text:p>25820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566" calcext:value-type="float">
            <text:p>0.078566</text:p>
          </table:table-cell>
          <table:table-cell office:value-type="float" office:value="0.0138203" calcext:value-type="float">
            <text:p>0.0138203</text:p>
          </table:table-cell>
          <table:table-cell office:value-type="float" office:value="0.0146163" calcext:value-type="float">
            <text:p>0.0146163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7531" calcext:value-type="float">
            <text:p>0.0197531</text:p>
          </table:table-cell>
          <table:table-cell office:value-type="float" office:value="0.456092" calcext:value-type="float">
            <text:p>0.456092</text:p>
          </table:table-cell>
          <table:table-cell office:value-type="float" office:value="0.00130537" calcext:value-type="float">
            <text:p>0.00130537</text:p>
          </table:table-cell>
          <table:table-cell office:value-type="float" office:value="260249" calcext:value-type="float">
            <text:p>26024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1844" calcext:value-type="float">
            <text:p>0.0991844</text:p>
          </table:table-cell>
          <table:table-cell office:value-type="float" office:value="0.0155642" calcext:value-type="float">
            <text:p>0.0155642</text:p>
          </table:table-cell>
          <table:table-cell office:value-type="float" office:value="0.0161503" calcext:value-type="float">
            <text:p>0.0161503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7917" calcext:value-type="float">
            <text:p>0.127917</text:p>
          </table:table-cell>
          <table:table-cell office:value-type="float" office:value="0.0221106" calcext:value-type="float">
            <text:p>0.0221106</text:p>
          </table:table-cell>
          <table:table-cell office:value-type="float" office:value="0.407844" calcext:value-type="float">
            <text:p>0.407844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58807" calcext:value-type="float">
            <text:p>25880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0436" calcext:value-type="float">
            <text:p>0.0990436</text:p>
          </table:table-cell>
          <table:table-cell office:value-type="float" office:value="0.0154083" calcext:value-type="float">
            <text:p>0.0154083</text:p>
          </table:table-cell>
          <table:table-cell office:value-type="float" office:value="0.0161479" calcext:value-type="float">
            <text:p>0.0161479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59151" calcext:value-type="float">
            <text:p>25915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4898" calcext:value-type="float">
            <text:p>0.0974898</text:p>
          </table:table-cell>
          <table:table-cell office:value-type="float" office:value="0.0156076" calcext:value-type="float">
            <text:p>0.0156076</text:p>
          </table:table-cell>
          <table:table-cell office:value-type="float" office:value="0.0161145" calcext:value-type="float">
            <text:p>0.0161145</text:p>
          </table:table-cell>
          <table:table-cell office:value-type="float" office:value="0.0257649" calcext:value-type="float">
            <text:p>0.0257649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3051" calcext:value-type="float">
            <text:p>0.413051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8876" calcext:value-type="float">
            <text:p>25887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7694" calcext:value-type="float">
            <text:p>0.0497694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13" calcext:value-type="float">
            <text:p>0.0100813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8619" calcext:value-type="float">
            <text:p>0.578619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58145" calcext:value-type="float">
            <text:p>25814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7474" calcext:value-type="float">
            <text:p>0.0497474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05" calcext:value-type="float">
            <text:p>0.0100805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58399" calcext:value-type="float">
            <text:p>25839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389" calcext:value-type="float">
            <text:p>0.049389</text:p>
          </table:table-cell>
          <table:table-cell office:value-type="float" office:value="0.00959233" calcext:value-type="float">
            <text:p>0.00959233</text:p>
          </table:table-cell>
          <table:table-cell office:value-type="float" office:value="0.0100617" calcext:value-type="float">
            <text:p>0.0100617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131285" calcext:value-type="float">
            <text:p>0.131285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0.580007" calcext:value-type="float">
            <text:p>0.580007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240" calcext:value-type="float">
            <text:p>25824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31415" calcext:value-type="float">
            <text:p>0.0731415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0.0114994" calcext:value-type="float">
            <text:p>0.0114994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8653" calcext:value-type="float">
            <text:p>0.478653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8846" calcext:value-type="float">
            <text:p>25884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9906" calcext:value-type="float">
            <text:p>0.0729906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114991" calcext:value-type="float">
            <text:p>0.0114991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9" calcext:value-type="float">
            <text:p>0.479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59009" calcext:value-type="float">
            <text:p>25900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983" calcext:value-type="float">
            <text:p>0.071983</text:p>
          </table:table-cell>
          <table:table-cell office:value-type="float" office:value="0.0110041" calcext:value-type="float">
            <text:p>0.0110041</text:p>
          </table:table-cell>
          <table:table-cell office:value-type="float" office:value="0.0114677" calcext:value-type="float">
            <text:p>0.0114677</text:p>
          </table:table-cell>
          <table:table-cell office:value-type="float" office:value="0.0188324" calcext:value-type="float">
            <text:p>0.0188324</text:p>
          </table:table-cell>
          <table:table-cell office:value-type="float" office:value="0.12187" calcext:value-type="float">
            <text:p>0.12187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8342" calcext:value-type="float">
            <text:p>25834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2696" calcext:value-type="float">
            <text:p>0.0932696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902" calcext:value-type="float">
            <text:p>0.0129902</text:p>
          </table:table-cell>
          <table:table-cell office:value-type="float" office:value="0.021692" calcext:value-type="float">
            <text:p>0.021692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9136" calcext:value-type="float">
            <text:p>25913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30544" calcext:value-type="float">
            <text:p>0.0930544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92" calcext:value-type="float">
            <text:p>0.0129892</text:p>
          </table:table-cell>
          <table:table-cell office:value-type="float" office:value="0.021692" calcext:value-type="float">
            <text:p>0.021692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9359" calcext:value-type="float">
            <text:p>25935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5997" calcext:value-type="float">
            <text:p>0.0915997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.0129446" calcext:value-type="float">
            <text:p>0.0129446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84453" calcext:value-type="float">
            <text:p>0.0184453</text:p>
          </table:table-cell>
          <table:table-cell office:value-type="float" office:value="0.424158" calcext:value-type="float">
            <text:p>0.424158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59981" calcext:value-type="float">
            <text:p>25998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74893" calcext:value-type="float">
            <text:p>0.0574893</text:p>
          </table:table-cell>
          <table:table-cell office:value-type="float" office:value="0.0151134" calcext:value-type="float">
            <text:p>0.0151134</text:p>
          </table:table-cell>
          <table:table-cell office:value-type="float" office:value="0.0168733" calcext:value-type="float">
            <text:p>0.0168733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291" calcext:value-type="float">
            <text:p>0.15129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22810" calcext:value-type="float">
            <text:p>52281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76246" calcext:value-type="float">
            <text:p>0.0576246</text:p>
          </table:table-cell>
          <table:table-cell office:value-type="float" office:value="0.0151899" calcext:value-type="float">
            <text:p>0.0151899</text:p>
          </table:table-cell>
          <table:table-cell office:value-type="float" office:value="0.0168729" calcext:value-type="float">
            <text:p>0.0168729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1389" calcext:value-type="float">
            <text:p>0.151389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545644" calcext:value-type="float">
            <text:p>0.545644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529139" calcext:value-type="float">
            <text:p>52913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73673" calcext:value-type="float">
            <text:p>0.0573673</text:p>
          </table:table-cell>
          <table:table-cell office:value-type="float" office:value="0.0152439" calcext:value-type="float">
            <text:p>0.0152439</text:p>
          </table:table-cell>
          <table:table-cell office:value-type="float" office:value="0.01685" calcext:value-type="float">
            <text:p>0.01685</text:p>
          </table:table-cell>
          <table:table-cell office:value-type="float" office:value="0.0258481" calcext:value-type="float">
            <text:p>0.0258481</text:p>
          </table:table-cell>
          <table:table-cell office:value-type="float" office:value="0.151741" calcext:value-type="float">
            <text:p>0.151741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521227" calcext:value-type="float">
            <text:p>52122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6242" calcext:value-type="float">
            <text:p>0.0806242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11" calcext:value-type="float">
            <text:p>0.0184611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519030" calcext:value-type="float">
            <text:p>51903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6649" calcext:value-type="float">
            <text:p>0.0806649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602" calcext:value-type="float">
            <text:p>0.018460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6046" calcext:value-type="float">
            <text:p>0.0246046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519378" calcext:value-type="float">
            <text:p>51937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9877" calcext:value-type="float">
            <text:p>0.0799877</text:p>
          </table:table-cell>
          <table:table-cell office:value-type="float" office:value="0.0172712" calcext:value-type="float">
            <text:p>0.0172712</text:p>
          </table:table-cell>
          <table:table-cell office:value-type="float" office:value="0.0184172" calcext:value-type="float">
            <text:p>0.0184172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1298" calcext:value-type="float">
            <text:p>0.461298</text:p>
          </table:table-cell>
          <table:table-cell office:value-type="float" office:value="0.00134987" calcext:value-type="float">
            <text:p>0.00134987</text:p>
          </table:table-cell>
          <table:table-cell office:value-type="float" office:value="519490" calcext:value-type="float">
            <text:p>51949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89195" calcext:value-type="float">
            <text:p>0.0989195</text:p>
          </table:table-cell>
          <table:table-cell office:value-type="float" office:value="0.0196319" calcext:value-type="float">
            <text:p>0.0196319</text:p>
          </table:table-cell>
          <table:table-cell office:value-type="float" office:value="0.0200742" calcext:value-type="float">
            <text:p>0.0200742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8263" calcext:value-type="float">
            <text:p>51826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88859" calcext:value-type="float">
            <text:p>0.098885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200728" calcext:value-type="float">
            <text:p>0.0200728</text:p>
          </table:table-cell>
          <table:table-cell office:value-type="float" office:value="0.0313199" calcext:value-type="float">
            <text:p>0.0313199</text:p>
          </table:table-cell>
          <table:table-cell office:value-type="float" office:value="0.130558" calcext:value-type="float">
            <text:p>0.130558</text:p>
          </table:table-cell>
          <table:table-cell office:value-type="float" office:value="0.0271186" calcext:value-type="float">
            <text:p>0.0271186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518055" calcext:value-type="float">
            <text:p>51805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3915" calcext:value-type="float">
            <text:p>0.0973915</text:p>
          </table:table-cell>
          <table:table-cell office:value-type="float" office:value="0.0193103" calcext:value-type="float">
            <text:p>0.0193103</text:p>
          </table:table-cell>
          <table:table-cell office:value-type="float" office:value="0.0200148" calcext:value-type="float">
            <text:p>0.020014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0904" calcext:value-type="float">
            <text:p>0.13090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518784" calcext:value-type="float">
            <text:p>51878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67143" calcext:value-type="float">
            <text:p>0.0567143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905" calcext:value-type="float">
            <text:p>0.013690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8008" calcext:value-type="float">
            <text:p>0.538008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66607" calcext:value-type="float">
            <text:p>26660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66801" calcext:value-type="float">
            <text:p>0.0566801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36891" calcext:value-type="float">
            <text:p>0.0136891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66568" calcext:value-type="float">
            <text:p>26656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64195" calcext:value-type="float">
            <text:p>0.0564195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6742" calcext:value-type="float">
            <text:p>0.0136742</text:p>
          </table:table-cell>
          <table:table-cell office:value-type="float" office:value="0.021322" calcext:value-type="float">
            <text:p>0.021322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32801" calcext:value-type="float">
            <text:p>0.53280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66312" calcext:value-type="float">
            <text:p>26631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800438" calcext:value-type="float">
            <text:p>0.0800438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94" calcext:value-type="float">
            <text:p>0.0152594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129366" calcext:value-type="float">
            <text:p>0.129366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0538" calcext:value-type="float">
            <text:p>0.450538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67214" calcext:value-type="float">
            <text:p>26721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800162" calcext:value-type="float">
            <text:p>0.0800162</text:p>
          </table:table-cell>
          <table:table-cell office:value-type="float" office:value="0.0150602" calcext:value-type="float">
            <text:p>0.0150602</text:p>
          </table:table-cell>
          <table:table-cell office:value-type="float" office:value="0.0152572" calcext:value-type="float">
            <text:p>0.0152572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129336" calcext:value-type="float">
            <text:p>0.129336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450885" calcext:value-type="float">
            <text:p>0.45088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66408" calcext:value-type="float">
            <text:p>26640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90238" calcext:value-type="float">
            <text:p>0.0790238</text:p>
          </table:table-cell>
          <table:table-cell office:value-type="float" office:value="0.0149254" calcext:value-type="float">
            <text:p>0.0149254</text:p>
          </table:table-cell>
          <table:table-cell office:value-type="float" office:value="0.0152319" calcext:value-type="float">
            <text:p>0.0152319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20649" calcext:value-type="float">
            <text:p>0.020649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66853" calcext:value-type="float">
            <text:p>26685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93088" calcext:value-type="float">
            <text:p>0.0993088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8719" calcext:value-type="float">
            <text:p>0.0168719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064" calcext:value-type="float">
            <text:p>0.125064</text:p>
          </table:table-cell>
          <table:table-cell office:value-type="float" office:value="0.0231788" calcext:value-type="float">
            <text:p>0.0231788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6108" calcext:value-type="float">
            <text:p>26610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9222" calcext:value-type="float">
            <text:p>0.099222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026936" calcext:value-type="float">
            <text:p>0.026936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408192" calcext:value-type="float">
            <text:p>0.4081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6178" calcext:value-type="float">
            <text:p>26617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77355" calcext:value-type="float">
            <text:p>0.0977355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68285" calcext:value-type="float">
            <text:p>0.0168285</text:p>
          </table:table-cell>
          <table:table-cell office:value-type="float" office:value="0.0268456" calcext:value-type="float">
            <text:p>0.0268456</text:p>
          </table:table-cell>
          <table:table-cell office:value-type="float" office:value="0.126983" calcext:value-type="float">
            <text:p>0.126983</text:p>
          </table:table-cell>
          <table:table-cell office:value-type="float" office:value="0.0230769" calcext:value-type="float">
            <text:p>0.0230769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67663" calcext:value-type="float">
            <text:p>26766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9559" calcext:value-type="float">
            <text:p>0.0499559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797" calcext:value-type="float">
            <text:p>0.0103797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64644" calcext:value-type="float">
            <text:p>26464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8693" calcext:value-type="float">
            <text:p>0.0498693</text:p>
          </table:table-cell>
          <table:table-cell office:value-type="float" office:value="0.0101597" calcext:value-type="float">
            <text:p>0.0101597</text:p>
          </table:table-cell>
          <table:table-cell office:value-type="float" office:value="0.0103789" calcext:value-type="float">
            <text:p>0.0103789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6741" calcext:value-type="float">
            <text:p>0.126741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76171" calcext:value-type="float">
            <text:p>27617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5505" calcext:value-type="float">
            <text:p>0.0495505</text:p>
          </table:table-cell>
          <table:table-cell office:value-type="float" office:value="0.00995025" calcext:value-type="float">
            <text:p>0.00995025</text:p>
          </table:table-cell>
          <table:table-cell office:value-type="float" office:value="0.0103582" calcext:value-type="float">
            <text:p>0.0103582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128451" calcext:value-type="float">
            <text:p>0.128451</text:p>
          </table:table-cell>
          <table:table-cell office:value-type="float" office:value="0.0141844" calcext:value-type="float">
            <text:p>0.0141844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95812" calcext:value-type="float">
            <text:p>29581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28959" calcext:value-type="float">
            <text:p>0.0728959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1878" calcext:value-type="float">
            <text:p>0.011878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120842" calcext:value-type="float">
            <text:p>0.120842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75719" calcext:value-type="float">
            <text:p>27571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7489" calcext:value-type="float">
            <text:p>0.0727489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1877" calcext:value-type="float">
            <text:p>0.011877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120767" calcext:value-type="float">
            <text:p>0.120767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72182" calcext:value-type="float">
            <text:p>27218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7661" calcext:value-type="float">
            <text:p>0.0717661</text:p>
          </table:table-cell>
          <table:table-cell office:value-type="float" office:value="0.0116414" calcext:value-type="float">
            <text:p>0.0116414</text:p>
          </table:table-cell>
          <table:table-cell office:value-type="float" office:value="0.0118416" calcext:value-type="float">
            <text:p>0.0118416</text:p>
          </table:table-cell>
          <table:table-cell office:value-type="float" office:value="0.0193798" calcext:value-type="float">
            <text:p>0.0193798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93243" calcext:value-type="float">
            <text:p>29324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30256" calcext:value-type="float">
            <text:p>0.0930256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3981" calcext:value-type="float">
            <text:p>0.0133981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81016" calcext:value-type="float">
            <text:p>28101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8424" calcext:value-type="float">
            <text:p>0.0928424</text:p>
          </table:table-cell>
          <table:table-cell office:value-type="float" office:value="0.0138313" calcext:value-type="float">
            <text:p>0.0138313</text:p>
          </table:table-cell>
          <table:table-cell office:value-type="float" office:value="0.0133973" calcext:value-type="float">
            <text:p>0.0133973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0983" calcext:value-type="float">
            <text:p>0.10983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91655" calcext:value-type="float">
            <text:p>29165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1319" calcext:value-type="float">
            <text:p>0.091319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33481" calcext:value-type="float">
            <text:p>0.013348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112777" calcext:value-type="float">
            <text:p>0.112777</text:p>
          </table:table-cell>
          <table:table-cell office:value-type="float" office:value="0.0191571" calcext:value-type="float">
            <text:p>0.0191571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79000" calcext:value-type="float">
            <text:p>2790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621" calcext:value-type="float">
            <text:p>0.054562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64007" calcext:value-type="float">
            <text:p>0.016400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31839" calcext:value-type="float">
            <text:p>43183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4703" calcext:value-type="float">
            <text:p>0.054703</text:p>
          </table:table-cell>
          <table:table-cell office:value-type="float" office:value="0.0145278" calcext:value-type="float">
            <text:p>0.0145278</text:p>
          </table:table-cell>
          <table:table-cell office:value-type="float" office:value="0.0164006" calcext:value-type="float">
            <text:p>0.0164006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212314" calcext:value-type="float">
            <text:p>0.0212314</text:p>
          </table:table-cell>
          <table:table-cell office:value-type="float" office:value="0.561958" calcext:value-type="float">
            <text:p>0.561958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445847" calcext:value-type="float">
            <text:p>44584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5338" calcext:value-type="float">
            <text:p>0.0545338</text:p>
          </table:table-cell>
          <table:table-cell office:value-type="float" office:value="0.0143541" calcext:value-type="float">
            <text:p>0.0143541</text:p>
          </table:table-cell>
          <table:table-cell office:value-type="float" office:value="0.0163827" calcext:value-type="float">
            <text:p>0.0163827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7842" calcext:value-type="float">
            <text:p>0.157842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5429" calcext:value-type="float">
            <text:p>0.565429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413535" calcext:value-type="float">
            <text:p>41353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83199" calcext:value-type="float">
            <text:p>0.0783199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57" calcext:value-type="float">
            <text:p>0.0178057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71017" calcext:value-type="float">
            <text:p>0.471017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401750" calcext:value-type="float">
            <text:p>40175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83859" calcext:value-type="float">
            <text:p>0.0783859</text:p>
          </table:table-cell>
          <table:table-cell office:value-type="float" office:value="0.0164204" calcext:value-type="float">
            <text:p>0.0164204</text:p>
          </table:table-cell>
          <table:table-cell office:value-type="float" office:value="0.0178042" calcext:value-type="float">
            <text:p>0.0178042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236686" calcext:value-type="float">
            <text:p>0.0236686</text:p>
          </table:table-cell>
          <table:table-cell office:value-type="float" office:value="0.469629" calcext:value-type="float">
            <text:p>0.469629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419326" calcext:value-type="float">
            <text:p>41932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78431" calcext:value-type="float">
            <text:p>0.0778431</text:p>
          </table:table-cell>
          <table:table-cell office:value-type="float" office:value="0.0164159" calcext:value-type="float">
            <text:p>0.0164159</text:p>
          </table:table-cell>
          <table:table-cell office:value-type="float" office:value="0.0177704" calcext:value-type="float">
            <text:p>0.0177704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1668" calcext:value-type="float">
            <text:p>0.14166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0323" calcext:value-type="float">
            <text:p>0.470323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432960" calcext:value-type="float">
            <text:p>43296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72043" calcext:value-type="float">
            <text:p>0.0972043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74" calcext:value-type="float">
            <text:p>0.0193174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277" calcext:value-type="float">
            <text:p>0.42277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437213" calcext:value-type="float">
            <text:p>43721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72044" calcext:value-type="float">
            <text:p>0.0972044</text:p>
          </table:table-cell>
          <table:table-cell office:value-type="float" office:value="0.0182768" calcext:value-type="float">
            <text:p>0.0182768</text:p>
          </table:table-cell>
          <table:table-cell office:value-type="float" office:value="0.0193165" calcext:value-type="float">
            <text:p>0.0193165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1729" calcext:value-type="float">
            <text:p>0.421729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402671" calcext:value-type="float">
            <text:p>40267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57342" calcext:value-type="float">
            <text:p>0.0957342</text:p>
          </table:table-cell>
          <table:table-cell office:value-type="float" office:value="0.0181347" calcext:value-type="float">
            <text:p>0.0181347</text:p>
          </table:table-cell>
          <table:table-cell office:value-type="float" office:value="0.0192645" calcext:value-type="float">
            <text:p>0.0192645</text:p>
          </table:table-cell>
          <table:table-cell office:value-type="float" office:value="0.0301075" calcext:value-type="float">
            <text:p>0.0301075</text:p>
          </table:table-cell>
          <table:table-cell office:value-type="float" office:value="0.134815" calcext:value-type="float">
            <text:p>0.13481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2423" calcext:value-type="float">
            <text:p>0.422423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94290" calcext:value-type="float">
            <text:p>39429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552186" calcext:value-type="float">
            <text:p>0.0552186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32408" calcext:value-type="float">
            <text:p>0.0132408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905" calcext:value-type="float">
            <text:p>0.146905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9809" calcext:value-type="float">
            <text:p>0.549809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59398" calcext:value-type="float">
            <text:p>25939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552075" calcext:value-type="float">
            <text:p>0.0552075</text:p>
          </table:table-cell>
          <table:table-cell office:value-type="float" office:value="0.0119474" calcext:value-type="float">
            <text:p>0.0119474</text:p>
          </table:table-cell>
          <table:table-cell office:value-type="float" office:value="0.0132403" calcext:value-type="float">
            <text:p>0.0132403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6855" calcext:value-type="float">
            <text:p>0.146855</text:p>
          </table:table-cell>
          <table:table-cell office:value-type="float" office:value="0.0175055" calcext:value-type="float">
            <text:p>0.0175055</text:p>
          </table:table-cell>
          <table:table-cell office:value-type="float" office:value="0.550156" calcext:value-type="float">
            <text:p>0.550156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59131" calcext:value-type="float">
            <text:p>25913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549887" calcext:value-type="float">
            <text:p>0.0549887</text:p>
          </table:table-cell>
          <table:table-cell office:value-type="float" office:value="0.0118694" calcext:value-type="float">
            <text:p>0.0118694</text:p>
          </table:table-cell>
          <table:table-cell office:value-type="float" office:value="0.0132311" calcext:value-type="float">
            <text:p>0.0132311</text:p>
          </table:table-cell>
          <table:table-cell office:value-type="float" office:value="0.0205479" calcext:value-type="float">
            <text:p>0.0205479</text:p>
          </table:table-cell>
          <table:table-cell office:value-type="float" office:value="0.146252" calcext:value-type="float">
            <text:p>0.14625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60285" calcext:value-type="float">
            <text:p>26028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91172" calcext:value-type="float">
            <text:p>0.0791172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65" calcext:value-type="float">
            <text:p>0.0146365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88" calcext:value-type="float">
            <text:p>0.130988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4703" calcext:value-type="float">
            <text:p>0.454703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60152" calcext:value-type="float">
            <text:p>26015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90907" calcext:value-type="float">
            <text:p>0.0790907</text:p>
          </table:table-cell>
          <table:table-cell office:value-type="float" office:value="0.0140105" calcext:value-type="float">
            <text:p>0.0140105</text:p>
          </table:table-cell>
          <table:table-cell office:value-type="float" office:value="0.0146343" calcext:value-type="float">
            <text:p>0.0146343</text:p>
          </table:table-cell>
          <table:table-cell office:value-type="float" office:value="0.023166" calcext:value-type="float">
            <text:p>0.023166</text:p>
          </table:table-cell>
          <table:table-cell office:value-type="float" office:value="0.130958" calcext:value-type="float">
            <text:p>0.130958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9846" calcext:value-type="float">
            <text:p>25984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81134" calcext:value-type="float">
            <text:p>0.0781134</text:p>
          </table:table-cell>
          <table:table-cell office:value-type="float" office:value="0.0138203" calcext:value-type="float">
            <text:p>0.0138203</text:p>
          </table:table-cell>
          <table:table-cell office:value-type="float" office:value="0.014615" calcext:value-type="float">
            <text:p>0.014615</text:p>
          </table:table-cell>
          <table:table-cell office:value-type="float" office:value="0.0231405" calcext:value-type="float">
            <text:p>0.0231405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7531" calcext:value-type="float">
            <text:p>0.0197531</text:p>
          </table:table-cell>
          <table:table-cell office:value-type="float" office:value="0.457133" calcext:value-type="float">
            <text:p>0.457133</text:p>
          </table:table-cell>
          <table:table-cell office:value-type="float" office:value="0.00130043" calcext:value-type="float">
            <text:p>0.00130043</text:p>
          </table:table-cell>
          <table:table-cell office:value-type="float" office:value="259222" calcext:value-type="float">
            <text:p>25922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84476" calcext:value-type="float">
            <text:p>0.0984476</text:p>
          </table:table-cell>
          <table:table-cell office:value-type="float" office:value="0.0155642" calcext:value-type="float">
            <text:p>0.0155642</text:p>
          </table:table-cell>
          <table:table-cell office:value-type="float" office:value="0.0161483" calcext:value-type="float">
            <text:p>0.0161483</text:p>
          </table:table-cell>
          <table:table-cell office:value-type="float" office:value="0.0258303" calcext:value-type="float">
            <text:p>0.0258303</text:p>
          </table:table-cell>
          <table:table-cell office:value-type="float" office:value="0.127893" calcext:value-type="float">
            <text:p>0.127893</text:p>
          </table:table-cell>
          <table:table-cell office:value-type="float" office:value="0.0221106" calcext:value-type="float">
            <text:p>0.0221106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648" calcext:value-type="float">
            <text:p>25964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83593" calcext:value-type="float">
            <text:p>0.0983593</text:p>
          </table:table-cell>
          <table:table-cell office:value-type="float" office:value="0.0154083" calcext:value-type="float">
            <text:p>0.0154083</text:p>
          </table:table-cell>
          <table:table-cell office:value-type="float" office:value="0.016146" calcext:value-type="float">
            <text:p>0.016146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262" calcext:value-type="float">
            <text:p>25926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68625" calcext:value-type="float">
            <text:p>0.0968625</text:p>
          </table:table-cell>
          <table:table-cell office:value-type="float" office:value="0.0156076" calcext:value-type="float">
            <text:p>0.0156076</text:p>
          </table:table-cell>
          <table:table-cell office:value-type="float" office:value="0.0161123" calcext:value-type="float">
            <text:p>0.0161123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4439" calcext:value-type="float">
            <text:p>0.414439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59526" calcext:value-type="float">
            <text:p>25952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495058" calcext:value-type="float">
            <text:p>0.049505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803" calcext:value-type="float">
            <text:p>0.0100803</text:p>
          </table:table-cell>
          <table:table-cell office:value-type="float" office:value="0.0161812" calcext:value-type="float">
            <text:p>0.0161812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966" calcext:value-type="float">
            <text:p>0.579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194" calcext:value-type="float">
            <text:p>25819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494178" calcext:value-type="float">
            <text:p>0.0494178</text:p>
          </table:table-cell>
          <table:table-cell office:value-type="float" office:value="0.00966184" calcext:value-type="float">
            <text:p>0.00966184</text:p>
          </table:table-cell>
          <table:table-cell office:value-type="float" office:value="0.0100796" calcext:value-type="float">
            <text:p>0.0100796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0212" calcext:value-type="float">
            <text:p>0.130212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79313" calcext:value-type="float">
            <text:p>0.579313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58263" calcext:value-type="float">
            <text:p>25826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491254" calcext:value-type="float">
            <text:p>0.0491254</text:p>
          </table:table-cell>
          <table:table-cell office:value-type="float" office:value="0.00959233" calcext:value-type="float">
            <text:p>0.00959233</text:p>
          </table:table-cell>
          <table:table-cell office:value-type="float" office:value="0.0100605" calcext:value-type="float">
            <text:p>0.0100605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136986" calcext:value-type="float">
            <text:p>0.0136986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58349" calcext:value-type="float">
            <text:p>25834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725731" calcext:value-type="float">
            <text:p>0.0725731</text:p>
          </table:table-cell>
          <table:table-cell office:value-type="float" office:value="0.0114943" calcext:value-type="float">
            <text:p>0.0114943</text:p>
          </table:table-cell>
          <table:table-cell office:value-type="float" office:value="0.0114965" calcext:value-type="float">
            <text:p>0.0114965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79695" calcext:value-type="float">
            <text:p>0.479695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58246" calcext:value-type="float">
            <text:p>25824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724261" calcext:value-type="float">
            <text:p>0.0724261</text:p>
          </table:table-cell>
          <table:table-cell office:value-type="float" office:value="0.0111524" calcext:value-type="float">
            <text:p>0.0111524</text:p>
          </table:table-cell>
          <table:table-cell office:value-type="float" office:value="0.0114962" calcext:value-type="float">
            <text:p>0.0114962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1529" calcext:value-type="float">
            <text:p>0.121529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80042" calcext:value-type="float">
            <text:p>0.480042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58312" calcext:value-type="float">
            <text:p>25831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714339" calcext:value-type="float">
            <text:p>0.0714339</text:p>
          </table:table-cell>
          <table:table-cell office:value-type="float" office:value="0.0110041" calcext:value-type="float">
            <text:p>0.0110041</text:p>
          </table:table-cell>
          <table:table-cell office:value-type="float" office:value="0.0114646" calcext:value-type="float">
            <text:p>0.0114646</text:p>
          </table:table-cell>
          <table:table-cell office:value-type="float" office:value="0.0188324" calcext:value-type="float">
            <text:p>0.0188324</text:p>
          </table:table-cell>
          <table:table-cell office:value-type="float" office:value="0.121826" calcext:value-type="float">
            <text:p>0.121826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485248" calcext:value-type="float">
            <text:p>0.485248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58189" calcext:value-type="float">
            <text:p>25818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999" calcext:value-type="float">
            <text:p>999</text:p>
          </table:table-cell>
          <table:table-cell office:value-type="float" office:value="0.0926797" calcext:value-type="float">
            <text:p>0.092679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51" calcext:value-type="float">
            <text:p>0.0129851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7282" calcext:value-type="float">
            <text:p>0.427282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58264" calcext:value-type="float">
            <text:p>25826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999" calcext:value-type="float">
            <text:p>999</text:p>
          </table:table-cell>
          <table:table-cell office:value-type="float" office:value="0.0924977" calcext:value-type="float">
            <text:p>0.092497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2984" calcext:value-type="float">
            <text:p>0.012984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15976" calcext:value-type="float">
            <text:p>0.115976</text:p>
          </table:table-cell>
          <table:table-cell office:value-type="float" office:value="0.0186047" calcext:value-type="float">
            <text:p>0.0186047</text:p>
          </table:table-cell>
          <table:table-cell office:value-type="float" office:value="0.426935" calcext:value-type="float">
            <text:p>0.426935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60368" calcext:value-type="float">
            <text:p>26036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999" calcext:value-type="float">
            <text:p>999</text:p>
          </table:table-cell>
          <table:table-cell office:value-type="float" office:value="0.09099" calcext:value-type="float">
            <text:p>0.09099</text:p>
          </table:table-cell>
          <table:table-cell office:value-type="float" office:value="0.013267" calcext:value-type="float">
            <text:p>0.013267</text:p>
          </table:table-cell>
          <table:table-cell office:value-type="float" office:value="0.0129388" calcext:value-type="float">
            <text:p>0.0129388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84453" calcext:value-type="float">
            <text:p>0.0184453</text:p>
          </table:table-cell>
          <table:table-cell office:value-type="float" office:value="0.426588" calcext:value-type="float">
            <text:p>0.426588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58334" calcext:value-type="float">
            <text:p>25833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604364" calcext:value-type="float">
            <text:p>0.0604364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84" calcext:value-type="float">
            <text:p>0.0189984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7595" calcext:value-type="float">
            <text:p>0.527595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69480" calcext:value-type="float">
            <text:p>136948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04399" calcext:value-type="float">
            <text:p>0.0604399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65" calcext:value-type="float">
            <text:p>0.0189965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7942" calcext:value-type="float">
            <text:p>0.527942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83760" calcext:value-type="float">
            <text:p>138376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600485" calcext:value-type="float">
            <text:p>0.0600485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8966" calcext:value-type="float">
            <text:p>0.018966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4388" calcext:value-type="float">
            <text:p>0.144388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8636" calcext:value-type="float">
            <text:p>0.528636</text:p>
          </table:table-cell>
          <table:table-cell office:value-type="float" office:value="0.000781246" calcext:value-type="float">
            <text:p>0.000781246</text:p>
          </table:table-cell>
          <table:table-cell office:value-type="float" office:value="1347470" calcext:value-type="float">
            <text:p>13474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1707" calcext:value-type="float">
            <text:p>0.081707</text:p>
          </table:table-cell>
          <table:table-cell office:value-type="float" office:value="0.0193237" calcext:value-type="float">
            <text:p>0.0193237</text:p>
          </table:table-cell>
          <table:table-cell office:value-type="float" office:value="0.020824" calcext:value-type="float">
            <text:p>0.020824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143888" calcext:value-type="float">
            <text:p>0.00143888</text:p>
          </table:table-cell>
          <table:table-cell office:value-type="float" office:value="1310230" calcext:value-type="float">
            <text:p>131023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16805" calcext:value-type="float">
            <text:p>0.0816805</text:p>
          </table:table-cell>
          <table:table-cell office:value-type="float" office:value="0.0193638" calcext:value-type="float">
            <text:p>0.0193638</text:p>
          </table:table-cell>
          <table:table-cell office:value-type="float" office:value="0.0208222" calcext:value-type="float">
            <text:p>0.0208222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672" calcext:value-type="float">
            <text:p>0.44672</text:p>
          </table:table-cell>
          <table:table-cell office:value-type="float" office:value="0.00143888" calcext:value-type="float">
            <text:p>0.00143888</text:p>
          </table:table-cell>
          <table:table-cell office:value-type="float" office:value="1280570" calcext:value-type="float">
            <text:p>12805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08137" calcext:value-type="float">
            <text:p>0.0808137</text:p>
          </table:table-cell>
          <table:table-cell office:value-type="float" office:value="0.0192771" calcext:value-type="float">
            <text:p>0.0192771</text:p>
          </table:table-cell>
          <table:table-cell office:value-type="float" office:value="0.0207722" calcext:value-type="float">
            <text:p>0.0207722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1264180" calcext:value-type="float">
            <text:p>126418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9229" calcext:value-type="float">
            <text:p>0.09922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6037" calcext:value-type="float">
            <text:p>0.0226037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49150" calcext:value-type="float">
            <text:p>124915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91384" calcext:value-type="float">
            <text:p>0.09913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6014" calcext:value-type="float">
            <text:p>0.0226014</text:p>
          </table:table-cell>
          <table:table-cell office:value-type="float" office:value="0.0334029" calcext:value-type="float">
            <text:p>0.0334029</text:p>
          </table:table-cell>
          <table:table-cell office:value-type="float" office:value="0.128229" calcext:value-type="float">
            <text:p>0.128229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068" calcext:value-type="float">
            <text:p>0.405068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68210" calcext:value-type="float">
            <text:p>126821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75402" calcext:value-type="float">
            <text:p>0.0975402</text:p>
          </table:table-cell>
          <table:table-cell office:value-type="float" office:value="0.0214286" calcext:value-type="float">
            <text:p>0.0214286</text:p>
          </table:table-cell>
          <table:table-cell office:value-type="float" office:value="0.0225289" calcext:value-type="float">
            <text:p>0.0225289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8822" calcext:value-type="float">
            <text:p>0.128822</text:p>
          </table:table-cell>
          <table:table-cell office:value-type="float" office:value="0.0289093" calcext:value-type="float">
            <text:p>0.0289093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7017" calcext:value-type="float">
            <text:p>0.00177017</text:p>
          </table:table-cell>
          <table:table-cell office:value-type="float" office:value="1248370" calcext:value-type="float">
            <text:p>12483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6973" calcext:value-type="float">
            <text:p>0.0576973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4605" calcext:value-type="float">
            <text:p>0.0154605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98" calcext:value-type="float">
            <text:p>0.134098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51193" calcext:value-type="float">
            <text:p>25119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6378" calcext:value-type="float">
            <text:p>0.0576378</text:p>
          </table:table-cell>
          <table:table-cell office:value-type="float" office:value="0.0143369" calcext:value-type="float">
            <text:p>0.0143369</text:p>
          </table:table-cell>
          <table:table-cell office:value-type="float" office:value="0.015459" calcext:value-type="float">
            <text:p>0.015459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59" calcext:value-type="float">
            <text:p>0.13405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50357" calcext:value-type="float">
            <text:p>25035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72995" calcext:value-type="float">
            <text:p>0.0572995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154322" calcext:value-type="float">
            <text:p>0.0154322</text:p>
          </table:table-cell>
          <table:table-cell office:value-type="float" office:value="0.0226629" calcext:value-type="float">
            <text:p>0.0226629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195313" calcext:value-type="float">
            <text:p>0.0195313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0810" calcext:value-type="float">
            <text:p>25081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2175" calcext:value-type="float">
            <text:p>0.0802175</text:p>
          </table:table-cell>
          <table:table-cell office:value-type="float" office:value="0.0167504" calcext:value-type="float">
            <text:p>0.0167504</text:p>
          </table:table-cell>
          <table:table-cell office:value-type="float" office:value="0.0172408" calcext:value-type="float">
            <text:p>0.0172408</text:p>
          </table:table-cell>
          <table:table-cell office:value-type="float" office:value="0.0255591" calcext:value-type="float">
            <text:p>0.0255591</text:p>
          </table:table-cell>
          <table:table-cell office:value-type="float" office:value="0.124056" calcext:value-type="float">
            <text:p>0.124056</text:p>
          </table:table-cell>
          <table:table-cell office:value-type="float" office:value="0.0223152" calcext:value-type="float">
            <text:p>0.0223152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48824" calcext:value-type="float">
            <text:p>24882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4123" calcext:value-type="float">
            <text:p>0.0804123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72398" calcext:value-type="float">
            <text:p>0.0172398</text:p>
          </table:table-cell>
          <table:table-cell office:value-type="float" office:value="0.0255754" calcext:value-type="float">
            <text:p>0.0255754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48792" calcext:value-type="float">
            <text:p>24879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0421" calcext:value-type="float">
            <text:p>0.0790421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125959" calcext:value-type="float">
            <text:p>0.125959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456786" calcext:value-type="float">
            <text:p>0.45678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47777" calcext:value-type="float">
            <text:p>24777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8641" calcext:value-type="float">
            <text:p>0.0988641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0.018954" calcext:value-type="float">
            <text:p>0.018954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25" calcext:value-type="float">
            <text:p>0.02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6164" calcext:value-type="float">
            <text:p>24616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874" calcext:value-type="float">
            <text:p>0.098874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0189515" calcext:value-type="float">
            <text:p>0.0189515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18404" calcext:value-type="float">
            <text:p>0.1184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6038" calcext:value-type="float">
            <text:p>24603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73005" calcext:value-type="float">
            <text:p>0.0973005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88931" calcext:value-type="float">
            <text:p>0.0188931</text:p>
          </table:table-cell>
          <table:table-cell office:value-type="float" office:value="0.0285036" calcext:value-type="float">
            <text:p>0.0285036</text:p>
          </table:table-cell>
          <table:table-cell office:value-type="float" office:value="0.118616" calcext:value-type="float">
            <text:p>0.118616</text:p>
          </table:table-cell>
          <table:table-cell office:value-type="float" office:value="0.0249307" calcext:value-type="float">
            <text:p>0.0249307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44803" calcext:value-type="float">
            <text:p>24480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01613" calcext:value-type="float">
            <text:p>0.0501613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771" calcext:value-type="float">
            <text:p>0.0112771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118814" calcext:value-type="float">
            <text:p>0.118814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25369" calcext:value-type="float">
            <text:p>22536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01269" calcext:value-type="float">
            <text:p>0.0501269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76" calcext:value-type="float">
            <text:p>0.011276</text:p>
          </table:table-cell>
          <table:table-cell office:value-type="float" office:value="0.0171306" calcext:value-type="float">
            <text:p>0.0171306</text:p>
          </table:table-cell>
          <table:table-cell office:value-type="float" office:value="0.118785" calcext:value-type="float">
            <text:p>0.118785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25271" calcext:value-type="float">
            <text:p>22527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6541" calcext:value-type="float">
            <text:p>0.0496541</text:p>
          </table:table-cell>
          <table:table-cell office:value-type="float" office:value="0.0110345" calcext:value-type="float">
            <text:p>0.0110345</text:p>
          </table:table-cell>
          <table:table-cell office:value-type="float" office:value="0.0112462" calcext:value-type="float">
            <text:p>0.0112462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4648" calcext:value-type="float">
            <text:p>22464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4286" calcext:value-type="float">
            <text:p>0.0724286</text:p>
          </table:table-cell>
          <table:table-cell office:value-type="float" office:value="0.0132013" calcext:value-type="float">
            <text:p>0.0132013</text:p>
          </table:table-cell>
          <table:table-cell office:value-type="float" office:value="0.0128149" calcext:value-type="float">
            <text:p>0.0128149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115625" calcext:value-type="float">
            <text:p>0.115625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20323" calcext:value-type="float">
            <text:p>22032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4139" calcext:value-type="float">
            <text:p>0.0724139</text:p>
          </table:table-cell>
          <table:table-cell office:value-type="float" office:value="0.0131796" calcext:value-type="float">
            <text:p>0.0131796</text:p>
          </table:table-cell>
          <table:table-cell office:value-type="float" office:value="0.0128142" calcext:value-type="float">
            <text:p>0.0128142</text:p>
          </table:table-cell>
          <table:table-cell office:value-type="float" office:value="0.019802" calcext:value-type="float">
            <text:p>0.019802</text:p>
          </table:table-cell>
          <table:table-cell office:value-type="float" office:value="0.116322" calcext:value-type="float">
            <text:p>0.116322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19860" calcext:value-type="float">
            <text:p>21986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597" calcext:value-type="float">
            <text:p>0.0712597</text:p>
          </table:table-cell>
          <table:table-cell office:value-type="float" office:value="0.0129032" calcext:value-type="float">
            <text:p>0.0129032</text:p>
          </table:table-cell>
          <table:table-cell office:value-type="float" office:value="0.0127726" calcext:value-type="float">
            <text:p>0.0127726</text:p>
          </table:table-cell>
          <table:table-cell office:value-type="float" office:value="0.0197368" calcext:value-type="float">
            <text:p>0.0197368</text:p>
          </table:table-cell>
          <table:table-cell office:value-type="float" office:value="0.119017" calcext:value-type="float">
            <text:p>0.11901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9812" calcext:value-type="float">
            <text:p>21981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6927" calcext:value-type="float">
            <text:p>0.091692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0143272" calcext:value-type="float">
            <text:p>0.0143272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8683" calcext:value-type="float">
            <text:p>0.108683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6068" calcext:value-type="float">
            <text:p>21606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7637" calcext:value-type="float">
            <text:p>0.0917637</text:p>
          </table:table-cell>
          <table:table-cell office:value-type="float" office:value="0.0148368" calcext:value-type="float">
            <text:p>0.0148368</text:p>
          </table:table-cell>
          <table:table-cell office:value-type="float" office:value="0.0143263" calcext:value-type="float">
            <text:p>0.014326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019" calcext:value-type="float">
            <text:p>0.10901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5880" calcext:value-type="float">
            <text:p>21588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01759" calcext:value-type="float">
            <text:p>0.0901759</text:p>
          </table:table-cell>
          <table:table-cell office:value-type="float" office:value="0.0145631" calcext:value-type="float">
            <text:p>0.0145631</text:p>
          </table:table-cell>
          <table:table-cell office:value-type="float" office:value="0.0142727" calcext:value-type="float">
            <text:p>0.0142727</text:p>
          </table:table-cell>
          <table:table-cell office:value-type="float" office:value="0.0224299" calcext:value-type="float">
            <text:p>0.0224299</text:p>
          </table:table-cell>
          <table:table-cell office:value-type="float" office:value="0.109326" calcext:value-type="float">
            <text:p>0.109326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16173" calcext:value-type="float">
            <text:p>21617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90541" calcext:value-type="float">
            <text:p>0.0590541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6" calcext:value-type="float">
            <text:p>0.01849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49" calcext:value-type="float">
            <text:p>0.146049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59635" calcext:value-type="float">
            <text:p>75963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90853" calcext:value-type="float">
            <text:p>0.0590853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53" calcext:value-type="float">
            <text:p>0.018495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53" calcext:value-type="float">
            <text:p>0.146153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272" calcext:value-type="float">
            <text:p>0.536272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67980" calcext:value-type="float">
            <text:p>76798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87487" calcext:value-type="float">
            <text:p>0.0587487</text:p>
          </table:table-cell>
          <table:table-cell office:value-type="float" office:value="0.0163265" calcext:value-type="float">
            <text:p>0.0163265</text:p>
          </table:table-cell>
          <table:table-cell office:value-type="float" office:value="0.0184676" calcext:value-type="float">
            <text:p>0.018467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7661" calcext:value-type="float">
            <text:p>0.147661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538008" calcext:value-type="float">
            <text:p>0.538008</text:p>
          </table:table-cell>
          <table:table-cell office:value-type="float" office:value="0.000721911" calcext:value-type="float">
            <text:p>0.000721911</text:p>
          </table:table-cell>
          <table:table-cell office:value-type="float" office:value="758847" calcext:value-type="float">
            <text:p>75884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777" calcext:value-type="float">
            <text:p>0.080777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202476" calcext:value-type="float">
            <text:p>0.0202476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829732" calcext:value-type="float">
            <text:p>82973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7561" calcext:value-type="float">
            <text:p>0.0807561</text:p>
          </table:table-cell>
          <table:table-cell office:value-type="float" office:value="0.0189349" calcext:value-type="float">
            <text:p>0.0189349</text:p>
          </table:table-cell>
          <table:table-cell office:value-type="float" office:value="0.0202461" calcext:value-type="float">
            <text:p>0.0202461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91" calcext:value-type="float">
            <text:p>0.0014191</text:p>
          </table:table-cell>
          <table:table-cell office:value-type="float" office:value="814302" calcext:value-type="float">
            <text:p>81430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9524" calcext:value-type="float">
            <text:p>0.0799524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0.0202023" calcext:value-type="float">
            <text:p>0.0202023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9236" calcext:value-type="float">
            <text:p>0.139236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8943" calcext:value-type="float">
            <text:p>0.00138943</text:p>
          </table:table-cell>
          <table:table-cell office:value-type="float" office:value="786029" calcext:value-type="float">
            <text:p>78602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5044" calcext:value-type="float">
            <text:p>0.0985044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219781" calcext:value-type="float">
            <text:p>0.0219781</text:p>
          </table:table-cell>
          <table:table-cell office:value-type="float" office:value="0.0324826" calcext:value-type="float">
            <text:p>0.0324826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93566" calcext:value-type="float">
            <text:p>79356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4106" calcext:value-type="float">
            <text:p>0.0984106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9766" calcext:value-type="float">
            <text:p>0.0219766</text:p>
          </table:table-cell>
          <table:table-cell office:value-type="float" office:value="0.0324826" calcext:value-type="float">
            <text:p>0.0324826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95963" calcext:value-type="float">
            <text:p>79596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248" calcext:value-type="float">
            <text:p>0.0968248</text:p>
          </table:table-cell>
          <table:table-cell office:value-type="float" office:value="0.0204978" calcext:value-type="float">
            <text:p>0.0204978</text:p>
          </table:table-cell>
          <table:table-cell office:value-type="float" office:value="0.0219115" calcext:value-type="float">
            <text:p>0.0219115</text:p>
          </table:table-cell>
          <table:table-cell office:value-type="float" office:value="0.0323887" calcext:value-type="float">
            <text:p>0.0323887</text:p>
          </table:table-cell>
          <table:table-cell office:value-type="float" office:value="0.127967" calcext:value-type="float">
            <text:p>0.127967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764332" calcext:value-type="float">
            <text:p>76433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1216" calcext:value-type="float">
            <text:p>0.0571216</text:p>
          </table:table-cell>
          <table:table-cell office:value-type="float" office:value="0.0138169" calcext:value-type="float">
            <text:p>0.0138169</text:p>
          </table:table-cell>
          <table:table-cell office:value-type="float" office:value="0.0150372" calcext:value-type="float">
            <text:p>0.0150372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89959" calcext:value-type="float">
            <text:p>0.0189959</text:p>
          </table:table-cell>
          <table:table-cell office:value-type="float" office:value="0.536966" calcext:value-type="float">
            <text:p>0.536966</text:p>
          </table:table-cell>
          <table:table-cell office:value-type="float" office:value="0.000707077" calcext:value-type="float">
            <text:p>0.000707077</text:p>
          </table:table-cell>
          <table:table-cell office:value-type="float" office:value="266944" calcext:value-type="float">
            <text:p>26694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576" calcext:value-type="float">
            <text:p>0.0570576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50359" calcext:value-type="float">
            <text:p>0.0150359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90024" calcext:value-type="float">
            <text:p>0.0190024</text:p>
          </table:table-cell>
          <table:table-cell office:value-type="float" office:value="0.537313" calcext:value-type="float">
            <text:p>0.537313</text:p>
          </table:table-cell>
          <table:table-cell office:value-type="float" office:value="0.000702133" calcext:value-type="float">
            <text:p>0.000702133</text:p>
          </table:table-cell>
          <table:table-cell office:value-type="float" office:value="247189" calcext:value-type="float">
            <text:p>24718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747" calcext:value-type="float">
            <text:p>0.056747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50166" calcext:value-type="float">
            <text:p>0.0150166</text:p>
          </table:table-cell>
          <table:table-cell office:value-type="float" office:value="0.0220386" calcext:value-type="float">
            <text:p>0.0220386</text:p>
          </table:table-cell>
          <table:table-cell office:value-type="float" office:value="0.139053" calcext:value-type="float">
            <text:p>0.139053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8484" calcext:value-type="float">
            <text:p>25848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784" calcext:value-type="float">
            <text:p>0.079784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689" calcext:value-type="float">
            <text:p>0.0167689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67346" calcext:value-type="float">
            <text:p>26734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9718" calcext:value-type="float">
            <text:p>0.0799718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0167671" calcext:value-type="float">
            <text:p>0.0167671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28125" calcext:value-type="float">
            <text:p>0.128125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56077" calcext:value-type="float">
            <text:p>25607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6342" calcext:value-type="float">
            <text:p>0.0786342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325" calcext:value-type="float">
            <text:p>0.0167325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6786" calcext:value-type="float">
            <text:p>0.456786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54975" calcext:value-type="float">
            <text:p>25497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4164" calcext:value-type="float">
            <text:p>0.0984164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678" calcext:value-type="float">
            <text:p>0.0184678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0.122394" calcext:value-type="float">
            <text:p>0.122394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09233" calcext:value-type="float">
            <text:p>0.409233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3897" calcext:value-type="float">
            <text:p>26389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4258" calcext:value-type="float">
            <text:p>0.0984258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663" calcext:value-type="float">
            <text:p>0.0184663</text:p>
          </table:table-cell>
          <table:table-cell office:value-type="float" office:value="0.027972" calcext:value-type="float">
            <text:p>0.027972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0958" calcext:value-type="float">
            <text:p>0.4095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7909" calcext:value-type="float">
            <text:p>26790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622" calcext:value-type="float">
            <text:p>0.0968622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4165" calcext:value-type="float">
            <text:p>0.0184165</text:p>
          </table:table-cell>
          <table:table-cell office:value-type="float" office:value="0.0278884" calcext:value-type="float">
            <text:p>0.0278884</text:p>
          </table:table-cell>
          <table:table-cell office:value-type="float" office:value="0.124061" calcext:value-type="float">
            <text:p>0.124061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66299" calcext:value-type="float">
            <text:p>26629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00733" calcext:value-type="float">
            <text:p>0.0500733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203" calcext:value-type="float">
            <text:p>0.011203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120609" calcext:value-type="float">
            <text:p>0.120609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46133" calcext:value-type="float">
            <text:p>24613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004" calcext:value-type="float">
            <text:p>0.05004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202" calcext:value-type="float">
            <text:p>0.011202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12057" calcext:value-type="float">
            <text:p>0.12057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36009" calcext:value-type="float">
            <text:p>23600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5705" calcext:value-type="float">
            <text:p>0.0495705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748" calcext:value-type="float">
            <text:p>0.0111748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0.0146843" calcext:value-type="float">
            <text:p>0.0146843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6031" calcext:value-type="float">
            <text:p>22603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3678" calcext:value-type="float">
            <text:p>0.0723678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45893" calcext:value-type="float">
            <text:p>24589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3531" calcext:value-type="float">
            <text:p>0.0723531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588" calcext:value-type="float">
            <text:p>0.0127588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119793" calcext:value-type="float">
            <text:p>0.119793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42806" calcext:value-type="float">
            <text:p>24280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079" calcext:value-type="float">
            <text:p>0.0712079</text:p>
          </table:table-cell>
          <table:table-cell office:value-type="float" office:value="0.0126783" calcext:value-type="float">
            <text:p>0.0126783</text:p>
          </table:table-cell>
          <table:table-cell office:value-type="float" office:value="0.0127185" calcext:value-type="float">
            <text:p>0.0127185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55328" calcext:value-type="float">
            <text:p>25532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6762" calcext:value-type="float">
            <text:p>0.091676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964" calcext:value-type="float">
            <text:p>0.0142964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37714" calcext:value-type="float">
            <text:p>23771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7472" calcext:value-type="float">
            <text:p>0.091747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956" calcext:value-type="float">
            <text:p>0.0142956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09701" calcext:value-type="float">
            <text:p>0.109701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53154" calcext:value-type="float">
            <text:p>25315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01621" calcext:value-type="float">
            <text:p>0.0901621</text:p>
          </table:table-cell>
          <table:table-cell office:value-type="float" office:value="0.0145191" calcext:value-type="float">
            <text:p>0.0145191</text:p>
          </table:table-cell>
          <table:table-cell office:value-type="float" office:value="0.0142425" calcext:value-type="float">
            <text:p>0.0142425</text:p>
          </table:table-cell>
          <table:table-cell office:value-type="float" office:value="0.0224299" calcext:value-type="float">
            <text:p>0.0224299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56192" calcext:value-type="float">
            <text:p>25619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602226" calcext:value-type="float">
            <text:p>0.0602226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68" calcext:value-type="float">
            <text:p>0.018996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0771357" calcext:value-type="float">
            <text:p>0.000771357</text:p>
          </table:table-cell>
          <table:table-cell office:value-type="float" office:value="1354450" calcext:value-type="float">
            <text:p>135445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602298" calcext:value-type="float">
            <text:p>0.0602298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89948" calcext:value-type="float">
            <text:p>0.0189948</text:p>
          </table:table-cell>
          <table:table-cell office:value-type="float" office:value="0.027451" calcext:value-type="float">
            <text:p>0.027451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236486" calcext:value-type="float">
            <text:p>0.0236486</text:p>
          </table:table-cell>
          <table:table-cell office:value-type="float" office:value="0.52933" calcext:value-type="float">
            <text:p>0.52933</text:p>
          </table:table-cell>
          <table:table-cell office:value-type="float" office:value="0.000771357" calcext:value-type="float">
            <text:p>0.000771357</text:p>
          </table:table-cell>
          <table:table-cell office:value-type="float" office:value="1292460" calcext:value-type="float">
            <text:p>129246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98081" calcext:value-type="float">
            <text:p>0.059808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89644" calcext:value-type="float">
            <text:p>0.0189644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44324" calcext:value-type="float">
            <text:p>0.144324</text:p>
          </table:table-cell>
          <table:table-cell office:value-type="float" office:value="0.0235756" calcext:value-type="float">
            <text:p>0.0235756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0776302" calcext:value-type="float">
            <text:p>0.000776302</text:p>
          </table:table-cell>
          <table:table-cell office:value-type="float" office:value="1286130" calcext:value-type="float">
            <text:p>128613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11251" calcext:value-type="float">
            <text:p>0.0811251</text:p>
          </table:table-cell>
          <table:table-cell office:value-type="float" office:value="0.0193237" calcext:value-type="float">
            <text:p>0.0193237</text:p>
          </table:table-cell>
          <table:table-cell office:value-type="float" office:value="0.0208202" calcext:value-type="float">
            <text:p>0.0208202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43393" calcext:value-type="float">
            <text:p>0.00143393</text:p>
          </table:table-cell>
          <table:table-cell office:value-type="float" office:value="1265950" calcext:value-type="float">
            <text:p>126595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12101" calcext:value-type="float">
            <text:p>0.0812101</text:p>
          </table:table-cell>
          <table:table-cell office:value-type="float" office:value="0.0193638" calcext:value-type="float">
            <text:p>0.0193638</text:p>
          </table:table-cell>
          <table:table-cell office:value-type="float" office:value="0.0208184" calcext:value-type="float">
            <text:p>0.0208184</text:p>
          </table:table-cell>
          <table:table-cell office:value-type="float" office:value="0.0302376" calcext:value-type="float">
            <text:p>0.0302376</text:p>
          </table:table-cell>
          <table:table-cell office:value-type="float" office:value="0.132991" calcext:value-type="float">
            <text:p>0.132991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43393" calcext:value-type="float">
            <text:p>0.00143393</text:p>
          </table:table-cell>
          <table:table-cell office:value-type="float" office:value="1274300" calcext:value-type="float">
            <text:p>12743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04524" calcext:value-type="float">
            <text:p>0.0804524</text:p>
          </table:table-cell>
          <table:table-cell office:value-type="float" office:value="0.0192771" calcext:value-type="float">
            <text:p>0.0192771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302115" calcext:value-type="float">
            <text:p>0.0302115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262172" calcext:value-type="float">
            <text:p>0.0262172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9932" calcext:value-type="float">
            <text:p>0.00139932</text:p>
          </table:table-cell>
          <table:table-cell office:value-type="float" office:value="1271510" calcext:value-type="float">
            <text:p>127151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6121" calcext:value-type="float">
            <text:p>0.0986121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5959" calcext:value-type="float">
            <text:p>0.0225959</text:p>
          </table:table-cell>
          <table:table-cell office:value-type="float" office:value="0.033389" calcext:value-type="float">
            <text:p>0.033389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068" calcext:value-type="float">
            <text:p>0.405068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82980" calcext:value-type="float">
            <text:p>128298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6693" calcext:value-type="float">
            <text:p>0.0986693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5937" calcext:value-type="float">
            <text:p>0.0225937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89855" calcext:value-type="float">
            <text:p>0.0289855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80478" calcext:value-type="float">
            <text:p>0.00180478</text:p>
          </table:table-cell>
          <table:table-cell office:value-type="float" office:value="1249390" calcext:value-type="float">
            <text:p>124939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8709" calcext:value-type="float">
            <text:p>0.0968709</text:p>
          </table:table-cell>
          <table:table-cell office:value-type="float" office:value="0.0214286" calcext:value-type="float">
            <text:p>0.0214286</text:p>
          </table:table-cell>
          <table:table-cell office:value-type="float" office:value="0.0225212" calcext:value-type="float">
            <text:p>0.0225212</text:p>
          </table:table-cell>
          <table:table-cell office:value-type="float" office:value="0.0332717" calcext:value-type="float">
            <text:p>0.0332717</text:p>
          </table:table-cell>
          <table:table-cell office:value-type="float" office:value="0.128699" calcext:value-type="float">
            <text:p>0.128699</text:p>
          </table:table-cell>
          <table:table-cell office:value-type="float" office:value="0.0289093" calcext:value-type="float">
            <text:p>0.0289093</text:p>
          </table:table-cell>
          <table:table-cell office:value-type="float" office:value="0.408539" calcext:value-type="float">
            <text:p>0.408539</text:p>
          </table:table-cell>
          <table:table-cell office:value-type="float" office:value="0.00176028" calcext:value-type="float">
            <text:p>0.00176028</text:p>
          </table:table-cell>
          <table:table-cell office:value-type="float" office:value="1234790" calcext:value-type="float">
            <text:p>123479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74358" calcext:value-type="float">
            <text:p>0.0574358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4526" calcext:value-type="float">
            <text:p>0.0154526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53388" calcext:value-type="float">
            <text:p>25338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3589" calcext:value-type="float">
            <text:p>0.0573589</text:p>
          </table:table-cell>
          <table:table-cell office:value-type="float" office:value="0.0143369" calcext:value-type="float">
            <text:p>0.0143369</text:p>
          </table:table-cell>
          <table:table-cell office:value-type="float" office:value="0.015451" calcext:value-type="float">
            <text:p>0.015451</text:p>
          </table:table-cell>
          <table:table-cell office:value-type="float" office:value="0.0226757" calcext:value-type="float">
            <text:p>0.0226757</text:p>
          </table:table-cell>
          <table:table-cell office:value-type="float" office:value="0.134029" calcext:value-type="float">
            <text:p>0.134029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55237" calcext:value-type="float">
            <text:p>25523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70105" calcext:value-type="float">
            <text:p>0.0570105</text:p>
          </table:table-cell>
          <table:table-cell office:value-type="float" office:value="0.0142349" calcext:value-type="float">
            <text:p>0.0142349</text:p>
          </table:table-cell>
          <table:table-cell office:value-type="float" office:value="0.0154242" calcext:value-type="float">
            <text:p>0.0154242</text:p>
          </table:table-cell>
          <table:table-cell office:value-type="float" office:value="0.0226244" calcext:value-type="float">
            <text:p>0.0226244</text:p>
          </table:table-cell>
          <table:table-cell office:value-type="float" office:value="0.137223" calcext:value-type="float">
            <text:p>0.137223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52854" calcext:value-type="float">
            <text:p>25285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6315" calcext:value-type="float">
            <text:p>0.0796315</text:p>
          </table:table-cell>
          <table:table-cell office:value-type="float" office:value="0.0167504" calcext:value-type="float">
            <text:p>0.0167504</text:p>
          </table:table-cell>
          <table:table-cell office:value-type="float" office:value="0.0172248" calcext:value-type="float">
            <text:p>0.0172248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223048" calcext:value-type="float">
            <text:p>0.0223048</text:p>
          </table:table-cell>
          <table:table-cell office:value-type="float" office:value="0.45505" calcext:value-type="float">
            <text:p>0.4550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50461" calcext:value-type="float">
            <text:p>25046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7702" calcext:value-type="float">
            <text:p>0.0797702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72236" calcext:value-type="float">
            <text:p>0.0172236</text:p>
          </table:table-cell>
          <table:table-cell office:value-type="float" office:value="0.0255183" calcext:value-type="float">
            <text:p>0.0255183</text:p>
          </table:table-cell>
          <table:table-cell office:value-type="float" office:value="0.12322" calcext:value-type="float">
            <text:p>0.12322</text:p>
          </table:table-cell>
          <table:table-cell office:value-type="float" office:value="0.0223048" calcext:value-type="float">
            <text:p>0.0223048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49965" calcext:value-type="float">
            <text:p>24996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5368" calcext:value-type="float">
            <text:p>0.0785368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.0171792" calcext:value-type="float">
            <text:p>0.0171792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126043" calcext:value-type="float">
            <text:p>0.126043</text:p>
          </table:table-cell>
          <table:table-cell office:value-type="float" office:value="0.0221729" calcext:value-type="float">
            <text:p>0.0221729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50125" calcext:value-type="float">
            <text:p>25012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82008" calcext:value-type="float">
            <text:p>0.0982008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0.0189249" calcext:value-type="float">
            <text:p>0.0189249</text:p>
          </table:table-cell>
          <table:table-cell office:value-type="float" office:value="0.0285132" calcext:value-type="float">
            <text:p>0.0285132</text:p>
          </table:table-cell>
          <table:table-cell office:value-type="float" office:value="0.118058" calcext:value-type="float">
            <text:p>0.118058</text:p>
          </table:table-cell>
          <table:table-cell office:value-type="float" office:value="0.024948" calcext:value-type="float">
            <text:p>0.024948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506" calcext:value-type="float">
            <text:p>24450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82744" calcext:value-type="float">
            <text:p>0.0982744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0189226" calcext:value-type="float">
            <text:p>0.0189226</text:p>
          </table:table-cell>
          <table:table-cell office:value-type="float" office:value="0.0285132" calcext:value-type="float">
            <text:p>0.0285132</text:p>
          </table:table-cell>
          <table:table-cell office:value-type="float" office:value="0.118097" calcext:value-type="float">
            <text:p>0.118097</text:p>
          </table:table-cell>
          <table:table-cell office:value-type="float" office:value="0.0249377" calcext:value-type="float">
            <text:p>0.0249377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796" calcext:value-type="float">
            <text:p>24479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6728" calcext:value-type="float">
            <text:p>0.0966728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188633" calcext:value-type="float">
            <text:p>0.0188633</text:p>
          </table:table-cell>
          <table:table-cell office:value-type="float" office:value="0.028436" calcext:value-type="float">
            <text:p>0.028436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44458" calcext:value-type="float">
            <text:p>24445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843" calcext:value-type="float">
            <text:p>0.049843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489" calcext:value-type="float">
            <text:p>0.0112489</text:p>
          </table:table-cell>
          <table:table-cell office:value-type="float" office:value="0.0170648" calcext:value-type="float">
            <text:p>0.0170648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48148" calcext:value-type="float">
            <text:p>0.014814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3456" calcext:value-type="float">
            <text:p>22345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628" calcext:value-type="float">
            <text:p>0.0497628</text:p>
          </table:table-cell>
          <table:table-cell office:value-type="float" office:value="0.0110957" calcext:value-type="float">
            <text:p>0.0110957</text:p>
          </table:table-cell>
          <table:table-cell office:value-type="float" office:value="0.0112478" calcext:value-type="float">
            <text:p>0.0112478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119101" calcext:value-type="float">
            <text:p>0.119101</text:p>
          </table:table-cell>
          <table:table-cell office:value-type="float" office:value="0.0148148" calcext:value-type="float">
            <text:p>0.014814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23142" calcext:value-type="float">
            <text:p>22314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187" calcext:value-type="float">
            <text:p>0.0493187</text:p>
          </table:table-cell>
          <table:table-cell office:value-type="float" office:value="0.010989" calcext:value-type="float">
            <text:p>0.010989</text:p>
          </table:table-cell>
          <table:table-cell office:value-type="float" office:value="0.0112181" calcext:value-type="float">
            <text:p>0.0112181</text:p>
          </table:table-cell>
          <table:table-cell office:value-type="float" office:value="0.0170358" calcext:value-type="float">
            <text:p>0.0170358</text:p>
          </table:table-cell>
          <table:table-cell office:value-type="float" office:value="0.119813" calcext:value-type="float">
            <text:p>0.119813</text:p>
          </table:table-cell>
          <table:table-cell office:value-type="float" office:value="0.0147783" calcext:value-type="float">
            <text:p>0.0147783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2939" calcext:value-type="float">
            <text:p>22293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995" calcext:value-type="float">
            <text:p>0.0717995</text:p>
          </table:table-cell>
          <table:table-cell office:value-type="float" office:value="0.0131796" calcext:value-type="float">
            <text:p>0.0131796</text:p>
          </table:table-cell>
          <table:table-cell office:value-type="float" office:value="0.0127677" calcext:value-type="float">
            <text:p>0.0127677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6668" calcext:value-type="float">
            <text:p>0.116668</text:p>
          </table:table-cell>
          <table:table-cell office:value-type="float" office:value="0.0171821" calcext:value-type="float">
            <text:p>0.0171821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8237" calcext:value-type="float">
            <text:p>21823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8321" calcext:value-type="float">
            <text:p>0.0718321</text:p>
          </table:table-cell>
          <table:table-cell office:value-type="float" office:value="0.0131363" calcext:value-type="float">
            <text:p>0.0131363</text:p>
          </table:table-cell>
          <table:table-cell office:value-type="float" office:value="0.0127669" calcext:value-type="float">
            <text:p>0.0127669</text:p>
          </table:table-cell>
          <table:table-cell office:value-type="float" office:value="0.0197044" calcext:value-type="float">
            <text:p>0.0197044</text:p>
          </table:table-cell>
          <table:table-cell office:value-type="float" office:value="0.116767" calcext:value-type="float">
            <text:p>0.116767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9672" calcext:value-type="float">
            <text:p>21967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36" calcext:value-type="float">
            <text:p>0.070636</text:p>
          </table:table-cell>
          <table:table-cell office:value-type="float" office:value="0.0129032" calcext:value-type="float">
            <text:p>0.0129032</text:p>
          </table:table-cell>
          <table:table-cell office:value-type="float" office:value="0.0127248" calcext:value-type="float">
            <text:p>0.0127248</text:p>
          </table:table-cell>
          <table:table-cell office:value-type="float" office:value="0.0196464" calcext:value-type="float">
            <text:p>0.0196464</text:p>
          </table:table-cell>
          <table:table-cell office:value-type="float" office:value="0.119274" calcext:value-type="float">
            <text:p>0.119274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8130" calcext:value-type="float">
            <text:p>21813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0438" calcext:value-type="float">
            <text:p>0.0910438</text:p>
          </table:table-cell>
          <table:table-cell office:value-type="float" office:value="0.0148331" calcext:value-type="float">
            <text:p>0.0148331</text:p>
          </table:table-cell>
          <table:table-cell office:value-type="float" office:value="0.0142633" calcext:value-type="float">
            <text:p>0.0142633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0.0196353" calcext:value-type="float">
            <text:p>0.0196353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4993" calcext:value-type="float">
            <text:p>21499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1209" calcext:value-type="float">
            <text:p>0.0911209</text:p>
          </table:table-cell>
          <table:table-cell office:value-type="float" office:value="0.0148331" calcext:value-type="float">
            <text:p>0.0148331</text:p>
          </table:table-cell>
          <table:table-cell office:value-type="float" office:value="0.0142624" calcext:value-type="float">
            <text:p>0.0142624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5138" calcext:value-type="float">
            <text:p>21513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5848" calcext:value-type="float">
            <text:p>0.0895848</text:p>
          </table:table-cell>
          <table:table-cell office:value-type="float" office:value="0.0145349" calcext:value-type="float">
            <text:p>0.0145349</text:p>
          </table:table-cell>
          <table:table-cell office:value-type="float" office:value="0.0142085" calcext:value-type="float">
            <text:p>0.0142085</text:p>
          </table:table-cell>
          <table:table-cell office:value-type="float" office:value="0.0223285" calcext:value-type="float">
            <text:p>0.0223285</text:p>
          </table:table-cell>
          <table:table-cell office:value-type="float" office:value="0.110418" calcext:value-type="float">
            <text:p>0.110418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4993" calcext:value-type="float">
            <text:p>21499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89399" calcext:value-type="float">
            <text:p>0.0589399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56" calcext:value-type="float">
            <text:p>0.018495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029" calcext:value-type="float">
            <text:p>0.146029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56901" calcext:value-type="float">
            <text:p>75690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89657" calcext:value-type="float">
            <text:p>0.0589657</text:p>
          </table:table-cell>
          <table:table-cell office:value-type="float" office:value="0.0166205" calcext:value-type="float">
            <text:p>0.0166205</text:p>
          </table:table-cell>
          <table:table-cell office:value-type="float" office:value="0.0184948" calcext:value-type="float">
            <text:p>0.018494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6133" calcext:value-type="float">
            <text:p>0.146133</text:p>
          </table:table-cell>
          <table:table-cell office:value-type="float" office:value="0.0229358" calcext:value-type="float">
            <text:p>0.0229358</text:p>
          </table:table-cell>
          <table:table-cell office:value-type="float" office:value="0.536619" calcext:value-type="float">
            <text:p>0.536619</text:p>
          </table:table-cell>
          <table:table-cell office:value-type="float" office:value="0.000736745" calcext:value-type="float">
            <text:p>0.000736745</text:p>
          </table:table-cell>
          <table:table-cell office:value-type="float" office:value="760766" calcext:value-type="float">
            <text:p>76076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85536" calcext:value-type="float">
            <text:p>0.0585536</text:p>
          </table:table-cell>
          <table:table-cell office:value-type="float" office:value="0.0163265" calcext:value-type="float">
            <text:p>0.0163265</text:p>
          </table:table-cell>
          <table:table-cell office:value-type="float" office:value="0.0184673" calcext:value-type="float">
            <text:p>0.0184673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47646" calcext:value-type="float">
            <text:p>0.147646</text:p>
          </table:table-cell>
          <table:table-cell office:value-type="float" office:value="0.0228311" calcext:value-type="float">
            <text:p>0.0228311</text:p>
          </table:table-cell>
          <table:table-cell office:value-type="float" office:value="0.538355" calcext:value-type="float">
            <text:p>0.538355</text:p>
          </table:table-cell>
          <table:table-cell office:value-type="float" office:value="0.000716966" calcext:value-type="float">
            <text:p>0.000716966</text:p>
          </table:table-cell>
          <table:table-cell office:value-type="float" office:value="756336" calcext:value-type="float">
            <text:p>75633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802561" calcext:value-type="float">
            <text:p>0.0802561</text:p>
          </table:table-cell>
          <table:table-cell office:value-type="float" office:value="0.0189125" calcext:value-type="float">
            <text:p>0.0189125</text:p>
          </table:table-cell>
          <table:table-cell office:value-type="float" office:value="0.0202461" calcext:value-type="float">
            <text:p>0.0202461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53087" calcext:value-type="float">
            <text:p>75308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803394" calcext:value-type="float">
            <text:p>0.0803394</text:p>
          </table:table-cell>
          <table:table-cell office:value-type="float" office:value="0.0189349" calcext:value-type="float">
            <text:p>0.0189349</text:p>
          </table:table-cell>
          <table:table-cell office:value-type="float" office:value="0.0202446" calcext:value-type="float">
            <text:p>0.0202446</text:p>
          </table:table-cell>
          <table:table-cell office:value-type="float" office:value="0.0294737" calcext:value-type="float">
            <text:p>0.0294737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54777" calcext:value-type="float">
            <text:p>0.0254777</text:p>
          </table:table-cell>
          <table:table-cell office:value-type="float" office:value="0.456439" calcext:value-type="float">
            <text:p>0.456439</text:p>
          </table:table-cell>
          <table:table-cell office:value-type="float" office:value="0.00141415" calcext:value-type="float">
            <text:p>0.00141415</text:p>
          </table:table-cell>
          <table:table-cell office:value-type="float" office:value="756047" calcext:value-type="float">
            <text:p>75604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96557" calcext:value-type="float">
            <text:p>0.0796557</text:p>
          </table:table-cell>
          <table:table-cell office:value-type="float" office:value="0.0186335" calcext:value-type="float">
            <text:p>0.0186335</text:p>
          </table:table-cell>
          <table:table-cell office:value-type="float" office:value="0.0202008" calcext:value-type="float">
            <text:p>0.0202008</text:p>
          </table:table-cell>
          <table:table-cell office:value-type="float" office:value="0.0294118" calcext:value-type="float">
            <text:p>0.0294118</text:p>
          </table:table-cell>
          <table:table-cell office:value-type="float" office:value="0.139201" calcext:value-type="float">
            <text:p>0.139201</text:p>
          </table:table-cell>
          <table:table-cell office:value-type="float" office:value="0.0254545" calcext:value-type="float">
            <text:p>0.0254545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7954" calcext:value-type="float">
            <text:p>0.00137954</text:p>
          </table:table-cell>
          <table:table-cell office:value-type="float" office:value="751725" calcext:value-type="float">
            <text:p>75172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9106" calcext:value-type="float">
            <text:p>0.0979106</text:p>
          </table:table-cell>
          <table:table-cell office:value-type="float" office:value="0.020592" calcext:value-type="float">
            <text:p>0.020592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324675" calcext:value-type="float">
            <text:p>0.0324675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46416" calcext:value-type="float">
            <text:p>74641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9612" calcext:value-type="float">
            <text:p>0.0979612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9737" calcext:value-type="float">
            <text:p>0.0219737</text:p>
          </table:table-cell>
          <table:table-cell office:value-type="float" office:value="0.0324675" calcext:value-type="float">
            <text:p>0.0324675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407844" calcext:value-type="float">
            <text:p>0.407844</text:p>
          </table:table-cell>
          <table:table-cell office:value-type="float" office:value="0.00179489" calcext:value-type="float">
            <text:p>0.00179489</text:p>
          </table:table-cell>
          <table:table-cell office:value-type="float" office:value="747705" calcext:value-type="float">
            <text:p>74770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1783" calcext:value-type="float">
            <text:p>0.0961783</text:p>
          </table:table-cell>
          <table:table-cell office:value-type="float" office:value="0.0204978" calcext:value-type="float">
            <text:p>0.0204978</text:p>
          </table:table-cell>
          <table:table-cell office:value-type="float" office:value="0.0219085" calcext:value-type="float">
            <text:p>0.0219085</text:p>
          </table:table-cell>
          <table:table-cell office:value-type="float" office:value="0.0323887" calcext:value-type="float">
            <text:p>0.0323887</text:p>
          </table:table-cell>
          <table:table-cell office:value-type="float" office:value="0.127912" calcext:value-type="float">
            <text:p>0.127912</text:p>
          </table:table-cell>
          <table:table-cell office:value-type="float" office:value="0.0281195" calcext:value-type="float">
            <text:p>0.0281195</text:p>
          </table:table-cell>
          <table:table-cell office:value-type="float" office:value="0.409927" calcext:value-type="float">
            <text:p>0.409927</text:p>
          </table:table-cell>
          <table:table-cell office:value-type="float" office:value="0.00175039" calcext:value-type="float">
            <text:p>0.00175039</text:p>
          </table:table-cell>
          <table:table-cell office:value-type="float" office:value="751634" calcext:value-type="float">
            <text:p>75163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8861" calcext:value-type="float">
            <text:p>0.0568861</text:p>
          </table:table-cell>
          <table:table-cell office:value-type="float" office:value="0.0138169" calcext:value-type="float">
            <text:p>0.0138169</text:p>
          </table:table-cell>
          <table:table-cell office:value-type="float" office:value="0.0150345" calcext:value-type="float">
            <text:p>0.0150345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89959" calcext:value-type="float">
            <text:p>0.0189959</text:p>
          </table:table-cell>
          <table:table-cell office:value-type="float" office:value="0.538702" calcext:value-type="float">
            <text:p>0.53870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29663" calcext:value-type="float">
            <text:p>22966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68046" calcext:value-type="float">
            <text:p>0.0568046</text:p>
          </table:table-cell>
          <table:table-cell office:value-type="float" office:value="0.0137931" calcext:value-type="float">
            <text:p>0.0137931</text:p>
          </table:table-cell>
          <table:table-cell office:value-type="float" office:value="0.0150331" calcext:value-type="float">
            <text:p>0.0150331</text:p>
          </table:table-cell>
          <table:table-cell office:value-type="float" office:value="0.0220751" calcext:value-type="float">
            <text:p>0.0220751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190024" calcext:value-type="float">
            <text:p>0.0190024</text:p>
          </table:table-cell>
          <table:table-cell office:value-type="float" office:value="0.539396" calcext:value-type="float">
            <text:p>0.53939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29697" calcext:value-type="float">
            <text:p>22969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4834" calcext:value-type="float">
            <text:p>0.0564834</text:p>
          </table:table-cell>
          <table:table-cell office:value-type="float" office:value="0.0135501" calcext:value-type="float">
            <text:p>0.0135501</text:p>
          </table:table-cell>
          <table:table-cell office:value-type="float" office:value="0.015014" calcext:value-type="float">
            <text:p>0.015014</text:p>
          </table:table-cell>
          <table:table-cell office:value-type="float" office:value="0.0220264" calcext:value-type="float">
            <text:p>0.0220264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539049" calcext:value-type="float">
            <text:p>0.539049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28721" calcext:value-type="float">
            <text:p>22872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2123" calcext:value-type="float">
            <text:p>0.0792123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628" calcext:value-type="float">
            <text:p>0.0167628</text:p>
          </table:table-cell>
          <table:table-cell office:value-type="float" office:value="0.0248756" calcext:value-type="float">
            <text:p>0.0248756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45505" calcext:value-type="float">
            <text:p>0.4550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28541" calcext:value-type="float">
            <text:p>22854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3441" calcext:value-type="float">
            <text:p>0.0793441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0167608" calcext:value-type="float">
            <text:p>0.0167608</text:p>
          </table:table-cell>
          <table:table-cell office:value-type="float" office:value="0.0248834" calcext:value-type="float">
            <text:p>0.0248834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215983" calcext:value-type="float">
            <text:p>0.0215983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28213" calcext:value-type="float">
            <text:p>22821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1439" calcext:value-type="float">
            <text:p>0.0781439</text:p>
          </table:table-cell>
          <table:table-cell office:value-type="float" office:value="0.0162602" calcext:value-type="float">
            <text:p>0.0162602</text:p>
          </table:table-cell>
          <table:table-cell office:value-type="float" office:value="0.0167259" calcext:value-type="float">
            <text:p>0.0167259</text:p>
          </table:table-cell>
          <table:table-cell office:value-type="float" office:value="0.0248447" calcext:value-type="float">
            <text:p>0.0248447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1544" calcext:value-type="float">
            <text:p>0.021544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28279" calcext:value-type="float">
            <text:p>22827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7684" calcext:value-type="float">
            <text:p>0.0977684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567" calcext:value-type="float">
            <text:p>0.0184567</text:p>
          </table:table-cell>
          <table:table-cell office:value-type="float" office:value="0.0279441" calcext:value-type="float">
            <text:p>0.0279441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7622" calcext:value-type="float">
            <text:p>22762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8416" calcext:value-type="float">
            <text:p>0.0978416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0184553" calcext:value-type="float">
            <text:p>0.0184553</text:p>
          </table:table-cell>
          <table:table-cell office:value-type="float" office:value="0.027933" calcext:value-type="float">
            <text:p>0.027933</text:p>
          </table:table-cell>
          <table:table-cell office:value-type="float" office:value="0.122513" calcext:value-type="float">
            <text:p>0.122513</text:p>
          </table:table-cell>
          <table:table-cell office:value-type="float" office:value="0.0241935" calcext:value-type="float">
            <text:p>0.0241935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8065" calcext:value-type="float">
            <text:p>22806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2544" calcext:value-type="float">
            <text:p>0.0962544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4051" calcext:value-type="float">
            <text:p>0.0184051</text:p>
          </table:table-cell>
          <table:table-cell office:value-type="float" office:value="0.0278422" calcext:value-type="float">
            <text:p>0.0278422</text:p>
          </table:table-cell>
          <table:table-cell office:value-type="float" office:value="0.123962" calcext:value-type="float">
            <text:p>0.123962</text:p>
          </table:table-cell>
          <table:table-cell office:value-type="float" office:value="0.024055" calcext:value-type="float">
            <text:p>0.024055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27876" calcext:value-type="float">
            <text:p>22787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7807" calcext:value-type="float">
            <text:p>0.0497807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899" calcext:value-type="float">
            <text:p>0.011189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20296" calcext:value-type="float">
            <text:p>22029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018" calcext:value-type="float">
            <text:p>0.0497018</text:p>
          </table:table-cell>
          <table:table-cell office:value-type="float" office:value="0.010929" calcext:value-type="float">
            <text:p>0.010929</text:p>
          </table:table-cell>
          <table:table-cell office:value-type="float" office:value="0.0111889" calcext:value-type="float">
            <text:p>0.0111889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121183" calcext:value-type="float">
            <text:p>0.1211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19555" calcext:value-type="float">
            <text:p>21955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2591" calcext:value-type="float">
            <text:p>0.0492591</text:p>
          </table:table-cell>
          <table:table-cell office:value-type="float" office:value="0.0108992" calcext:value-type="float">
            <text:p>0.0108992</text:p>
          </table:table-cell>
          <table:table-cell office:value-type="float" office:value="0.0111615" calcext:value-type="float">
            <text:p>0.0111615</text:p>
          </table:table-cell>
          <table:table-cell office:value-type="float" office:value="0.0169851" calcext:value-type="float">
            <text:p>0.0169851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14652" calcext:value-type="float">
            <text:p>0.014652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9266" calcext:value-type="float">
            <text:p>21926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58" calcext:value-type="float">
            <text:p>0.071758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127268" calcext:value-type="float">
            <text:p>0.0127268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118824" calcext:value-type="float">
            <text:p>0.118824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7063" calcext:value-type="float">
            <text:p>21706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7906" calcext:value-type="float">
            <text:p>0.0717906</text:p>
          </table:table-cell>
          <table:table-cell office:value-type="float" office:value="0.012945" calcext:value-type="float">
            <text:p>0.012945</text:p>
          </table:table-cell>
          <table:table-cell office:value-type="float" office:value="0.012726" calcext:value-type="float">
            <text:p>0.012726</text:p>
          </table:table-cell>
          <table:table-cell office:value-type="float" office:value="0.019685" calcext:value-type="float">
            <text:p>0.019685</text:p>
          </table:table-cell>
          <table:table-cell office:value-type="float" office:value="0.119452" calcext:value-type="float">
            <text:p>0.119452</text:p>
          </table:table-cell>
          <table:table-cell office:value-type="float" office:value="0.0170455" calcext:value-type="float">
            <text:p>0.0170455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7353" calcext:value-type="float">
            <text:p>21735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037" calcext:value-type="float">
            <text:p>0.0706037</text:p>
          </table:table-cell>
          <table:table-cell office:value-type="float" office:value="0.0126783" calcext:value-type="float">
            <text:p>0.0126783</text:p>
          </table:table-cell>
          <table:table-cell office:value-type="float" office:value="0.0126853" calcext:value-type="float">
            <text:p>0.0126853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119447" calcext:value-type="float">
            <text:p>0.119447</text:p>
          </table:table-cell>
          <table:table-cell office:value-type="float" office:value="0.0169972" calcext:value-type="float">
            <text:p>0.0169972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6829" calcext:value-type="float">
            <text:p>21682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0312" calcext:value-type="float">
            <text:p>0.091031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434" calcext:value-type="float">
            <text:p>0.0142434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7991" calcext:value-type="float">
            <text:p>0.107991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4484" calcext:value-type="float">
            <text:p>21448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1083" calcext:value-type="float">
            <text:p>0.0911083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.0142425" calcext:value-type="float">
            <text:p>0.0142425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108337" calcext:value-type="float">
            <text:p>0.1083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5562" calcext:value-type="float">
            <text:p>21556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5733" calcext:value-type="float">
            <text:p>0.0895733</text:p>
          </table:table-cell>
          <table:table-cell office:value-type="float" office:value="0.0144928" calcext:value-type="float">
            <text:p>0.0144928</text:p>
          </table:table-cell>
          <table:table-cell office:value-type="float" office:value="0.0141889" calcext:value-type="float">
            <text:p>0.0141889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1116" calcext:value-type="float">
            <text:p>0.111116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4549" calcext:value-type="float">
            <text:p>21454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9669" calcext:value-type="float">
            <text:p>0.0569669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9997" calcext:value-type="float">
            <text:p>0.0179997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49" calcext:value-type="float">
            <text:p>0.152349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2933" calcext:value-type="float">
            <text:p>0.552933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0405" calcext:value-type="float">
            <text:p>48040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577" calcext:value-type="float">
            <text:p>0.0570577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79986" calcext:value-type="float">
            <text:p>0.017998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64" calcext:value-type="float">
            <text:p>0.15236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1394" calcext:value-type="float">
            <text:p>48139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8277" calcext:value-type="float">
            <text:p>0.0568277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0.0179735" calcext:value-type="float">
            <text:p>0.017973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53397" calcext:value-type="float">
            <text:p>0.153397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54321" calcext:value-type="float">
            <text:p>0.55432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480220" calcext:value-type="float">
            <text:p>48022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4928" calcext:value-type="float">
            <text:p>0.0794928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9616" calcext:value-type="float">
            <text:p>0.019616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769" calcext:value-type="float">
            <text:p>0.464769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477964" calcext:value-type="float">
            <text:p>47796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4796" calcext:value-type="float">
            <text:p>0.0794796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96153" calcext:value-type="float">
            <text:p>0.0196153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422" calcext:value-type="float">
            <text:p>0.464422</text:p>
          </table:table-cell>
          <table:table-cell office:value-type="float" office:value="0.0013746" calcext:value-type="float">
            <text:p>0.0013746</text:p>
          </table:table-cell>
          <table:table-cell office:value-type="float" office:value="480066" calcext:value-type="float">
            <text:p>48006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5872" calcext:value-type="float">
            <text:p>0.0785872</text:p>
          </table:table-cell>
          <table:table-cell office:value-type="float" office:value="0.0175695" calcext:value-type="float">
            <text:p>0.0175695</text:p>
          </table:table-cell>
          <table:table-cell office:value-type="float" office:value="0.0195717" calcext:value-type="float">
            <text:p>0.0195717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6852" calcext:value-type="float">
            <text:p>0.466852</text:p>
          </table:table-cell>
          <table:table-cell office:value-type="float" office:value="0.00135482" calcext:value-type="float">
            <text:p>0.00135482</text:p>
          </table:table-cell>
          <table:table-cell office:value-type="float" office:value="480634" calcext:value-type="float">
            <text:p>48063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4821" calcext:value-type="float">
            <text:p>0.0974821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35" calcext:value-type="float">
            <text:p>0.0212635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134" calcext:value-type="float">
            <text:p>0.415134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81679" calcext:value-type="float">
            <text:p>48167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3923" calcext:value-type="float">
            <text:p>0.0973923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26" calcext:value-type="float">
            <text:p>0.0212626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828" calcext:value-type="float">
            <text:p>0.415828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84059" calcext:value-type="float">
            <text:p>48405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7651" calcext:value-type="float">
            <text:p>0.0957651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212031" calcext:value-type="float">
            <text:p>0.021203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2021" calcext:value-type="float">
            <text:p>0.132021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477507" calcext:value-type="float">
            <text:p>47750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2325" calcext:value-type="float">
            <text:p>0.0562325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99" calcext:value-type="float">
            <text:p>0.0145799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435" calcext:value-type="float">
            <text:p>0.142435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132" calcext:value-type="float">
            <text:p>0.541132</text:p>
          </table:table-cell>
          <table:table-cell office:value-type="float" office:value="0.000687299" calcext:value-type="float">
            <text:p>0.000687299</text:p>
          </table:table-cell>
          <table:table-cell office:value-type="float" office:value="215463" calcext:value-type="float">
            <text:p>21546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87" calcext:value-type="float">
            <text:p>0.0145787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38" calcext:value-type="float">
            <text:p>0.14238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479" calcext:value-type="float">
            <text:p>0.541479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14813" calcext:value-type="float">
            <text:p>21481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59203" calcext:value-type="float">
            <text:p>0.0559203</text:p>
          </table:table-cell>
          <table:table-cell office:value-type="float" office:value="0.0130039" calcext:value-type="float">
            <text:p>0.0130039</text:p>
          </table:table-cell>
          <table:table-cell office:value-type="float" office:value="0.0145615" calcext:value-type="float">
            <text:p>0.014561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42108" calcext:value-type="float">
            <text:p>0.142108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54009" calcext:value-type="float">
            <text:p>0.54009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14970" calcext:value-type="float">
            <text:p>2149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18" calcext:value-type="float">
            <text:p>0.07918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83" calcext:value-type="float">
            <text:p>0.0161783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4009" calcext:value-type="float">
            <text:p>0.454009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15459" calcext:value-type="float">
            <text:p>21545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3641" calcext:value-type="float">
            <text:p>0.0793641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63" calcext:value-type="float">
            <text:p>0.0161763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33504" calcext:value-type="float">
            <text:p>0.00133504</text:p>
          </table:table-cell>
          <table:table-cell office:value-type="float" office:value="215234" calcext:value-type="float">
            <text:p>21523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79662" calcext:value-type="float">
            <text:p>0.0779662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161505" calcext:value-type="float">
            <text:p>0.0161505</text:p>
          </table:table-cell>
          <table:table-cell office:value-type="float" office:value="0.0240481" calcext:value-type="float">
            <text:p>0.0240481</text:p>
          </table:table-cell>
          <table:table-cell office:value-type="float" office:value="0.133317" calcext:value-type="float">
            <text:p>0.13331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32515" calcext:value-type="float">
            <text:p>0.00132515</text:p>
          </table:table-cell>
          <table:table-cell office:value-type="float" office:value="215100" calcext:value-type="float">
            <text:p>2151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8235" calcext:value-type="float">
            <text:p>0.0978235</text:p>
          </table:table-cell>
          <table:table-cell office:value-type="float" office:value="0.0172626" calcext:value-type="float">
            <text:p>0.0172626</text:p>
          </table:table-cell>
          <table:table-cell office:value-type="float" office:value="0.0178285" calcext:value-type="float">
            <text:p>0.0178285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6488" calcext:value-type="float">
            <text:p>0.126488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4894" calcext:value-type="float">
            <text:p>21489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8236" calcext:value-type="float">
            <text:p>0.0978236</text:p>
          </table:table-cell>
          <table:table-cell office:value-type="float" office:value="0.0171779" calcext:value-type="float">
            <text:p>0.0171779</text:p>
          </table:table-cell>
          <table:table-cell office:value-type="float" office:value="0.0178273" calcext:value-type="float">
            <text:p>0.0178273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7087" calcext:value-type="float">
            <text:p>0.127087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0968" calcext:value-type="float">
            <text:p>0.410968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4853" calcext:value-type="float">
            <text:p>21485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62752" calcext:value-type="float">
            <text:p>0.0962752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77873" calcext:value-type="float">
            <text:p>0.0177873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28456" calcext:value-type="float">
            <text:p>0.128456</text:p>
          </table:table-cell>
          <table:table-cell office:value-type="float" office:value="0.0231214" calcext:value-type="float">
            <text:p>0.0231214</text:p>
          </table:table-cell>
          <table:table-cell office:value-type="float" office:value="0.414092" calcext:value-type="float">
            <text:p>0.414092</text:p>
          </table:table-cell>
          <table:table-cell office:value-type="float" office:value="0.00174544" calcext:value-type="float">
            <text:p>0.00174544</text:p>
          </table:table-cell>
          <table:table-cell office:value-type="float" office:value="216507" calcext:value-type="float">
            <text:p>21650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8256" calcext:value-type="float">
            <text:p>0.0498256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79" calcext:value-type="float">
            <text:p>0.0110079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12987" calcext:value-type="float">
            <text:p>21298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7943" calcext:value-type="float">
            <text:p>0.0497943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7" calcext:value-type="float">
            <text:p>0.011007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12677" calcext:value-type="float">
            <text:p>21267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302" calcext:value-type="float">
            <text:p>0.0493302</text:p>
          </table:table-cell>
          <table:table-cell office:value-type="float" office:value="0.0104712" calcext:value-type="float">
            <text:p>0.0104712</text:p>
          </table:table-cell>
          <table:table-cell office:value-type="float" office:value="0.0109874" calcext:value-type="float">
            <text:p>0.0109874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142602" calcext:value-type="float">
            <text:p>0.0142602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3594" calcext:value-type="float">
            <text:p>21359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2154" calcext:value-type="float">
            <text:p>0.072154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125404" calcext:value-type="float">
            <text:p>0.0125404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120584" calcext:value-type="float">
            <text:p>0.12058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4133" calcext:value-type="float">
            <text:p>21413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21366" calcext:value-type="float">
            <text:p>0.0721366</text:p>
          </table:table-cell>
          <table:table-cell office:value-type="float" office:value="0.0121803" calcext:value-type="float">
            <text:p>0.0121803</text:p>
          </table:table-cell>
          <table:table-cell office:value-type="float" office:value="0.0125399" calcext:value-type="float">
            <text:p>0.0125399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12628" calcext:value-type="float">
            <text:p>21262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10028" calcext:value-type="float">
            <text:p>0.0710028</text:p>
          </table:table-cell>
          <table:table-cell office:value-type="float" office:value="0.0120773" calcext:value-type="float">
            <text:p>0.0120773</text:p>
          </table:table-cell>
          <table:table-cell office:value-type="float" office:value="0.0125052" calcext:value-type="float">
            <text:p>0.0125052</text:p>
          </table:table-cell>
          <table:table-cell office:value-type="float" office:value="0.0194647" calcext:value-type="float">
            <text:p>0.0194647</text:p>
          </table:table-cell>
          <table:table-cell office:value-type="float" office:value="0.122661" calcext:value-type="float">
            <text:p>0.122661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12313" calcext:value-type="float">
            <text:p>21231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5135" calcext:value-type="float">
            <text:p>0.0915135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0.0140999" calcext:value-type="float">
            <text:p>0.0140999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1760" calcext:value-type="float">
            <text:p>21176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5831" calcext:value-type="float">
            <text:p>0.0915831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40992" calcext:value-type="float">
            <text:p>0.0140992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10319" calcext:value-type="float">
            <text:p>0.110319</text:p>
          </table:table-cell>
          <table:table-cell office:value-type="float" office:value="0.0194553" calcext:value-type="float">
            <text:p>0.0194553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11351" calcext:value-type="float">
            <text:p>21135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9818" calcext:value-type="float">
            <text:p>0.0899818</text:p>
          </table:table-cell>
          <table:table-cell office:value-type="float" office:value="0.0143027" calcext:value-type="float">
            <text:p>0.0143027</text:p>
          </table:table-cell>
          <table:table-cell office:value-type="float" office:value="0.0140508" calcext:value-type="float">
            <text:p>0.0140508</text:p>
          </table:table-cell>
          <table:table-cell office:value-type="float" office:value="0.0222222" calcext:value-type="float">
            <text:p>0.0222222</text:p>
          </table:table-cell>
          <table:table-cell office:value-type="float" office:value="0.112851" calcext:value-type="float">
            <text:p>0.112851</text:p>
          </table:table-cell>
          <table:table-cell office:value-type="float" office:value="0.019305" calcext:value-type="float">
            <text:p>0.019305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12242" calcext:value-type="float">
            <text:p>21224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006" calcext:value-type="float">
            <text:p>0.054006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5089" calcext:value-type="float">
            <text:p>0.0175089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581" calcext:value-type="float">
            <text:p>0.160581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5692" calcext:value-type="float">
            <text:p>34569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0893" calcext:value-type="float">
            <text:p>0.0540893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175083" calcext:value-type="float">
            <text:p>0.0175083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621" calcext:value-type="float">
            <text:p>0.160621</text:p>
          </table:table-cell>
          <table:table-cell office:value-type="float" office:value="0.0212483" calcext:value-type="float">
            <text:p>0.0212483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6727" calcext:value-type="float">
            <text:p>34672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3998" calcext:value-type="float">
            <text:p>0.053998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4884" calcext:value-type="float">
            <text:p>0.017488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48345" calcext:value-type="float">
            <text:p>34834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71211" calcext:value-type="float">
            <text:p>0.0771211</text:p>
          </table:table-cell>
          <table:table-cell office:value-type="float" office:value="0.0169082" calcext:value-type="float">
            <text:p>0.0169082</text:p>
          </table:table-cell>
          <table:table-cell office:value-type="float" office:value="0.0189434" calcext:value-type="float">
            <text:p>0.0189434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6224" calcext:value-type="float">
            <text:p>0.476224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7607" calcext:value-type="float">
            <text:p>34760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71164" calcext:value-type="float">
            <text:p>0.0771164</text:p>
          </table:table-cell>
          <table:table-cell office:value-type="float" office:value="0.0169731" calcext:value-type="float">
            <text:p>0.0169731</text:p>
          </table:table-cell>
          <table:table-cell office:value-type="float" office:value="0.0189419" calcext:value-type="float">
            <text:p>0.0189419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31" calcext:value-type="float">
            <text:p>0.142331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4835" calcext:value-type="float">
            <text:p>0.474835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8538" calcext:value-type="float">
            <text:p>34853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3571" calcext:value-type="float">
            <text:p>0.0763571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8907" calcext:value-type="float">
            <text:p>0.018907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7612" calcext:value-type="float">
            <text:p>0.477612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47011" calcext:value-type="float">
            <text:p>34701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56844" calcext:value-type="float">
            <text:p>0.0956844</text:p>
          </table:table-cell>
          <table:table-cell office:value-type="float" office:value="0.0189189" calcext:value-type="float">
            <text:p>0.0189189</text:p>
          </table:table-cell>
          <table:table-cell office:value-type="float" office:value="0.020484" calcext:value-type="float">
            <text:p>0.02048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6647" calcext:value-type="float">
            <text:p>34664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56387" calcext:value-type="float">
            <text:p>0.0956387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0204824" calcext:value-type="float">
            <text:p>0.0204824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7343" calcext:value-type="float">
            <text:p>34734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39399" calcext:value-type="float">
            <text:p>0.0939399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204318" calcext:value-type="float">
            <text:p>0.0204318</text:p>
          </table:table-cell>
          <table:table-cell office:value-type="float" office:value="0.0301318" calcext:value-type="float">
            <text:p>0.0301318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49903" calcext:value-type="float">
            <text:p>34990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7235" calcext:value-type="float">
            <text:p>0.0547235</text:p>
          </table:table-cell>
          <table:table-cell office:value-type="float" office:value="0.0125471" calcext:value-type="float">
            <text:p>0.0125471</text:p>
          </table:table-cell>
          <table:table-cell office:value-type="float" office:value="0.0141124" calcext:value-type="float">
            <text:p>0.0141124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99" calcext:value-type="float">
            <text:p>0.149199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07384" calcext:value-type="float">
            <text:p>20738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696" calcext:value-type="float">
            <text:p>0.054696</text:p>
          </table:table-cell>
          <table:table-cell office:value-type="float" office:value="0.0125392" calcext:value-type="float">
            <text:p>0.0125392</text:p>
          </table:table-cell>
          <table:table-cell office:value-type="float" office:value="0.014112" calcext:value-type="float">
            <text:p>0.014112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3" calcext:value-type="float">
            <text:p>0.14913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363" calcext:value-type="float">
            <text:p>0.555363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07679" calcext:value-type="float">
            <text:p>20767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44186" calcext:value-type="float">
            <text:p>0.0544186</text:p>
          </table:table-cell>
          <table:table-cell office:value-type="float" office:value="0.0121507" calcext:value-type="float">
            <text:p>0.0121507</text:p>
          </table:table-cell>
          <table:table-cell office:value-type="float" office:value="0.0140992" calcext:value-type="float">
            <text:p>0.0140992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8616" calcext:value-type="float">
            <text:p>0.148616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07209" calcext:value-type="float">
            <text:p>20720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81798" calcext:value-type="float">
            <text:p>0.0781798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55398" calcext:value-type="float">
            <text:p>0.0155398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8521" calcext:value-type="float">
            <text:p>0.458521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614" calcext:value-type="float">
            <text:p>20761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83661" calcext:value-type="float">
            <text:p>0.0783661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5378" calcext:value-type="float">
            <text:p>0.0155378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528" calcext:value-type="float">
            <text:p>20752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9802" calcext:value-type="float">
            <text:p>0.0769802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155148" calcext:value-type="float">
            <text:p>0.0155148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612" calcext:value-type="float">
            <text:p>0.13612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462339" calcext:value-type="float">
            <text:p>0.462339</text:p>
          </table:table-cell>
          <table:table-cell office:value-type="float" office:value="0.00130537" calcext:value-type="float">
            <text:p>0.00130537</text:p>
          </table:table-cell>
          <table:table-cell office:value-type="float" office:value="207288" calcext:value-type="float">
            <text:p>20728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9169" calcext:value-type="float">
            <text:p>0.0969169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.0170802" calcext:value-type="float">
            <text:p>0.017080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24" calcext:value-type="float">
            <text:p>0.13124</text:p>
          </table:table-cell>
          <table:table-cell office:value-type="float" office:value="0.0221169" calcext:value-type="float">
            <text:p>0.0221169</text:p>
          </table:table-cell>
          <table:table-cell office:value-type="float" office:value="0.411316" calcext:value-type="float">
            <text:p>0.411316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07750" calcext:value-type="float">
            <text:p>20775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9201" calcext:value-type="float">
            <text:p>0.0969201</text:p>
          </table:table-cell>
          <table:table-cell office:value-type="float" office:value="0.0163666" calcext:value-type="float">
            <text:p>0.0163666</text:p>
          </table:table-cell>
          <table:table-cell office:value-type="float" office:value="0.0170783" calcext:value-type="float">
            <text:p>0.0170783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72072" calcext:value-type="float">
            <text:p>0.00172072</text:p>
          </table:table-cell>
          <table:table-cell office:value-type="float" office:value="207464" calcext:value-type="float">
            <text:p>20746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355" calcext:value-type="float">
            <text:p>0.095355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17043" calcext:value-type="float">
            <text:p>0.017043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7563" calcext:value-type="float">
            <text:p>0.417563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578" calcext:value-type="float">
            <text:p>20757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3287" calcext:value-type="float">
            <text:p>0.049328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56" calcext:value-type="float">
            <text:p>0.0106956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1" calcext:value-type="float">
            <text:p>0.13081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3478" calcext:value-type="float">
            <text:p>0.583478</text:p>
          </table:table-cell>
          <table:table-cell office:value-type="float" office:value="0.000276897" calcext:value-type="float">
            <text:p>0.000276897</text:p>
          </table:table-cell>
          <table:table-cell office:value-type="float" office:value="206508" calcext:value-type="float">
            <text:p>20650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297" calcext:value-type="float">
            <text:p>0.049297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48" calcext:value-type="float">
            <text:p>0.0106948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2" calcext:value-type="float">
            <text:p>0.13082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4172" calcext:value-type="float">
            <text:p>0.584172</text:p>
          </table:table-cell>
          <table:table-cell office:value-type="float" office:value="0.000267008" calcext:value-type="float">
            <text:p>0.000267008</text:p>
          </table:table-cell>
          <table:table-cell office:value-type="float" office:value="207665" calcext:value-type="float">
            <text:p>20766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88569" calcext:value-type="float">
            <text:p>0.0488569</text:p>
          </table:table-cell>
          <table:table-cell office:value-type="float" office:value="0.00988468" calcext:value-type="float">
            <text:p>0.00988468</text:p>
          </table:table-cell>
          <table:table-cell office:value-type="float" office:value="0.0106772" calcext:value-type="float">
            <text:p>0.0106772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457" calcext:value-type="float">
            <text:p>20645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7926" calcext:value-type="float">
            <text:p>0.0717926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21514" calcext:value-type="float">
            <text:p>0.0121514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854" calcext:value-type="float">
            <text:p>0.122854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06690" calcext:value-type="float">
            <text:p>20669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7774" calcext:value-type="float">
            <text:p>0.0717774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21515" calcext:value-type="float">
            <text:p>0.0121515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785" calcext:value-type="float">
            <text:p>0.122785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6637" calcext:value-type="float">
            <text:p>0.486637</text:p>
          </table:table-cell>
          <table:table-cell office:value-type="float" office:value="0.000919695" calcext:value-type="float">
            <text:p>0.000919695</text:p>
          </table:table-cell>
          <table:table-cell office:value-type="float" office:value="207696" calcext:value-type="float">
            <text:p>20769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6399" calcext:value-type="float">
            <text:p>0.0706399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21194" calcext:value-type="float">
            <text:p>0.0121194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924639" calcext:value-type="float">
            <text:p>0.000924639</text:p>
          </table:table-cell>
          <table:table-cell office:value-type="float" office:value="206896" calcext:value-type="float">
            <text:p>20689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1142" calcext:value-type="float">
            <text:p>0.091142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59" calcext:value-type="float">
            <text:p>0.013665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014" calcext:value-type="float">
            <text:p>0.117014</text:p>
          </table:table-cell>
          <table:table-cell office:value-type="float" office:value="0.0186916" calcext:value-type="float">
            <text:p>0.0186916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06990" calcext:value-type="float">
            <text:p>20699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12149" calcext:value-type="float">
            <text:p>0.0912149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52" calcext:value-type="float">
            <text:p>0.0136652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395" calcext:value-type="float">
            <text:p>0.117395</text:p>
          </table:table-cell>
          <table:table-cell office:value-type="float" office:value="0.0186567" calcext:value-type="float">
            <text:p>0.0186567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00140921" calcext:value-type="float">
            <text:p>0.00140921</text:p>
          </table:table-cell>
          <table:table-cell office:value-type="float" office:value="206273" calcext:value-type="float">
            <text:p>20627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6184" calcext:value-type="float">
            <text:p>0.0896184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0136216" calcext:value-type="float">
            <text:p>0.0136216</text:p>
          </table:table-cell>
          <table:table-cell office:value-type="float" office:value="0.0216606" calcext:value-type="float">
            <text:p>0.0216606</text:p>
          </table:table-cell>
          <table:table-cell office:value-type="float" office:value="0.121277" calcext:value-type="float">
            <text:p>0.121277</text:p>
          </table:table-cell>
          <table:table-cell office:value-type="float" office:value="0.0184758" calcext:value-type="float">
            <text:p>0.0184758</text:p>
          </table:table-cell>
          <table:table-cell office:value-type="float" office:value="0.430406" calcext:value-type="float">
            <text:p>0.430406</text:p>
          </table:table-cell>
          <table:table-cell office:value-type="float" office:value="0.00136471" calcext:value-type="float">
            <text:p>0.00136471</text:p>
          </table:table-cell>
          <table:table-cell office:value-type="float" office:value="206164" calcext:value-type="float">
            <text:p>20616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9275" calcext:value-type="float">
            <text:p>0.0569275</text:p>
          </table:table-cell>
          <table:table-cell office:value-type="float" office:value="0.0157233" calcext:value-type="float">
            <text:p>0.0157233</text:p>
          </table:table-cell>
          <table:table-cell office:value-type="float" office:value="0.0179996" calcext:value-type="float">
            <text:p>0.017999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39" calcext:value-type="float">
            <text:p>0.152339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2933" calcext:value-type="float">
            <text:p>0.552933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0344" calcext:value-type="float">
            <text:p>48034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70161" calcext:value-type="float">
            <text:p>0.0570161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79985" calcext:value-type="float">
            <text:p>0.0179985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52354" calcext:value-type="float">
            <text:p>0.152354</text:p>
          </table:table-cell>
          <table:table-cell office:value-type="float" office:value="0.0221402" calcext:value-type="float">
            <text:p>0.0221402</text:p>
          </table:table-cell>
          <table:table-cell office:value-type="float" office:value="0.551892" calcext:value-type="float">
            <text:p>0.551892</text:p>
          </table:table-cell>
          <table:table-cell office:value-type="float" office:value="0.000662576" calcext:value-type="float">
            <text:p>0.000662576</text:p>
          </table:table-cell>
          <table:table-cell office:value-type="float" office:value="481547" calcext:value-type="float">
            <text:p>48154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67335" calcext:value-type="float">
            <text:p>0.0567335</text:p>
          </table:table-cell>
          <table:table-cell office:value-type="float" office:value="0.0156006" calcext:value-type="float">
            <text:p>0.0156006</text:p>
          </table:table-cell>
          <table:table-cell office:value-type="float" office:value="0.0179734" calcext:value-type="float">
            <text:p>0.0179734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53387" calcext:value-type="float">
            <text:p>0.153387</text:p>
          </table:table-cell>
          <table:table-cell office:value-type="float" office:value="0.0220588" calcext:value-type="float">
            <text:p>0.0220588</text:p>
          </table:table-cell>
          <table:table-cell office:value-type="float" office:value="0.554321" calcext:value-type="float">
            <text:p>0.554321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480426" calcext:value-type="float">
            <text:p>48042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90397" calcext:value-type="float">
            <text:p>0.0790397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96153" calcext:value-type="float">
            <text:p>0.0196153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769" calcext:value-type="float">
            <text:p>0.464769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479895" calcext:value-type="float">
            <text:p>47989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91365" calcext:value-type="float">
            <text:p>0.0791365</text:p>
          </table:table-cell>
          <table:table-cell office:value-type="float" office:value="0.0179257" calcext:value-type="float">
            <text:p>0.0179257</text:p>
          </table:table-cell>
          <table:table-cell office:value-type="float" office:value="0.0196145" calcext:value-type="float">
            <text:p>0.0196145</text:p>
          </table:table-cell>
          <table:table-cell office:value-type="float" office:value="0.0286299" calcext:value-type="float">
            <text:p>0.0286299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46407" calcext:value-type="float">
            <text:p>0.0246407</text:p>
          </table:table-cell>
          <table:table-cell office:value-type="float" office:value="0.464422" calcext:value-type="float">
            <text:p>0.464422</text:p>
          </table:table-cell>
          <table:table-cell office:value-type="float" office:value="0.00136965" calcext:value-type="float">
            <text:p>0.00136965</text:p>
          </table:table-cell>
          <table:table-cell office:value-type="float" office:value="481921" calcext:value-type="float">
            <text:p>48192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83523" calcext:value-type="float">
            <text:p>0.0783523</text:p>
          </table:table-cell>
          <table:table-cell office:value-type="float" office:value="0.0175695" calcext:value-type="float">
            <text:p>0.0175695</text:p>
          </table:table-cell>
          <table:table-cell office:value-type="float" office:value="0.0195709" calcext:value-type="float">
            <text:p>0.0195709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467199" calcext:value-type="float">
            <text:p>0.467199</text:p>
          </table:table-cell>
          <table:table-cell office:value-type="float" office:value="0.00134987" calcext:value-type="float">
            <text:p>0.00134987</text:p>
          </table:table-cell>
          <table:table-cell office:value-type="float" office:value="480927" calcext:value-type="float">
            <text:p>48092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9266" calcext:value-type="float">
            <text:p>0.0969266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2" calcext:value-type="float">
            <text:p>0.021262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134" calcext:value-type="float">
            <text:p>0.415134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79542" calcext:value-type="float">
            <text:p>47954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0.0196721" calcext:value-type="float">
            <text:p>0.0196721</text:p>
          </table:table-cell>
          <table:table-cell office:value-type="float" office:value="0.0212613" calcext:value-type="float">
            <text:p>0.0212613</text:p>
          </table:table-cell>
          <table:table-cell office:value-type="float" office:value="0.0313901" calcext:value-type="float">
            <text:p>0.0313901</text:p>
          </table:table-cell>
          <table:table-cell office:value-type="float" office:value="0.13125" calcext:value-type="float">
            <text:p>0.13125</text:p>
          </table:table-cell>
          <table:table-cell office:value-type="float" office:value="0.0271318" calcext:value-type="float">
            <text:p>0.0271318</text:p>
          </table:table-cell>
          <table:table-cell office:value-type="float" office:value="0.415828" calcext:value-type="float">
            <text:p>0.415828</text:p>
          </table:table-cell>
          <table:table-cell office:value-type="float" office:value="0.00172566" calcext:value-type="float">
            <text:p>0.00172566</text:p>
          </table:table-cell>
          <table:table-cell office:value-type="float" office:value="477136" calcext:value-type="float">
            <text:p>47713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1772" calcext:value-type="float">
            <text:p>0.09517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212016" calcext:value-type="float">
            <text:p>0.0212016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131997" calcext:value-type="float">
            <text:p>0.131997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41791" calcext:value-type="float">
            <text:p>0.41791</text:p>
          </table:table-cell>
          <table:table-cell office:value-type="float" office:value="0.00171083" calcext:value-type="float">
            <text:p>0.00171083</text:p>
          </table:table-cell>
          <table:table-cell office:value-type="float" office:value="477140" calcext:value-type="float">
            <text:p>47714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60499" calcext:value-type="float">
            <text:p>0.0560499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89" calcext:value-type="float">
            <text:p>0.0145789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1826" calcext:value-type="float">
            <text:p>0.541826</text:p>
          </table:table-cell>
          <table:table-cell office:value-type="float" office:value="0.000682354" calcext:value-type="float">
            <text:p>0.000682354</text:p>
          </table:table-cell>
          <table:table-cell office:value-type="float" office:value="215440" calcext:value-type="float">
            <text:p>21544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59808" calcext:value-type="float">
            <text:p>0.0559808</text:p>
          </table:table-cell>
          <table:table-cell office:value-type="float" office:value="0.0131926" calcext:value-type="float">
            <text:p>0.0131926</text:p>
          </table:table-cell>
          <table:table-cell office:value-type="float" office:value="0.0145776" calcext:value-type="float">
            <text:p>0.0145776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182232" calcext:value-type="float">
            <text:p>0.0182232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00067741" calcext:value-type="float">
            <text:p>0.00067741</text:p>
          </table:table-cell>
          <table:table-cell office:value-type="float" office:value="215504" calcext:value-type="float">
            <text:p>21550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5706" calcext:value-type="float">
            <text:p>0.055706</text:p>
          </table:table-cell>
          <table:table-cell office:value-type="float" office:value="0.0130039" calcext:value-type="float">
            <text:p>0.0130039</text:p>
          </table:table-cell>
          <table:table-cell office:value-type="float" office:value="0.0145606" calcext:value-type="float">
            <text:p>0.0145606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142059" calcext:value-type="float">
            <text:p>0.142059</text:p>
          </table:table-cell>
          <table:table-cell office:value-type="float" office:value="0.0182149" calcext:value-type="float">
            <text:p>0.0182149</text:p>
          </table:table-cell>
          <table:table-cell office:value-type="float" office:value="0.541132" calcext:value-type="float">
            <text:p>0.541132</text:p>
          </table:table-cell>
          <table:table-cell office:value-type="float" office:value="0.000672465" calcext:value-type="float">
            <text:p>0.000672465</text:p>
          </table:table-cell>
          <table:table-cell office:value-type="float" office:value="214719" calcext:value-type="float">
            <text:p>21471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86393" calcext:value-type="float">
            <text:p>0.0786393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57" calcext:value-type="float">
            <text:p>0.016175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5397" calcext:value-type="float">
            <text:p>0.455397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14983" calcext:value-type="float">
            <text:p>21498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87706" calcext:value-type="float">
            <text:p>0.0787706</text:p>
          </table:table-cell>
          <table:table-cell office:value-type="float" office:value="0.0153061" calcext:value-type="float">
            <text:p>0.0153061</text:p>
          </table:table-cell>
          <table:table-cell office:value-type="float" office:value="0.0161737" calcext:value-type="float">
            <text:p>0.0161737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079" calcext:value-type="float">
            <text:p>0.02079</text:p>
          </table:table-cell>
          <table:table-cell office:value-type="float" office:value="0.455745" calcext:value-type="float">
            <text:p>0.455745</text:p>
          </table:table-cell>
          <table:table-cell office:value-type="float" office:value="0.0013301" calcext:value-type="float">
            <text:p>0.0013301</text:p>
          </table:table-cell>
          <table:table-cell office:value-type="float" office:value="215109" calcext:value-type="float">
            <text:p>21510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75071" calcext:value-type="float">
            <text:p>0.0775071</text:p>
          </table:table-cell>
          <table:table-cell office:value-type="float" office:value="0.015083" calcext:value-type="float">
            <text:p>0.015083</text:p>
          </table:table-cell>
          <table:table-cell office:value-type="float" office:value="0.0161477" calcext:value-type="float">
            <text:p>0.0161477</text:p>
          </table:table-cell>
          <table:table-cell office:value-type="float" office:value="0.0240385" calcext:value-type="float">
            <text:p>0.0240385</text:p>
          </table:table-cell>
          <table:table-cell office:value-type="float" office:value="0.133248" calcext:value-type="float">
            <text:p>0.133248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16423" calcext:value-type="float">
            <text:p>21642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71983" calcext:value-type="float">
            <text:p>0.0971983</text:p>
          </table:table-cell>
          <table:table-cell office:value-type="float" office:value="0.0172626" calcext:value-type="float">
            <text:p>0.0172626</text:p>
          </table:table-cell>
          <table:table-cell office:value-type="float" office:value="0.0178242" calcext:value-type="float">
            <text:p>0.0178242</text:p>
          </table:table-cell>
          <table:table-cell office:value-type="float" office:value="0.026975" calcext:value-type="float">
            <text:p>0.026975</text:p>
          </table:table-cell>
          <table:table-cell office:value-type="float" office:value="0.126389" calcext:value-type="float">
            <text:p>0.126389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901" calcext:value-type="float">
            <text:p>21490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72617" calcext:value-type="float">
            <text:p>0.0972617</text:p>
          </table:table-cell>
          <table:table-cell office:value-type="float" office:value="0.0171779" calcext:value-type="float">
            <text:p>0.0171779</text:p>
          </table:table-cell>
          <table:table-cell office:value-type="float" office:value="0.0178232" calcext:value-type="float">
            <text:p>0.0178232</text:p>
          </table:table-cell>
          <table:table-cell office:value-type="float" office:value="0.0269663" calcext:value-type="float">
            <text:p>0.0269663</text:p>
          </table:table-cell>
          <table:table-cell office:value-type="float" office:value="0.126938" calcext:value-type="float">
            <text:p>0.126938</text:p>
          </table:table-cell>
          <table:table-cell office:value-type="float" office:value="0.0232172" calcext:value-type="float">
            <text:p>0.0232172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964" calcext:value-type="float">
            <text:p>21496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56853" calcext:value-type="float">
            <text:p>0.0956853</text:p>
          </table:table-cell>
          <table:table-cell office:value-type="float" office:value="0.0169492" calcext:value-type="float">
            <text:p>0.0169492</text:p>
          </table:table-cell>
          <table:table-cell office:value-type="float" office:value="0.0177829" calcext:value-type="float">
            <text:p>0.0177829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28298" calcext:value-type="float">
            <text:p>0.128298</text:p>
          </table:table-cell>
          <table:table-cell office:value-type="float" office:value="0.0230947" calcext:value-type="float">
            <text:p>0.0230947</text:p>
          </table:table-cell>
          <table:table-cell office:value-type="float" office:value="0.415481" calcext:value-type="float">
            <text:p>0.415481</text:p>
          </table:table-cell>
          <table:table-cell office:value-type="float" office:value="0.00173061" calcext:value-type="float">
            <text:p>0.00173061</text:p>
          </table:table-cell>
          <table:table-cell office:value-type="float" office:value="214700" calcext:value-type="float">
            <text:p>2147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548" calcext:value-type="float">
            <text:p>0.049548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47" calcext:value-type="float">
            <text:p>0.0110047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4303" calcext:value-type="float">
            <text:p>21430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4709" calcext:value-type="float">
            <text:p>0.0494709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10038" calcext:value-type="float">
            <text:p>0.0110038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.127433" calcext:value-type="float">
            <text:p>0.127433</text:p>
          </table:table-cell>
          <table:table-cell office:value-type="float" office:value="0.0143198" calcext:value-type="float">
            <text:p>0.014319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12874" calcext:value-type="float">
            <text:p>21287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90278" calcext:value-type="float">
            <text:p>0.0490278</text:p>
          </table:table-cell>
          <table:table-cell office:value-type="float" office:value="0.0104712" calcext:value-type="float">
            <text:p>0.0104712</text:p>
          </table:table-cell>
          <table:table-cell office:value-type="float" office:value="0.0109838" calcext:value-type="float">
            <text:p>0.0109838</text:p>
          </table:table-cell>
          <table:table-cell office:value-type="float" office:value="0.0167131" calcext:value-type="float">
            <text:p>0.0167131</text:p>
          </table:table-cell>
          <table:table-cell office:value-type="float" office:value="0.128906" calcext:value-type="float">
            <text:p>0.128906</text:p>
          </table:table-cell>
          <table:table-cell office:value-type="float" office:value="0.0142518" calcext:value-type="float">
            <text:p>0.0142518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12913" calcext:value-type="float">
            <text:p>21291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5664" calcext:value-type="float">
            <text:p>0.0715664</text:p>
          </table:table-cell>
          <table:table-cell office:value-type="float" office:value="0.0123077" calcext:value-type="float">
            <text:p>0.0123077</text:p>
          </table:table-cell>
          <table:table-cell office:value-type="float" office:value="0.0125301" calcext:value-type="float">
            <text:p>0.0125301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120491" calcext:value-type="float">
            <text:p>0.120491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12095" calcext:value-type="float">
            <text:p>21209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5963" calcext:value-type="float">
            <text:p>0.0715963</text:p>
          </table:table-cell>
          <table:table-cell office:value-type="float" office:value="0.0121803" calcext:value-type="float">
            <text:p>0.0121803</text:p>
          </table:table-cell>
          <table:table-cell office:value-type="float" office:value="0.0125296" calcext:value-type="float">
            <text:p>0.0125296</text:p>
          </table:table-cell>
          <table:table-cell office:value-type="float" office:value="0.0194805" calcext:value-type="float">
            <text:p>0.0194805</text:p>
          </table:table-cell>
          <table:table-cell office:value-type="float" office:value="0.120837" calcext:value-type="float">
            <text:p>0.12083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2431" calcext:value-type="float">
            <text:p>21243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4177" calcext:value-type="float">
            <text:p>0.0704177</text:p>
          </table:table-cell>
          <table:table-cell office:value-type="float" office:value="0.0120773" calcext:value-type="float">
            <text:p>0.0120773</text:p>
          </table:table-cell>
          <table:table-cell office:value-type="float" office:value="0.0124941" calcext:value-type="float">
            <text:p>0.0124941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122226" calcext:value-type="float">
            <text:p>0.122226</text:p>
          </table:table-cell>
          <table:table-cell office:value-type="float" office:value="0.0167224" calcext:value-type="float">
            <text:p>0.0167224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12059" calcext:value-type="float">
            <text:p>21205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08902" calcext:value-type="float">
            <text:p>0.0908902</text:p>
          </table:table-cell>
          <table:table-cell office:value-type="float" office:value="0.0144404" calcext:value-type="float">
            <text:p>0.0144404</text:p>
          </table:table-cell>
          <table:table-cell office:value-type="float" office:value="0.014078" calcext:value-type="float">
            <text:p>0.014078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09375" calcext:value-type="float">
            <text:p>0.109375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1481" calcext:value-type="float">
            <text:p>21148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09659" calcext:value-type="float">
            <text:p>0.0909659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40773" calcext:value-type="float">
            <text:p>0.0140773</text:p>
          </table:table-cell>
          <table:table-cell office:value-type="float" office:value="0.0222717" calcext:value-type="float">
            <text:p>0.0222717</text:p>
          </table:table-cell>
          <table:table-cell office:value-type="float" office:value="0.110072" calcext:value-type="float">
            <text:p>0.110072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11605" calcext:value-type="float">
            <text:p>21160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4279" calcext:value-type="float">
            <text:p>0.0894279</text:p>
          </table:table-cell>
          <table:table-cell office:value-type="float" office:value="0.0143027" calcext:value-type="float">
            <text:p>0.0143027</text:p>
          </table:table-cell>
          <table:table-cell office:value-type="float" office:value="0.0140276" calcext:value-type="float">
            <text:p>0.0140276</text:p>
          </table:table-cell>
          <table:table-cell office:value-type="float" office:value="0.0221811" calcext:value-type="float">
            <text:p>0.022181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0192539" calcext:value-type="float">
            <text:p>0.0192539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11075" calcext:value-type="float">
            <text:p>21107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006" calcext:value-type="float">
            <text:p>0.054006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5089" calcext:value-type="float">
            <text:p>0.0175089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581" calcext:value-type="float">
            <text:p>0.160581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8072" calcext:value-type="float">
            <text:p>34807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0893" calcext:value-type="float">
            <text:p>0.0540893</text:p>
          </table:table-cell>
          <table:table-cell office:value-type="float" office:value="0.014881" calcext:value-type="float">
            <text:p>0.014881</text:p>
          </table:table-cell>
          <table:table-cell office:value-type="float" office:value="0.0175083" calcext:value-type="float">
            <text:p>0.0175083</text:p>
          </table:table-cell>
          <table:table-cell office:value-type="float" office:value="0.0251256" calcext:value-type="float">
            <text:p>0.0251256</text:p>
          </table:table-cell>
          <table:table-cell office:value-type="float" office:value="0.160621" calcext:value-type="float">
            <text:p>0.160621</text:p>
          </table:table-cell>
          <table:table-cell office:value-type="float" office:value="0.0212483" calcext:value-type="float">
            <text:p>0.0212483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000538961" calcext:value-type="float">
            <text:p>0.000538961</text:p>
          </table:table-cell>
          <table:table-cell office:value-type="float" office:value="346158" calcext:value-type="float">
            <text:p>34615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39953" calcext:value-type="float">
            <text:p>0.0539953</text:p>
          </table:table-cell>
          <table:table-cell office:value-type="float" office:value="0.0148699" calcext:value-type="float">
            <text:p>0.0148699</text:p>
          </table:table-cell>
          <table:table-cell office:value-type="float" office:value="0.0174884" calcext:value-type="float">
            <text:p>0.0174884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0.0212389" calcext:value-type="float">
            <text:p>0.0212389</text:p>
          </table:table-cell>
          <table:table-cell office:value-type="float" office:value="0.570982" calcext:value-type="float">
            <text:p>0.570982</text:p>
          </table:table-cell>
          <table:table-cell office:value-type="float" office:value="0.000568629" calcext:value-type="float">
            <text:p>0.000568629</text:p>
          </table:table-cell>
          <table:table-cell office:value-type="float" office:value="347767" calcext:value-type="float">
            <text:p>34776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67843" calcext:value-type="float">
            <text:p>0.0767843</text:p>
          </table:table-cell>
          <table:table-cell office:value-type="float" office:value="0.0169082" calcext:value-type="float">
            <text:p>0.0169082</text:p>
          </table:table-cell>
          <table:table-cell office:value-type="float" office:value="0.0189432" calcext:value-type="float">
            <text:p>0.0189432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66" calcext:value-type="float">
            <text:p>0.142366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6224" calcext:value-type="float">
            <text:p>0.476224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7562" calcext:value-type="float">
            <text:p>34756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69168" calcext:value-type="float">
            <text:p>0.0769168</text:p>
          </table:table-cell>
          <table:table-cell office:value-type="float" office:value="0.0169731" calcext:value-type="float">
            <text:p>0.0169731</text:p>
          </table:table-cell>
          <table:table-cell office:value-type="float" office:value="0.0189416" calcext:value-type="float">
            <text:p>0.0189416</text:p>
          </table:table-cell>
          <table:table-cell office:value-type="float" office:value="0.0276498" calcext:value-type="float">
            <text:p>0.0276498</text:p>
          </table:table-cell>
          <table:table-cell office:value-type="float" office:value="0.142321" calcext:value-type="float">
            <text:p>0.142321</text:p>
          </table:table-cell>
          <table:table-cell office:value-type="float" office:value="0.0236887" calcext:value-type="float">
            <text:p>0.0236887</text:p>
          </table:table-cell>
          <table:table-cell office:value-type="float" office:value="0.474835" calcext:value-type="float">
            <text:p>0.474835</text:p>
          </table:table-cell>
          <table:table-cell office:value-type="float" office:value="0.00127076" calcext:value-type="float">
            <text:p>0.00127076</text:p>
          </table:table-cell>
          <table:table-cell office:value-type="float" office:value="346257" calcext:value-type="float">
            <text:p>34625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1723" calcext:value-type="float">
            <text:p>0.0761723</text:p>
          </table:table-cell>
          <table:table-cell office:value-type="float" office:value="0.0167665" calcext:value-type="float">
            <text:p>0.0167665</text:p>
          </table:table-cell>
          <table:table-cell office:value-type="float" office:value="0.0189067" calcext:value-type="float">
            <text:p>0.0189067</text:p>
          </table:table-cell>
          <table:table-cell office:value-type="float" office:value="0.0275862" calcext:value-type="float">
            <text:p>0.027586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477612" calcext:value-type="float">
            <text:p>0.477612</text:p>
          </table:table-cell>
          <table:table-cell office:value-type="float" office:value="0.00127571" calcext:value-type="float">
            <text:p>0.00127571</text:p>
          </table:table-cell>
          <table:table-cell office:value-type="float" office:value="347250" calcext:value-type="float">
            <text:p>34725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51914" calcext:value-type="float">
            <text:p>0.0951914</text:p>
          </table:table-cell>
          <table:table-cell office:value-type="float" office:value="0.0189189" calcext:value-type="float">
            <text:p>0.0189189</text:p>
          </table:table-cell>
          <table:table-cell office:value-type="float" office:value="0.0204833" calcext:value-type="float">
            <text:p>0.0204833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7159" calcext:value-type="float">
            <text:p>34715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52794" calcext:value-type="float">
            <text:p>0.0952794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0204819" calcext:value-type="float">
            <text:p>0.0204819</text:p>
          </table:table-cell>
          <table:table-cell office:value-type="float" office:value="0.0302267" calcext:value-type="float">
            <text:p>0.0302267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259259" calcext:value-type="float">
            <text:p>0.0259259</text:p>
          </table:table-cell>
          <table:table-cell office:value-type="float" office:value="0.428323" calcext:value-type="float">
            <text:p>0.428323</text:p>
          </table:table-cell>
          <table:table-cell office:value-type="float" office:value="0.00164655" calcext:value-type="float">
            <text:p>0.00164655</text:p>
          </table:table-cell>
          <table:table-cell office:value-type="float" office:value="348204" calcext:value-type="float">
            <text:p>34820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34412" calcext:value-type="float">
            <text:p>0.0934412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20431" calcext:value-type="float">
            <text:p>0.020431</text:p>
          </table:table-cell>
          <table:table-cell office:value-type="float" office:value="0.0301318" calcext:value-type="float">
            <text:p>0.0301318</text:p>
          </table:table-cell>
          <table:table-cell office:value-type="float" office:value="0.137025" calcext:value-type="float">
            <text:p>0.13702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427976" calcext:value-type="float">
            <text:p>0.427976</text:p>
          </table:table-cell>
          <table:table-cell office:value-type="float" office:value="0.00161194" calcext:value-type="float">
            <text:p>0.00161194</text:p>
          </table:table-cell>
          <table:table-cell office:value-type="float" office:value="346500" calcext:value-type="float">
            <text:p>3465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54614" calcext:value-type="float">
            <text:p>0.054614</text:p>
          </table:table-cell>
          <table:table-cell office:value-type="float" office:value="0.0125471" calcext:value-type="float">
            <text:p>0.0125471</text:p>
          </table:table-cell>
          <table:table-cell office:value-type="float" office:value="0.0141121" calcext:value-type="float">
            <text:p>0.0141121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89" calcext:value-type="float">
            <text:p>0.149189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71" calcext:value-type="float">
            <text:p>0.55571</text:p>
          </table:table-cell>
          <table:table-cell office:value-type="float" office:value="0.000632908" calcext:value-type="float">
            <text:p>0.000632908</text:p>
          </table:table-cell>
          <table:table-cell office:value-type="float" office:value="207309" calcext:value-type="float">
            <text:p>20730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545895" calcext:value-type="float">
            <text:p>0.0545895</text:p>
          </table:table-cell>
          <table:table-cell office:value-type="float" office:value="0.0125392" calcext:value-type="float">
            <text:p>0.0125392</text:p>
          </table:table-cell>
          <table:table-cell office:value-type="float" office:value="0.0141118" calcext:value-type="float">
            <text:p>0.0141118</text:p>
          </table:table-cell>
          <table:table-cell office:value-type="float" office:value="0.0205761" calcext:value-type="float">
            <text:p>0.0205761</text:p>
          </table:table-cell>
          <table:table-cell office:value-type="float" office:value="0.14912" calcext:value-type="float">
            <text:p>0.14912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5363" calcext:value-type="float">
            <text:p>0.555363</text:p>
          </table:table-cell>
          <table:table-cell office:value-type="float" office:value="0.000623019" calcext:value-type="float">
            <text:p>0.000623019</text:p>
          </table:table-cell>
          <table:table-cell office:value-type="float" office:value="207282" calcext:value-type="float">
            <text:p>20728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542892" calcext:value-type="float">
            <text:p>0.0542892</text:p>
          </table:table-cell>
          <table:table-cell office:value-type="float" office:value="0.0121507" calcext:value-type="float">
            <text:p>0.0121507</text:p>
          </table:table-cell>
          <table:table-cell office:value-type="float" office:value="0.014099" calcext:value-type="float">
            <text:p>0.014099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148616" calcext:value-type="float">
            <text:p>0.148616</text:p>
          </table:table-cell>
          <table:table-cell office:value-type="float" office:value="0.017452" calcext:value-type="float">
            <text:p>0.017452</text:p>
          </table:table-cell>
          <table:table-cell office:value-type="float" office:value="0.552586" calcext:value-type="float">
            <text:p>0.552586</text:p>
          </table:table-cell>
          <table:table-cell office:value-type="float" office:value="0.000618074" calcext:value-type="float">
            <text:p>0.000618074</text:p>
          </table:table-cell>
          <table:table-cell office:value-type="float" office:value="207411" calcext:value-type="float">
            <text:p>20741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77045" calcext:value-type="float">
            <text:p>0.0777045</text:p>
          </table:table-cell>
          <table:table-cell office:value-type="float" office:value="0.0143885" calcext:value-type="float">
            <text:p>0.0143885</text:p>
          </table:table-cell>
          <table:table-cell office:value-type="float" office:value="0.0155385" calcext:value-type="float">
            <text:p>0.0155385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7706" calcext:value-type="float">
            <text:p>20770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78403" calcext:value-type="float">
            <text:p>0.0778403</text:p>
          </table:table-cell>
          <table:table-cell office:value-type="float" office:value="0.0143713" calcext:value-type="float">
            <text:p>0.0143713</text:p>
          </table:table-cell>
          <table:table-cell office:value-type="float" office:value="0.0155365" calcext:value-type="float">
            <text:p>0.0155365</text:p>
          </table:table-cell>
          <table:table-cell office:value-type="float" office:value="0.0232019" calcext:value-type="float">
            <text:p>0.0232019</text:p>
          </table:table-cell>
          <table:table-cell office:value-type="float" office:value="0.134375" calcext:value-type="float">
            <text:p>0.134375</text:p>
          </table:table-cell>
          <table:table-cell office:value-type="float" office:value="0.0198413" calcext:value-type="float">
            <text:p>0.0198413</text:p>
          </table:table-cell>
          <table:table-cell office:value-type="float" office:value="0.45991" calcext:value-type="float">
            <text:p>0.45991</text:p>
          </table:table-cell>
          <table:table-cell office:value-type="float" office:value="0.00131526" calcext:value-type="float">
            <text:p>0.00131526</text:p>
          </table:table-cell>
          <table:table-cell office:value-type="float" office:value="208284" calcext:value-type="float">
            <text:p>20828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65641" calcext:value-type="float">
            <text:p>0.0765641</text:p>
          </table:table-cell>
          <table:table-cell office:value-type="float" office:value="0.0140845" calcext:value-type="float">
            <text:p>0.0140845</text:p>
          </table:table-cell>
          <table:table-cell office:value-type="float" office:value="0.0155135" calcext:value-type="float">
            <text:p>0.0155135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36116" calcext:value-type="float">
            <text:p>0.136116</text:p>
          </table:table-cell>
          <table:table-cell office:value-type="float" office:value="0.0197628" calcext:value-type="float">
            <text:p>0.0197628</text:p>
          </table:table-cell>
          <table:table-cell office:value-type="float" office:value="0.462687" calcext:value-type="float">
            <text:p>0.462687</text:p>
          </table:table-cell>
          <table:table-cell office:value-type="float" office:value="0.00130043" calcext:value-type="float">
            <text:p>0.00130043</text:p>
          </table:table-cell>
          <table:table-cell office:value-type="float" office:value="207362" calcext:value-type="float">
            <text:p>20736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63259" calcext:value-type="float">
            <text:p>0.0963259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.0170782" calcext:value-type="float">
            <text:p>0.017078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215" calcext:value-type="float">
            <text:p>0.131215</text:p>
          </table:table-cell>
          <table:table-cell office:value-type="float" office:value="0.0221169" calcext:value-type="float">
            <text:p>0.0221169</text:p>
          </table:table-cell>
          <table:table-cell office:value-type="float" office:value="0.412357" calcext:value-type="float">
            <text:p>0.412357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414" calcext:value-type="float">
            <text:p>20741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63923" calcext:value-type="float">
            <text:p>0.0963923</text:p>
          </table:table-cell>
          <table:table-cell office:value-type="float" office:value="0.0163666" calcext:value-type="float">
            <text:p>0.0163666</text:p>
          </table:table-cell>
          <table:table-cell office:value-type="float" office:value="0.0170764" calcext:value-type="float">
            <text:p>0.0170764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31601" calcext:value-type="float">
            <text:p>0.131601</text:p>
          </table:table-cell>
          <table:table-cell office:value-type="float" office:value="0.0220994" calcext:value-type="float">
            <text:p>0.0220994</text:p>
          </table:table-cell>
          <table:table-cell office:value-type="float" office:value="0.412357" calcext:value-type="float">
            <text:p>0.412357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8575" calcext:value-type="float">
            <text:p>20857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947846" calcext:value-type="float">
            <text:p>0.0947846</text:p>
          </table:table-cell>
          <table:table-cell office:value-type="float" office:value="0.0162382" calcext:value-type="float">
            <text:p>0.0162382</text:p>
          </table:table-cell>
          <table:table-cell office:value-type="float" office:value="0.0170409" calcext:value-type="float">
            <text:p>0.0170409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32293" calcext:value-type="float">
            <text:p>0.132293</text:p>
          </table:table-cell>
          <table:table-cell office:value-type="float" office:value="0.0220472" calcext:value-type="float">
            <text:p>0.0220472</text:p>
          </table:table-cell>
          <table:table-cell office:value-type="float" office:value="0.418605" calcext:value-type="float">
            <text:p>0.418605</text:p>
          </table:table-cell>
          <table:table-cell office:value-type="float" office:value="0.00171577" calcext:value-type="float">
            <text:p>0.00171577</text:p>
          </table:table-cell>
          <table:table-cell office:value-type="float" office:value="207905" calcext:value-type="float">
            <text:p>20790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490755" calcext:value-type="float">
            <text:p>0.0490755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46" calcext:value-type="float">
            <text:p>0.0106946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79" calcext:value-type="float">
            <text:p>0.13079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4866" calcext:value-type="float">
            <text:p>0.584866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861" calcext:value-type="float">
            <text:p>20686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490006" calcext:value-type="float">
            <text:p>0.0490006</text:p>
          </table:table-cell>
          <table:table-cell office:value-type="float" office:value="0.01" calcext:value-type="float">
            <text:p>0.01</text:p>
          </table:table-cell>
          <table:table-cell office:value-type="float" office:value="0.0106939" calcext:value-type="float">
            <text:p>0.0106939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1308" calcext:value-type="float">
            <text:p>0.1308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4723" calcext:value-type="float">
            <text:p>0.00024723</text:p>
          </table:table-cell>
          <table:table-cell office:value-type="float" office:value="207392" calcext:value-type="float">
            <text:p>20739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485862" calcext:value-type="float">
            <text:p>0.0485862</text:p>
          </table:table-cell>
          <table:table-cell office:value-type="float" office:value="0.00988468" calcext:value-type="float">
            <text:p>0.00988468</text:p>
          </table:table-cell>
          <table:table-cell office:value-type="float" office:value="0.010676" calcext:value-type="float">
            <text:p>0.010676</text:p>
          </table:table-cell>
          <table:table-cell office:value-type="float" office:value="0.0161943" calcext:value-type="float">
            <text:p>0.0161943</text:p>
          </table:table-cell>
          <table:table-cell office:value-type="float" office:value="0.131947" calcext:value-type="float">
            <text:p>0.131947</text:p>
          </table:table-cell>
          <table:table-cell office:value-type="float" office:value="0.0137615" calcext:value-type="float">
            <text:p>0.0137615</text:p>
          </table:table-cell>
          <table:table-cell office:value-type="float" office:value="0.585561" calcext:value-type="float">
            <text:p>0.585561</text:p>
          </table:table-cell>
          <table:table-cell office:value-type="float" office:value="0.000257119" calcext:value-type="float">
            <text:p>0.000257119</text:p>
          </table:table-cell>
          <table:table-cell office:value-type="float" office:value="206969" calcext:value-type="float">
            <text:p>20696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712187" calcext:value-type="float">
            <text:p>0.0712187</text:p>
          </table:table-cell>
          <table:table-cell office:value-type="float" office:value="0.011919" calcext:value-type="float">
            <text:p>0.011919</text:p>
          </table:table-cell>
          <table:table-cell office:value-type="float" office:value="0.0121485" calcext:value-type="float">
            <text:p>0.0121485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745" calcext:value-type="float">
            <text:p>0.122745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06039" calcext:value-type="float">
            <text:p>20603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712509" calcext:value-type="float">
            <text:p>0.0712509</text:p>
          </table:table-cell>
          <table:table-cell office:value-type="float" office:value="0.0119048" calcext:value-type="float">
            <text:p>0.0119048</text:p>
          </table:table-cell>
          <table:table-cell office:value-type="float" office:value="0.0121486" calcext:value-type="float">
            <text:p>0.0121486</text:p>
          </table:table-cell>
          <table:table-cell office:value-type="float" office:value="0.0189394" calcext:value-type="float">
            <text:p>0.0189394</text:p>
          </table:table-cell>
          <table:table-cell office:value-type="float" office:value="0.122681" calcext:value-type="float">
            <text:p>0.122681</text:p>
          </table:table-cell>
          <table:table-cell office:value-type="float" office:value="0.0162162" calcext:value-type="float">
            <text:p>0.0162162</text:p>
          </table:table-cell>
          <table:table-cell office:value-type="float" office:value="0.488719" calcext:value-type="float">
            <text:p>0.4887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06556" calcext:value-type="float">
            <text:p>20655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700728" calcext:value-type="float">
            <text:p>0.0700728</text:p>
          </table:table-cell>
          <table:table-cell office:value-type="float" office:value="0.0117647" calcext:value-type="float">
            <text:p>0.0117647</text:p>
          </table:table-cell>
          <table:table-cell office:value-type="float" office:value="0.0121163" calcext:value-type="float">
            <text:p>0.0121163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123616" calcext:value-type="float">
            <text:p>0.123616</text:p>
          </table:table-cell>
          <table:table-cell office:value-type="float" office:value="0.0161616" calcext:value-type="float">
            <text:p>0.0161616</text:p>
          </table:table-cell>
          <table:table-cell office:value-type="float" office:value="0.49219" calcext:value-type="float">
            <text:p>0.49219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206418" calcext:value-type="float">
            <text:p>20641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500" calcext:value-type="float">
            <text:p>500</text:p>
          </table:table-cell>
          <table:table-cell office:value-type="float" office:value="0.090536" calcext:value-type="float">
            <text:p>0.090536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605" calcext:value-type="float">
            <text:p>0.0136605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014" calcext:value-type="float">
            <text:p>0.117014</text:p>
          </table:table-cell>
          <table:table-cell office:value-type="float" office:value="0.0186916" calcext:value-type="float">
            <text:p>0.0186916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06718" calcext:value-type="float">
            <text:p>20671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090615" calcext:value-type="float">
            <text:p>0.090615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136598" calcext:value-type="float">
            <text:p>0.013659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17222" calcext:value-type="float">
            <text:p>0.117222</text:p>
          </table:table-cell>
          <table:table-cell office:value-type="float" office:value="0.0186567" calcext:value-type="float">
            <text:p>0.0186567</text:p>
          </table:table-cell>
          <table:table-cell office:value-type="float" office:value="0.432836" calcext:value-type="float">
            <text:p>0.432836</text:p>
          </table:table-cell>
          <table:table-cell office:value-type="float" office:value="0.00139438" calcext:value-type="float">
            <text:p>0.00139438</text:p>
          </table:table-cell>
          <table:table-cell office:value-type="float" office:value="206765" calcext:value-type="float">
            <text:p>20676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500" calcext:value-type="float">
            <text:p>500</text:p>
          </table:table-cell>
          <table:table-cell office:value-type="float" office:value="0.089083" calcext:value-type="float">
            <text:p>0.089083</text:p>
          </table:table-cell>
          <table:table-cell office:value-type="float" office:value="0.0138249" calcext:value-type="float">
            <text:p>0.0138249</text:p>
          </table:table-cell>
          <table:table-cell office:value-type="float" office:value="0.0136154" calcext:value-type="float">
            <text:p>0.0136154</text:p>
          </table:table-cell>
          <table:table-cell office:value-type="float" office:value="0.021645" calcext:value-type="float">
            <text:p>0.021645</text:p>
          </table:table-cell>
          <table:table-cell office:value-type="float" office:value="0.121499" calcext:value-type="float">
            <text:p>0.121499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433183" calcext:value-type="float">
            <text:p>0.433183</text:p>
          </table:table-cell>
          <table:table-cell office:value-type="float" office:value="0.00134493" calcext:value-type="float">
            <text:p>0.00134493</text:p>
          </table:table-cell>
          <table:table-cell office:value-type="float" office:value="206820" calcext:value-type="float">
            <text:p>20682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72162" calcext:value-type="float">
            <text:p>0.0672162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289095" calcext:value-type="float">
            <text:p>0.0289095</text:p>
          </table:table-cell>
          <table:table-cell office:value-type="float" office:value="0.035461" calcext:value-type="float">
            <text:p>0.035461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08851" calcext:value-type="float">
            <text:p>0.508851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1104870" calcext:value-type="float">
            <text:p>11048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71507" calcext:value-type="float">
            <text:p>0.0671507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289086" calcext:value-type="float">
            <text:p>0.0289086</text:p>
          </table:table-cell>
          <table:table-cell office:value-type="float" office:value="0.035461" calcext:value-type="float">
            <text:p>0.035461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08851" calcext:value-type="float">
            <text:p>0.508851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1126770" calcext:value-type="float">
            <text:p>11267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66661" calcext:value-type="float">
            <text:p>0.0666661</text:p>
          </table:table-cell>
          <table:table-cell office:value-type="float" office:value="0.0271003" calcext:value-type="float">
            <text:p>0.0271003</text:p>
          </table:table-cell>
          <table:table-cell office:value-type="float" office:value="0.0288612" calcext:value-type="float">
            <text:p>0.0288612</text:p>
          </table:table-cell>
          <table:table-cell office:value-type="float" office:value="0.0352113" calcext:value-type="float">
            <text:p>0.0352113</text:p>
          </table:table-cell>
          <table:table-cell office:value-type="float" office:value="0.182852" calcext:value-type="float">
            <text:p>0.18285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11975" calcext:value-type="float">
            <text:p>0.511975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1135460" calcext:value-type="float">
            <text:p>113546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6544" calcext:value-type="float">
            <text:p>0.086544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310276" calcext:value-type="float">
            <text:p>0.0310276</text:p>
          </table:table-cell>
          <table:table-cell office:value-type="float" office:value="0.0383562" calcext:value-type="float">
            <text:p>0.0383562</text:p>
          </table:table-cell>
          <table:table-cell office:value-type="float" office:value="0.146198" calcext:value-type="float">
            <text:p>0.146198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439084" calcext:value-type="float">
            <text:p>0.439084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1104140" calcext:value-type="float">
            <text:p>110414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64874" calcext:value-type="float">
            <text:p>0.0864874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310257" calcext:value-type="float">
            <text:p>0.0310257</text:p>
          </table:table-cell>
          <table:table-cell office:value-type="float" office:value="0.0383562" calcext:value-type="float">
            <text:p>0.0383562</text:p>
          </table:table-cell>
          <table:table-cell office:value-type="float" office:value="0.146069" calcext:value-type="float">
            <text:p>0.146069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439084" calcext:value-type="float">
            <text:p>0.439084</text:p>
          </table:table-cell>
          <table:table-cell office:value-type="float" office:value="0.00169105" calcext:value-type="float">
            <text:p>0.00169105</text:p>
          </table:table-cell>
          <table:table-cell office:value-type="float" office:value="1073630" calcext:value-type="float">
            <text:p>107363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55574" calcext:value-type="float">
            <text:p>0.0855574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0309583" calcext:value-type="float">
            <text:p>0.0309583</text:p>
          </table:table-cell>
          <table:table-cell office:value-type="float" office:value="0.0382514" calcext:value-type="float">
            <text:p>0.0382514</text:p>
          </table:table-cell>
          <table:table-cell office:value-type="float" office:value="0.146296" calcext:value-type="float">
            <text:p>0.146296</text:p>
          </table:table-cell>
          <table:table-cell office:value-type="float" office:value="0.035533" calcext:value-type="float">
            <text:p>0.035533</text:p>
          </table:table-cell>
          <table:table-cell office:value-type="float" office:value="0.440472" calcext:value-type="float">
            <text:p>0.440472</text:p>
          </table:table-cell>
          <table:table-cell office:value-type="float" office:value="0.00167622" calcext:value-type="float">
            <text:p>0.00167622</text:p>
          </table:table-cell>
          <table:table-cell office:value-type="float" office:value="1083310" calcext:value-type="float">
            <text:p>108331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2798" calcext:value-type="float">
            <text:p>0.102798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0330518" calcext:value-type="float">
            <text:p>0.0330518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378378" calcext:value-type="float">
            <text:p>0.0378378</text:p>
          </table:table-cell>
          <table:table-cell office:value-type="float" office:value="0.390489" calcext:value-type="float">
            <text:p>0.390489</text:p>
          </table:table-cell>
          <table:table-cell office:value-type="float" office:value="0.00204212" calcext:value-type="float">
            <text:p>0.00204212</text:p>
          </table:table-cell>
          <table:table-cell office:value-type="float" office:value="1018690" calcext:value-type="float">
            <text:p>101869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2763" calcext:value-type="float">
            <text:p>0.102763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0330493" calcext:value-type="float">
            <text:p>0.0330493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0.143058" calcext:value-type="float">
            <text:p>0.143058</text:p>
          </table:table-cell>
          <table:table-cell office:value-type="float" office:value="0.0378378" calcext:value-type="float">
            <text:p>0.0378378</text:p>
          </table:table-cell>
          <table:table-cell office:value-type="float" office:value="0.390489" calcext:value-type="float">
            <text:p>0.390489</text:p>
          </table:table-cell>
          <table:table-cell office:value-type="float" office:value="0.00204212" calcext:value-type="float">
            <text:p>0.00204212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1414" calcext:value-type="float">
            <text:p>0.101414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0.0329579" calcext:value-type="float">
            <text:p>0.0329579</text:p>
          </table:table-cell>
          <table:table-cell office:value-type="float" office:value="0.0424403" calcext:value-type="float">
            <text:p>0.0424403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392572" calcext:value-type="float">
            <text:p>0.392572</text:p>
          </table:table-cell>
          <table:table-cell office:value-type="float" office:value="0.00202234" calcext:value-type="float">
            <text:p>0.00202234</text:p>
          </table:table-cell>
          <table:table-cell office:value-type="float" office:value="985876" calcext:value-type="float">
            <text:p>98587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3234" calcext:value-type="float">
            <text:p>0.06323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31843" calcext:value-type="float">
            <text:p>0.023184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65976" calcext:value-type="float">
            <text:p>0.165976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5512" calcext:value-type="float">
            <text:p>0.525512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117152" calcext:value-type="float">
            <text:p>11715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32394" calcext:value-type="float">
            <text:p>0.063239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31833" calcext:value-type="float">
            <text:p>0.023183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165823" calcext:value-type="float">
            <text:p>0.165823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5512" calcext:value-type="float">
            <text:p>0.525512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117988" calcext:value-type="float">
            <text:p>11798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28494" calcext:value-type="float">
            <text:p>0.0628494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023144" calcext:value-type="float">
            <text:p>0.023144</text:p>
          </table:table-cell>
          <table:table-cell office:value-type="float" office:value="0.0284698" calcext:value-type="float">
            <text:p>0.0284698</text:p>
          </table:table-cell>
          <table:table-cell office:value-type="float" office:value="0.167366" calcext:value-type="float">
            <text:p>0.167366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4818" calcext:value-type="float">
            <text:p>0.524818</text:p>
          </table:table-cell>
          <table:table-cell office:value-type="float" office:value="0.00100375" calcext:value-type="float">
            <text:p>0.00100375</text:p>
          </table:table-cell>
          <table:table-cell office:value-type="float" office:value="117863" calcext:value-type="float">
            <text:p>11786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33892" calcext:value-type="float">
            <text:p>0.0833892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51873" calcext:value-type="float">
            <text:p>0.0251873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757" calcext:value-type="float">
            <text:p>0.137757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60205" calcext:value-type="float">
            <text:p>0.00160205</text:p>
          </table:table-cell>
          <table:table-cell office:value-type="float" office:value="114089" calcext:value-type="float">
            <text:p>11408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33405" calcext:value-type="float">
            <text:p>0.0833405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51853" calcext:value-type="float">
            <text:p>0.0251853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648" calcext:value-type="float">
            <text:p>0.137648</text:p>
          </table:table-cell>
          <table:table-cell office:value-type="float" office:value="0.0289017" calcext:value-type="float">
            <text:p>0.0289017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60205" calcext:value-type="float">
            <text:p>0.00160205</text:p>
          </table:table-cell>
          <table:table-cell office:value-type="float" office:value="114125" calcext:value-type="float">
            <text:p>11412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29307" calcext:value-type="float">
            <text:p>0.0829307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0251304" calcext:value-type="float">
            <text:p>0.0251304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01" calcext:value-type="float">
            <text:p>0.13701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113830" calcext:value-type="float">
            <text:p>11383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1095" calcext:value-type="float">
            <text:p>0.101095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0271126" calcext:value-type="float">
            <text:p>0.0271126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138197" calcext:value-type="float">
            <text:p>0.138197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10571" calcext:value-type="float">
            <text:p>11057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1156" calcext:value-type="float">
            <text:p>0.101156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0271101" calcext:value-type="float">
            <text:p>0.0271101</text:p>
          </table:table-cell>
          <table:table-cell office:value-type="float" office:value="0.03663" calcext:value-type="float">
            <text:p>0.03663</text:p>
          </table:table-cell>
          <table:table-cell office:value-type="float" office:value="0.138197" calcext:value-type="float">
            <text:p>0.138197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403332" calcext:value-type="float">
            <text:p>0.403332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9812" calcext:value-type="float">
            <text:p>10981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0186" calcext:value-type="float">
            <text:p>0.100186</text:p>
          </table:table-cell>
          <table:table-cell office:value-type="float" office:value="0.026738" calcext:value-type="float">
            <text:p>0.026738</text:p>
          </table:table-cell>
          <table:table-cell office:value-type="float" office:value="0.027037" calcext:value-type="float">
            <text:p>0.027037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137154" calcext:value-type="float">
            <text:p>0.137154</text:p>
          </table:table-cell>
          <table:table-cell office:value-type="float" office:value="0.032" calcext:value-type="float">
            <text:p>0.032</text:p>
          </table:table-cell>
          <table:table-cell office:value-type="float" office:value="0.404721" calcext:value-type="float">
            <text:p>0.404721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8939" calcext:value-type="float">
            <text:p>10893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43652" calcext:value-type="float">
            <text:p>0.0543652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.0163916" calcext:value-type="float">
            <text:p>0.0163916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908" calcext:value-type="float">
            <text:p>0.139908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3911" calcext:value-type="float">
            <text:p>9391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43091" calcext:value-type="float">
            <text:p>0.0543091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.016391" calcext:value-type="float">
            <text:p>0.016391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844" calcext:value-type="float">
            <text:p>0.139844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4231" calcext:value-type="float">
            <text:p>9423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8872" calcext:value-type="float">
            <text:p>0.0538872</text:p>
          </table:table-cell>
          <table:table-cell office:value-type="float" office:value="0.015873" calcext:value-type="float">
            <text:p>0.015873</text:p>
          </table:table-cell>
          <table:table-cell office:value-type="float" office:value="0.0163553" calcext:value-type="float">
            <text:p>0.0163553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888" calcext:value-type="float">
            <text:p>0.139888</text:p>
          </table:table-cell>
          <table:table-cell office:value-type="float" office:value="0.0205656" calcext:value-type="float">
            <text:p>0.0205656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469737" calcext:value-type="float">
            <text:p>0.000469737</text:p>
          </table:table-cell>
          <table:table-cell office:value-type="float" office:value="93824" calcext:value-type="float">
            <text:p>9382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54028" calcext:value-type="float">
            <text:p>0.0754028</text:p>
          </table:table-cell>
          <table:table-cell office:value-type="float" office:value="0.0181269" calcext:value-type="float">
            <text:p>0.0181269</text:p>
          </table:table-cell>
          <table:table-cell office:value-type="float" office:value="0.0181485" calcext:value-type="float">
            <text:p>0.0181485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91291" calcext:value-type="float">
            <text:p>9129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55095" calcext:value-type="float">
            <text:p>0.0755095</text:p>
          </table:table-cell>
          <table:table-cell office:value-type="float" office:value="0.0181269" calcext:value-type="float">
            <text:p>0.0181269</text:p>
          </table:table-cell>
          <table:table-cell office:value-type="float" office:value="0.0181465" calcext:value-type="float">
            <text:p>0.0181465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136808" calcext:value-type="float">
            <text:p>0.136808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91586" calcext:value-type="float">
            <text:p>9158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7161" calcext:value-type="float">
            <text:p>0.0747161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80993" calcext:value-type="float">
            <text:p>0.0180993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2818" calcext:value-type="float">
            <text:p>0.482818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91195" calcext:value-type="float">
            <text:p>9119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40797" calcext:value-type="float">
            <text:p>0.094079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831" calcext:value-type="float">
            <text:p>0.0198831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29272" calcext:value-type="float">
            <text:p>0.129272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3811" calcext:value-type="float">
            <text:p>0.423811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593" calcext:value-type="float">
            <text:p>8959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97" calcext:value-type="float">
            <text:p>0.0939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819" calcext:value-type="float">
            <text:p>0.0198819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29198" calcext:value-type="float">
            <text:p>0.129198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3464" calcext:value-type="float">
            <text:p>0.423464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783" calcext:value-type="float">
            <text:p>8978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3012" calcext:value-type="float">
            <text:p>0.093012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234" calcext:value-type="float">
            <text:p>0.0198234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8476" calcext:value-type="float">
            <text:p>0.128476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0.00161688" calcext:value-type="float">
            <text:p>0.00161688</text:p>
          </table:table-cell>
          <table:table-cell office:value-type="float" office:value="89902" calcext:value-type="float">
            <text:p>8990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5884" calcext:value-type="float">
            <text:p>0.065884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0284101" calcext:value-type="float">
            <text:p>0.0284101</text:p>
          </table:table-cell>
          <table:table-cell office:value-type="float" office:value="0.0339943" calcext:value-type="float">
            <text:p>0.0339943</text:p>
          </table:table-cell>
          <table:table-cell office:value-type="float" office:value="0.181418" calcext:value-type="float">
            <text:p>0.181418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57" calcext:value-type="float">
            <text:p>0.51857</text:p>
          </table:table-cell>
          <table:table-cell office:value-type="float" office:value="0.00111748" calcext:value-type="float">
            <text:p>0.00111748</text:p>
          </table:table-cell>
          <table:table-cell office:value-type="float" office:value="644238" calcext:value-type="float">
            <text:p>64423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58168" calcext:value-type="float">
            <text:p>0.0658168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0284091" calcext:value-type="float">
            <text:p>0.0284091</text:p>
          </table:table-cell>
          <table:table-cell office:value-type="float" office:value="0.0339943" calcext:value-type="float">
            <text:p>0.0339943</text:p>
          </table:table-cell>
          <table:table-cell office:value-type="float" office:value="0.181309" calcext:value-type="float">
            <text:p>0.181309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57" calcext:value-type="float">
            <text:p>0.51857</text:p>
          </table:table-cell>
          <table:table-cell office:value-type="float" office:value="0.00111748" calcext:value-type="float">
            <text:p>0.00111748</text:p>
          </table:table-cell>
          <table:table-cell office:value-type="float" office:value="649284" calcext:value-type="float">
            <text:p>64928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54628" calcext:value-type="float">
            <text:p>0.0654628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0283696" calcext:value-type="float">
            <text:p>0.0283696</text:p>
          </table:table-cell>
          <table:table-cell office:value-type="float" office:value="0.0338028" calcext:value-type="float">
            <text:p>0.0338028</text:p>
          </table:table-cell>
          <table:table-cell office:value-type="float" office:value="0.184375" calcext:value-type="float">
            <text:p>0.184375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223" calcext:value-type="float">
            <text:p>0.518223</text:p>
          </table:table-cell>
          <table:table-cell office:value-type="float" office:value="0.00108781" calcext:value-type="float">
            <text:p>0.00108781</text:p>
          </table:table-cell>
          <table:table-cell office:value-type="float" office:value="646265" calcext:value-type="float">
            <text:p>64626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55558" calcext:value-type="float">
            <text:p>0.0855558</text:p>
          </table:table-cell>
          <table:table-cell office:value-type="float" office:value="0.0306905" calcext:value-type="float">
            <text:p>0.0306905</text:p>
          </table:table-cell>
          <table:table-cell office:value-type="float" office:value="0.0304033" calcext:value-type="float">
            <text:p>0.0304033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0532" calcext:value-type="float">
            <text:p>0.160532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447067" calcext:value-type="float">
            <text:p>0.447067</text:p>
          </table:table-cell>
          <table:table-cell office:value-type="float" office:value="0.00166633" calcext:value-type="float">
            <text:p>0.00166633</text:p>
          </table:table-cell>
          <table:table-cell office:value-type="float" office:value="638091" calcext:value-type="float">
            <text:p>63809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54941" calcext:value-type="float">
            <text:p>0.0854941</text:p>
          </table:table-cell>
          <table:table-cell office:value-type="float" office:value="0.0306905" calcext:value-type="float">
            <text:p>0.0306905</text:p>
          </table:table-cell>
          <table:table-cell office:value-type="float" office:value="0.0304017" calcext:value-type="float">
            <text:p>0.0304017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0443" calcext:value-type="float">
            <text:p>0.160443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447067" calcext:value-type="float">
            <text:p>0.447067</text:p>
          </table:table-cell>
          <table:table-cell office:value-type="float" office:value="0.00166633" calcext:value-type="float">
            <text:p>0.00166633</text:p>
          </table:table-cell>
          <table:table-cell office:value-type="float" office:value="633929" calcext:value-type="float">
            <text:p>63392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46281" calcext:value-type="float">
            <text:p>0.0846281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303458" calcext:value-type="float">
            <text:p>0.0303458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1116" calcext:value-type="float">
            <text:p>0.161116</text:p>
          </table:table-cell>
          <table:table-cell office:value-type="float" office:value="0.033241" calcext:value-type="float">
            <text:p>0.033241</text:p>
          </table:table-cell>
          <table:table-cell office:value-type="float" office:value="0.447414" calcext:value-type="float">
            <text:p>0.447414</text:p>
          </table:table-cell>
          <table:table-cell office:value-type="float" office:value="0.00166138" calcext:value-type="float">
            <text:p>0.00166138</text:p>
          </table:table-cell>
          <table:table-cell office:value-type="float" office:value="631582" calcext:value-type="float">
            <text:p>63158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2027" calcext:value-type="float">
            <text:p>0.102027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918" calcext:value-type="float">
            <text:p>0.0323918</text:p>
          </table:table-cell>
          <table:table-cell office:value-type="float" office:value="0.0419948" calcext:value-type="float">
            <text:p>0.0419948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0.396043" calcext:value-type="float">
            <text:p>0.396043</text:p>
          </table:table-cell>
          <table:table-cell office:value-type="float" office:value="0.00201245" calcext:value-type="float">
            <text:p>0.00201245</text:p>
          </table:table-cell>
          <table:table-cell office:value-type="float" office:value="624434" calcext:value-type="float">
            <text:p>62443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1985" calcext:value-type="float">
            <text:p>0.101985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904" calcext:value-type="float">
            <text:p>0.0323904</text:p>
          </table:table-cell>
          <table:table-cell office:value-type="float" office:value="0.0419948" calcext:value-type="float">
            <text:p>0.0419948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0.396043" calcext:value-type="float">
            <text:p>0.396043</text:p>
          </table:table-cell>
          <table:table-cell office:value-type="float" office:value="0.00201245" calcext:value-type="float">
            <text:p>0.00201245</text:p>
          </table:table-cell>
          <table:table-cell office:value-type="float" office:value="622407" calcext:value-type="float">
            <text:p>62240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0678" calcext:value-type="float">
            <text:p>0.100678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078" calcext:value-type="float">
            <text:p>0.0323078</text:p>
          </table:table-cell>
          <table:table-cell office:value-type="float" office:value="0.0418118" calcext:value-type="float">
            <text:p>0.0418118</text:p>
          </table:table-cell>
          <table:table-cell office:value-type="float" office:value="0.151043" calcext:value-type="float">
            <text:p>0.151043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396737" calcext:value-type="float">
            <text:p>0.396737</text:p>
          </table:table-cell>
          <table:table-cell office:value-type="float" office:value="0.00199762" calcext:value-type="float">
            <text:p>0.00199762</text:p>
          </table:table-cell>
          <table:table-cell office:value-type="float" office:value="616299" calcext:value-type="float">
            <text:p>61629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2675" calcext:value-type="float">
            <text:p>0.06267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825" calcext:value-type="float">
            <text:p>0.022825</text:p>
          </table:table-cell>
          <table:table-cell office:value-type="float" office:value="0.0280112" calcext:value-type="float">
            <text:p>0.0280112</text:p>
          </table:table-cell>
          <table:table-cell office:value-type="float" office:value="0.167296" calcext:value-type="float">
            <text:p>0.167296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5859" calcext:value-type="float">
            <text:p>0.525859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104621" calcext:value-type="float">
            <text:p>10462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26803" calcext:value-type="float">
            <text:p>0.0626803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8245" calcext:value-type="float">
            <text:p>0.0228245</text:p>
          </table:table-cell>
          <table:table-cell office:value-type="float" office:value="0.0280112" calcext:value-type="float">
            <text:p>0.0280112</text:p>
          </table:table-cell>
          <table:table-cell office:value-type="float" office:value="0.167217" calcext:value-type="float">
            <text:p>0.167217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5859" calcext:value-type="float">
            <text:p>0.525859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104269" calcext:value-type="float">
            <text:p>10426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23185" calcext:value-type="float">
            <text:p>0.0623185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7895" calcext:value-type="float">
            <text:p>0.0227895</text:p>
          </table:table-cell>
          <table:table-cell office:value-type="float" office:value="0.027933" calcext:value-type="float">
            <text:p>0.027933</text:p>
          </table:table-cell>
          <table:table-cell office:value-type="float" office:value="0.168058" calcext:value-type="float">
            <text:p>0.168058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5165" calcext:value-type="float">
            <text:p>0.525165</text:p>
          </table:table-cell>
          <table:table-cell office:value-type="float" office:value="0.00100375" calcext:value-type="float">
            <text:p>0.00100375</text:p>
          </table:table-cell>
          <table:table-cell office:value-type="float" office:value="105251" calcext:value-type="float">
            <text:p>10525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29545" calcext:value-type="float">
            <text:p>0.0829545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0247704" calcext:value-type="float">
            <text:p>0.0247704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60205" calcext:value-type="float">
            <text:p>0.00160205</text:p>
          </table:table-cell>
          <table:table-cell office:value-type="float" office:value="103815" calcext:value-type="float">
            <text:p>10381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29058" calcext:value-type="float">
            <text:p>0.0829058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0247689" calcext:value-type="float">
            <text:p>0.0247689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448108" calcext:value-type="float">
            <text:p>0.448108</text:p>
          </table:table-cell>
          <table:table-cell office:value-type="float" office:value="0.00160205" calcext:value-type="float">
            <text:p>0.00160205</text:p>
          </table:table-cell>
          <table:table-cell office:value-type="float" office:value="103446" calcext:value-type="float">
            <text:p>10344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24835" calcext:value-type="float">
            <text:p>0.0824835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47215" calcext:value-type="float">
            <text:p>0.0247215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031" calcext:value-type="float">
            <text:p>0.149031</text:p>
          </table:table-cell>
          <table:table-cell office:value-type="float" office:value="0.0277008" calcext:value-type="float">
            <text:p>0.0277008</text:p>
          </table:table-cell>
          <table:table-cell office:value-type="float" office:value="0.451926" calcext:value-type="float">
            <text:p>0.451926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103318" calcext:value-type="float">
            <text:p>10331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0686" calcext:value-type="float">
            <text:p>0.100686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7206" calcext:value-type="float">
            <text:p>0.0267206</text:p>
          </table:table-cell>
          <table:table-cell office:value-type="float" office:value="0.0362694" calcext:value-type="float">
            <text:p>0.0362694</text:p>
          </table:table-cell>
          <table:table-cell office:value-type="float" office:value="0.143092" calcext:value-type="float">
            <text:p>0.143092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3679" calcext:value-type="float">
            <text:p>0.403679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2020" calcext:value-type="float">
            <text:p>10202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0749" calcext:value-type="float">
            <text:p>0.100749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7184" calcext:value-type="float">
            <text:p>0.0267184</text:p>
          </table:table-cell>
          <table:table-cell office:value-type="float" office:value="0.0362694" calcext:value-type="float">
            <text:p>0.0362694</text:p>
          </table:table-cell>
          <table:table-cell office:value-type="float" office:value="0.142924" calcext:value-type="float">
            <text:p>0.142924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3332" calcext:value-type="float">
            <text:p>0.403332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2699" calcext:value-type="float">
            <text:p>10269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7923" calcext:value-type="float">
            <text:p>0.0997923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6553" calcext:value-type="float">
            <text:p>0.0266553</text:p>
          </table:table-cell>
          <table:table-cell office:value-type="float" office:value="0.0361757" calcext:value-type="float">
            <text:p>0.0361757</text:p>
          </table:table-cell>
          <table:table-cell office:value-type="float" office:value="0.145322" calcext:value-type="float">
            <text:p>0.145322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4721" calcext:value-type="float">
            <text:p>0.404721</text:p>
          </table:table-cell>
          <table:table-cell office:value-type="float" office:value="0.00186906" calcext:value-type="float">
            <text:p>0.00186906</text:p>
          </table:table-cell>
          <table:table-cell office:value-type="float" office:value="102578" calcext:value-type="float">
            <text:p>10257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43073" calcext:value-type="float">
            <text:p>0.0543073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749" calcext:value-type="float">
            <text:p>0.016374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1124" calcext:value-type="float">
            <text:p>0.141124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2748" calcext:value-type="float">
            <text:p>9274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42512" calcext:value-type="float">
            <text:p>0.0542512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742" calcext:value-type="float">
            <text:p>0.0163742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1055" calcext:value-type="float">
            <text:p>0.141055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3293" calcext:value-type="float">
            <text:p>9329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8294" calcext:value-type="float">
            <text:p>0.0538294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389" calcext:value-type="float">
            <text:p>0.016338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0689" calcext:value-type="float">
            <text:p>0.140689</text:p>
          </table:table-cell>
          <table:table-cell office:value-type="float" office:value="0.0204604" calcext:value-type="float">
            <text:p>0.0204604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469737" calcext:value-type="float">
            <text:p>0.000469737</text:p>
          </table:table-cell>
          <table:table-cell office:value-type="float" office:value="92575" calcext:value-type="float">
            <text:p>9257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53884" calcext:value-type="float">
            <text:p>0.0753884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138" calcext:value-type="float">
            <text:p>0.018138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136971" calcext:value-type="float">
            <text:p>0.136971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91305" calcext:value-type="float">
            <text:p>9130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54951" calcext:value-type="float">
            <text:p>0.0754951</text:p>
          </table:table-cell>
          <table:table-cell office:value-type="float" office:value="0.0179104" calcext:value-type="float">
            <text:p>0.0179104</text:p>
          </table:table-cell>
          <table:table-cell office:value-type="float" office:value="0.0181361" calcext:value-type="float">
            <text:p>0.0181361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136877" calcext:value-type="float">
            <text:p>0.136877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91223" calcext:value-type="float">
            <text:p>9122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7041" calcext:value-type="float">
            <text:p>0.0747041</text:p>
          </table:table-cell>
          <table:table-cell office:value-type="float" office:value="0.0174419" calcext:value-type="float">
            <text:p>0.0174419</text:p>
          </table:table-cell>
          <table:table-cell office:value-type="float" office:value="0.018089" calcext:value-type="float">
            <text:p>0.018089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2818" calcext:value-type="float">
            <text:p>0.482818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40725" calcext:value-type="float">
            <text:p>0.0940725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772" calcext:value-type="float">
            <text:p>0.0198772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29213" calcext:value-type="float">
            <text:p>0.129213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3811" calcext:value-type="float">
            <text:p>0.423811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298" calcext:value-type="float">
            <text:p>8929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9627" calcext:value-type="float">
            <text:p>0.093962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761" calcext:value-type="float">
            <text:p>0.0198761</text:p>
          </table:table-cell>
          <table:table-cell office:value-type="float" office:value="0.0276243" calcext:value-type="float">
            <text:p>0.0276243</text:p>
          </table:table-cell>
          <table:table-cell office:value-type="float" office:value="0.129139" calcext:value-type="float">
            <text:p>0.129139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3464" calcext:value-type="float">
            <text:p>0.423464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300" calcext:value-type="float">
            <text:p>893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30048" calcext:value-type="float">
            <text:p>0.0930048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178" calcext:value-type="float">
            <text:p>0.0198178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8822" calcext:value-type="float">
            <text:p>0.128822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0.00161688" calcext:value-type="float">
            <text:p>0.00161688</text:p>
          </table:table-cell>
          <table:table-cell office:value-type="float" office:value="89726" calcext:value-type="float">
            <text:p>8972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70161" calcext:value-type="float">
            <text:p>0.0670161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289034" calcext:value-type="float">
            <text:p>0.0289034</text:p>
          </table:table-cell>
          <table:table-cell office:value-type="float" office:value="0.035443" calcext:value-type="float">
            <text:p>0.035443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09545" calcext:value-type="float">
            <text:p>0.509545</text:p>
          </table:table-cell>
          <table:table-cell office:value-type="float" office:value="0.00115704" calcext:value-type="float">
            <text:p>0.00115704</text:p>
          </table:table-cell>
          <table:table-cell office:value-type="float" office:value="1083160" calcext:value-type="float">
            <text:p>108316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69388" calcext:value-type="float">
            <text:p>0.0669388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0289026" calcext:value-type="float">
            <text:p>0.0289026</text:p>
          </table:table-cell>
          <table:table-cell office:value-type="float" office:value="0.035443" calcext:value-type="float">
            <text:p>0.035443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2" calcext:value-type="float">
            <text:p>0.032</text:p>
          </table:table-cell>
          <table:table-cell office:value-type="float" office:value="0.509545" calcext:value-type="float">
            <text:p>0.509545</text:p>
          </table:table-cell>
          <table:table-cell office:value-type="float" office:value="0.00115704" calcext:value-type="float">
            <text:p>0.00115704</text:p>
          </table:table-cell>
          <table:table-cell office:value-type="float" office:value="1068340" calcext:value-type="float">
            <text:p>106834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6428" calcext:value-type="float">
            <text:p>0.066428</text:p>
          </table:table-cell>
          <table:table-cell office:value-type="float" office:value="0.0271003" calcext:value-type="float">
            <text:p>0.0271003</text:p>
          </table:table-cell>
          <table:table-cell office:value-type="float" office:value="0.0288551" calcext:value-type="float">
            <text:p>0.0288551</text:p>
          </table:table-cell>
          <table:table-cell office:value-type="float" office:value="0.0351906" calcext:value-type="float">
            <text:p>0.0351906</text:p>
          </table:table-cell>
          <table:table-cell office:value-type="float" office:value="0.182976" calcext:value-type="float">
            <text:p>0.182976</text:p>
          </table:table-cell>
          <table:table-cell office:value-type="float" office:value="0.032" calcext:value-type="float">
            <text:p>0.032</text:p>
          </table:table-cell>
          <table:table-cell office:value-type="float" office:value="0.512669" calcext:value-type="float">
            <text:p>0.512669</text:p>
          </table:table-cell>
          <table:table-cell office:value-type="float" office:value="0.00112737" calcext:value-type="float">
            <text:p>0.00112737</text:p>
          </table:table-cell>
          <table:table-cell office:value-type="float" office:value="1075570" calcext:value-type="float">
            <text:p>10755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61498" calcext:value-type="float">
            <text:p>0.0861498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310144" calcext:value-type="float">
            <text:p>0.0310144</text:p>
          </table:table-cell>
          <table:table-cell office:value-type="float" office:value="0.0383562" calcext:value-type="float">
            <text:p>0.0383562</text:p>
          </table:table-cell>
          <table:table-cell office:value-type="float" office:value="0.145624" calcext:value-type="float">
            <text:p>0.145624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441166" calcext:value-type="float">
            <text:p>0.441166</text:p>
          </table:table-cell>
          <table:table-cell office:value-type="float" office:value="0.00169105" calcext:value-type="float">
            <text:p>0.00169105</text:p>
          </table:table-cell>
          <table:table-cell office:value-type="float" office:value="1022950" calcext:value-type="float">
            <text:p>102295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60364" calcext:value-type="float">
            <text:p>0.0860364</text:p>
          </table:table-cell>
          <table:table-cell office:value-type="float" office:value="0.0310559" calcext:value-type="float">
            <text:p>0.0310559</text:p>
          </table:table-cell>
          <table:table-cell office:value-type="float" office:value="0.0310124" calcext:value-type="float">
            <text:p>0.0310124</text:p>
          </table:table-cell>
          <table:table-cell office:value-type="float" office:value="0.0383387" calcext:value-type="float">
            <text:p>0.0383387</text:p>
          </table:table-cell>
          <table:table-cell office:value-type="float" office:value="0.145481" calcext:value-type="float">
            <text:p>0.145481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441166" calcext:value-type="float">
            <text:p>0.441166</text:p>
          </table:table-cell>
          <table:table-cell office:value-type="float" office:value="0.00168611" calcext:value-type="float">
            <text:p>0.00168611</text:p>
          </table:table-cell>
          <table:table-cell office:value-type="float" office:value="1069020" calcext:value-type="float">
            <text:p>106902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51807" calcext:value-type="float">
            <text:p>0.0851807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0309451" calcext:value-type="float">
            <text:p>0.0309451</text:p>
          </table:table-cell>
          <table:table-cell office:value-type="float" office:value="0.0382514" calcext:value-type="float">
            <text:p>0.0382514</text:p>
          </table:table-cell>
          <table:table-cell office:value-type="float" office:value="0.146183" calcext:value-type="float">
            <text:p>0.146183</text:p>
          </table:table-cell>
          <table:table-cell office:value-type="float" office:value="0.035533" calcext:value-type="float">
            <text:p>0.035533</text:p>
          </table:table-cell>
          <table:table-cell office:value-type="float" office:value="0.441513" calcext:value-type="float">
            <text:p>0.441513</text:p>
          </table:table-cell>
          <table:table-cell office:value-type="float" office:value="0.00167622" calcext:value-type="float">
            <text:p>0.00167622</text:p>
          </table:table-cell>
          <table:table-cell office:value-type="float" office:value="1066370" calcext:value-type="float">
            <text:p>10663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2226" calcext:value-type="float">
            <text:p>0.102226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033028" calcext:value-type="float">
            <text:p>0.033028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0.144101" calcext:value-type="float">
            <text:p>0.144101</text:p>
          </table:table-cell>
          <table:table-cell office:value-type="float" office:value="0.0378378" calcext:value-type="float">
            <text:p>0.0378378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00203223" calcext:value-type="float">
            <text:p>0.00203223</text:p>
          </table:table-cell>
          <table:table-cell office:value-type="float" office:value="1019530" calcext:value-type="float">
            <text:p>101953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2132" calcext:value-type="float">
            <text:p>0.102132</text:p>
          </table:table-cell>
          <table:table-cell office:value-type="float" office:value="0.0324324" calcext:value-type="float">
            <text:p>0.0324324</text:p>
          </table:table-cell>
          <table:table-cell office:value-type="float" office:value="0.0330254" calcext:value-type="float">
            <text:p>0.0330254</text:p>
          </table:table-cell>
          <table:table-cell office:value-type="float" office:value="0.0425532" calcext:value-type="float">
            <text:p>0.0425532</text:p>
          </table:table-cell>
          <table:table-cell office:value-type="float" office:value="0.143404" calcext:value-type="float">
            <text:p>0.143404</text:p>
          </table:table-cell>
          <table:table-cell office:value-type="float" office:value="0.0378378" calcext:value-type="float">
            <text:p>0.0378378</text:p>
          </table:table-cell>
          <table:table-cell office:value-type="float" office:value="0.390837" calcext:value-type="float">
            <text:p>0.390837</text:p>
          </table:table-cell>
          <table:table-cell office:value-type="float" office:value="0.00203223" calcext:value-type="float">
            <text:p>0.00203223</text:p>
          </table:table-cell>
          <table:table-cell office:value-type="float" office:value="1005470" calcext:value-type="float">
            <text:p>100547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092" calcext:value-type="float">
            <text:p>0.10092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0.0329347" calcext:value-type="float">
            <text:p>0.0329347</text:p>
          </table:table-cell>
          <table:table-cell office:value-type="float" office:value="0.0424403" calcext:value-type="float">
            <text:p>0.0424403</text:p>
          </table:table-cell>
          <table:table-cell office:value-type="float" office:value="0.145342" calcext:value-type="float">
            <text:p>0.145342</text:p>
          </table:table-cell>
          <table:table-cell office:value-type="float" office:value="0.0376344" calcext:value-type="float">
            <text:p>0.0376344</text:p>
          </table:table-cell>
          <table:table-cell office:value-type="float" office:value="0.392919" calcext:value-type="float">
            <text:p>0.392919</text:p>
          </table:table-cell>
          <table:table-cell office:value-type="float" office:value="0.00200256" calcext:value-type="float">
            <text:p>0.00200256</text:p>
          </table:table-cell>
          <table:table-cell office:value-type="float" office:value="959160" calcext:value-type="float">
            <text:p>95916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29259" calcext:value-type="float">
            <text:p>0.0629259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023159" calcext:value-type="float">
            <text:p>0.023159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164072" calcext:value-type="float">
            <text:p>0.164072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6553" calcext:value-type="float">
            <text:p>0.526553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115671" calcext:value-type="float">
            <text:p>11567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29234" calcext:value-type="float">
            <text:p>0.0629234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0231581" calcext:value-type="float">
            <text:p>0.0231581</text:p>
          </table:table-cell>
          <table:table-cell office:value-type="float" office:value="0.02849" calcext:value-type="float">
            <text:p>0.02849</text:p>
          </table:table-cell>
          <table:table-cell office:value-type="float" office:value="0.163919" calcext:value-type="float">
            <text:p>0.163919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6553" calcext:value-type="float">
            <text:p>0.526553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117176" calcext:value-type="float">
            <text:p>11717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25715" calcext:value-type="float">
            <text:p>0.0625715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0231186" calcext:value-type="float">
            <text:p>0.0231186</text:p>
          </table:table-cell>
          <table:table-cell office:value-type="float" office:value="0.0284091" calcext:value-type="float">
            <text:p>0.0284091</text:p>
          </table:table-cell>
          <table:table-cell office:value-type="float" office:value="0.167712" calcext:value-type="float">
            <text:p>0.167712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525512" calcext:value-type="float">
            <text:p>0.525512</text:p>
          </table:table-cell>
          <table:table-cell office:value-type="float" office:value="0.00097903" calcext:value-type="float">
            <text:p>0.00097903</text:p>
          </table:table-cell>
          <table:table-cell office:value-type="float" office:value="114632" calcext:value-type="float">
            <text:p>11463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29607" calcext:value-type="float">
            <text:p>0.0829607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51419" calcext:value-type="float">
            <text:p>0.0251419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11515" calcext:value-type="float">
            <text:p>11151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28723" calcext:value-type="float">
            <text:p>0.0828723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0251399" calcext:value-type="float">
            <text:p>0.0251399</text:p>
          </table:table-cell>
          <table:table-cell office:value-type="float" office:value="0.032345" calcext:value-type="float">
            <text:p>0.03234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12629" calcext:value-type="float">
            <text:p>11262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23858" calcext:value-type="float">
            <text:p>0.0823858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0250845" calcext:value-type="float">
            <text:p>0.0250845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0.137406" calcext:value-type="float">
            <text:p>0.137406</text:p>
          </table:table-cell>
          <table:table-cell office:value-type="float" office:value="0.0286533" calcext:value-type="float">
            <text:p>0.0286533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10849" calcext:value-type="float">
            <text:p>11084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0379" calcext:value-type="float">
            <text:p>0.100379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0270436" calcext:value-type="float">
            <text:p>0.0270436</text:p>
          </table:table-cell>
          <table:table-cell office:value-type="float" office:value="0.0365535" calcext:value-type="float">
            <text:p>0.0365535</text:p>
          </table:table-cell>
          <table:table-cell office:value-type="float" office:value="0.137836" calcext:value-type="float">
            <text:p>0.137836</text:p>
          </table:table-cell>
          <table:table-cell office:value-type="float" office:value="0.032" calcext:value-type="float">
            <text:p>0.032</text:p>
          </table:table-cell>
          <table:table-cell office:value-type="float" office:value="0.404721" calcext:value-type="float">
            <text:p>0.404721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7312" calcext:value-type="float">
            <text:p>10731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0341" calcext:value-type="float">
            <text:p>0.100341</text:p>
          </table:table-cell>
          <table:table-cell office:value-type="float" office:value="0.0269542" calcext:value-type="float">
            <text:p>0.0269542</text:p>
          </table:table-cell>
          <table:table-cell office:value-type="float" office:value="0.0270412" calcext:value-type="float">
            <text:p>0.0270412</text:p>
          </table:table-cell>
          <table:table-cell office:value-type="float" office:value="0.0365297" calcext:value-type="float">
            <text:p>0.0365297</text:p>
          </table:table-cell>
          <table:table-cell office:value-type="float" office:value="0.137698" calcext:value-type="float">
            <text:p>0.137698</text:p>
          </table:table-cell>
          <table:table-cell office:value-type="float" office:value="0.032" calcext:value-type="float">
            <text:p>0.032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7728" calcext:value-type="float">
            <text:p>10772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3357" calcext:value-type="float">
            <text:p>0.0993357</text:p>
          </table:table-cell>
          <table:table-cell office:value-type="float" office:value="0.026738" calcext:value-type="float">
            <text:p>0.026738</text:p>
          </table:table-cell>
          <table:table-cell office:value-type="float" office:value="0.0269696" calcext:value-type="float">
            <text:p>0.0269696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37851" calcext:value-type="float">
            <text:p>0.137851</text:p>
          </table:table-cell>
          <table:table-cell office:value-type="float" office:value="0.032" calcext:value-type="float">
            <text:p>0.032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6738" calcext:value-type="float">
            <text:p>10673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9425" calcext:value-type="float">
            <text:p>0.0539425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616" calcext:value-type="float">
            <text:p>0.0163616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567" calcext:value-type="float">
            <text:p>0.139567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2199" calcext:value-type="float">
            <text:p>9219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9034" calcext:value-type="float">
            <text:p>0.0539034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609" calcext:value-type="float">
            <text:p>0.0163609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39503" calcext:value-type="float">
            <text:p>0.139503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2058" calcext:value-type="float">
            <text:p>9205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5502" calcext:value-type="float">
            <text:p>0.0535502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248" calcext:value-type="float">
            <text:p>0.0163248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38978" calcext:value-type="float">
            <text:p>0.138978</text:p>
          </table:table-cell>
          <table:table-cell office:value-type="float" office:value="0.0204604" calcext:value-type="float">
            <text:p>0.0204604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49958" calcext:value-type="float">
            <text:p>0.000449958</text:p>
          </table:table-cell>
          <table:table-cell office:value-type="float" office:value="91853" calcext:value-type="float">
            <text:p>9185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8149" calcext:value-type="float">
            <text:p>0.0748149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0924" calcext:value-type="float">
            <text:p>0.018092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39241" calcext:value-type="float">
            <text:p>0.139241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4207" calcext:value-type="float">
            <text:p>0.484207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9374" calcext:value-type="float">
            <text:p>8937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8634" calcext:value-type="float">
            <text:p>0.0748634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0180905" calcext:value-type="float">
            <text:p>0.0180905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4554" calcext:value-type="float">
            <text:p>0.484554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9966" calcext:value-type="float">
            <text:p>8996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152" calcext:value-type="float">
            <text:p>0.074152</text:p>
          </table:table-cell>
          <table:table-cell office:value-type="float" office:value="0.017341" calcext:value-type="float">
            <text:p>0.017341</text:p>
          </table:table-cell>
          <table:table-cell office:value-type="float" office:value="0.0180446" calcext:value-type="float">
            <text:p>0.0180446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89915" calcext:value-type="float">
            <text:p>8991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3367" calcext:value-type="float">
            <text:p>0.0933367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072" calcext:value-type="float">
            <text:p>0.0198072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8621" calcext:value-type="float">
            <text:p>8862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2904" calcext:value-type="float">
            <text:p>0.0932904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059" calcext:value-type="float">
            <text:p>0.0198059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8951" calcext:value-type="float">
            <text:p>8895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3084" calcext:value-type="float">
            <text:p>0.0923084</text:p>
          </table:table-cell>
          <table:table-cell office:value-type="float" office:value="0.0206718" calcext:value-type="float">
            <text:p>0.0206718</text:p>
          </table:table-cell>
          <table:table-cell office:value-type="float" office:value="0.0197492" calcext:value-type="float">
            <text:p>0.0197492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28165" calcext:value-type="float">
            <text:p>0.128165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9018" calcext:value-type="float">
            <text:p>0.42901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89242" calcext:value-type="float">
            <text:p>8924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57591" calcext:value-type="float">
            <text:p>0.0657591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0284081" calcext:value-type="float">
            <text:p>0.0284081</text:p>
          </table:table-cell>
          <table:table-cell office:value-type="float" office:value="0.0339943" calcext:value-type="float">
            <text:p>0.0339943</text:p>
          </table:table-cell>
          <table:table-cell office:value-type="float" office:value="0.181354" calcext:value-type="float">
            <text:p>0.181354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57" calcext:value-type="float">
            <text:p>0.51857</text:p>
          </table:table-cell>
          <table:table-cell office:value-type="float" office:value="0.00111253" calcext:value-type="float">
            <text:p>0.00111253</text:p>
          </table:table-cell>
          <table:table-cell office:value-type="float" office:value="640245" calcext:value-type="float">
            <text:p>64024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56728" calcext:value-type="float">
            <text:p>0.0656728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0284071" calcext:value-type="float">
            <text:p>0.0284071</text:p>
          </table:table-cell>
          <table:table-cell office:value-type="float" office:value="0.0339943" calcext:value-type="float">
            <text:p>0.0339943</text:p>
          </table:table-cell>
          <table:table-cell office:value-type="float" office:value="0.181245" calcext:value-type="float">
            <text:p>0.181245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57" calcext:value-type="float">
            <text:p>0.51857</text:p>
          </table:table-cell>
          <table:table-cell office:value-type="float" office:value="0.00111253" calcext:value-type="float">
            <text:p>0.00111253</text:p>
          </table:table-cell>
          <table:table-cell office:value-type="float" office:value="657736" calcext:value-type="float">
            <text:p>65773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5276" calcext:value-type="float">
            <text:p>0.065276</text:p>
          </table:table-cell>
          <table:table-cell office:value-type="float" office:value="0.0265252" calcext:value-type="float">
            <text:p>0.0265252</text:p>
          </table:table-cell>
          <table:table-cell office:value-type="float" office:value="0.0283678" calcext:value-type="float">
            <text:p>0.0283678</text:p>
          </table:table-cell>
          <table:table-cell office:value-type="float" office:value="0.0338028" calcext:value-type="float">
            <text:p>0.0338028</text:p>
          </table:table-cell>
          <table:table-cell office:value-type="float" office:value="0.184375" calcext:value-type="float">
            <text:p>0.184375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518917" calcext:value-type="float">
            <text:p>0.518917</text:p>
          </table:table-cell>
          <table:table-cell office:value-type="float" office:value="0.00108287" calcext:value-type="float">
            <text:p>0.00108287</text:p>
          </table:table-cell>
          <table:table-cell office:value-type="float" office:value="647142" calcext:value-type="float">
            <text:p>64714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52205" calcext:value-type="float">
            <text:p>0.0852205</text:p>
          </table:table-cell>
          <table:table-cell office:value-type="float" office:value="0.0306905" calcext:value-type="float">
            <text:p>0.0306905</text:p>
          </table:table-cell>
          <table:table-cell office:value-type="float" office:value="0.0303986" calcext:value-type="float">
            <text:p>0.0303986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0418" calcext:value-type="float">
            <text:p>0.160418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66633" calcext:value-type="float">
            <text:p>0.00166633</text:p>
          </table:table-cell>
          <table:table-cell office:value-type="float" office:value="627379" calcext:value-type="float">
            <text:p>62737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5102" calcext:value-type="float">
            <text:p>0.085102</text:p>
          </table:table-cell>
          <table:table-cell office:value-type="float" office:value="0.0306905" calcext:value-type="float">
            <text:p>0.0306905</text:p>
          </table:table-cell>
          <table:table-cell office:value-type="float" office:value="0.0303969" calcext:value-type="float">
            <text:p>0.0303969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0275" calcext:value-type="float">
            <text:p>0.160275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66633" calcext:value-type="float">
            <text:p>0.00166633</text:p>
          </table:table-cell>
          <table:table-cell office:value-type="float" office:value="627739" calcext:value-type="float">
            <text:p>62773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42901" calcext:value-type="float">
            <text:p>0.0842901</text:p>
          </table:table-cell>
          <table:table-cell office:value-type="float" office:value="0.0306122" calcext:value-type="float">
            <text:p>0.0306122</text:p>
          </table:table-cell>
          <table:table-cell office:value-type="float" office:value="0.030341" calcext:value-type="float">
            <text:p>0.030341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161116" calcext:value-type="float">
            <text:p>0.161116</text:p>
          </table:table-cell>
          <table:table-cell office:value-type="float" office:value="0.033241" calcext:value-type="float">
            <text:p>0.033241</text:p>
          </table:table-cell>
          <table:table-cell office:value-type="float" office:value="0.447761" calcext:value-type="float">
            <text:p>0.447761</text:p>
          </table:table-cell>
          <table:table-cell office:value-type="float" office:value="0.00166138" calcext:value-type="float">
            <text:p>0.00166138</text:p>
          </table:table-cell>
          <table:table-cell office:value-type="float" office:value="626523" calcext:value-type="float">
            <text:p>62652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1482" calcext:value-type="float">
            <text:p>0.101482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826" calcext:value-type="float">
            <text:p>0.0323826</text:p>
          </table:table-cell>
          <table:table-cell office:value-type="float" office:value="0.0419948" calcext:value-type="float">
            <text:p>0.0419948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0.396043" calcext:value-type="float">
            <text:p>0.396043</text:p>
          </table:table-cell>
          <table:table-cell office:value-type="float" office:value="0.00200751" calcext:value-type="float">
            <text:p>0.00200751</text:p>
          </table:table-cell>
          <table:table-cell office:value-type="float" office:value="614632" calcext:value-type="float">
            <text:p>61463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1381" calcext:value-type="float">
            <text:p>0.101381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3812" calcext:value-type="float">
            <text:p>0.0323812</text:p>
          </table:table-cell>
          <table:table-cell office:value-type="float" office:value="0.0419948" calcext:value-type="float">
            <text:p>0.0419948</text:p>
          </table:table-cell>
          <table:table-cell office:value-type="float" office:value="0.149308" calcext:value-type="float">
            <text:p>0.149308</text:p>
          </table:table-cell>
          <table:table-cell office:value-type="float" office:value="0.037234" calcext:value-type="float">
            <text:p>0.037234</text:p>
          </table:table-cell>
          <table:table-cell office:value-type="float" office:value="0.396043" calcext:value-type="float">
            <text:p>0.396043</text:p>
          </table:table-cell>
          <table:table-cell office:value-type="float" office:value="0.00200751" calcext:value-type="float">
            <text:p>0.00200751</text:p>
          </table:table-cell>
          <table:table-cell office:value-type="float" office:value="618848" calcext:value-type="float">
            <text:p>61884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100206" calcext:value-type="float">
            <text:p>0.100206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032299" calcext:value-type="float">
            <text:p>0.032299</text:p>
          </table:table-cell>
          <table:table-cell office:value-type="float" office:value="0.0417755" calcext:value-type="float">
            <text:p>0.0417755</text:p>
          </table:table-cell>
          <table:table-cell office:value-type="float" office:value="0.151043" calcext:value-type="float">
            <text:p>0.151043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397084" calcext:value-type="float">
            <text:p>0.397084</text:p>
          </table:table-cell>
          <table:table-cell office:value-type="float" office:value="0.00198278" calcext:value-type="float">
            <text:p>0.00198278</text:p>
          </table:table-cell>
          <table:table-cell office:value-type="float" office:value="606242" calcext:value-type="float">
            <text:p>60624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24136" calcext:value-type="float">
            <text:p>0.0624136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8163" calcext:value-type="float">
            <text:p>0.0228163</text:p>
          </table:table-cell>
          <table:table-cell office:value-type="float" office:value="0.0280112" calcext:value-type="float">
            <text:p>0.0280112</text:p>
          </table:table-cell>
          <table:table-cell office:value-type="float" office:value="0.166807" calcext:value-type="float">
            <text:p>0.166807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103805" calcext:value-type="float">
            <text:p>10380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24112" calcext:value-type="float">
            <text:p>0.062411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8159" calcext:value-type="float">
            <text:p>0.0228159</text:p>
          </table:table-cell>
          <table:table-cell office:value-type="float" office:value="0.0280112" calcext:value-type="float">
            <text:p>0.0280112</text:p>
          </table:table-cell>
          <table:table-cell office:value-type="float" office:value="0.166728" calcext:value-type="float">
            <text:p>0.166728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104096" calcext:value-type="float">
            <text:p>10409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20802" calcext:value-type="float">
            <text:p>0.0620802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27809" calcext:value-type="float">
            <text:p>0.0227809</text:p>
          </table:table-cell>
          <table:table-cell office:value-type="float" office:value="0.027933" calcext:value-type="float">
            <text:p>0.027933</text:p>
          </table:table-cell>
          <table:table-cell office:value-type="float" office:value="0.168058" calcext:value-type="float">
            <text:p>0.168058</text:p>
          </table:table-cell>
          <table:table-cell office:value-type="float" office:value="0.0262467" calcext:value-type="float">
            <text:p>0.0262467</text:p>
          </table:table-cell>
          <table:table-cell office:value-type="float" office:value="0.525859" calcext:value-type="float">
            <text:p>0.525859</text:p>
          </table:table-cell>
          <table:table-cell office:value-type="float" office:value="0.00097903" calcext:value-type="float">
            <text:p>0.00097903</text:p>
          </table:table-cell>
          <table:table-cell office:value-type="float" office:value="103575" calcext:value-type="float">
            <text:p>10357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25494" calcext:value-type="float">
            <text:p>0.0825494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0247528" calcext:value-type="float">
            <text:p>0.0247528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02568" calcext:value-type="float">
            <text:p>10256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2461" calcext:value-type="float">
            <text:p>0.082461</text:p>
          </table:table-cell>
          <table:table-cell office:value-type="float" office:value="0.0255102" calcext:value-type="float">
            <text:p>0.0255102</text:p>
          </table:table-cell>
          <table:table-cell office:value-type="float" office:value="0.0247511" calcext:value-type="float">
            <text:p>0.0247511</text:p>
          </table:table-cell>
          <table:table-cell office:value-type="float" office:value="0.0320856" calcext:value-type="float">
            <text:p>0.0320856</text:p>
          </table:table-cell>
          <table:table-cell office:value-type="float" office:value="0.149654" calcext:value-type="float">
            <text:p>0.149654</text:p>
          </table:table-cell>
          <table:table-cell office:value-type="float" office:value="0.0277778" calcext:value-type="float">
            <text:p>0.0277778</text:p>
          </table:table-cell>
          <table:table-cell office:value-type="float" office:value="0.449844" calcext:value-type="float">
            <text:p>0.449844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03123" calcext:value-type="float">
            <text:p>10312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19673" calcext:value-type="float">
            <text:p>0.0819673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47031" calcext:value-type="float">
            <text:p>0.0247031</text:p>
          </table:table-cell>
          <table:table-cell office:value-type="float" office:value="0.0320513" calcext:value-type="float">
            <text:p>0.0320513</text:p>
          </table:table-cell>
          <table:table-cell office:value-type="float" office:value="0.148264" calcext:value-type="float">
            <text:p>0.148264</text:p>
          </table:table-cell>
          <table:table-cell office:value-type="float" office:value="0.0277008" calcext:value-type="float">
            <text:p>0.0277008</text:p>
          </table:table-cell>
          <table:table-cell office:value-type="float" office:value="0.453315" calcext:value-type="float">
            <text:p>0.453315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02797" calcext:value-type="float">
            <text:p>10279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99934" calcext:value-type="float">
            <text:p>0.099993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6897" calcext:value-type="float">
            <text:p>0.0266897</text:p>
          </table:table-cell>
          <table:table-cell office:value-type="float" office:value="0.0362538" calcext:value-type="float">
            <text:p>0.0362538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4721" calcext:value-type="float">
            <text:p>0.404721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0938" calcext:value-type="float">
            <text:p>10093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99554" calcext:value-type="float">
            <text:p>0.0999554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6873" calcext:value-type="float">
            <text:p>0.0266873</text:p>
          </table:table-cell>
          <table:table-cell office:value-type="float" office:value="0.0362538" calcext:value-type="float">
            <text:p>0.0362538</text:p>
          </table:table-cell>
          <table:table-cell office:value-type="float" office:value="0.142712" calcext:value-type="float">
            <text:p>0.142712</text:p>
          </table:table-cell>
          <table:table-cell office:value-type="float" office:value="0.031746" calcext:value-type="float">
            <text:p>0.031746</text:p>
          </table:table-cell>
          <table:table-cell office:value-type="float" office:value="0.404373" calcext:value-type="float">
            <text:p>0.40437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1215" calcext:value-type="float">
            <text:p>10121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89606" calcext:value-type="float">
            <text:p>0.0989606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0266239" calcext:value-type="float">
            <text:p>0.0266239</text:p>
          </table:table-cell>
          <table:table-cell office:value-type="float" office:value="0.0360825" calcext:value-type="float">
            <text:p>0.0360825</text:p>
          </table:table-cell>
          <table:table-cell office:value-type="float" office:value="0.143681" calcext:value-type="float">
            <text:p>0.143681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1261" calcext:value-type="float">
            <text:p>10126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9096" calcext:value-type="float">
            <text:p>0.0539096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511" calcext:value-type="float">
            <text:p>0.0163511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1475" calcext:value-type="float">
            <text:p>9147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8705" calcext:value-type="float">
            <text:p>0.0538705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503" calcext:value-type="float">
            <text:p>0.0163503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140279" calcext:value-type="float">
            <text:p>0.140279</text:p>
          </table:table-cell>
          <table:table-cell office:value-type="float" office:value="0.0205128" calcext:value-type="float">
            <text:p>0.0205128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1809" calcext:value-type="float">
            <text:p>9180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5197" calcext:value-type="float">
            <text:p>0.0535197</text:p>
          </table:table-cell>
          <table:table-cell office:value-type="float" office:value="0.0158311" calcext:value-type="float">
            <text:p>0.0158311</text:p>
          </table:table-cell>
          <table:table-cell office:value-type="float" office:value="0.0163145" calcext:value-type="float">
            <text:p>0.0163145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38543" calcext:value-type="float">
            <text:p>0.138543</text:p>
          </table:table-cell>
          <table:table-cell office:value-type="float" office:value="0.0204604" calcext:value-type="float">
            <text:p>0.0204604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49958" calcext:value-type="float">
            <text:p>0.000449958</text:p>
          </table:table-cell>
          <table:table-cell office:value-type="float" office:value="91599" calcext:value-type="float">
            <text:p>9159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8053" calcext:value-type="float">
            <text:p>0.0748053</text:p>
          </table:table-cell>
          <table:table-cell office:value-type="float" office:value="0.0175953" calcext:value-type="float">
            <text:p>0.0175953</text:p>
          </table:table-cell>
          <table:table-cell office:value-type="float" office:value="0.0180871" calcext:value-type="float">
            <text:p>0.018087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39587" calcext:value-type="float">
            <text:p>0.139587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4207" calcext:value-type="float">
            <text:p>0.484207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9607" calcext:value-type="float">
            <text:p>8960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8538" calcext:value-type="float">
            <text:p>0.0748538</text:p>
          </table:table-cell>
          <table:table-cell office:value-type="float" office:value="0.0175824" calcext:value-type="float">
            <text:p>0.0175824</text:p>
          </table:table-cell>
          <table:table-cell office:value-type="float" office:value="0.0180851" calcext:value-type="float">
            <text:p>0.018085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39888" calcext:value-type="float">
            <text:p>0.139888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484554" calcext:value-type="float">
            <text:p>0.484554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9512" calcext:value-type="float">
            <text:p>8951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1449" calcext:value-type="float">
            <text:p>0.0741449</text:p>
          </table:table-cell>
          <table:table-cell office:value-type="float" office:value="0.0170576" calcext:value-type="float">
            <text:p>0.0170576</text:p>
          </table:table-cell>
          <table:table-cell office:value-type="float" office:value="0.0180393" calcext:value-type="float">
            <text:p>0.0180393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139933" calcext:value-type="float">
            <text:p>0.139933</text:p>
          </table:table-cell>
          <table:table-cell office:value-type="float" office:value="0.0216216" calcext:value-type="float">
            <text:p>0.0216216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89826" calcext:value-type="float">
            <text:p>8982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3343" calcext:value-type="float">
            <text:p>0.0933343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043" calcext:value-type="float">
            <text:p>0.0198043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9410" calcext:value-type="float">
            <text:p>8941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2879" calcext:value-type="float">
            <text:p>0.0932879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98031" calcext:value-type="float">
            <text:p>0.0198031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29514" calcext:value-type="float">
            <text:p>0.129514</text:p>
          </table:table-cell>
          <table:table-cell office:value-type="float" office:value="0.0257732" calcext:value-type="float">
            <text:p>0.025773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8330" calcext:value-type="float">
            <text:p>8833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3059" calcext:value-type="float">
            <text:p>0.0923059</text:p>
          </table:table-cell>
          <table:table-cell office:value-type="float" office:value="0.0206718" calcext:value-type="float">
            <text:p>0.0206718</text:p>
          </table:table-cell>
          <table:table-cell office:value-type="float" office:value="0.0197465" calcext:value-type="float">
            <text:p>0.0197465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2815" calcext:value-type="float">
            <text:p>0.12815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9018" calcext:value-type="float">
            <text:p>0.42901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88351" calcext:value-type="float">
            <text:p>8835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37222" calcext:value-type="float">
            <text:p>0.0637222</text:p>
          </table:table-cell>
          <table:table-cell office:value-type="float" office:value="0.0261097" calcext:value-type="float">
            <text:p>0.0261097</text:p>
          </table:table-cell>
          <table:table-cell office:value-type="float" office:value="0.0278642" calcext:value-type="float">
            <text:p>0.0278642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370737" calcext:value-type="float">
            <text:p>37073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36504" calcext:value-type="float">
            <text:p>0.0636504</text:p>
          </table:table-cell>
          <table:table-cell office:value-type="float" office:value="0.0261097" calcext:value-type="float">
            <text:p>0.0261097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9168" calcext:value-type="float">
            <text:p>0.179168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528636" calcext:value-type="float">
            <text:p>0.528636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370196" calcext:value-type="float">
            <text:p>37019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34069" calcext:value-type="float">
            <text:p>0.0634069</text:p>
          </table:table-cell>
          <table:table-cell office:value-type="float" office:value="0.026178" calcext:value-type="float">
            <text:p>0.026178</text:p>
          </table:table-cell>
          <table:table-cell office:value-type="float" office:value="0.0278308" calcext:value-type="float">
            <text:p>0.0278308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7003" calcext:value-type="float">
            <text:p>0.177003</text:p>
          </table:table-cell>
          <table:table-cell office:value-type="float" office:value="0.0309278" calcext:value-type="float">
            <text:p>0.0309278</text:p>
          </table:table-cell>
          <table:table-cell office:value-type="float" office:value="0.53176" calcext:value-type="float">
            <text:p>0.53176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370029" calcext:value-type="float">
            <text:p>37002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41602" calcext:value-type="float">
            <text:p>0.0841602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0296804" calcext:value-type="float">
            <text:p>0.0296804</text:p>
          </table:table-cell>
          <table:table-cell office:value-type="float" office:value="0.0371747" calcext:value-type="float">
            <text:p>0.0371747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372144" calcext:value-type="float">
            <text:p>37214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41125" calcext:value-type="float">
            <text:p>0.0841125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0296793" calcext:value-type="float">
            <text:p>0.0296793</text:p>
          </table:table-cell>
          <table:table-cell office:value-type="float" office:value="0.0371747" calcext:value-type="float">
            <text:p>0.0371747</text:p>
          </table:table-cell>
          <table:table-cell office:value-type="float" office:value="0.174308" calcext:value-type="float">
            <text:p>0.174308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458174" calcext:value-type="float">
            <text:p>0.458174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369902" calcext:value-type="float">
            <text:p>36990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32198" calcext:value-type="float">
            <text:p>0.0832198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0296322" calcext:value-type="float">
            <text:p>0.0296322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325203" calcext:value-type="float">
            <text:p>0.0325203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368666" calcext:value-type="float">
            <text:p>36866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0837" calcext:value-type="float">
            <text:p>0.100837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5606" calcext:value-type="float">
            <text:p>0.0315606</text:p>
          </table:table-cell>
          <table:table-cell office:value-type="float" office:value="0.0406977" calcext:value-type="float">
            <text:p>0.0406977</text:p>
          </table:table-cell>
          <table:table-cell office:value-type="float" office:value="0.155785" calcext:value-type="float">
            <text:p>0.155785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402291" calcext:value-type="float">
            <text:p>0.402291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367626" calcext:value-type="float">
            <text:p>36762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0806" calcext:value-type="float">
            <text:p>0.100806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5584" calcext:value-type="float">
            <text:p>0.0315584</text:p>
          </table:table-cell>
          <table:table-cell office:value-type="float" office:value="0.040678" calcext:value-type="float">
            <text:p>0.040678</text:p>
          </table:table-cell>
          <table:table-cell office:value-type="float" office:value="0.155632" calcext:value-type="float">
            <text:p>0.155632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402291" calcext:value-type="float">
            <text:p>0.402291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368459" calcext:value-type="float">
            <text:p>36845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463" calcext:value-type="float">
            <text:p>0.099463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4895" calcext:value-type="float">
            <text:p>0.0314895</text:p>
          </table:table-cell>
          <table:table-cell office:value-type="float" office:value="0.0403023" calcext:value-type="float">
            <text:p>0.0403023</text:p>
          </table:table-cell>
          <table:table-cell office:value-type="float" office:value="0.155251" calcext:value-type="float">
            <text:p>0.155251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405415" calcext:value-type="float">
            <text:p>0.405415</text:p>
          </table:table-cell>
          <table:table-cell office:value-type="float" office:value="0.00193828" calcext:value-type="float">
            <text:p>0.00193828</text:p>
          </table:table-cell>
          <table:table-cell office:value-type="float" office:value="364622" calcext:value-type="float">
            <text:p>36462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16118" calcext:value-type="float">
            <text:p>0.0616118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385" calcext:value-type="float">
            <text:p>0.0223385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64616" calcext:value-type="float">
            <text:p>0.164616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529677" calcext:value-type="float">
            <text:p>0.529677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94176" calcext:value-type="float">
            <text:p>9417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16244" calcext:value-type="float">
            <text:p>0.0616244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384" calcext:value-type="float">
            <text:p>0.0223384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64522" calcext:value-type="float">
            <text:p>0.164522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529677" calcext:value-type="float">
            <text:p>0.529677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93084" calcext:value-type="float">
            <text:p>9308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13104" calcext:value-type="float">
            <text:p>0.0613104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106" calcext:value-type="float">
            <text:p>0.0223106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6476" calcext:value-type="float">
            <text:p>0.16476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528289" calcext:value-type="float">
            <text:p>0.528289</text:p>
          </table:table-cell>
          <table:table-cell office:value-type="float" office:value="0.00097903" calcext:value-type="float">
            <text:p>0.00097903</text:p>
          </table:table-cell>
          <table:table-cell office:value-type="float" office:value="93577" calcext:value-type="float">
            <text:p>9357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22206" calcext:value-type="float">
            <text:p>0.0822206</text:p>
          </table:table-cell>
          <table:table-cell office:value-type="float" office:value="0.0229885" calcext:value-type="float">
            <text:p>0.0229885</text:p>
          </table:table-cell>
          <table:table-cell office:value-type="float" office:value="0.0241531" calcext:value-type="float">
            <text:p>0.0241531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163889" calcext:value-type="float">
            <text:p>0.163889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5971" calcext:value-type="float">
            <text:p>0.0015971</text:p>
          </table:table-cell>
          <table:table-cell office:value-type="float" office:value="92826" calcext:value-type="float">
            <text:p>9282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2177" calcext:value-type="float">
            <text:p>0.082177</text:p>
          </table:table-cell>
          <table:table-cell office:value-type="float" office:value="0.0229885" calcext:value-type="float">
            <text:p>0.0229885</text:p>
          </table:table-cell>
          <table:table-cell office:value-type="float" office:value="0.0241518" calcext:value-type="float">
            <text:p>0.0241518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163889" calcext:value-type="float">
            <text:p>0.163889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450191" calcext:value-type="float">
            <text:p>0.450191</text:p>
          </table:table-cell>
          <table:table-cell office:value-type="float" office:value="0.0015971" calcext:value-type="float">
            <text:p>0.0015971</text:p>
          </table:table-cell>
          <table:table-cell office:value-type="float" office:value="92773" calcext:value-type="float">
            <text:p>9277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17391" calcext:value-type="float">
            <text:p>0.0817391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0241126" calcext:value-type="float">
            <text:p>0.0241126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162777" calcext:value-type="float">
            <text:p>0.162777</text:p>
          </table:table-cell>
          <table:table-cell office:value-type="float" office:value="0.0271003" calcext:value-type="float">
            <text:p>0.0271003</text:p>
          </table:table-cell>
          <table:table-cell office:value-type="float" office:value="0.453662" calcext:value-type="float">
            <text:p>0.453662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92628" calcext:value-type="float">
            <text:p>9262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99344" calcext:value-type="float">
            <text:p>0.099934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60374" calcext:value-type="float">
            <text:p>0.0260374</text:p>
          </table:table-cell>
          <table:table-cell office:value-type="float" office:value="0.0345821" calcext:value-type="float">
            <text:p>0.0345821</text:p>
          </table:table-cell>
          <table:table-cell office:value-type="float" office:value="0.148952" calcext:value-type="float">
            <text:p>0.148952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5762" calcext:value-type="float">
            <text:p>0.405762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92739" calcext:value-type="float">
            <text:p>9273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60357" calcext:value-type="float">
            <text:p>0.0260357</text:p>
          </table:table-cell>
          <table:table-cell office:value-type="float" office:value="0.0345821" calcext:value-type="float">
            <text:p>0.0345821</text:p>
          </table:table-cell>
          <table:table-cell office:value-type="float" office:value="0.148838" calcext:value-type="float">
            <text:p>0.14883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0.405415" calcext:value-type="float">
            <text:p>0.405415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92388" calcext:value-type="float">
            <text:p>9238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0882" calcext:value-type="float">
            <text:p>0.0990882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0259831" calcext:value-type="float">
            <text:p>0.0259831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146183" calcext:value-type="float">
            <text:p>0.146183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92743" calcext:value-type="float">
            <text:p>9274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40798" calcext:value-type="float">
            <text:p>0.0540798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51" calcext:value-type="float">
            <text:p>0.016251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062" calcext:value-type="float">
            <text:p>0.14062</text:p>
          </table:table-cell>
          <table:table-cell office:value-type="float" office:value="0.0198675" calcext:value-type="float">
            <text:p>0.0198675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89749" calcext:value-type="float">
            <text:p>8974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40237" calcext:value-type="float">
            <text:p>0.0540237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503" calcext:value-type="float">
            <text:p>0.0162503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0571" calcext:value-type="float">
            <text:p>0.140571</text:p>
          </table:table-cell>
          <table:table-cell office:value-type="float" office:value="0.0198675" calcext:value-type="float">
            <text:p>0.0198675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90488" calcext:value-type="float">
            <text:p>9048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6261" calcext:value-type="float">
            <text:p>0.0536261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185" calcext:value-type="float">
            <text:p>0.0162185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1322" calcext:value-type="float">
            <text:p>0.141322</text:p>
          </table:table-cell>
          <table:table-cell office:value-type="float" office:value="0.0192308" calcext:value-type="float">
            <text:p>0.0192308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469737" calcext:value-type="float">
            <text:p>0.000469737</text:p>
          </table:table-cell>
          <table:table-cell office:value-type="float" office:value="89855" calcext:value-type="float">
            <text:p>8985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52058" calcext:value-type="float">
            <text:p>0.0752058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0180242" calcext:value-type="float">
            <text:p>0.0180242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44882" calcext:value-type="float">
            <text:p>0.144882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88828" calcext:value-type="float">
            <text:p>8882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53126" calcext:value-type="float">
            <text:p>0.0753126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0180223" calcext:value-type="float">
            <text:p>0.0180223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144783" calcext:value-type="float">
            <text:p>0.144783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89584" calcext:value-type="float">
            <text:p>8958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5239" calcext:value-type="float">
            <text:p>0.0745239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7978" calcext:value-type="float">
            <text:p>0.017978</text:p>
          </table:table-cell>
          <table:table-cell office:value-type="float" office:value="0.0258398" calcext:value-type="float">
            <text:p>0.0258398</text:p>
          </table:table-cell>
          <table:table-cell office:value-type="float" office:value="0.145491" calcext:value-type="float">
            <text:p>0.145491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2818" calcext:value-type="float">
            <text:p>0.482818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89057" calcext:value-type="float">
            <text:p>8905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9714" calcext:value-type="float">
            <text:p>0.0939714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833" calcext:value-type="float">
            <text:p>0.0197833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31942" calcext:value-type="float">
            <text:p>0.131942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3811" calcext:value-type="float">
            <text:p>0.423811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8489" calcext:value-type="float">
            <text:p>8848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8616" calcext:value-type="float">
            <text:p>0.0938616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822" calcext:value-type="float">
            <text:p>0.0197822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31883" calcext:value-type="float">
            <text:p>0.131883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3464" calcext:value-type="float">
            <text:p>0.423464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9053" calcext:value-type="float">
            <text:p>8905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9108" calcext:value-type="float">
            <text:p>0.0929108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262" calcext:value-type="float">
            <text:p>0.0197262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29866" calcext:value-type="float">
            <text:p>0.129866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0.00161688" calcext:value-type="float">
            <text:p>0.00161688</text:p>
          </table:table-cell>
          <table:table-cell office:value-type="float" office:value="88203" calcext:value-type="float">
            <text:p>8820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05773" calcext:value-type="float">
            <text:p>0.0605773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282" calcext:value-type="float">
            <text:p>0.0272282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0289017" calcext:value-type="float">
            <text:p>0.0289017</text:p>
          </table:table-cell>
          <table:table-cell office:value-type="float" office:value="0.546338" calcext:value-type="float">
            <text:p>0.546338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30555" calcext:value-type="float">
            <text:p>23055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05156" calcext:value-type="float">
            <text:p>0.0605156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269" calcext:value-type="float">
            <text:p>0.0272269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31198" calcext:value-type="float">
            <text:p>23119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05184" calcext:value-type="float">
            <text:p>0.0605184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005" calcext:value-type="float">
            <text:p>0.0272005</text:p>
          </table:table-cell>
          <table:table-cell office:value-type="float" office:value="0.0325733" calcext:value-type="float">
            <text:p>0.0325733</text:p>
          </table:table-cell>
          <table:table-cell office:value-type="float" office:value="0.180048" calcext:value-type="float">
            <text:p>0.180048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55085" calcext:value-type="float">
            <text:p>0.55085</text:p>
          </table:table-cell>
          <table:table-cell office:value-type="float" office:value="0.000885083" calcext:value-type="float">
            <text:p>0.000885083</text:p>
          </table:table-cell>
          <table:table-cell office:value-type="float" office:value="229673" calcext:value-type="float">
            <text:p>22967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14888" calcext:value-type="float">
            <text:p>0.0814888</text:p>
          </table:table-cell>
          <table:table-cell office:value-type="float" office:value="0.0268097" calcext:value-type="float">
            <text:p>0.0268097</text:p>
          </table:table-cell>
          <table:table-cell office:value-type="float" office:value="0.0288975" calcext:value-type="float">
            <text:p>0.0288975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85072" calcext:value-type="float">
            <text:p>0.185072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1364" calcext:value-type="float">
            <text:p>0.471364</text:p>
          </table:table-cell>
          <table:table-cell office:value-type="float" office:value="0.0015081" calcext:value-type="float">
            <text:p>0.0015081</text:p>
          </table:table-cell>
          <table:table-cell office:value-type="float" office:value="230010" calcext:value-type="float">
            <text:p>23001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14546" calcext:value-type="float">
            <text:p>0.0814546</text:p>
          </table:table-cell>
          <table:table-cell office:value-type="float" office:value="0.0268097" calcext:value-type="float">
            <text:p>0.0268097</text:p>
          </table:table-cell>
          <table:table-cell office:value-type="float" office:value="0.0288956" calcext:value-type="float">
            <text:p>0.0288956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85507" calcext:value-type="float">
            <text:p>0.185507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1364" calcext:value-type="float">
            <text:p>0.471364</text:p>
          </table:table-cell>
          <table:table-cell office:value-type="float" office:value="0.0015081" calcext:value-type="float">
            <text:p>0.0015081</text:p>
          </table:table-cell>
          <table:table-cell office:value-type="float" office:value="229534" calcext:value-type="float">
            <text:p>22953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08156" calcext:value-type="float">
            <text:p>0.0808156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0288564" calcext:value-type="float">
            <text:p>0.0288564</text:p>
          </table:table-cell>
          <table:table-cell office:value-type="float" office:value="0.0362694" calcext:value-type="float">
            <text:p>0.0362694</text:p>
          </table:table-cell>
          <table:table-cell office:value-type="float" office:value="0.183683" calcext:value-type="float">
            <text:p>0.183683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067" calcext:value-type="float">
            <text:p>0.47067</text:p>
          </table:table-cell>
          <table:table-cell office:value-type="float" office:value="0.00151799" calcext:value-type="float">
            <text:p>0.00151799</text:p>
          </table:table-cell>
          <table:table-cell office:value-type="float" office:value="228400" calcext:value-type="float">
            <text:p>22840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86439" calcext:value-type="float">
            <text:p>0.0986439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6384" calcext:value-type="float">
            <text:p>0.0306384</text:p>
          </table:table-cell>
          <table:table-cell office:value-type="float" office:value="0.0385675" calcext:value-type="float">
            <text:p>0.0385675</text:p>
          </table:table-cell>
          <table:table-cell office:value-type="float" office:value="0.153822" calcext:value-type="float">
            <text:p>0.153822</text:p>
          </table:table-cell>
          <table:table-cell office:value-type="float" office:value="0.0345572" calcext:value-type="float">
            <text:p>0.0345572</text:p>
          </table:table-cell>
          <table:table-cell office:value-type="float" office:value="0.418952" calcext:value-type="float">
            <text:p>0.418952</text:p>
          </table:table-cell>
          <table:table-cell office:value-type="float" office:value="0.00185917" calcext:value-type="float">
            <text:p>0.00185917</text:p>
          </table:table-cell>
          <table:table-cell office:value-type="float" office:value="228285" calcext:value-type="float">
            <text:p>22828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86059" calcext:value-type="float">
            <text:p>0.0986059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6356" calcext:value-type="float">
            <text:p>0.0306356</text:p>
          </table:table-cell>
          <table:table-cell office:value-type="float" office:value="0.0385675" calcext:value-type="float">
            <text:p>0.038567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345572" calcext:value-type="float">
            <text:p>0.0345572</text:p>
          </table:table-cell>
          <table:table-cell office:value-type="float" office:value="0.418952" calcext:value-type="float">
            <text:p>0.418952</text:p>
          </table:table-cell>
          <table:table-cell office:value-type="float" office:value="0.00185917" calcext:value-type="float">
            <text:p>0.00185917</text:p>
          </table:table-cell>
          <table:table-cell office:value-type="float" office:value="228905" calcext:value-type="float">
            <text:p>22890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74974" calcext:value-type="float">
            <text:p>0.0974974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5752" calcext:value-type="float">
            <text:p>0.0305752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0.157293" calcext:value-type="float">
            <text:p>0.157293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419993" calcext:value-type="float">
            <text:p>0.419993</text:p>
          </table:table-cell>
          <table:table-cell office:value-type="float" office:value="0.00183445" calcext:value-type="float">
            <text:p>0.00183445</text:p>
          </table:table-cell>
          <table:table-cell office:value-type="float" office:value="229582" calcext:value-type="float">
            <text:p>22958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98618" calcext:value-type="float">
            <text:p>0.0598618</text:p>
          </table:table-cell>
          <table:table-cell office:value-type="float" office:value="0.0207792" calcext:value-type="float">
            <text:p>0.0207792</text:p>
          </table:table-cell>
          <table:table-cell office:value-type="float" office:value="0.0217122" calcext:value-type="float">
            <text:p>0.0217122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2226" calcext:value-type="float">
            <text:p>0.172226</text:p>
          </table:table-cell>
          <table:table-cell office:value-type="float" office:value="0.0231884" calcext:value-type="float">
            <text:p>0.0231884</text:p>
          </table:table-cell>
          <table:table-cell office:value-type="float" office:value="0.543214" calcext:value-type="float">
            <text:p>0.543214</text:p>
          </table:table-cell>
          <table:table-cell office:value-type="float" office:value="0.00085047" calcext:value-type="float">
            <text:p>0.00085047</text:p>
          </table:table-cell>
          <table:table-cell office:value-type="float" office:value="86644" calcext:value-type="float">
            <text:p>8664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98693" calcext:value-type="float">
            <text:p>0.0598693</text:p>
          </table:table-cell>
          <table:table-cell office:value-type="float" office:value="0.0207792" calcext:value-type="float">
            <text:p>0.0207792</text:p>
          </table:table-cell>
          <table:table-cell office:value-type="float" office:value="0.0217117" calcext:value-type="float">
            <text:p>0.0217117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0231884" calcext:value-type="float">
            <text:p>0.0231884</text:p>
          </table:table-cell>
          <table:table-cell office:value-type="float" office:value="0.543214" calcext:value-type="float">
            <text:p>0.543214</text:p>
          </table:table-cell>
          <table:table-cell office:value-type="float" office:value="0.00085047" calcext:value-type="float">
            <text:p>0.00085047</text:p>
          </table:table-cell>
          <table:table-cell office:value-type="float" office:value="86496" calcext:value-type="float">
            <text:p>8649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95678" calcext:value-type="float">
            <text:p>0.0595678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6888" calcext:value-type="float">
            <text:p>0.0216888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230548" calcext:value-type="float">
            <text:p>0.0230548</text:p>
          </table:table-cell>
          <table:table-cell office:value-type="float" office:value="0.542867" calcext:value-type="float">
            <text:p>0.542867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86259" calcext:value-type="float">
            <text:p>8625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0973" calcext:value-type="float">
            <text:p>0.080973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0234126" calcext:value-type="float">
            <text:p>0.0234126</text:p>
          </table:table-cell>
          <table:table-cell office:value-type="float" office:value="0.0308483" calcext:value-type="float">
            <text:p>0.0308483</text:p>
          </table:table-cell>
          <table:table-cell office:value-type="float" office:value="0.175954" calcext:value-type="float">
            <text:p>0.175954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55755" calcext:value-type="float">
            <text:p>0.00155755</text:p>
          </table:table-cell>
          <table:table-cell office:value-type="float" office:value="86651" calcext:value-type="float">
            <text:p>8665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09332" calcext:value-type="float">
            <text:p>0.0809332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0234114" calcext:value-type="float">
            <text:p>0.0234114</text:p>
          </table:table-cell>
          <table:table-cell office:value-type="float" office:value="0.0308483" calcext:value-type="float">
            <text:p>0.0308483</text:p>
          </table:table-cell>
          <table:table-cell office:value-type="float" office:value="0.17585" calcext:value-type="float">
            <text:p>0.17585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5526" calcext:value-type="float">
            <text:p>0.0015526</text:p>
          </table:table-cell>
          <table:table-cell office:value-type="float" office:value="86822" calcext:value-type="float">
            <text:p>8682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05166" calcext:value-type="float">
            <text:p>0.0805166</text:p>
          </table:table-cell>
          <table:table-cell office:value-type="float" office:value="0.0214477" calcext:value-type="float">
            <text:p>0.0214477</text:p>
          </table:table-cell>
          <table:table-cell office:value-type="float" office:value="0.0233794" calcext:value-type="float">
            <text:p>0.0233794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0.173616" calcext:value-type="float">
            <text:p>0.173616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61645" calcext:value-type="float">
            <text:p>0.461645</text:p>
          </table:table-cell>
          <table:table-cell office:value-type="float" office:value="0.0015526" calcext:value-type="float">
            <text:p>0.0015526</text:p>
          </table:table-cell>
          <table:table-cell office:value-type="float" office:value="86269" calcext:value-type="float">
            <text:p>8626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88049" calcext:value-type="float">
            <text:p>0.0988049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51621" calcext:value-type="float">
            <text:p>0.0251621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7918" calcext:value-type="float">
            <text:p>0.147918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84433" calcext:value-type="float">
            <text:p>0.00184433</text:p>
          </table:table-cell>
          <table:table-cell office:value-type="float" office:value="86598" calcext:value-type="float">
            <text:p>8659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88732" calcext:value-type="float">
            <text:p>0.0988732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51603" calcext:value-type="float">
            <text:p>0.0251603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7572" calcext:value-type="float">
            <text:p>0.147572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1316" calcext:value-type="float">
            <text:p>0.411316</text:p>
          </table:table-cell>
          <table:table-cell office:value-type="float" office:value="0.00183939" calcext:value-type="float">
            <text:p>0.00183939</text:p>
          </table:table-cell>
          <table:table-cell office:value-type="float" office:value="86514" calcext:value-type="float">
            <text:p>8651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79877" calcext:value-type="float">
            <text:p>0.0979877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0251202" calcext:value-type="float">
            <text:p>0.0251202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6875" calcext:value-type="float">
            <text:p>0.146875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2704" calcext:value-type="float">
            <text:p>0.412704</text:p>
          </table:table-cell>
          <table:table-cell office:value-type="float" office:value="0.00183939" calcext:value-type="float">
            <text:p>0.00183939</text:p>
          </table:table-cell>
          <table:table-cell office:value-type="float" office:value="86388" calcext:value-type="float">
            <text:p>8638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65" calcext:value-type="float">
            <text:p>0.05365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9266" calcext:value-type="float">
            <text:p>0.0159266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774" calcext:value-type="float">
            <text:p>0.152774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69247" calcext:value-type="float">
            <text:p>0.569247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87050" calcext:value-type="float">
            <text:p>8705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5988" calcext:value-type="float">
            <text:p>0.0535988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9264" calcext:value-type="float">
            <text:p>0.0159264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087" calcext:value-type="float">
            <text:p>0.152087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514238" calcext:value-type="float">
            <text:p>0.000514238</text:p>
          </table:table-cell>
          <table:table-cell office:value-type="float" office:value="85282" calcext:value-type="float">
            <text:p>8528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1892" calcext:value-type="float">
            <text:p>0.0531892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9001" calcext:value-type="float">
            <text:p>0.0159001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764" calcext:value-type="float">
            <text:p>0.152764</text:p>
          </table:table-cell>
          <table:table-cell office:value-type="float" office:value="0.0174927" calcext:value-type="float">
            <text:p>0.0174927</text:p>
          </table:table-cell>
          <table:table-cell office:value-type="float" office:value="0.569594" calcext:value-type="float">
            <text:p>0.569594</text:p>
          </table:table-cell>
          <table:table-cell office:value-type="float" office:value="0.000469737" calcext:value-type="float">
            <text:p>0.000469737</text:p>
          </table:table-cell>
          <table:table-cell office:value-type="float" office:value="85518" calcext:value-type="float">
            <text:p>8551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8205" calcext:value-type="float">
            <text:p>0.0748205</text:p>
          </table:table-cell>
          <table:table-cell office:value-type="float" office:value="0.0161725" calcext:value-type="float">
            <text:p>0.0161725</text:p>
          </table:table-cell>
          <table:table-cell office:value-type="float" office:value="0.0176812" calcext:value-type="float">
            <text:p>0.017681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482124" calcext:value-type="float">
            <text:p>0.482124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85989" calcext:value-type="float">
            <text:p>8598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9272" calcext:value-type="float">
            <text:p>0.0749272</text:p>
          </table:table-cell>
          <table:table-cell office:value-type="float" office:value="0.0161725" calcext:value-type="float">
            <text:p>0.0161725</text:p>
          </table:table-cell>
          <table:table-cell office:value-type="float" office:value="0.0176793" calcext:value-type="float">
            <text:p>0.017679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482471" calcext:value-type="float">
            <text:p>0.482471</text:p>
          </table:table-cell>
          <table:table-cell office:value-type="float" office:value="0.00121143" calcext:value-type="float">
            <text:p>0.00121143</text:p>
          </table:table-cell>
          <table:table-cell office:value-type="float" office:value="85293" calcext:value-type="float">
            <text:p>8529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1412" calcext:value-type="float">
            <text:p>0.0741412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017645" calcext:value-type="float">
            <text:p>0.0176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482818" calcext:value-type="float">
            <text:p>0.482818</text:p>
          </table:table-cell>
          <table:table-cell office:value-type="float" office:value="0.00116692" calcext:value-type="float">
            <text:p>0.00116692</text:p>
          </table:table-cell>
          <table:table-cell office:value-type="float" office:value="85688" calcext:value-type="float">
            <text:p>8568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5978" calcext:value-type="float">
            <text:p>0.0935978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4268" calcext:value-type="float">
            <text:p>0.0194268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132091" calcext:value-type="float">
            <text:p>0.132091</text:p>
          </table:table-cell>
          <table:table-cell office:value-type="float" office:value="0.0241692" calcext:value-type="float">
            <text:p>0.0241692</text:p>
          </table:table-cell>
          <table:table-cell office:value-type="float" office:value="0.423811" calcext:value-type="float">
            <text:p>0.423811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5165" calcext:value-type="float">
            <text:p>8516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488" calcext:value-type="float">
            <text:p>0.093488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4257" calcext:value-type="float">
            <text:p>0.0194257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132011" calcext:value-type="float">
            <text:p>0.132011</text:p>
          </table:table-cell>
          <table:table-cell office:value-type="float" office:value="0.0241692" calcext:value-type="float">
            <text:p>0.0241692</text:p>
          </table:table-cell>
          <table:table-cell office:value-type="float" office:value="0.423464" calcext:value-type="float">
            <text:p>0.423464</text:p>
          </table:table-cell>
          <table:table-cell office:value-type="float" office:value="0.00165149" calcext:value-type="float">
            <text:p>0.00165149</text:p>
          </table:table-cell>
          <table:table-cell office:value-type="float" office:value="84974" calcext:value-type="float">
            <text:p>8497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5" calcext:value-type="float">
            <text:p>0.995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5326" calcext:value-type="float">
            <text:p>0.0925326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3767" calcext:value-type="float">
            <text:p>0.0193767</text:p>
          </table:table-cell>
          <table:table-cell office:value-type="float" office:value="0.027248" calcext:value-type="float">
            <text:p>0.027248</text:p>
          </table:table-cell>
          <table:table-cell office:value-type="float" office:value="0.130009" calcext:value-type="float">
            <text:p>0.130009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0.00161688" calcext:value-type="float">
            <text:p>0.00161688</text:p>
          </table:table-cell>
          <table:table-cell office:value-type="float" office:value="85131" calcext:value-type="float">
            <text:p>8513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36864" calcext:value-type="float">
            <text:p>0.0636864</text:p>
          </table:table-cell>
          <table:table-cell office:value-type="float" office:value="0.0261097" calcext:value-type="float">
            <text:p>0.0261097</text:p>
          </table:table-cell>
          <table:table-cell office:value-type="float" office:value="0.0278636" calcext:value-type="float">
            <text:p>0.0278636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8822" calcext:value-type="float">
            <text:p>0.178822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528983" calcext:value-type="float">
            <text:p>0.528983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371598" calcext:value-type="float">
            <text:p>37159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36052" calcext:value-type="float">
            <text:p>0.0636052</text:p>
          </table:table-cell>
          <table:table-cell office:value-type="float" office:value="0.0261097" calcext:value-type="float">
            <text:p>0.0261097</text:p>
          </table:table-cell>
          <table:table-cell office:value-type="float" office:value="0.0278624" calcext:value-type="float">
            <text:p>0.0278624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9168" calcext:value-type="float">
            <text:p>0.179168</text:p>
          </table:table-cell>
          <table:table-cell office:value-type="float" office:value="0.0310078" calcext:value-type="float">
            <text:p>0.0310078</text:p>
          </table:table-cell>
          <table:table-cell office:value-type="float" office:value="0.528636" calcext:value-type="float">
            <text:p>0.528636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368466" calcext:value-type="float">
            <text:p>36846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33554" calcext:value-type="float">
            <text:p>0.0633554</text:p>
          </table:table-cell>
          <table:table-cell office:value-type="float" office:value="0.026178" calcext:value-type="float">
            <text:p>0.026178</text:p>
          </table:table-cell>
          <table:table-cell office:value-type="float" office:value="0.0278303" calcext:value-type="float">
            <text:p>0.0278303</text:p>
          </table:table-cell>
          <table:table-cell office:value-type="float" office:value="0.0331492" calcext:value-type="float">
            <text:p>0.0331492</text:p>
          </table:table-cell>
          <table:table-cell office:value-type="float" office:value="0.176993" calcext:value-type="float">
            <text:p>0.176993</text:p>
          </table:table-cell>
          <table:table-cell office:value-type="float" office:value="0.0309278" calcext:value-type="float">
            <text:p>0.0309278</text:p>
          </table:table-cell>
          <table:table-cell office:value-type="float" office:value="0.532107" calcext:value-type="float">
            <text:p>0.532107</text:p>
          </table:table-cell>
          <table:table-cell office:value-type="float" office:value="0.000998808" calcext:value-type="float">
            <text:p>0.000998808</text:p>
          </table:table-cell>
          <table:table-cell office:value-type="float" office:value="370211" calcext:value-type="float">
            <text:p>37021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38765" calcext:value-type="float">
            <text:p>0.0838765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0296784" calcext:value-type="float">
            <text:p>0.0296784</text:p>
          </table:table-cell>
          <table:table-cell office:value-type="float" office:value="0.0371747" calcext:value-type="float">
            <text:p>0.0371747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368708" calcext:value-type="float">
            <text:p>36870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37719" calcext:value-type="float">
            <text:p>0.0837719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0296773" calcext:value-type="float">
            <text:p>0.0296773</text:p>
          </table:table-cell>
          <table:table-cell office:value-type="float" office:value="0.0371747" calcext:value-type="float">
            <text:p>0.0371747</text:p>
          </table:table-cell>
          <table:table-cell office:value-type="float" office:value="0.174308" calcext:value-type="float">
            <text:p>0.174308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59216" calcext:value-type="float">
            <text:p>0.00159216</text:p>
          </table:table-cell>
          <table:table-cell office:value-type="float" office:value="365724" calcext:value-type="float">
            <text:p>36572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29282" calcext:value-type="float">
            <text:p>0.0829282</text:p>
          </table:table-cell>
          <table:table-cell office:value-type="float" office:value="0.027907" calcext:value-type="float">
            <text:p>0.027907</text:p>
          </table:table-cell>
          <table:table-cell office:value-type="float" office:value="0.0296305" calcext:value-type="float">
            <text:p>0.0296305</text:p>
          </table:table-cell>
          <table:table-cell office:value-type="float" office:value="0.0371353" calcext:value-type="float">
            <text:p>0.0371353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325203" calcext:value-type="float">
            <text:p>0.0325203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367158" calcext:value-type="float">
            <text:p>36715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100344" calcext:value-type="float">
            <text:p>0.100344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5571" calcext:value-type="float">
            <text:p>0.0315571</text:p>
          </table:table-cell>
          <table:table-cell office:value-type="float" office:value="0.0406977" calcext:value-type="float">
            <text:p>0.0406977</text:p>
          </table:table-cell>
          <table:table-cell office:value-type="float" office:value="0.155686" calcext:value-type="float">
            <text:p>0.155686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402291" calcext:value-type="float">
            <text:p>0.402291</text:p>
          </table:table-cell>
          <table:table-cell office:value-type="float" office:value="0.00195806" calcext:value-type="float">
            <text:p>0.00195806</text:p>
          </table:table-cell>
          <table:table-cell office:value-type="float" office:value="367257" calcext:value-type="float">
            <text:p>36725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100252" calcext:value-type="float">
            <text:p>0.100252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5549" calcext:value-type="float">
            <text:p>0.0315549</text:p>
          </table:table-cell>
          <table:table-cell office:value-type="float" office:value="0.0406504" calcext:value-type="float">
            <text:p>0.0406504</text:p>
          </table:table-cell>
          <table:table-cell office:value-type="float" office:value="0.155533" calcext:value-type="float">
            <text:p>0.155533</text:p>
          </table:table-cell>
          <table:table-cell office:value-type="float" office:value="0.0364583" calcext:value-type="float">
            <text:p>0.0364583</text:p>
          </table:table-cell>
          <table:table-cell office:value-type="float" office:value="0.402291" calcext:value-type="float">
            <text:p>0.402291</text:p>
          </table:table-cell>
          <table:table-cell office:value-type="float" office:value="0.00195806" calcext:value-type="float">
            <text:p>0.00195806</text:p>
          </table:table-cell>
          <table:table-cell office:value-type="float" office:value="363806" calcext:value-type="float">
            <text:p>36380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90402" calcext:value-type="float">
            <text:p>0.0990402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0314862" calcext:value-type="float">
            <text:p>0.0314862</text:p>
          </table:table-cell>
          <table:table-cell office:value-type="float" office:value="0.0402685" calcext:value-type="float">
            <text:p>0.0402685</text:p>
          </table:table-cell>
          <table:table-cell office:value-type="float" office:value="0.155137" calcext:value-type="float">
            <text:p>0.155137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405415" calcext:value-type="float">
            <text:p>0.405415</text:p>
          </table:table-cell>
          <table:table-cell office:value-type="float" office:value="0.00193828" calcext:value-type="float">
            <text:p>0.00193828</text:p>
          </table:table-cell>
          <table:table-cell office:value-type="float" office:value="364344" calcext:value-type="float">
            <text:p>36434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13927" calcext:value-type="float">
            <text:p>0.0613927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363" calcext:value-type="float">
            <text:p>0.0223363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64522" calcext:value-type="float">
            <text:p>0.164522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530024" calcext:value-type="float">
            <text:p>0.530024</text:p>
          </table:table-cell>
          <table:table-cell office:value-type="float" office:value="0.000944418" calcext:value-type="float">
            <text:p>0.000944418</text:p>
          </table:table-cell>
          <table:table-cell office:value-type="float" office:value="93826" calcext:value-type="float">
            <text:p>9382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1395" calcext:value-type="float">
            <text:p>0.061395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362" calcext:value-type="float">
            <text:p>0.0223362</text:p>
          </table:table-cell>
          <table:table-cell office:value-type="float" office:value="0.0275482" calcext:value-type="float">
            <text:p>0.0275482</text:p>
          </table:table-cell>
          <table:table-cell office:value-type="float" office:value="0.164423" calcext:value-type="float">
            <text:p>0.164423</text:p>
          </table:table-cell>
          <table:table-cell office:value-type="float" office:value="0.0257069" calcext:value-type="float">
            <text:p>0.0257069</text:p>
          </table:table-cell>
          <table:table-cell office:value-type="float" office:value="0.530024" calcext:value-type="float">
            <text:p>0.530024</text:p>
          </table:table-cell>
          <table:table-cell office:value-type="float" office:value="0.000944418" calcext:value-type="float">
            <text:p>0.000944418</text:p>
          </table:table-cell>
          <table:table-cell office:value-type="float" office:value="96405" calcext:value-type="float">
            <text:p>9640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1099" calcext:value-type="float">
            <text:p>0.061099</text:p>
          </table:table-cell>
          <table:table-cell office:value-type="float" office:value="0.0209974" calcext:value-type="float">
            <text:p>0.0209974</text:p>
          </table:table-cell>
          <table:table-cell office:value-type="float" office:value="0.0223086" calcext:value-type="float">
            <text:p>0.0223086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64641" calcext:value-type="float">
            <text:p>0.164641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528289" calcext:value-type="float">
            <text:p>0.528289</text:p>
          </table:table-cell>
          <table:table-cell office:value-type="float" office:value="0.000964196" calcext:value-type="float">
            <text:p>0.000964196</text:p>
          </table:table-cell>
          <table:table-cell office:value-type="float" office:value="98191" calcext:value-type="float">
            <text:p>9819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18594" calcext:value-type="float">
            <text:p>0.0818594</text:p>
          </table:table-cell>
          <table:table-cell office:value-type="float" office:value="0.0229885" calcext:value-type="float">
            <text:p>0.0229885</text:p>
          </table:table-cell>
          <table:table-cell office:value-type="float" office:value="0.0241484" calcext:value-type="float">
            <text:p>0.0241484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163889" calcext:value-type="float">
            <text:p>0.163889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451232" calcext:value-type="float">
            <text:p>0.451232</text:p>
          </table:table-cell>
          <table:table-cell office:value-type="float" office:value="0.00158227" calcext:value-type="float">
            <text:p>0.00158227</text:p>
          </table:table-cell>
          <table:table-cell office:value-type="float" office:value="101422" calcext:value-type="float">
            <text:p>10142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1776" calcext:value-type="float">
            <text:p>0.081776</text:p>
          </table:table-cell>
          <table:table-cell office:value-type="float" office:value="0.0229885" calcext:value-type="float">
            <text:p>0.0229885</text:p>
          </table:table-cell>
          <table:table-cell office:value-type="float" office:value="0.0241471" calcext:value-type="float">
            <text:p>0.0241471</text:p>
          </table:table-cell>
          <table:table-cell office:value-type="float" office:value="0.0316623" calcext:value-type="float">
            <text:p>0.0316623</text:p>
          </table:table-cell>
          <table:table-cell office:value-type="float" office:value="0.163889" calcext:value-type="float">
            <text:p>0.163889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451232" calcext:value-type="float">
            <text:p>0.451232</text:p>
          </table:table-cell>
          <table:table-cell office:value-type="float" office:value="0.00158227" calcext:value-type="float">
            <text:p>0.00158227</text:p>
          </table:table-cell>
          <table:table-cell office:value-type="float" office:value="112292" calcext:value-type="float">
            <text:p>11229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12801" calcext:value-type="float">
            <text:p>0.0812801</text:p>
          </table:table-cell>
          <table:table-cell office:value-type="float" office:value="0.0223464" calcext:value-type="float">
            <text:p>0.0223464</text:p>
          </table:table-cell>
          <table:table-cell office:value-type="float" office:value="0.0241076" calcext:value-type="float">
            <text:p>0.0241076</text:p>
          </table:table-cell>
          <table:table-cell office:value-type="float" office:value="0.0315789" calcext:value-type="float">
            <text:p>0.0315789</text:p>
          </table:table-cell>
          <table:table-cell office:value-type="float" office:value="0.162609" calcext:value-type="float">
            <text:p>0.162609</text:p>
          </table:table-cell>
          <table:table-cell office:value-type="float" office:value="0.0271003" calcext:value-type="float">
            <text:p>0.0271003</text:p>
          </table:table-cell>
          <table:table-cell office:value-type="float" office:value="0.454356" calcext:value-type="float">
            <text:p>0.454356</text:p>
          </table:table-cell>
          <table:table-cell office:value-type="float" office:value="0.00158722" calcext:value-type="float">
            <text:p>0.00158722</text:p>
          </table:table-cell>
          <table:table-cell office:value-type="float" office:value="105847" calcext:value-type="float">
            <text:p>10584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92682" calcext:value-type="float">
            <text:p>0.0992682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60281" calcext:value-type="float">
            <text:p>0.0260281</text:p>
          </table:table-cell>
          <table:table-cell office:value-type="float" office:value="0.0345821" calcext:value-type="float">
            <text:p>0.0345821</text:p>
          </table:table-cell>
          <table:table-cell office:value-type="float" office:value="0.148556" calcext:value-type="float">
            <text:p>0.148556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6803" calcext:value-type="float">
            <text:p>0.406803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1724" calcext:value-type="float">
            <text:p>10172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92327" calcext:value-type="float">
            <text:p>0.0992327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60263" calcext:value-type="float">
            <text:p>0.0260263</text:p>
          </table:table-cell>
          <table:table-cell office:value-type="float" office:value="0.0344828" calcext:value-type="float">
            <text:p>0.0344828</text:p>
          </table:table-cell>
          <table:table-cell office:value-type="float" office:value="0.148433" calcext:value-type="float">
            <text:p>0.148433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6456" calcext:value-type="float">
            <text:p>0.406456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97772" calcext:value-type="float">
            <text:p>9777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82732" calcext:value-type="float">
            <text:p>0.0982732</text:p>
          </table:table-cell>
          <table:table-cell office:value-type="float" office:value="0.025974" calcext:value-type="float">
            <text:p>0.025974</text:p>
          </table:table-cell>
          <table:table-cell office:value-type="float" office:value="0.0259731" calcext:value-type="float">
            <text:p>0.0259731</text:p>
          </table:table-cell>
          <table:table-cell office:value-type="float" office:value="0.0341297" calcext:value-type="float">
            <text:p>0.0341297</text:p>
          </table:table-cell>
          <table:table-cell office:value-type="float" office:value="0.146183" calcext:value-type="float">
            <text:p>0.146183</text:p>
          </table:table-cell>
          <table:table-cell office:value-type="float" office:value="0.0311688" calcext:value-type="float">
            <text:p>0.0311688</text:p>
          </table:table-cell>
          <table:table-cell office:value-type="float" office:value="0.408886" calcext:value-type="float">
            <text:p>0.408886</text:p>
          </table:table-cell>
          <table:table-cell office:value-type="float" office:value="0.00186411" calcext:value-type="float">
            <text:p>0.00186411</text:p>
          </table:table-cell>
          <table:table-cell office:value-type="float" office:value="100628" calcext:value-type="float">
            <text:p>10062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705" calcext:value-type="float">
            <text:p>0.053705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42" calcext:value-type="float">
            <text:p>0.016242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0976" calcext:value-type="float">
            <text:p>0.140976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100258" calcext:value-type="float">
            <text:p>10025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6659" calcext:value-type="float">
            <text:p>0.0536659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413" calcext:value-type="float">
            <text:p>0.0162413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0625" calcext:value-type="float">
            <text:p>0.140625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104796" calcext:value-type="float">
            <text:p>10479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33346" calcext:value-type="float">
            <text:p>0.0533346</text:p>
          </table:table-cell>
          <table:table-cell office:value-type="float" office:value="0.015748" calcext:value-type="float">
            <text:p>0.015748</text:p>
          </table:table-cell>
          <table:table-cell office:value-type="float" office:value="0.0162091" calcext:value-type="float">
            <text:p>0.0162091</text:p>
          </table:table-cell>
          <table:table-cell office:value-type="float" office:value="0.0216802" calcext:value-type="float">
            <text:p>0.0216802</text:p>
          </table:table-cell>
          <table:table-cell office:value-type="float" office:value="0.141322" calcext:value-type="float">
            <text:p>0.141322</text:p>
          </table:table-cell>
          <table:table-cell office:value-type="float" office:value="0.0191083" calcext:value-type="float">
            <text:p>0.0191083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49958" calcext:value-type="float">
            <text:p>0.000449958</text:p>
          </table:table-cell>
          <table:table-cell office:value-type="float" office:value="101658" calcext:value-type="float">
            <text:p>101658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6631" calcext:value-type="float">
            <text:p>0.0746631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017998" calcext:value-type="float">
            <text:p>0.017998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143404" calcext:value-type="float">
            <text:p>0.143404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4207" calcext:value-type="float">
            <text:p>0.484207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105469" calcext:value-type="float">
            <text:p>10546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7116" calcext:value-type="float">
            <text:p>0.0747116</text:p>
          </table:table-cell>
          <table:table-cell office:value-type="float" office:value="0.0165746" calcext:value-type="float">
            <text:p>0.0165746</text:p>
          </table:table-cell>
          <table:table-cell office:value-type="float" office:value="0.0179961" calcext:value-type="float">
            <text:p>0.0179961</text:p>
          </table:table-cell>
          <table:table-cell office:value-type="float" office:value="0.02589" calcext:value-type="float">
            <text:p>0.02589</text:p>
          </table:table-cell>
          <table:table-cell office:value-type="float" office:value="0.143755" calcext:value-type="float">
            <text:p>0.143755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4554" calcext:value-type="float">
            <text:p>0.484554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88942" calcext:value-type="float">
            <text:p>88942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40029" calcext:value-type="float">
            <text:p>0.0740029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79522" calcext:value-type="float">
            <text:p>0.0179522</text:p>
          </table:table-cell>
          <table:table-cell office:value-type="float" office:value="0.0258065" calcext:value-type="float">
            <text:p>0.0258065</text:p>
          </table:table-cell>
          <table:table-cell office:value-type="float" office:value="0.146183" calcext:value-type="float">
            <text:p>0.146183</text:p>
          </table:table-cell>
          <table:table-cell office:value-type="float" office:value="0.0215633" calcext:value-type="float">
            <text:p>0.0215633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103201" calcext:value-type="float">
            <text:p>10320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3259" calcext:value-type="float">
            <text:p>0.093259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376" calcext:value-type="float">
            <text:p>0.0197376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31413" calcext:value-type="float">
            <text:p>0.131413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101113" calcext:value-type="float">
            <text:p>10111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32126" calcext:value-type="float">
            <text:p>0.0932126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7364" calcext:value-type="float">
            <text:p>0.0197364</text:p>
          </table:table-cell>
          <table:table-cell office:value-type="float" office:value="0.0274725" calcext:value-type="float">
            <text:p>0.0274725</text:p>
          </table:table-cell>
          <table:table-cell office:value-type="float" office:value="0.131359" calcext:value-type="float">
            <text:p>0.131359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87697" calcext:value-type="float">
            <text:p>8769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22401" calcext:value-type="float">
            <text:p>0.0922401</text:p>
          </table:table-cell>
          <table:table-cell office:value-type="float" office:value="0.0206186" calcext:value-type="float">
            <text:p>0.0206186</text:p>
          </table:table-cell>
          <table:table-cell office:value-type="float" office:value="0.0196811" calcext:value-type="float">
            <text:p>0.0196811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12855" calcext:value-type="float">
            <text:p>0.12855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429018" calcext:value-type="float">
            <text:p>0.42901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103424" calcext:value-type="float">
            <text:p>10342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605749" calcext:value-type="float">
            <text:p>0.0605749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281" calcext:value-type="float">
            <text:p>0.0272281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178125" calcext:value-type="float">
            <text:p>0.178125</text:p>
          </table:table-cell>
          <table:table-cell office:value-type="float" office:value="0.0289017" calcext:value-type="float">
            <text:p>0.0289017</text:p>
          </table:table-cell>
          <table:table-cell office:value-type="float" office:value="0.546338" calcext:value-type="float">
            <text:p>0.546338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48304" calcext:value-type="float">
            <text:p>24830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605132" calcext:value-type="float">
            <text:p>0.0605132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268" calcext:value-type="float">
            <text:p>0.0272268</text:p>
          </table:table-cell>
          <table:table-cell office:value-type="float" office:value="0.0326087" calcext:value-type="float">
            <text:p>0.0326087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545297" calcext:value-type="float">
            <text:p>0.545297</text:p>
          </table:table-cell>
          <table:table-cell office:value-type="float" office:value="0.000894972" calcext:value-type="float">
            <text:p>0.000894972</text:p>
          </table:table-cell>
          <table:table-cell office:value-type="float" office:value="240203" calcext:value-type="float">
            <text:p>24020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605038" calcext:value-type="float">
            <text:p>0.0605038</text:p>
          </table:table-cell>
          <table:table-cell office:value-type="float" office:value="0.0259067" calcext:value-type="float">
            <text:p>0.0259067</text:p>
          </table:table-cell>
          <table:table-cell office:value-type="float" office:value="0.0272005" calcext:value-type="float">
            <text:p>0.0272005</text:p>
          </table:table-cell>
          <table:table-cell office:value-type="float" office:value="0.0325733" calcext:value-type="float">
            <text:p>0.0325733</text:p>
          </table:table-cell>
          <table:table-cell office:value-type="float" office:value="0.180044" calcext:value-type="float">
            <text:p>0.180044</text:p>
          </table:table-cell>
          <table:table-cell office:value-type="float" office:value="0.0288184" calcext:value-type="float">
            <text:p>0.0288184</text:p>
          </table:table-cell>
          <table:table-cell office:value-type="float" office:value="0.55085" calcext:value-type="float">
            <text:p>0.55085</text:p>
          </table:table-cell>
          <table:table-cell office:value-type="float" office:value="0.000885083" calcext:value-type="float">
            <text:p>0.000885083</text:p>
          </table:table-cell>
          <table:table-cell office:value-type="float" office:value="248823" calcext:value-type="float">
            <text:p>24882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13397" calcext:value-type="float">
            <text:p>0.0813397</text:p>
          </table:table-cell>
          <table:table-cell office:value-type="float" office:value="0.0268097" calcext:value-type="float">
            <text:p>0.0268097</text:p>
          </table:table-cell>
          <table:table-cell office:value-type="float" office:value="0.0288968" calcext:value-type="float">
            <text:p>0.0288968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85072" calcext:value-type="float">
            <text:p>0.185072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1364" calcext:value-type="float">
            <text:p>0.471364</text:p>
          </table:table-cell>
          <table:table-cell office:value-type="float" office:value="0.0015081" calcext:value-type="float">
            <text:p>0.0015081</text:p>
          </table:table-cell>
          <table:table-cell office:value-type="float" office:value="236577" calcext:value-type="float">
            <text:p>23657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12461" calcext:value-type="float">
            <text:p>0.0812461</text:p>
          </table:table-cell>
          <table:table-cell office:value-type="float" office:value="0.0268097" calcext:value-type="float">
            <text:p>0.0268097</text:p>
          </table:table-cell>
          <table:table-cell office:value-type="float" office:value="0.0288949" calcext:value-type="float">
            <text:p>0.0288949</text:p>
          </table:table-cell>
          <table:table-cell office:value-type="float" office:value="0.0363636" calcext:value-type="float">
            <text:p>0.0363636</text:p>
          </table:table-cell>
          <table:table-cell office:value-type="float" office:value="0.185507" calcext:value-type="float">
            <text:p>0.185507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1364" calcext:value-type="float">
            <text:p>0.471364</text:p>
          </table:table-cell>
          <table:table-cell office:value-type="float" office:value="0.0015081" calcext:value-type="float">
            <text:p>0.0015081</text:p>
          </table:table-cell>
          <table:table-cell office:value-type="float" office:value="237903" calcext:value-type="float">
            <text:p>23790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06058" calcext:value-type="float">
            <text:p>0.0806058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028856" calcext:value-type="float">
            <text:p>0.028856</text:p>
          </table:table-cell>
          <table:table-cell office:value-type="float" office:value="0.0362694" calcext:value-type="float">
            <text:p>0.0362694</text:p>
          </table:table-cell>
          <table:table-cell office:value-type="float" office:value="0.183683" calcext:value-type="float">
            <text:p>0.183683</text:p>
          </table:table-cell>
          <table:table-cell office:value-type="float" office:value="0.0319149" calcext:value-type="float">
            <text:p>0.0319149</text:p>
          </table:table-cell>
          <table:table-cell office:value-type="float" office:value="0.47067" calcext:value-type="float">
            <text:p>0.47067</text:p>
          </table:table-cell>
          <table:table-cell office:value-type="float" office:value="0.00151799" calcext:value-type="float">
            <text:p>0.00151799</text:p>
          </table:table-cell>
          <table:table-cell office:value-type="float" office:value="236503" calcext:value-type="float">
            <text:p>23650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82866" calcext:value-type="float">
            <text:p>0.0982866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6369" calcext:value-type="float">
            <text:p>0.0306369</text:p>
          </table:table-cell>
          <table:table-cell office:value-type="float" office:value="0.0385675" calcext:value-type="float">
            <text:p>0.0385675</text:p>
          </table:table-cell>
          <table:table-cell office:value-type="float" office:value="0.153822" calcext:value-type="float">
            <text:p>0.153822</text:p>
          </table:table-cell>
          <table:table-cell office:value-type="float" office:value="0.0345572" calcext:value-type="float">
            <text:p>0.0345572</text:p>
          </table:table-cell>
          <table:table-cell office:value-type="float" office:value="0.418952" calcext:value-type="float">
            <text:p>0.418952</text:p>
          </table:table-cell>
          <table:table-cell office:value-type="float" office:value="0.00185917" calcext:value-type="float">
            <text:p>0.00185917</text:p>
          </table:table-cell>
          <table:table-cell office:value-type="float" office:value="246777" calcext:value-type="float">
            <text:p>24677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81901" calcext:value-type="float">
            <text:p>0.0981901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6341" calcext:value-type="float">
            <text:p>0.0306341</text:p>
          </table:table-cell>
          <table:table-cell office:value-type="float" office:value="0.0385675" calcext:value-type="float">
            <text:p>0.038567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345572" calcext:value-type="float">
            <text:p>0.0345572</text:p>
          </table:table-cell>
          <table:table-cell office:value-type="float" office:value="0.418952" calcext:value-type="float">
            <text:p>0.418952</text:p>
          </table:table-cell>
          <table:table-cell office:value-type="float" office:value="0.00185917" calcext:value-type="float">
            <text:p>0.00185917</text:p>
          </table:table-cell>
          <table:table-cell office:value-type="float" office:value="267940" calcext:value-type="float">
            <text:p>267940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71217" calcext:value-type="float">
            <text:p>0.0971217</text:p>
          </table:table-cell>
          <table:table-cell office:value-type="float" office:value="0.0305344" calcext:value-type="float">
            <text:p>0.0305344</text:p>
          </table:table-cell>
          <table:table-cell office:value-type="float" office:value="0.0305738" calcext:value-type="float">
            <text:p>0.0305738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0.157293" calcext:value-type="float">
            <text:p>0.157293</text:p>
          </table:table-cell>
          <table:table-cell office:value-type="float" office:value="0.034188" calcext:value-type="float">
            <text:p>0.034188</text:p>
          </table:table-cell>
          <table:table-cell office:value-type="float" office:value="0.419993" calcext:value-type="float">
            <text:p>0.419993</text:p>
          </table:table-cell>
          <table:table-cell office:value-type="float" office:value="0.00183445" calcext:value-type="float">
            <text:p>0.00183445</text:p>
          </table:table-cell>
          <table:table-cell office:value-type="float" office:value="266443" calcext:value-type="float">
            <text:p>26644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97588" calcext:value-type="float">
            <text:p>0.0597588</text:p>
          </table:table-cell>
          <table:table-cell office:value-type="float" office:value="0.0207792" calcext:value-type="float">
            <text:p>0.0207792</text:p>
          </table:table-cell>
          <table:table-cell office:value-type="float" office:value="0.0217118" calcext:value-type="float">
            <text:p>0.0217118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2226" calcext:value-type="float">
            <text:p>0.172226</text:p>
          </table:table-cell>
          <table:table-cell office:value-type="float" office:value="0.0231884" calcext:value-type="float">
            <text:p>0.0231884</text:p>
          </table:table-cell>
          <table:table-cell office:value-type="float" office:value="0.543214" calcext:value-type="float">
            <text:p>0.543214</text:p>
          </table:table-cell>
          <table:table-cell office:value-type="float" office:value="0.00085047" calcext:value-type="float">
            <text:p>0.00085047</text:p>
          </table:table-cell>
          <table:table-cell office:value-type="float" office:value="101897" calcext:value-type="float">
            <text:p>10189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97607" calcext:value-type="float">
            <text:p>0.0597607</text:p>
          </table:table-cell>
          <table:table-cell office:value-type="float" office:value="0.0207792" calcext:value-type="float">
            <text:p>0.0207792</text:p>
          </table:table-cell>
          <table:table-cell office:value-type="float" office:value="0.0217114" calcext:value-type="float">
            <text:p>0.0217114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1875" calcext:value-type="float">
            <text:p>0.171875</text:p>
          </table:table-cell>
          <table:table-cell office:value-type="float" office:value="0.0231884" calcext:value-type="float">
            <text:p>0.0231884</text:p>
          </table:table-cell>
          <table:table-cell office:value-type="float" office:value="0.543214" calcext:value-type="float">
            <text:p>0.543214</text:p>
          </table:table-cell>
          <table:table-cell office:value-type="float" office:value="0.00085047" calcext:value-type="float">
            <text:p>0.00085047</text:p>
          </table:table-cell>
          <table:table-cell office:value-type="float" office:value="96083" calcext:value-type="float">
            <text:p>9608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94503" calcext:value-type="float">
            <text:p>0.0594503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216885" calcext:value-type="float">
            <text:p>0.0216885</text:p>
          </table:table-cell>
          <table:table-cell office:value-type="float" office:value="0.027027" calcext:value-type="float">
            <text:p>0.027027</text:p>
          </table:table-cell>
          <table:table-cell office:value-type="float" office:value="0.174654" calcext:value-type="float">
            <text:p>0.174654</text:p>
          </table:table-cell>
          <table:table-cell office:value-type="float" office:value="0.0230548" calcext:value-type="float">
            <text:p>0.0230548</text:p>
          </table:table-cell>
          <table:table-cell office:value-type="float" office:value="0.542867" calcext:value-type="float">
            <text:p>0.542867</text:p>
          </table:table-cell>
          <table:table-cell office:value-type="float" office:value="0.000890027" calcext:value-type="float">
            <text:p>0.000890027</text:p>
          </table:table-cell>
          <table:table-cell office:value-type="float" office:value="106399" calcext:value-type="float">
            <text:p>10639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806745" calcext:value-type="float">
            <text:p>0.080674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023411" calcext:value-type="float">
            <text:p>0.023411</text:p>
          </table:table-cell>
          <table:table-cell office:value-type="float" office:value="0.0308483" calcext:value-type="float">
            <text:p>0.0308483</text:p>
          </table:table-cell>
          <table:table-cell office:value-type="float" office:value="0.175925" calcext:value-type="float">
            <text:p>0.175925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58868" calcext:value-type="float">
            <text:p>0.458868</text:p>
          </table:table-cell>
          <table:table-cell office:value-type="float" office:value="0.0015526" calcext:value-type="float">
            <text:p>0.0015526</text:p>
          </table:table-cell>
          <table:table-cell office:value-type="float" office:value="105634" calcext:value-type="float">
            <text:p>10563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805999" calcext:value-type="float">
            <text:p>0.0805999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0234098" calcext:value-type="float">
            <text:p>0.0234098</text:p>
          </table:table-cell>
          <table:table-cell office:value-type="float" office:value="0.0308483" calcext:value-type="float">
            <text:p>0.0308483</text:p>
          </table:table-cell>
          <table:table-cell office:value-type="float" office:value="0.175821" calcext:value-type="float">
            <text:p>0.175821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59216" calcext:value-type="float">
            <text:p>0.459216</text:p>
          </table:table-cell>
          <table:table-cell office:value-type="float" office:value="0.00154766" calcext:value-type="float">
            <text:p>0.00154766</text:p>
          </table:table-cell>
          <table:table-cell office:value-type="float" office:value="102597" calcext:value-type="float">
            <text:p>10259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801075" calcext:value-type="float">
            <text:p>0.0801075</text:p>
          </table:table-cell>
          <table:table-cell office:value-type="float" office:value="0.0214477" calcext:value-type="float">
            <text:p>0.0214477</text:p>
          </table:table-cell>
          <table:table-cell office:value-type="float" office:value="0.0233775" calcext:value-type="float">
            <text:p>0.0233775</text:p>
          </table:table-cell>
          <table:table-cell office:value-type="float" office:value="0.0307692" calcext:value-type="float">
            <text:p>0.0307692</text:p>
          </table:table-cell>
          <table:table-cell office:value-type="float" office:value="0.173616" calcext:value-type="float">
            <text:p>0.173616</text:p>
          </table:table-cell>
          <table:table-cell office:value-type="float" office:value="0.0265957" calcext:value-type="float">
            <text:p>0.0265957</text:p>
          </table:table-cell>
          <table:table-cell office:value-type="float" office:value="0.461645" calcext:value-type="float">
            <text:p>0.461645</text:p>
          </table:table-cell>
          <table:table-cell office:value-type="float" office:value="0.0015526" calcext:value-type="float">
            <text:p>0.0015526</text:p>
          </table:table-cell>
          <table:table-cell office:value-type="float" office:value="106327" calcext:value-type="float">
            <text:p>10632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81868" calcext:value-type="float">
            <text:p>0.0981868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51594" calcext:value-type="float">
            <text:p>0.0251594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7918" calcext:value-type="float">
            <text:p>0.147918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201" calcext:value-type="float">
            <text:p>0.41201</text:p>
          </table:table-cell>
          <table:table-cell office:value-type="float" office:value="0.00184433" calcext:value-type="float">
            <text:p>0.00184433</text:p>
          </table:table-cell>
          <table:table-cell office:value-type="float" office:value="88989" calcext:value-type="float">
            <text:p>8898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81515" calcext:value-type="float">
            <text:p>0.0981515</text:p>
          </table:table-cell>
          <table:table-cell office:value-type="float" office:value="0.0254453" calcext:value-type="float">
            <text:p>0.0254453</text:p>
          </table:table-cell>
          <table:table-cell office:value-type="float" office:value="0.0251576" calcext:value-type="float">
            <text:p>0.0251576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7572" calcext:value-type="float">
            <text:p>0.147572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1663" calcext:value-type="float">
            <text:p>0.411663</text:p>
          </table:table-cell>
          <table:table-cell office:value-type="float" office:value="0.00183939" calcext:value-type="float">
            <text:p>0.00183939</text:p>
          </table:table-cell>
          <table:table-cell office:value-type="float" office:value="96945" calcext:value-type="float">
            <text:p>9694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72198" calcext:value-type="float">
            <text:p>0.0972198</text:p>
          </table:table-cell>
          <table:table-cell office:value-type="float" office:value="0.0253807" calcext:value-type="float">
            <text:p>0.0253807</text:p>
          </table:table-cell>
          <table:table-cell office:value-type="float" office:value="0.0251175" calcext:value-type="float">
            <text:p>0.0251175</text:p>
          </table:table-cell>
          <table:table-cell office:value-type="float" office:value="0.0328767" calcext:value-type="float">
            <text:p>0.0328767</text:p>
          </table:table-cell>
          <table:table-cell office:value-type="float" office:value="0.146875" calcext:value-type="float">
            <text:p>0.146875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413398" calcext:value-type="float">
            <text:p>0.413398</text:p>
          </table:table-cell>
          <table:table-cell office:value-type="float" office:value="0.00183939" calcext:value-type="float">
            <text:p>0.00183939</text:p>
          </table:table-cell>
          <table:table-cell office:value-type="float" office:value="97866" calcext:value-type="float">
            <text:p>97866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533069" calcext:value-type="float">
            <text:p>0.0533069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9245" calcext:value-type="float">
            <text:p>0.0159245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685" calcext:value-type="float">
            <text:p>0.152685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1329" calcext:value-type="float">
            <text:p>0.571329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90575" calcext:value-type="float">
            <text:p>9057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532702" calcext:value-type="float">
            <text:p>0.0532702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59242" calcext:value-type="float">
            <text:p>0.0159242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087" calcext:value-type="float">
            <text:p>0.152087</text:p>
          </table:table-cell>
          <table:table-cell office:value-type="float" office:value="0.0175439" calcext:value-type="float">
            <text:p>0.0175439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99404" calcext:value-type="float">
            <text:p>0.000499404</text:p>
          </table:table-cell>
          <table:table-cell office:value-type="float" office:value="85397" calcext:value-type="float">
            <text:p>8539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529267" calcext:value-type="float">
            <text:p>0.0529267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898" calcext:value-type="float">
            <text:p>0.015898</text:p>
          </table:table-cell>
          <table:table-cell office:value-type="float" office:value="0.0215054" calcext:value-type="float">
            <text:p>0.0215054</text:p>
          </table:table-cell>
          <table:table-cell office:value-type="float" office:value="0.152665" calcext:value-type="float">
            <text:p>0.152665</text:p>
          </table:table-cell>
          <table:table-cell office:value-type="float" office:value="0.0174927" calcext:value-type="float">
            <text:p>0.0174927</text:p>
          </table:table-cell>
          <table:table-cell office:value-type="float" office:value="0.571677" calcext:value-type="float">
            <text:p>0.571677</text:p>
          </table:table-cell>
          <table:table-cell office:value-type="float" office:value="0.000449958" calcext:value-type="float">
            <text:p>0.000449958</text:p>
          </table:table-cell>
          <table:table-cell office:value-type="float" office:value="100319" calcext:value-type="float">
            <text:p>100319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742994" calcext:value-type="float">
            <text:p>0.0742994</text:p>
          </table:table-cell>
          <table:table-cell office:value-type="float" office:value="0.0161725" calcext:value-type="float">
            <text:p>0.0161725</text:p>
          </table:table-cell>
          <table:table-cell office:value-type="float" office:value="0.0176742" calcext:value-type="float">
            <text:p>0.0176742</text:p>
          </table:table-cell>
          <table:table-cell office:value-type="float" office:value="0.0252525" calcext:value-type="float">
            <text:p>0.0252525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484207" calcext:value-type="float">
            <text:p>0.484207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101103" calcext:value-type="float">
            <text:p>101103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743504" calcext:value-type="float">
            <text:p>0.0743504</text:p>
          </table:table-cell>
          <table:table-cell office:value-type="float" office:value="0.0161725" calcext:value-type="float">
            <text:p>0.0161725</text:p>
          </table:table-cell>
          <table:table-cell office:value-type="float" office:value="0.0176724" calcext:value-type="float">
            <text:p>0.0176724</text:p>
          </table:table-cell>
          <table:table-cell office:value-type="float" office:value="0.0252366" calcext:value-type="float">
            <text:p>0.0252366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904" calcext:value-type="float">
            <text:p>0.0213904</text:p>
          </table:table-cell>
          <table:table-cell office:value-type="float" office:value="0.484554" calcext:value-type="float">
            <text:p>0.484554</text:p>
          </table:table-cell>
          <table:table-cell office:value-type="float" office:value="0.00119659" calcext:value-type="float">
            <text:p>0.00119659</text:p>
          </table:table-cell>
          <table:table-cell office:value-type="float" office:value="93927" calcext:value-type="float">
            <text:p>93927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736468" calcext:value-type="float">
            <text:p>0.0736468</text:p>
          </table:table-cell>
          <table:table-cell office:value-type="float" office:value="0.016129" calcext:value-type="float">
            <text:p>0.016129</text:p>
          </table:table-cell>
          <table:table-cell office:value-type="float" office:value="0.0176373" calcext:value-type="float">
            <text:p>0.0176373</text:p>
          </table:table-cell>
          <table:table-cell office:value-type="float" office:value="0.0249221" calcext:value-type="float">
            <text:p>0.0249221</text:p>
          </table:table-cell>
          <table:table-cell office:value-type="float" office:value="0.153125" calcext:value-type="float">
            <text:p>0.153125</text:p>
          </table:table-cell>
          <table:table-cell office:value-type="float" office:value="0.0213333" calcext:value-type="float">
            <text:p>0.0213333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0011422" calcext:value-type="float">
            <text:p>0.0011422</text:p>
          </table:table-cell>
          <table:table-cell office:value-type="float" office:value="87784" calcext:value-type="float">
            <text:p>87784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0.0929252" calcext:value-type="float">
            <text:p>0.0929252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4129" calcext:value-type="float">
            <text:p>0.0194129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131824" calcext:value-type="float">
            <text:p>0.131824</text:p>
          </table:table-cell>
          <table:table-cell office:value-type="float" office:value="0.0241692" calcext:value-type="float">
            <text:p>0.0241692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106425" calcext:value-type="float">
            <text:p>10642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0928788" calcext:value-type="float">
            <text:p>0.0928788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4117" calcext:value-type="float">
            <text:p>0.0194117</text:p>
          </table:table-cell>
          <table:table-cell office:value-type="float" office:value="0.0273224" calcext:value-type="float">
            <text:p>0.0273224</text:p>
          </table:table-cell>
          <table:table-cell office:value-type="float" office:value="0.131759" calcext:value-type="float">
            <text:p>0.131759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425547" calcext:value-type="float">
            <text:p>0.425547</text:p>
          </table:table-cell>
          <table:table-cell office:value-type="float" office:value="0.00164161" calcext:value-type="float">
            <text:p>0.00164161</text:p>
          </table:table-cell>
          <table:table-cell office:value-type="float" office:value="90511" calcext:value-type="float">
            <text:p>90511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 office:value-type="float" office:value="0.091904" calcext:value-type="float">
            <text:p>0.091904</text:p>
          </table:table-cell>
          <table:table-cell office:value-type="float" office:value="0.0203562" calcext:value-type="float">
            <text:p>0.0203562</text:p>
          </table:table-cell>
          <table:table-cell office:value-type="float" office:value="0.0193627" calcext:value-type="float">
            <text:p>0.0193627</text:p>
          </table:table-cell>
          <table:table-cell office:value-type="float" office:value="0.027248" calcext:value-type="float">
            <text:p>0.027248</text:p>
          </table:table-cell>
          <table:table-cell office:value-type="float" office:value="0.130489" calcext:value-type="float">
            <text:p>0.130489</text:p>
          </table:table-cell>
          <table:table-cell office:value-type="float" office:value="0.0240964" calcext:value-type="float">
            <text:p>0.0240964</text:p>
          </table:table-cell>
          <table:table-cell office:value-type="float" office:value="0.429018" calcext:value-type="float">
            <text:p>0.429018</text:p>
          </table:table-cell>
          <table:table-cell office:value-type="float" office:value="0.00160699" calcext:value-type="float">
            <text:p>0.00160699</text:p>
          </table:table-cell>
          <table:table-cell office:value-type="float" office:value="87865" calcext:value-type="float">
            <text:p>87865</text:p>
          </table:table-cell>
          <table:table-cell office:value-type="string" calcext:value-type="string">
            <text:p>avg</text:p>
          </table:table-cell>
          <table:table-cell office:value-type="float" office:value="6.76478246076009" calcext:value-type="float">
            <text:p>6.76478246076009</text:p>
          </table:table-cell>
          <table:table-cell office:value-type="float" office:value="1.59428620514399" calcext:value-type="float">
            <text:p>1.59428620514399</text:p>
          </table:table-cell>
          <table:table-cell table:number-columns-repeated="1006"/>
        </table:table-row>
      </table:table>
      <table:named-expressions/>
      <table:database-ranges>
        <table:database-range table:name="__Anonymous_Sheet_DB__0" table:target-range-address="'Data mal'.A1:'Data mal'.U50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number:min-decimal-places="3" number:min-integer-digits="1" number:grouping="true"/>
    </number:number-style>
    <number:number-style style:name="N10122" number:language="en" number:country="US">
      <number:number number:decimal-places="4" number:min-decimal-places="4" number:min-integer-digits="1" number:grouping="true"/>
    </number:number-style>
    <number:number-style style:name="N10123" number:language="en" number:country="US">
      <number:number number:decimal-places="5" number:min-decimal-places="5" number:min-integer-digits="1" number:grouping="true"/>
    </number:number-style>
    <number:number-style style:name="N10124" number:language="en" number:country="US">
      <number:number number:decimal-places="6" number:min-decimal-places="6" number:min-integer-digits="1" number:grouping="true"/>
    </number:number-style>
    <number:number-style style:name="N10125" number:language="en" number:country="US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6:10:57.4958249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09T16:13:28.768432009</dc:date>
    <meta:editing-duration>PT3H57M18S</meta:editing-duration>
    <meta:editing-cycles>70</meta:editing-cycles>
    <meta:generator>LibreOffice/7.0.5.2$Linux_X86_64 LibreOffice_project/00$Build-2</meta:generator>
    <meta:document-statistic meta:table-count="2" meta:cell-count="20341" meta:object-count="0"/>
  </office:meta>
</office:document-meta>
</file>